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 style:data-style-name="N61">
      <style:table-cell-properties fo:background-color="#ffaa95"/>
    </style:style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Nomenclatur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se Name</text:p>
          </table:table-cell>
          <table:table-cell office:value-type="string" calcext:value-type="string">
            <text:p>mu_i</text:p>
          </table:table-cell>
          <table:table-cell office:value-type="string" calcext:value-type="string">
            <text:p>Phi_0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dv0R1</text:p>
          </table:table-cell>
          <table:table-cell office:value-type="float" office:value="0.00000107537938250951" calcext:value-type="float">
            <text:p>1.07537938250951E-06</text:p>
          </table:table-cell>
          <table:table-cell office:value-type="float" office:value="148.784701103924" calcext:value-type="float">
            <text:p>148.784701103924</text:p>
          </table:table-cell>
          <table:table-cell office:value-type="float" office:value="0.000000000131733974357415" calcext:value-type="float">
            <text:p>1.31733974357415E-1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ddv0R2</text:p>
          </table:table-cell>
          <table:table-cell office:value-type="float" office:value="0.00000107537938250951" calcext:value-type="float">
            <text:p>1.07537938250951E-06</text:p>
          </table:table-cell>
          <table:table-cell office:value-type="float" office:value="148.784701103924" calcext:value-type="float">
            <text:p>148.784701103924</text:p>
          </table:table-cell>
          <table:table-cell office:value-type="float" office:value="0.0000000131733974357415" calcext:value-type="float">
            <text:p>1.31733974357415E-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lidation</text:p>
          </table:table-cell>
        </table:table-row>
      </table:table>
      <table:table table:name="Unipolar Injection" table:style-name="ta1">
        <table:table-column table:style-name="co1" table:default-cell-style-name="Default"/>
        <table:table-column table:style-name="co2" table:default-cell-style-name="ce7"/>
        <table:table-column table:style-name="co1" table:number-columns-repeated="4" table:default-cell-style-name="Default"/>
        <table:table-column table:style-name="co2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</text:p>
          </table:table-cell>
          <table:table-cell table:style-name="Default" office:value-type="float" office:value="0.614" calcext:value-type="float">
            <text:p>0.6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mu_i</text:p>
          </table:table-cell>
          <table:table-cell office:value-type="string" calcext:value-type="string">
            <text:p>Phi_0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Default" office:value-type="float" office:value="0.614" calcext:value-type="float">
            <text:p>0.6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00000537689691254754" calcext:value-type="float">
            <text:p>5.37689691254754E-07</text:p>
          </table:table-cell>
          <table:table-cell office:value-type="float" office:value="74.3923505519623" calcext:value-type="float">
            <text:p>74.3923505519623</text:p>
          </table:table-cell>
          <table:table-cell office:value-type="float" office:value="0.0000000000658669871787074" calcext:value-type="float">
            <text:p>6.58669871787074E-11</text:p>
          </table:table-cell>
          <table:table-cell office:value-type="float" office:value="0.951626293239012" calcext:value-type="float">
            <text:p>0.95162629323901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[.B2]/[.B1]"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00000537689691254754" calcext:value-type="float">
            <text:p>5.37689691254754E-07</text:p>
          </table:table-cell>
          <table:table-cell office:value-type="float" office:value="74.3923505519623" calcext:value-type="float">
            <text:p>74.3923505519623</text:p>
          </table:table-cell>
          <table:table-cell office:value-type="float" office:value="0.00000000329334935893537" calcext:value-type="float">
            <text:p>3.29334935893537E-09</text:p>
          </table:table-cell>
          <table:table-cell office:value-type="float" office:value="0.212517823617944" calcext:value-type="float">
            <text:p>0.21251782361794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00000537689691254754" calcext:value-type="float">
            <text:p>5.37689691254754E-07</text:p>
          </table:table-cell>
          <table:table-cell office:value-type="float" office:value="74.3923505519623" calcext:value-type="float">
            <text:p>74.3923505519623</text:p>
          </table:table-cell>
          <table:table-cell office:value-type="float" office:value="0.00000000658669871787074" calcext:value-type="float">
            <text:p>6.58669871787074E-09</text:p>
          </table:table-cell>
          <table:table-cell office:value-type="float" office:value="0.110742217058824" calcext:value-type="float">
            <text:p>0.11074221705882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000000268844845627377" calcext:value-type="float">
            <text:p>2.68844845627377E-07</text:p>
          </table:table-cell>
          <table:table-cell office:value-type="float" office:value="37.1961752759811" calcext:value-type="float">
            <text:p>37.1961752759811</text:p>
          </table:table-cell>
          <table:table-cell office:value-type="float" office:value="0.00000000329334935893537" calcext:value-type="float">
            <text:p>3.29334935893537E-09</text:p>
          </table:table-cell>
          <table:table-cell office:value-type="float" office:value="0.110742217058824" calcext:value-type="float">
            <text:p>0.11074221705882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style-name="ce5" office:value-type="float" office:value="1.225" calcext:value-type="float">
            <text:p>1.225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u</text:p>
          </table:table-cell>
          <table:table-cell table:style-name="ce6" office:value-type="float" office:value="0.00001" calcext:value-type="float">
            <text:p>1.00E-05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psilon0</text:p>
          </table:table-cell>
          <table:table-cell table:style-name="ce6" office:value-type="float" office:value="0.000000000008854" calcext:value-type="float">
            <text:p>8.85E-12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psilon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mu_i</text:p>
          </table:table-cell>
          <table:table-cell table:style-name="ce1" table:formula="of:=(1/[.B5])*SQRT(([.B9]*[.B10])/[.B7])" office:value-type="float" office:value="0.000000268844845627377" calcext:value-type="float">
            <text:p>2.68844845627377E-07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hi_0</text:p>
          </table:table-cell>
          <table:table-cell table:style-name="ce1" table:formula="of:=([.B6]*[.B7]*[.B11]*[.B8])/([.B9]*[.B10])" office:value-type="float" office:value="37.1961752759811" calcext:value-type="float">
            <text:p>37.196175275981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q0</text:p>
          </table:table-cell>
          <table:table-cell table:style-name="ce1" table:formula="of:=([.B4]*[.B9]*[.B10]*[.B12])/([.B3]*[.B3])" office:value-type="float" office:value="0.0000000000329334935893537" calcext:value-type="float">
            <text:p>3.29334935893537E-1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Validation</text:p>
          </table:table-cell>
          <table:covered-table-cell table:style-name="Default"/>
          <table:covered-table-cell table:number-columns-repeated="4"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ddv0R1</text:p>
          </table:table-cell>
          <table:covered-table-cell table:style-name="Default"/>
          <table:covered-table-cell table:number-columns-repeated="2"/>
          <table:table-cell/>
          <table:table-cell table:style-name="ce3" office:value-type="string" calcext:value-type="string" table:number-columns-spanned="4" table:number-rows-spanned="1">
            <text:p>ddv0R2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Numerical</text:p>
          </table:table-cell>
          <table:covered-table-cell table:style-name="Default"/>
          <table:covered-table-cell/>
          <table:table-cell office:value-type="string" calcext:value-type="string">
            <text:p>Analytical</text:p>
          </table:table-cell>
          <table:table-cell/>
          <table:table-cell table:style-name="ce4" office:value-type="string" calcext:value-type="string" table:number-columns-spanned="3" table:number-rows-spanned="1">
            <text:p>Numerical</text:p>
          </table:table-cell>
          <table:covered-table-cell table:style-name="Default"/>
          <table:covered-table-cell/>
          <table:table-cell office:value-type="string" calcext:value-type="string">
            <text:p>Analytical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charge density</text:p>
          </table:table-cell>
          <table:table-cell office:value-type="string" calcext:value-type="string">
            <text:p>Non-di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charge density</text:p>
          </table:table-cell>
          <table:table-cell office:value-type="string" calcext:value-type="string">
            <text:p>Non-di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032933" calcext:value-type="float">
            <text:p>3.29E-11</text:p>
          </table:table-cell>
          <table:table-cell table:formula="of:=[.B20]/(0.000000000008854*[.$B$12])" office:value-type="float" office:value="0.0999985012541948" calcext:value-type="float">
            <text:p>0.099998501254195</text:p>
          </table:table-cell>
          <table:table-cell table:formula="of:=0.1/(SQRT(1+2*0.1*[.A20]/0.951626293239012 ))"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324364" calcext:value-type="float">
            <text:p>3.24E-09</text:p>
          </table:table-cell>
          <table:table-cell table:formula="of:=[.G20]/(0.000000000008854*[.$B$12])" office:value-type="float" office:value="9.84906138548436" calcext:value-type="float">
            <text:p>9.84906138548436</text:p>
          </table:table-cell>
          <table:table-cell table:formula="of:=10/(SQRT(1+2*10*[.F20]/0.110742217058824  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0334448" calcext:value-type="float">
            <text:p>0.00334448</text:p>
          </table:table-cell>
          <table:table-cell office:value-type="float" office:value="0.0000000000329216" calcext:value-type="float">
            <text:p>3.29E-11</text:p>
          </table:table-cell>
          <table:table-cell table:formula="of:=[.B21]/(0.000000000008854*[.$B$12])" office:value-type="float" office:value="0.0999638860380196" calcext:value-type="float">
            <text:p>0.09996388603802</text:p>
          </table:table-cell>
          <table:table-cell table:formula="of:=0.1/(SQRT(1+2*0.1*[.A21]/0.951626293239012 ))" office:value-type="float" office:value="0.0999648736280701" calcext:value-type="float">
            <text:p>0.09996487362807</text:p>
          </table:table-cell>
          <table:table-cell/>
          <table:table-cell office:value-type="float" office:value="0.00334448" calcext:value-type="float">
            <text:p>0.00334448</text:p>
          </table:table-cell>
          <table:table-cell office:value-type="float" office:value="0.00000000259528" calcext:value-type="float">
            <text:p>2.60E-09</text:p>
          </table:table-cell>
          <table:table-cell table:formula="of:=[.G21]/(0.000000000008854*[.$B$12])" office:value-type="float" office:value="7.880366511857" calcext:value-type="float">
            <text:p>7.880366511857</text:p>
          </table:table-cell>
          <table:table-cell table:formula="of:=10/(SQRT(1+2*10*[.F21]/0.110742217058824  ))" office:value-type="float" office:value="7.89580161035637" calcext:value-type="float">
            <text:p>7.89580161035637</text:p>
          </table:table-cell>
          <table:table-cell/>
        </table:table-row>
        <table:table-row table:style-name="ro1">
          <table:table-cell office:value-type="float" office:value="0.00668896" calcext:value-type="float">
            <text:p>0.00668896</text:p>
          </table:table-cell>
          <table:table-cell office:value-type="float" office:value="0.0000000000329104" calcext:value-type="float">
            <text:p>3.29E-11</text:p>
          </table:table-cell>
          <table:table-cell table:formula="of:=[.B22]/(0.000000000008854*[.$B$12])" office:value-type="float" office:value="0.0999298781063387" calcext:value-type="float">
            <text:p>0.099929878106339</text:p>
          </table:table-cell>
          <table:table-cell table:formula="of:=0.1/(SQRT(1+2*0.1*[.A22]/0.951626293239012 ))" office:value-type="float" office:value="0.0999297842460147" calcext:value-type="float">
            <text:p>0.099929784246015</text:p>
          </table:table-cell>
          <table:table-cell/>
          <table:table-cell office:value-type="float" office:value="0.00668896" calcext:value-type="float">
            <text:p>0.00668896</text:p>
          </table:table-cell>
          <table:table-cell office:value-type="float" office:value="0.00000000222563" calcext:value-type="float">
            <text:p>2.23E-09</text:p>
          </table:table-cell>
          <table:table-cell table:formula="of:=[.G22]/(0.000000000008854*[.$B$12])" office:value-type="float" office:value="6.75795294526383" calcext:value-type="float">
            <text:p>6.75795294526383</text:p>
          </table:table-cell>
          <table:table-cell table:formula="of:=10/(SQRT(1+2*10*[.F22]/0.110742217058824  ))" office:value-type="float" office:value="6.72973797206478" calcext:value-type="float">
            <text:p>6.72973797206478</text:p>
          </table:table-cell>
          <table:table-cell/>
        </table:table-row>
        <table:table-row table:style-name="ro1">
          <table:table-cell office:value-type="float" office:value="0.0100334" calcext:value-type="float">
            <text:p>0.0100334</text:p>
          </table:table-cell>
          <table:table-cell office:value-type="float" office:value="0.000000000032899" calcext:value-type="float">
            <text:p>3.29E-11</text:p>
          </table:table-cell>
          <table:table-cell table:formula="of:=[.B23]/(0.000000000008854*[.$B$12])" office:value-type="float" office:value="0.0998952628901635" calcext:value-type="float">
            <text:p>0.099895262890164</text:p>
          </table:table-cell>
          <table:table-cell table:formula="of:=0.1/(SQRT(1+2*0.1*[.A23]/0.951626293239012 ))" office:value-type="float" office:value="0.099894732207966" calcext:value-type="float">
            <text:p>0.099894732207966</text:p>
          </table:table-cell>
          <table:table-cell/>
          <table:table-cell office:value-type="float" office:value="0.0100334" calcext:value-type="float">
            <text:p>0.0100334</text:p>
          </table:table-cell>
          <table:table-cell office:value-type="float" office:value="0.00000000197395" calcext:value-type="float">
            <text:p>1.97E-09</text:p>
          </table:table-cell>
          <table:table-cell table:formula="of:=[.G23]/(0.000000000008854*[.$B$12])" office:value-type="float" office:value="5.99374613763453" calcext:value-type="float">
            <text:p>5.99374613763453</text:p>
          </table:table-cell>
          <table:table-cell table:formula="of:=10/(SQRT(1+2*10*[.F23]/0.110742217058824  ))" office:value-type="float" office:value="5.96334833391933" calcext:value-type="float">
            <text:p>5.96334833391933</text:p>
          </table:table-cell>
          <table:table-cell/>
        </table:table-row>
        <table:table-row table:style-name="ro1">
          <table:table-cell office:value-type="float" office:value="0.0133779" calcext:value-type="float">
            <text:p>0.0133779</text:p>
          </table:table-cell>
          <table:table-cell office:value-type="float" office:value="0.0000000000328873" calcext:value-type="float">
            <text:p>3.29E-11</text:p>
          </table:table-cell>
          <table:table-cell table:formula="of:=[.B24]/(0.000000000008854*[.$B$12])" office:value-type="float" office:value="0.0998597367472468" calcext:value-type="float">
            <text:p>0.099859736747247</text:p>
          </table:table-cell>
          <table:table-cell table:formula="of:=0.1/(SQRT(1+2*0.1*[.A24]/0.951626293239012 ))" office:value-type="float" office:value="0.0998597164014705" calcext:value-type="float">
            <text:p>0.099859716401471</text:p>
          </table:table-cell>
          <table:table-cell/>
          <table:table-cell office:value-type="float" office:value="0.0133779" calcext:value-type="float">
            <text:p>0.0133779</text:p>
          </table:table-cell>
          <table:table-cell office:value-type="float" office:value="0.00000000178809" calcext:value-type="float">
            <text:p>1.79E-09</text:p>
          </table:table-cell>
          <table:table-cell table:formula="of:=[.G24]/(0.000000000008854*[.$B$12])" office:value-type="float" office:value="5.42939665707992" calcext:value-type="float">
            <text:p>5.42939665707992</text:p>
          </table:table-cell>
          <table:table-cell table:formula="of:=10/(SQRT(1+2*10*[.F24]/0.110742217058824  ))" office:value-type="float" office:value="5.41051134071146" calcext:value-type="float">
            <text:p>5.41051134071146</text:p>
          </table:table-cell>
          <table:table-cell/>
        </table:table-row>
        <table:table-row table:style-name="ro1">
          <table:table-cell office:value-type="float" office:value="0.0167224" calcext:value-type="float">
            <text:p>0.0167224</text:p>
          </table:table-cell>
          <table:table-cell office:value-type="float" office:value="0.0000000000328753" calcext:value-type="float">
            <text:p>3.29E-11</text:p>
          </table:table-cell>
          <table:table-cell table:formula="of:=[.B25]/(0.000000000008854*[.$B$12])" office:value-type="float" office:value="0.0998232996775887" calcext:value-type="float">
            <text:p>0.099823299677589</text:p>
          </table:table-cell>
          <table:table-cell table:formula="of:=0.1/(SQRT(1+2*0.1*[.A25]/0.951626293239012 ))" office:value-type="float" office:value="0.0998247373911425" calcext:value-type="float">
            <text:p>0.099824737391143</text:p>
          </table:table-cell>
          <table:table-cell/>
          <table:table-cell office:value-type="float" office:value="0.0167224" calcext:value-type="float">
            <text:p>0.0167224</text:p>
          </table:table-cell>
          <table:table-cell office:value-type="float" office:value="0.0000000016433" calcext:value-type="float">
            <text:p>1.64E-09</text:p>
          </table:table-cell>
          <table:table-cell table:formula="of:=[.G25]/(0.000000000008854*[.$B$12])" office:value-type="float" office:value="4.98975304743019" calcext:value-type="float">
            <text:p>4.98975304743019</text:p>
          </table:table-cell>
          <table:table-cell table:formula="of:=10/(SQRT(1+2*10*[.F25]/0.110742217058824  ))" office:value-type="float" office:value="4.9875102449578" calcext:value-type="float">
            <text:p>4.9875102449578</text:p>
          </table:table-cell>
          <table:table-cell/>
        </table:table-row>
        <table:table-row table:style-name="ro1">
          <table:table-cell office:value-type="float" office:value="0.0200669" calcext:value-type="float">
            <text:p>0.0200669</text:p>
          </table:table-cell>
          <table:table-cell office:value-type="float" office:value="0.0000000000328648" calcext:value-type="float">
            <text:p>3.29E-11</text:p>
          </table:table-cell>
          <table:table-cell table:formula="of:=[.B26]/(0.000000000008854*[.$B$12])" office:value-type="float" office:value="0.0997914172416379" calcext:value-type="float">
            <text:p>0.099791417241638</text:p>
          </table:table-cell>
          <table:table-cell table:formula="of:=0.1/(SQRT(1+2*0.1*[.A26]/0.951626293239012 ))" office:value-type="float" office:value="0.0997897951125819" calcext:value-type="float">
            <text:p>0.099789795112582</text:p>
          </table:table-cell>
          <table:table-cell/>
          <table:table-cell office:value-type="float" office:value="0.0200669" calcext:value-type="float">
            <text:p>0.0200669</text:p>
          </table:table-cell>
          <table:table-cell office:value-type="float" office:value="0.00000000154159" calcext:value-type="float">
            <text:p>1.54E-09</text:p>
          </table:table-cell>
          <table:table-cell table:formula="of:=[.G26]/(0.000000000008854*[.$B$12])" office:value-type="float" office:value="4.68091851785304" calcext:value-type="float">
            <text:p>4.68091851785304</text:p>
          </table:table-cell>
          <table:table-cell table:formula="of:=10/(SQRT(1+2*10*[.F26]/0.110742217058824  ))" office:value-type="float" office:value="4.6503710654398" calcext:value-type="float">
            <text:p>4.6503710654398</text:p>
          </table:table-cell>
          <table:table-cell/>
        </table:table-row>
        <table:table-row table:style-name="ro1">
          <table:table-cell office:value-type="float" office:value="0.0234114" calcext:value-type="float">
            <text:p>0.0234114</text:p>
          </table:table-cell>
          <table:table-cell office:value-type="float" office:value="0.0000000000328522" calcext:value-type="float">
            <text:p>3.29E-11</text:p>
          </table:table-cell>
          <table:table-cell table:formula="of:=[.B27]/(0.000000000008854*[.$B$12])" office:value-type="float" office:value="0.0997531583184969" calcext:value-type="float">
            <text:p>0.099753158318497</text:p>
          </table:table-cell>
          <table:table-cell table:formula="of:=0.1/(SQRT(1+2*0.1*[.A27]/0.951626293239012 ))" office:value-type="float" office:value="0.0997548895015466" calcext:value-type="float">
            <text:p>0.099754889501547</text:p>
          </table:table-cell>
          <table:table-cell/>
          <table:table-cell office:value-type="float" office:value="0.0234114" calcext:value-type="float">
            <text:p>0.0234114</text:p>
          </table:table-cell>
          <table:table-cell office:value-type="float" office:value="0.0000000014418" calcext:value-type="float">
            <text:p>1.44E-09</text:p>
          </table:table-cell>
          <table:table-cell table:formula="of:=[.G27]/(0.000000000008854*[.$B$12])" office:value-type="float" office:value="4.37791391942119" calcext:value-type="float">
            <text:p>4.37791391942119</text:p>
          </table:table-cell>
          <table:table-cell table:formula="of:=10/(SQRT(1+2*10*[.F27]/0.110742217058824  ))" office:value-type="float" office:value="4.37349359755126" calcext:value-type="float">
            <text:p>4.37349359755126</text:p>
          </table:table-cell>
          <table:table-cell/>
        </table:table-row>
        <table:table-row table:style-name="ro1">
          <table:table-cell office:value-type="float" office:value="0.0267559" calcext:value-type="float">
            <text:p>0.0267559</text:p>
          </table:table-cell>
          <table:table-cell office:value-type="float" office:value="0.0000000000328412" calcext:value-type="float">
            <text:p>3.28E-11</text:p>
          </table:table-cell>
          <table:table-cell table:formula="of:=[.B28]/(0.000000000008854*[.$B$12])" office:value-type="float" office:value="0.0997197576713103" calcext:value-type="float">
            <text:p>0.09971975767131</text:p>
          </table:table-cell>
          <table:table-cell table:formula="of:=0.1/(SQRT(1+2*0.1*[.A28]/0.951626293239012 ))" office:value-type="float" office:value="0.0997200204939513" calcext:value-type="float">
            <text:p>0.099720020493951</text:p>
          </table:table-cell>
          <table:table-cell/>
          <table:table-cell office:value-type="float" office:value="0.0267559" calcext:value-type="float">
            <text:p>0.0267559</text:p>
          </table:table-cell>
          <table:table-cell office:value-type="float" office:value="0.00000000136856" calcext:value-type="float">
            <text:p>1.37E-09</text:p>
          </table:table-cell>
          <table:table-cell table:formula="of:=[.G28]/(0.000000000008854*[.$B$12])" office:value-type="float" office:value="4.1555263376079" calcext:value-type="float">
            <text:p>4.1555263376079</text:p>
          </table:table-cell>
          <table:table-cell table:formula="of:=10/(SQRT(1+2*10*[.F28]/0.110742217058824  ))" office:value-type="float" office:value="4.14082941573603" calcext:value-type="float">
            <text:p>4.14082941573603</text:p>
          </table:table-cell>
          <table:table-cell/>
        </table:table-row>
        <table:table-row table:style-name="ro1">
          <table:table-cell office:value-type="float" office:value="0.0301003" calcext:value-type="float">
            <text:p>0.0301003</text:p>
          </table:table-cell>
          <table:table-cell office:value-type="float" office:value="0.00000000003283" calcext:value-type="float">
            <text:p>3.28E-11</text:p>
          </table:table-cell>
          <table:table-cell table:formula="of:=[.B29]/(0.000000000008854*[.$B$12])" office:value-type="float" office:value="0.0996857497396294" calcext:value-type="float">
            <text:p>0.099685749739629</text:p>
          </table:table-cell>
          <table:table-cell table:formula="of:=0.1/(SQRT(1+2*0.1*[.A29]/0.951626293239012 ))" office:value-type="float" office:value="0.0996851890668072" calcext:value-type="float">
            <text:p>0.099685189066807</text:p>
          </table:table-cell>
          <table:table-cell/>
          <table:table-cell office:value-type="float" office:value="0.0301003" calcext:value-type="float">
            <text:p>0.0301003</text:p>
          </table:table-cell>
          <table:table-cell office:value-type="float" office:value="0.00000000130419" calcext:value-type="float">
            <text:p>1.30E-09</text:p>
          </table:table-cell>
          <table:table-cell table:formula="of:=[.G29]/(0.000000000008854*[.$B$12])" office:value-type="float" office:value="3.96007182311688" calcext:value-type="float">
            <text:p>3.96007182311688</text:p>
          </table:table-cell>
          <table:table-cell table:formula="of:=10/(SQRT(1+2*10*[.F29]/0.110742217058824  ))" office:value-type="float" office:value="3.94174510635067" calcext:value-type="float">
            <text:p>3.94174510635067</text:p>
          </table:table-cell>
          <table:table-cell/>
        </table:table-row>
        <table:table-row table:style-name="ro1">
          <table:table-cell office:value-type="float" office:value="0.0334448" calcext:value-type="float">
            <text:p>0.0334448</text:p>
          </table:table-cell>
          <table:table-cell office:value-type="float" office:value="0.0000000000328186" calcext:value-type="float">
            <text:p>3.28E-11</text:p>
          </table:table-cell>
          <table:table-cell table:formula="of:=[.B30]/(0.000000000008854*[.$B$12])" office:value-type="float" office:value="0.0996511345234542" calcext:value-type="float">
            <text:p>0.099651134523454</text:p>
          </table:table-cell>
          <table:table-cell table:formula="of:=0.1/(SQRT(1+2*0.1*[.A30]/0.951626293239012 ))" office:value-type="float" office:value="0.0996503930733735" calcext:value-type="float">
            <text:p>0.099650393073374</text:p>
          </table:table-cell>
          <table:table-cell/>
          <table:table-cell office:value-type="float" office:value="0.0334448" calcext:value-type="float">
            <text:p>0.0334448</text:p>
          </table:table-cell>
          <table:table-cell office:value-type="float" office:value="0.00000000124699" calcext:value-type="float">
            <text:p>1.25E-09</text:p>
          </table:table-cell>
          <table:table-cell table:formula="of:=[.G30]/(0.000000000008854*[.$B$12])" office:value-type="float" office:value="3.78638845774659" calcext:value-type="float">
            <text:p>3.78638845774659</text:p>
          </table:table-cell>
          <table:table-cell table:formula="of:=10/(SQRT(1+2*10*[.F30]/0.110742217058824  ))" office:value-type="float" office:value="3.76886036341648" calcext:value-type="float">
            <text:p>3.76886036341648</text:p>
          </table:table-cell>
          <table:table-cell/>
        </table:table-row>
        <table:table-row table:style-name="ro1">
          <table:table-cell office:value-type="float" office:value="0.0367893" calcext:value-type="float">
            <text:p>0.0367893</text:p>
          </table:table-cell>
          <table:table-cell office:value-type="float" office:value="0.0000000000328069" calcext:value-type="float">
            <text:p>3.28E-11</text:p>
          </table:table-cell>
          <table:table-cell table:formula="of:=[.B31]/(0.000000000008854*[.$B$12])" office:value-type="float" office:value="0.0996156083805375" calcext:value-type="float">
            <text:p>0.099615608380538</text:p>
          </table:table-cell>
          <table:table-cell table:formula="of:=0.1/(SQRT(1+2*0.1*[.A31]/0.951626293239012 ))" office:value-type="float" office:value="0.0996156334920647" calcext:value-type="float">
            <text:p>0.099615633492065</text:p>
          </table:table-cell>
          <table:table-cell/>
          <table:table-cell office:value-type="float" office:value="0.0367893" calcext:value-type="float">
            <text:p>0.0367893</text:p>
          </table:table-cell>
          <table:table-cell office:value-type="float" office:value="0.00000000119569" calcext:value-type="float">
            <text:p>1.20E-09</text:p>
          </table:table-cell>
          <table:table-cell table:formula="of:=[.G31]/(0.000000000008854*[.$B$12])" office:value-type="float" office:value="3.63061998495819" calcext:value-type="float">
            <text:p>3.63061998495819</text:p>
          </table:table-cell>
          <table:table-cell table:formula="of:=10/(SQRT(1+2*10*[.F31]/0.110742217058824  ))" office:value-type="float" office:value="3.61689488576703" calcext:value-type="float">
            <text:p>3.61689488576703</text:p>
          </table:table-cell>
          <table:table-cell/>
        </table:table-row>
        <table:table-row table:style-name="ro1">
          <table:table-cell office:value-type="float" office:value="0.0401338" calcext:value-type="float">
            <text:p>0.0401338</text:p>
          </table:table-cell>
          <table:table-cell office:value-type="float" office:value="0.000000000032795" calcext:value-type="float">
            <text:p>3.28E-11</text:p>
          </table:table-cell>
          <table:table-cell table:formula="of:=[.B32]/(0.000000000008854*[.$B$12])" office:value-type="float" office:value="0.0995794749531266" calcext:value-type="float">
            <text:p>0.099579474953127</text:p>
          </table:table-cell>
          <table:table-cell table:formula="of:=0.1/(SQRT(1+2*0.1*[.A32]/0.951626293239012 ))" office:value-type="float" office:value="0.0995809102594196" calcext:value-type="float">
            <text:p>0.09958091025942</text:p>
          </table:table-cell>
          <table:table-cell/>
          <table:table-cell office:value-type="float" office:value="0.0401338" calcext:value-type="float">
            <text:p>0.0401338</text:p>
          </table:table-cell>
          <table:table-cell office:value-type="float" office:value="0.0000000011493" calcext:value-type="float">
            <text:p>1.15E-09</text:p>
          </table:table-cell>
          <table:table-cell table:formula="of:=[.G32]/(0.000000000008854*[.$B$12])" office:value-type="float" office:value="3.48976034650491" calcext:value-type="float">
            <text:p>3.48976034650491</text:p>
          </table:table-cell>
          <table:table-cell table:formula="of:=10/(SQRT(1+2*10*[.F32]/0.110742217058824  ))" office:value-type="float" office:value="3.48194392302781" calcext:value-type="float">
            <text:p>3.48194392302781</text:p>
          </table:table-cell>
          <table:table-cell/>
        </table:table-row>
        <table:table-row table:style-name="ro1">
          <table:table-cell office:value-type="float" office:value="0.0434783" calcext:value-type="float">
            <text:p>0.0434783</text:p>
          </table:table-cell>
          <table:table-cell office:value-type="float" office:value="0.0000000000327848" calcext:value-type="float">
            <text:p>3.28E-11</text:p>
          </table:table-cell>
          <table:table-cell table:formula="of:=[.B33]/(0.000000000008854*[.$B$12])" office:value-type="float" office:value="0.0995485034439172" calcext:value-type="float">
            <text:p>0.099548503443917</text:p>
          </table:table-cell>
          <table:table-cell table:formula="of:=0.1/(SQRT(1+2*0.1*[.A33]/0.951626293239012 ))" office:value-type="float" office:value="0.0995462233121317" calcext:value-type="float">
            <text:p>0.099546223312132</text:p>
          </table:table-cell>
          <table:table-cell/>
          <table:table-cell office:value-type="float" office:value="0.0434783" calcext:value-type="float">
            <text:p>0.0434783</text:p>
          </table:table-cell>
          <table:table-cell office:value-type="float" office:value="0.00000000111385" calcext:value-type="float">
            <text:p>1.11E-09</text:p>
          </table:table-cell>
          <table:table-cell table:formula="of:=[.G33]/(0.000000000008854*[.$B$12])" office:value-type="float" office:value="3.38211916988992" calcext:value-type="float">
            <text:p>3.38211916988992</text:p>
          </table:table-cell>
          <table:table-cell table:formula="of:=10/(SQRT(1+2*10*[.F33]/0.110742217058824  ))" office:value-type="float" office:value="3.36105241633577" calcext:value-type="float">
            <text:p>3.36105241633577</text:p>
          </table:table-cell>
          <table:table-cell/>
        </table:table-row>
        <table:table-row table:style-name="ro1">
          <table:table-cell office:value-type="float" office:value="0.0468227" calcext:value-type="float">
            <text:p>0.0468227</text:p>
          </table:table-cell>
          <table:table-cell office:value-type="float" office:value="0.0000000000327725" calcext:value-type="float">
            <text:p>3.28E-11</text:p>
          </table:table-cell>
          <table:table-cell table:formula="of:=[.B34]/(0.000000000008854*[.$B$12])" office:value-type="float" office:value="0.0995111554475176" calcext:value-type="float">
            <text:p>0.099511155447518</text:p>
          </table:table-cell>
          <table:table-cell table:formula="of:=0.1/(SQRT(1+2*0.1*[.A34]/0.951626293239012 ))" office:value-type="float" office:value="0.0995115736225588" calcext:value-type="float">
            <text:p>0.099511573622559</text:p>
          </table:table-cell>
          <table:table-cell/>
          <table:table-cell office:value-type="float" office:value="0.0468227" calcext:value-type="float">
            <text:p>0.0468227</text:p>
          </table:table-cell>
          <table:table-cell office:value-type="float" office:value="0.00000000107462" calcext:value-type="float">
            <text:p>1.07E-09</text:p>
          </table:table-cell>
          <table:table-cell table:formula="of:=[.G34]/(0.000000000008854*[.$B$12])" office:value-type="float" office:value="3.26300031633264" calcext:value-type="float">
            <text:p>3.26300031633264</text:p>
          </table:table-cell>
          <table:table-cell table:formula="of:=10/(SQRT(1+2*10*[.F34]/0.110742217058824  ))" office:value-type="float" office:value="3.25194037846641" calcext:value-type="float">
            <text:p>3.25194037846641</text:p>
          </table:table-cell>
          <table:table-cell/>
        </table:table-row>
        <table:table-row table:style-name="ro1">
          <table:table-cell office:value-type="float" office:value="0.0501672" calcext:value-type="float">
            <text:p>0.0501672</text:p>
          </table:table-cell>
          <table:table-cell office:value-type="float" office:value="0.000000000032762" calcext:value-type="float">
            <text:p>3.28E-11</text:p>
          </table:table-cell>
          <table:table-cell table:formula="of:=[.B35]/(0.000000000008854*[.$B$12])" office:value-type="float" office:value="0.0994792730115668" calcext:value-type="float">
            <text:p>0.099479273011567</text:p>
          </table:table-cell>
          <table:table-cell table:formula="of:=0.1/(SQRT(1+2*0.1*[.A35]/0.951626293239012 ))" office:value-type="float" office:value="0.0994769590556019" calcext:value-type="float">
            <text:p>0.099476959055602</text:p>
          </table:table-cell>
          <table:table-cell/>
          <table:table-cell office:value-type="float" office:value="0.0501672" calcext:value-type="float">
            <text:p>0.0501672</text:p>
          </table:table-cell>
          <table:table-cell office:value-type="float" office:value="0.00000000104435" calcext:value-type="float">
            <text:p>1.04E-09</text:p>
          </table:table-cell>
          <table:table-cell table:formula="of:=[.G35]/(0.000000000008854*[.$B$12])" office:value-type="float" office:value="3.17108780812007" calcext:value-type="float">
            <text:p>3.17108780812007</text:p>
          </table:table-cell>
          <table:table-cell table:formula="of:=10/(SQRT(1+2*10*[.F35]/0.110742217058824  ))" office:value-type="float" office:value="3.15280569421743" calcext:value-type="float">
            <text:p>3.15280569421743</text:p>
          </table:table-cell>
          <table:table-cell/>
        </table:table-row>
        <table:table-row table:style-name="ro1">
          <table:table-cell office:value-type="float" office:value="0.0535117" calcext:value-type="float">
            <text:p>0.0535117</text:p>
          </table:table-cell>
          <table:table-cell office:value-type="float" office:value="0.0000000000327491" calcext:value-type="float">
            <text:p>3.27E-11</text:p>
          </table:table-cell>
          <table:table-cell table:formula="of:=[.B36]/(0.000000000008854*[.$B$12])" office:value-type="float" office:value="0.0994401031616843" calcext:value-type="float">
            <text:p>0.099440103161684</text:p>
          </table:table-cell>
          <table:table-cell table:formula="of:=0.1/(SQRT(1+2*0.1*[.A36]/0.951626293239012 ))" office:value-type="float" office:value="0.0994423805850081" calcext:value-type="float">
            <text:p>0.099442380585008</text:p>
          </table:table-cell>
          <table:table-cell/>
          <table:table-cell office:value-type="float" office:value="0.0535117" calcext:value-type="float">
            <text:p>0.0535117</text:p>
          </table:table-cell>
          <table:table-cell office:value-type="float" office:value="0.00000000101058" calcext:value-type="float">
            <text:p>1.01E-09</text:p>
          </table:table-cell>
          <table:table-cell table:formula="of:=[.G36]/(0.000000000008854*[.$B$12])" office:value-type="float" office:value="3.06854782125722" calcext:value-type="float">
            <text:p>3.06854782125722</text:p>
          </table:table-cell>
          <table:table-cell table:formula="of:=10/(SQRT(1+2*10*[.F36]/0.110742217058824  ))" office:value-type="float" office:value="3.06221747874538" calcext:value-type="float">
            <text:p>3.06221747874538</text:p>
          </table:table-cell>
          <table:table-cell/>
        </table:table-row>
        <table:table-row table:style-name="ro1">
          <table:table-cell office:value-type="float" office:value="0.0568562" calcext:value-type="float">
            <text:p>0.0568562</text:p>
          </table:table-cell>
          <table:table-cell office:value-type="float" office:value="0.0000000000327382" calcext:value-type="float">
            <text:p>3.27E-11</text:p>
          </table:table-cell>
          <table:table-cell table:formula="of:=[.B37]/(0.000000000008854*[.$B$12])" office:value-type="float" office:value="0.0994070061567449" calcext:value-type="float">
            <text:p>0.099407006156745</text:p>
          </table:table-cell>
          <table:table-cell table:formula="of:=0.1/(SQRT(1+2*0.1*[.A37]/0.951626293239012 ))" office:value-type="float" office:value="0.0994078381480849" calcext:value-type="float">
            <text:p>0.099407838148085</text:p>
          </table:table-cell>
          <table:table-cell/>
          <table:table-cell office:value-type="float" office:value="0.0568562" calcext:value-type="float">
            <text:p>0.0568562</text:p>
          </table:table-cell>
          <table:table-cell office:value-type="float" office:value="0.000000000984318" calcext:value-type="float">
            <text:p>9.84E-10</text:p>
          </table:table-cell>
          <table:table-cell table:formula="of:=[.G37]/(0.000000000008854*[.$B$12])" office:value-type="float" office:value="2.98880529431046" calcext:value-type="float">
            <text:p>2.98880529431046</text:p>
          </table:table-cell>
          <table:table-cell table:formula="of:=10/(SQRT(1+2*10*[.F37]/0.110742217058824  ))" office:value-type="float" office:value="2.97901433618009" calcext:value-type="float">
            <text:p>2.97901433618009</text:p>
          </table:table-cell>
          <table:table-cell/>
        </table:table-row>
        <table:table-row table:style-name="ro1">
          <table:table-cell office:value-type="float" office:value="0.0602007" calcext:value-type="float">
            <text:p>0.0602007</text:p>
          </table:table-cell>
          <table:table-cell office:value-type="float" office:value="0.0000000000327271" calcext:value-type="float">
            <text:p>3.27E-11</text:p>
          </table:table-cell>
          <table:table-cell table:formula="of:=[.B38]/(0.000000000008854*[.$B$12])" office:value-type="float" office:value="0.0993733018673111" calcext:value-type="float">
            <text:p>0.099373301867311</text:p>
          </table:table-cell>
          <table:table-cell table:formula="of:=0.1/(SQRT(1+2*0.1*[.A38]/0.951626293239012 ))" office:value-type="float" office:value="0.0993733316822923" calcext:value-type="float">
            <text:p>0.099373331682292</text:p>
          </table:table-cell>
          <table:table-cell/>
          <table:table-cell office:value-type="float" office:value="0.0602007" calcext:value-type="float">
            <text:p>0.0602007</text:p>
          </table:table-cell>
          <table:table-cell office:value-type="float" office:value="0.000000000959588" calcext:value-type="float">
            <text:p>9.60E-10</text:p>
          </table:table-cell>
          <table:table-cell table:formula="of:=[.G38]/(0.000000000008854*[.$B$12])" office:value-type="float" office:value="2.91371456659005" calcext:value-type="float">
            <text:p>2.91371456659005</text:p>
          </table:table-cell>
          <table:table-cell table:formula="of:=10/(SQRT(1+2*10*[.F38]/0.110742217058824  ))" office:value-type="float" office:value="2.90224445663434" calcext:value-type="float">
            <text:p>2.90224445663434</text:p>
          </table:table-cell>
          <table:table-cell/>
        </table:table-row>
        <table:table-row table:style-name="ro1">
          <table:table-cell office:value-type="float" office:value="0.0635452" calcext:value-type="float">
            <text:p>0.0635452</text:p>
          </table:table-cell>
          <table:table-cell office:value-type="float" office:value="0.0000000000327159" calcext:value-type="float">
            <text:p>3.27E-11</text:p>
          </table:table-cell>
          <table:table-cell table:formula="of:=[.B39]/(0.000000000008854*[.$B$12])" office:value-type="float" office:value="0.0993392939356302" calcext:value-type="float">
            <text:p>0.09933929393563</text:p>
          </table:table-cell>
          <table:table-cell table:formula="of:=0.1/(SQRT(1+2*0.1*[.A39]/0.951626293239012 ))" office:value-type="float" office:value="0.099338861125242" calcext:value-type="float">
            <text:p>0.099338861125242</text:p>
          </table:table-cell>
          <table:table-cell/>
          <table:table-cell office:value-type="float" office:value="0.0635452" calcext:value-type="float">
            <text:p>0.0635452</text:p>
          </table:table-cell>
          <table:table-cell office:value-type="float" office:value="0.000000000936235" calcext:value-type="float">
            <text:p>9.36E-10</text:p>
          </table:table-cell>
          <table:table-cell table:formula="of:=[.G39]/(0.000000000008854*[.$B$12])" office:value-type="float" office:value="2.84280499261291" calcext:value-type="float">
            <text:p>2.84280499261291</text:p>
          </table:table-cell>
          <table:table-cell table:formula="of:=10/(SQRT(1+2*10*[.F39]/0.110742217058824  ))" office:value-type="float" office:value="2.83111936768217" calcext:value-type="float">
            <text:p>2.83111936768217</text:p>
          </table:table-cell>
          <table:table-cell/>
        </table:table-row>
        <table:table-row table:style-name="ro1">
          <table:table-cell office:value-type="float" office:value="0.0668896" calcext:value-type="float">
            <text:p>0.0668896</text:p>
          </table:table-cell>
          <table:table-cell office:value-type="float" office:value="0.0000000000327044" calcext:value-type="float">
            <text:p>3.27E-11</text:p>
          </table:table-cell>
          <table:table-cell table:formula="of:=[.B40]/(0.000000000008854*[.$B$12])" office:value-type="float" office:value="0.0993043750772079" calcext:value-type="float">
            <text:p>0.099304375077208</text:p>
          </table:table-cell>
          <table:table-cell table:formula="of:=0.1/(SQRT(1+2*0.1*[.A40]/0.951626293239012 ))" office:value-type="float" office:value="0.0993044274437542" calcext:value-type="float">
            <text:p>0.099304427443754</text:p>
          </table:table-cell>
          <table:table-cell/>
          <table:table-cell office:value-type="float" office:value="0.0668896" calcext:value-type="float">
            <text:p>0.0668896</text:p>
          </table:table-cell>
          <table:table-cell office:value-type="float" office:value="0.000000000914131" calcext:value-type="float">
            <text:p>9.14E-10</text:p>
          </table:table-cell>
          <table:table-cell table:formula="of:=[.G40]/(0.000000000008854*[.$B$12])" office:value-type="float" office:value="2.77568791030269" calcext:value-type="float">
            <text:p>2.77568791030269</text:p>
          </table:table-cell>
          <table:table-cell table:formula="of:=10/(SQRT(1+2*10*[.F40]/0.110742217058824  ))" office:value-type="float" office:value="2.76498148602633" calcext:value-type="float">
            <text:p>2.76498148602633</text:p>
          </table:table-cell>
          <table:table-cell/>
        </table:table-row>
        <table:table-row table:style-name="ro1">
          <table:table-cell office:value-type="float" office:value="0.0702341" calcext:value-type="float">
            <text:p>0.0702341</text:p>
          </table:table-cell>
          <table:table-cell office:value-type="float" office:value="0.0000000000326927" calcext:value-type="float">
            <text:p>3.27E-11</text:p>
          </table:table-cell>
          <table:table-cell table:formula="of:=[.B41]/(0.000000000008854*[.$B$12])" office:value-type="float" office:value="0.0992688489342912" calcext:value-type="float">
            <text:p>0.099268848934291</text:p>
          </table:table-cell>
          <table:table-cell table:formula="of:=0.1/(SQRT(1+2*0.1*[.A41]/0.951626293239012 ))" office:value-type="float" office:value="0.0992700285165601" calcext:value-type="float">
            <text:p>0.09927002851656</text:p>
          </table:table-cell>
          <table:table-cell/>
          <table:table-cell office:value-type="float" office:value="0.0702341" calcext:value-type="float">
            <text:p>0.0702341</text:p>
          </table:table-cell>
          <table:table-cell office:value-type="float" office:value="0.00000000089316" calcext:value-type="float">
            <text:p>8.93E-10</text:p>
          </table:table-cell>
          <table:table-cell table:formula="of:=[.G41]/(0.000000000008854*[.$B$12])" office:value-type="float" office:value="2.71201109465268" calcext:value-type="float">
            <text:p>2.71201109465268</text:p>
          </table:table-cell>
          <table:table-cell table:formula="of:=10/(SQRT(1+2*10*[.F41]/0.110742217058824  ))" office:value-type="float" office:value="2.70327043919569" calcext:value-type="float">
            <text:p>2.70327043919569</text:p>
          </table:table-cell>
          <table:table-cell/>
        </table:table-row>
        <table:table-row table:style-name="ro1">
          <table:table-cell office:value-type="float" office:value="0.0735786" calcext:value-type="float">
            <text:p>0.0735786</text:p>
          </table:table-cell>
          <table:table-cell office:value-type="float" office:value="0.0000000000326809" calcext:value-type="float">
            <text:p>3.27E-11</text:p>
          </table:table-cell>
          <table:table-cell table:formula="of:=[.B42]/(0.000000000008854*[.$B$12])" office:value-type="float" office:value="0.0992330191491274" calcext:value-type="float">
            <text:p>0.099233019149128</text:p>
          </table:table-cell>
          <table:table-cell table:formula="of:=0.1/(SQRT(1+2*0.1*[.A42]/0.951626293239012 ))" office:value-type="float" office:value="0.0992356653118519" calcext:value-type="float">
            <text:p>0.099235665311852</text:p>
          </table:table-cell>
          <table:table-cell/>
          <table:table-cell office:value-type="float" office:value="0.0735786" calcext:value-type="float">
            <text:p>0.0735786</text:p>
          </table:table-cell>
          <table:table-cell office:value-type="float" office:value="0.000000000873225" calcext:value-type="float">
            <text:p>8.73E-10</text:p>
          </table:table-cell>
          <table:table-cell table:formula="of:=[.G42]/(0.000000000008854*[.$B$12])" office:value-type="float" office:value="2.65148001268315" calcext:value-type="float">
            <text:p>2.65148001268315</text:p>
          </table:table-cell>
          <table:table-cell table:formula="of:=10/(SQRT(1+2*10*[.F42]/0.110742217058824  ))" office:value-type="float" office:value="2.64551508218717" calcext:value-type="float">
            <text:p>2.64551508218717</text:p>
          </table:table-cell>
          <table:table-cell/>
        </table:table-row>
        <table:table-row table:style-name="ro1">
          <table:table-cell office:value-type="float" office:value="0.0769231" calcext:value-type="float">
            <text:p>0.0769231</text:p>
          </table:table-cell>
          <table:table-cell office:value-type="float" office:value="0.0000000000326712" calcext:value-type="float">
            <text:p>3.27E-11</text:p>
          </table:table-cell>
          <table:table-cell table:formula="of:=[.B43]/(0.000000000008854*[.$B$12])" office:value-type="float" office:value="0.0992035658511538" calcext:value-type="float">
            <text:p>0.099203565851154</text:p>
          </table:table-cell>
          <table:table-cell table:formula="of:=0.1/(SQRT(1+2*0.1*[.A43]/0.951626293239012 ))" office:value-type="float" office:value="0.0992013377678443" calcext:value-type="float">
            <text:p>0.099201337767844</text:p>
          </table:table-cell>
          <table:table-cell/>
          <table:table-cell office:value-type="float" office:value="0.0769231" calcext:value-type="float">
            <text:p>0.0769231</text:p>
          </table:table-cell>
          <table:table-cell office:value-type="float" office:value="0.000000000857966" calcext:value-type="float">
            <text:p>8.58E-10</text:p>
          </table:table-cell>
          <table:table-cell table:formula="of:=[.G43]/(0.000000000008854*[.$B$12])" office:value-type="float" office:value="2.6051472421904" calcext:value-type="float">
            <text:p>2.6051472421904</text:p>
          </table:table-cell>
          <table:table-cell table:formula="of:=10/(SQRT(1+2*10*[.F43]/0.110742217058824  ))" office:value-type="float" office:value="2.59131010497645" calcext:value-type="float">
            <text:p>2.59131010497645</text:p>
          </table:table-cell>
          <table:table-cell/>
        </table:table-row>
        <table:table-row table:style-name="ro1">
          <table:table-cell office:value-type="float" office:value="0.0802676" calcext:value-type="float">
            <text:p>0.0802676</text:p>
          </table:table-cell>
          <table:table-cell office:value-type="float" office:value="0.000000000032659" calcext:value-type="float">
            <text:p>3.27E-11</text:p>
          </table:table-cell>
          <table:table-cell table:formula="of:=[.B44]/(0.000000000008854*[.$B$12])" office:value-type="float" office:value="0.0991665214970014" calcext:value-type="float">
            <text:p>0.099166521497001</text:p>
          </table:table-cell>
          <table:table-cell table:formula="of:=0.1/(SQRT(1+2*0.1*[.A44]/0.951626293239012 ))" office:value-type="float" office:value="0.099167045822901" calcext:value-type="float">
            <text:p>0.099167045822901</text:p>
          </table:table-cell>
          <table:table-cell/>
          <table:table-cell office:value-type="float" office:value="0.0802676" calcext:value-type="float">
            <text:p>0.0802676</text:p>
          </table:table-cell>
          <table:table-cell office:value-type="float" office:value="0.000000000839689" calcext:value-type="float">
            <text:p>8.40E-10</text:p>
          </table:table-cell>
          <table:table-cell table:formula="of:=[.G44]/(0.000000000008854*[.$B$12])" office:value-type="float" office:value="2.54965054867864" calcext:value-type="float">
            <text:p>2.54965054867864</text:p>
          </table:table-cell>
          <table:table-cell table:formula="of:=10/(SQRT(1+2*10*[.F44]/0.110742217058824  ))" office:value-type="float" office:value="2.5403060527915" calcext:value-type="float">
            <text:p>2.5403060527915</text:p>
          </table:table-cell>
          <table:table-cell/>
        </table:table-row>
        <table:table-row table:style-name="ro1">
          <table:table-cell office:value-type="float" office:value="0.083612" calcext:value-type="float">
            <text:p>0.083612</text:p>
          </table:table-cell>
          <table:table-cell office:value-type="float" office:value="0.0000000000326466" calcext:value-type="float">
            <text:p>3.26E-11</text:p>
          </table:table-cell>
          <table:table-cell table:formula="of:=[.B45]/(0.000000000008854*[.$B$12])" office:value-type="float" office:value="0.0991288698583547" calcext:value-type="float">
            <text:p>0.099128869858355</text:p>
          </table:table-cell>
          <table:table-cell table:formula="of:=0.1/(SQRT(1+2*0.1*[.A45]/0.951626293239012 ))" office:value-type="float" office:value="0.0991327904392656" calcext:value-type="float">
            <text:p>0.099132790439266</text:p>
          </table:table-cell>
          <table:table-cell/>
          <table:table-cell office:value-type="float" office:value="0.083612" calcext:value-type="float">
            <text:p>0.083612</text:p>
          </table:table-cell>
          <table:table-cell office:value-type="float" office:value="0.000000000822237" calcext:value-type="float">
            <text:p>8.22E-10</text:p>
          </table:table-cell>
          <table:table-cell table:formula="of:=[.G45]/(0.000000000008854*[.$B$12])" office:value-type="float" office:value="2.49665890370587" calcext:value-type="float">
            <text:p>2.49665890370587</text:p>
          </table:table-cell>
          <table:table-cell table:formula="of:=10/(SQRT(1+2*10*[.F45]/0.110742217058824  ))" office:value-type="float" office:value="2.49220120163985" calcext:value-type="float">
            <text:p>2.49220120163985</text:p>
          </table:table-cell>
          <table:table-cell/>
        </table:table-row>
        <table:table-row table:style-name="ro1">
          <table:table-cell office:value-type="float" office:value="0.0869565" calcext:value-type="float">
            <text:p>0.0869565</text:p>
          </table:table-cell>
          <table:table-cell office:value-type="float" office:value="0.0000000000326365" calcext:value-type="float">
            <text:p>3.26E-11</text:p>
          </table:table-cell>
          <table:table-cell table:formula="of:=[.B46]/(0.000000000008854*[.$B$12])" office:value-type="float" office:value="0.0990982019913925" calcext:value-type="float">
            <text:p>0.099098201991393</text:p>
          </table:table-cell>
          <table:table-cell table:formula="of:=0.1/(SQRT(1+2*0.1*[.A46]/0.951626293239012 ))" office:value-type="float" office:value="0.0990985695070791" calcext:value-type="float">
            <text:p>0.099098569507079</text:p>
          </table:table-cell>
          <table:table-cell/>
          <table:table-cell office:value-type="float" office:value="0.0869565" calcext:value-type="float">
            <text:p>0.0869565</text:p>
          </table:table-cell>
          <table:table-cell office:value-type="float" office:value="0.000000000808826" calcext:value-type="float">
            <text:p>8.09E-10</text:p>
          </table:table-cell>
          <table:table-cell table:formula="of:=[.G46]/(0.000000000008854*[.$B$12])" office:value-type="float" office:value="2.45593744194047" calcext:value-type="float">
            <text:p>2.45593744194047</text:p>
          </table:table-cell>
          <table:table-cell table:formula="of:=10/(SQRT(1+2*10*[.F46]/0.110742217058824  ))" office:value-type="float" office:value="2.4467282816494" calcext:value-type="float">
            <text:p>2.4467282816494</text:p>
          </table:table-cell>
          <table:table-cell/>
        </table:table-row>
        <table:table-row table:style-name="ro1">
          <table:table-cell office:value-type="float" office:value="0.090301" calcext:value-type="float">
            <text:p>0.090301</text:p>
          </table:table-cell>
          <table:table-cell office:value-type="float" office:value="0.0000000000326263" calcext:value-type="float">
            <text:p>3.26E-11</text:p>
          </table:table-cell>
          <table:table-cell table:formula="of:=[.B47]/(0.000000000008854*[.$B$12])" office:value-type="float" office:value="0.0990672304821831" calcext:value-type="float">
            <text:p>0.099067230482183</text:p>
          </table:table-cell>
          <table:table-cell table:formula="of:=0.1/(SQRT(1+2*0.1*[.A47]/0.951626293239012 ))" office:value-type="float" office:value="0.0990643839899434" calcext:value-type="float">
            <text:p>0.099064383989943</text:p>
          </table:table-cell>
          <table:table-cell/>
          <table:table-cell office:value-type="float" office:value="0.090301" calcext:value-type="float">
            <text:p>0.090301</text:p>
          </table:table-cell>
          <table:table-cell office:value-type="float" office:value="0.000000000795873" calcext:value-type="float">
            <text:p>7.96E-10</text:p>
          </table:table-cell>
          <table:table-cell table:formula="of:=[.G47]/(0.000000000008854*[.$B$12])" office:value-type="float" office:value="2.41660666166701" calcext:value-type="float">
            <text:p>2.41660666166701</text:p>
          </table:table-cell>
          <table:table-cell table:formula="of:=10/(SQRT(1+2*10*[.F47]/0.110742217058824  ))" office:value-type="float" office:value="2.40365695922342" calcext:value-type="float">
            <text:p>2.40365695922342</text:p>
          </table:table-cell>
          <table:table-cell/>
        </table:table-row>
        <table:table-row table:style-name="ro1">
          <table:table-cell office:value-type="float" office:value="0.0936455" calcext:value-type="float">
            <text:p>0.0936455</text:p>
          </table:table-cell>
          <table:table-cell office:value-type="float" office:value="0.0000000000326133" calcext:value-type="float">
            <text:p>3.26E-11</text:p>
          </table:table-cell>
          <table:table-cell table:formula="of:=[.B48]/(0.000000000008854*[.$B$12])" office:value-type="float" office:value="0.0990277569900534" calcext:value-type="float">
            <text:p>0.099027756990054</text:p>
          </table:table-cell>
          <table:table-cell table:formula="of:=0.1/(SQRT(1+2*0.1*[.A48]/0.951626293239012 ))" office:value-type="float" office:value="0.0990302338268157" calcext:value-type="float">
            <text:p>0.099030233826816</text:p>
          </table:table-cell>
          <table:table-cell/>
          <table:table-cell office:value-type="float" office:value="0.0936455" calcext:value-type="float">
            <text:p>0.0936455</text:p>
          </table:table-cell>
          <table:table-cell office:value-type="float" office:value="0.000000000780284" calcext:value-type="float">
            <text:p>7.80E-10</text:p>
          </table:table-cell>
          <table:table-cell table:formula="of:=[.G48]/(0.000000000008854*[.$B$12])" office:value-type="float" office:value="2.36927187175867" calcext:value-type="float">
            <text:p>2.36927187175867</text:p>
          </table:table-cell>
          <table:table-cell table:formula="of:=10/(SQRT(1+2*10*[.F48]/0.110742217058824  ))" office:value-type="float" office:value="2.36278301864136" calcext:value-type="float">
            <text:p>2.36278301864136</text:p>
          </table:table-cell>
          <table:table-cell/>
        </table:table-row>
        <table:table-row table:style-name="ro1">
          <table:table-cell office:value-type="float" office:value="0.09699" calcext:value-type="float">
            <text:p>0.09699</text:p>
          </table:table-cell>
          <table:table-cell office:value-type="float" office:value="0.0000000000326028" calcext:value-type="float">
            <text:p>3.26E-11</text:p>
          </table:table-cell>
          <table:table-cell table:formula="of:=[.B49]/(0.000000000008854*[.$B$12])" office:value-type="float" office:value="0.0989958745541026" calcext:value-type="float">
            <text:p>0.098995874554103</text:p>
          </table:table-cell>
          <table:table-cell table:formula="of:=0.1/(SQRT(1+2*0.1*[.A49]/0.951626293239012 ))" office:value-type="float" office:value="0.0989961189568006" calcext:value-type="float">
            <text:p>0.098996118956801</text:p>
          </table:table-cell>
          <table:table-cell/>
          <table:table-cell office:value-type="float" office:value="0.09699" calcext:value-type="float">
            <text:p>0.09699</text:p>
          </table:table-cell>
          <table:table-cell office:value-type="float" office:value="0.000000000768263" calcext:value-type="float">
            <text:p>7.68E-10</text:p>
          </table:table-cell>
          <table:table-cell table:formula="of:=[.G49]/(0.000000000008854*[.$B$12])" office:value-type="float" office:value="2.33277103722866" calcext:value-type="float">
            <text:p>2.33277103722866</text:p>
          </table:table-cell>
          <table:table-cell table:formula="of:=10/(SQRT(1+2*10*[.F49]/0.110742217058824  ))" office:value-type="float" office:value="2.32392575672389" calcext:value-type="float">
            <text:p>2.32392575672389</text:p>
          </table:table-cell>
          <table:table-cell/>
        </table:table-row>
        <table:table-row table:style-name="ro1">
          <table:table-cell office:value-type="float" office:value="0.100334" calcext:value-type="float">
            <text:p>0.100334</text:p>
          </table:table-cell>
          <table:table-cell office:value-type="float" office:value="0.0000000000325921" calcext:value-type="float">
            <text:p>3.26E-11</text:p>
          </table:table-cell>
          <table:table-cell table:formula="of:=[.B50]/(0.000000000008854*[.$B$12])" office:value-type="float" office:value="0.0989633848336575" calcext:value-type="float">
            <text:p>0.098963384833658</text:p>
          </table:table-cell>
          <table:table-cell table:formula="of:=0.1/(SQRT(1+2*0.1*[.A50]/0.951626293239012 ))" office:value-type="float" office:value="0.0989620444113971" calcext:value-type="float">
            <text:p>0.098962044411397</text:p>
          </table:table-cell>
          <table:table-cell/>
          <table:table-cell office:value-type="float" office:value="0.100334" calcext:value-type="float">
            <text:p>0.100334</text:p>
          </table:table-cell>
          <table:table-cell office:value-type="float" office:value="0.00000000075662" calcext:value-type="float">
            <text:p>7.57E-10</text:p>
          </table:table-cell>
          <table:table-cell table:formula="of:=[.G50]/(0.000000000008854*[.$B$12])" office:value-type="float" office:value="2.29741797039288" calcext:value-type="float">
            <text:p>2.29741797039288</text:p>
          </table:table-cell>
          <table:table-cell table:formula="of:=10/(SQRT(1+2*10*[.F50]/0.110742217058824  ))" office:value-type="float" office:value="2.28693001318941" calcext:value-type="float">
            <text:p>2.28693001318941</text:p>
          </table:table-cell>
          <table:table-cell/>
        </table:table-row>
        <table:table-row table:style-name="ro1">
          <table:table-cell office:value-type="float" office:value="0.103679" calcext:value-type="float">
            <text:p>0.103679</text:p>
          </table:table-cell>
          <table:table-cell office:value-type="float" office:value="0.0000000000325813" calcext:value-type="float">
            <text:p>3.26E-11</text:p>
          </table:table-cell>
          <table:table-cell table:formula="of:=[.B51]/(0.000000000008854*[.$B$12])" office:value-type="float" office:value="0.0989305914709652" calcext:value-type="float">
            <text:p>0.098930591470965</text:p>
          </table:table-cell>
          <table:table-cell table:formula="of:=0.1/(SQRT(1+2*0.1*[.A51]/0.951626293239012 ))" office:value-type="float" office:value="0.09892799485326" calcext:value-type="float">
            <text:p>0.09892799485326</text:p>
          </table:table-cell>
          <table:table-cell/>
          <table:table-cell office:value-type="float" office:value="0.103679" calcext:value-type="float">
            <text:p>0.103679</text:p>
          </table:table-cell>
          <table:table-cell office:value-type="float" office:value="0.000000000745333" calcext:value-type="float">
            <text:p>7.45E-10</text:p>
          </table:table-cell>
          <table:table-cell table:formula="of:=[.G51]/(0.000000000008854*[.$B$12])" office:value-type="float" office:value="2.26314586995697" calcext:value-type="float">
            <text:p>2.26314586995697</text:p>
          </table:table-cell>
          <table:table-cell table:formula="of:=10/(SQRT(1+2*10*[.F51]/0.110742217058824  ))" office:value-type="float" office:value="2.25163637162548" calcext:value-type="float">
            <text:p>2.25163637162548</text:p>
          </table:table-cell>
          <table:table-cell/>
        </table:table-row>
        <table:table-row table:style-name="ro1">
          <table:table-cell office:value-type="float" office:value="0.107023" calcext:value-type="float">
            <text:p>0.107023</text:p>
          </table:table-cell>
          <table:table-cell office:value-type="float" office:value="0.0000000000325703" calcext:value-type="float">
            <text:p>3.26E-11</text:p>
          </table:table-cell>
          <table:table-cell table:formula="of:=[.B52]/(0.000000000008854*[.$B$12])" office:value-type="float" office:value="0.0988971908237786" calcext:value-type="float">
            <text:p>0.098897190823779</text:p>
          </table:table-cell>
          <table:table-cell table:formula="of:=0.1/(SQRT(1+2*0.1*[.A52]/0.951626293239012 ))" office:value-type="float" office:value="0.0988939905804249" calcext:value-type="float">
            <text:p>0.098893990580425</text:p>
          </table:table-cell>
          <table:table-cell/>
          <table:table-cell office:value-type="float" office:value="0.107023" calcext:value-type="float">
            <text:p>0.107023</text:p>
          </table:table-cell>
          <table:table-cell office:value-type="float" office:value="0.000000000734385" calcext:value-type="float">
            <text:p>7.34E-10</text:p>
          </table:table-cell>
          <table:table-cell table:formula="of:=[.G52]/(0.000000000008854*[.$B$12])" office:value-type="float" office:value="2.22990311673889" calcext:value-type="float">
            <text:p>2.22990311673889</text:p>
          </table:table-cell>
          <table:table-cell table:formula="of:=10/(SQRT(1+2*10*[.F52]/0.110742217058824  ))" office:value-type="float" office:value="2.21793775107311" calcext:value-type="float">
            <text:p>2.21793775107311</text:p>
          </table:table-cell>
          <table:table-cell/>
        </table:table-row>
        <table:table-row table:style-name="ro1">
          <table:table-cell office:value-type="float" office:value="0.110368" calcext:value-type="float">
            <text:p>0.110368</text:p>
          </table:table-cell>
          <table:table-cell office:value-type="float" office:value="0.0000000000325592" calcext:value-type="float">
            <text:p>3.26E-11</text:p>
          </table:table-cell>
          <table:table-cell table:formula="of:=[.B53]/(0.000000000008854*[.$B$12])" office:value-type="float" office:value="0.0988634865343448" calcext:value-type="float">
            <text:p>0.098863486534345</text:p>
          </table:table-cell>
          <table:table-cell table:formula="of:=0.1/(SQRT(1+2*0.1*[.A53]/0.951626293239012 ))" office:value-type="float" office:value="0.098860011195085" calcext:value-type="float">
            <text:p>0.098860011195085</text:p>
          </table:table-cell>
          <table:table-cell/>
          <table:table-cell office:value-type="float" office:value="0.110368" calcext:value-type="float">
            <text:p>0.110368</text:p>
          </table:table-cell>
          <table:table-cell office:value-type="float" office:value="0.000000000723758" calcext:value-type="float">
            <text:p>7.24E-10</text:p>
          </table:table-cell>
          <table:table-cell table:formula="of:=[.G53]/(0.000000000008854*[.$B$12])" office:value-type="float" office:value="2.19763505513417" calcext:value-type="float">
            <text:p>2.19763505513417</text:p>
          </table:table-cell>
          <table:table-cell table:formula="of:=10/(SQRT(1+2*10*[.F53]/0.110742217058824  ))" office:value-type="float" office:value="2.18569880968207" calcext:value-type="float">
            <text:p>2.18569880968207</text:p>
          </table:table-cell>
          <table:table-cell/>
        </table:table-row>
        <table:table-row table:style-name="ro1">
          <table:table-cell office:value-type="float" office:value="0.113712" calcext:value-type="float">
            <text:p>0.113712</text:p>
          </table:table-cell>
          <table:table-cell office:value-type="float" office:value="0.0000000000325479" calcext:value-type="float">
            <text:p>3.25E-11</text:p>
          </table:table-cell>
          <table:table-cell table:formula="of:=[.B54]/(0.000000000008854*[.$B$12])" office:value-type="float" office:value="0.0988291749604168" calcext:value-type="float">
            <text:p>0.098829174960417</text:p>
          </table:table-cell>
          <table:table-cell table:formula="of:=0.1/(SQRT(1+2*0.1*[.A54]/0.951626293239012 ))" office:value-type="float" office:value="0.0988260769536092" calcext:value-type="float">
            <text:p>0.098826076953609</text:p>
          </table:table-cell>
          <table:table-cell/>
          <table:table-cell office:value-type="float" office:value="0.113712" calcext:value-type="float">
            <text:p>0.113712</text:p>
          </table:table-cell>
          <table:table-cell office:value-type="float" office:value="0.000000000713436" calcext:value-type="float">
            <text:p>7.13E-10</text:p>
          </table:table-cell>
          <table:table-cell table:formula="of:=[.G54]/(0.000000000008854*[.$B$12])" office:value-type="float" office:value="2.16629310238325" calcext:value-type="float">
            <text:p>2.16629310238325</text:p>
          </table:table-cell>
          <table:table-cell table:formula="of:=10/(SQRT(1+2*10*[.F54]/0.110742217058824  ))" office:value-type="float" office:value="2.15483506620414" calcext:value-type="float">
            <text:p>2.15483506620414</text:p>
          </table:table-cell>
          <table:table-cell/>
        </table:table-row>
        <table:table-row table:style-name="ro1">
          <table:table-cell office:value-type="float" office:value="0.117057" calcext:value-type="float">
            <text:p>0.117057</text:p>
          </table:table-cell>
          <table:table-cell office:value-type="float" office:value="0.0000000000325365" calcext:value-type="float">
            <text:p>3.25E-11</text:p>
          </table:table-cell>
          <table:table-cell table:formula="of:=[.B55]/(0.000000000008854*[.$B$12])" office:value-type="float" office:value="0.0987945597442416" calcext:value-type="float">
            <text:p>0.098794559744242</text:p>
          </table:table-cell>
          <table:table-cell table:formula="of:=0.1/(SQRT(1+2*0.1*[.A55]/0.951626293239012 ))" office:value-type="float" office:value="0.0987921675003651" calcext:value-type="float">
            <text:p>0.098792167500365</text:p>
          </table:table-cell>
          <table:table-cell/>
          <table:table-cell office:value-type="float" office:value="0.117057" calcext:value-type="float">
            <text:p>0.117057</text:p>
          </table:table-cell>
          <table:table-cell office:value-type="float" office:value="0.000000000703405" calcext:value-type="float">
            <text:p>7.03E-10</text:p>
          </table:table-cell>
          <table:table-cell table:formula="of:=[.G55]/(0.000000000008854*[.$B$12])" office:value-type="float" office:value="2.13583474857155" calcext:value-type="float">
            <text:p>2.13583474857155</text:p>
          </table:table-cell>
          <table:table-cell table:formula="of:=10/(SQRT(1+2*10*[.F55]/0.110742217058824  ))" office:value-type="float" office:value="2.12523424356571" calcext:value-type="float">
            <text:p>2.12523424356571</text:p>
          </table:table-cell>
          <table:table-cell/>
        </table:table-row>
        <table:table-row table:style-name="ro1">
          <table:table-cell office:value-type="float" office:value="0.120401" calcext:value-type="float">
            <text:p>0.120401</text:p>
          </table:table-cell>
          <table:table-cell office:value-type="float" office:value="0.000000000032525" calcext:value-type="float">
            <text:p>3.25E-11</text:p>
          </table:table-cell>
          <table:table-cell table:formula="of:=[.B56]/(0.000000000008854*[.$B$12])" office:value-type="float" office:value="0.0987596408858192" calcext:value-type="float">
            <text:p>0.098759640885819</text:p>
          </table:table-cell>
          <table:table-cell table:formula="of:=0.1/(SQRT(1+2*0.1*[.A56]/0.951626293239012 ))" office:value-type="float" office:value="0.0987583030501972" calcext:value-type="float">
            <text:p>0.098758303050197</text:p>
          </table:table-cell>
          <table:table-cell/>
          <table:table-cell office:value-type="float" office:value="0.120401" calcext:value-type="float">
            <text:p>0.120401</text:p>
          </table:table-cell>
          <table:table-cell office:value-type="float" office:value="0.00000000069365" calcext:value-type="float">
            <text:p>6.94E-10</text:p>
          </table:table-cell>
          <table:table-cell table:formula="of:=[.G56]/(0.000000000008854*[.$B$12])" office:value-type="float" office:value="2.10621444736198" calcext:value-type="float">
            <text:p>2.10621444736198</text:p>
          </table:table-cell>
          <table:table-cell table:formula="of:=10/(SQRT(1+2*10*[.F56]/0.110742217058824  ))" office:value-type="float" office:value="2.09682903605579" calcext:value-type="float">
            <text:p>2.09682903605579</text:p>
          </table:table-cell>
          <table:table-cell/>
        </table:table-row>
        <table:table-row table:style-name="ro1">
          <table:table-cell office:value-type="float" office:value="0.123746" calcext:value-type="float">
            <text:p>0.123746</text:p>
          </table:table-cell>
          <table:table-cell office:value-type="float" office:value="0.0000000000325132" calcext:value-type="float">
            <text:p>3.25E-11</text:p>
          </table:table-cell>
          <table:table-cell table:formula="of:=[.B57]/(0.000000000008854*[.$B$12])" office:value-type="float" office:value="0.0987238111006554" calcext:value-type="float">
            <text:p>0.098723811100656</text:p>
          </table:table-cell>
          <table:table-cell table:formula="of:=0.1/(SQRT(1+2*0.1*[.A57]/0.951626293239012 ))" office:value-type="float" office:value="0.0987244632895017" calcext:value-type="float">
            <text:p>0.098724463289502</text:p>
          </table:table-cell>
          <table:table-cell/>
          <table:table-cell office:value-type="float" office:value="0.123746" calcext:value-type="float">
            <text:p>0.123746</text:p>
          </table:table-cell>
          <table:table-cell office:value-type="float" office:value="0.000000000684158" calcext:value-type="float">
            <text:p>6.84E-10</text:p>
          </table:table-cell>
          <table:table-cell table:formula="of:=[.G57]/(0.000000000008854*[.$B$12])" office:value-type="float" office:value="2.07739272526242" calcext:value-type="float">
            <text:p>2.07739272526242</text:p>
          </table:table-cell>
          <table:table-cell table:formula="of:=10/(SQRT(1+2*10*[.F57]/0.110742217058824  ))" office:value-type="float" office:value="2.06952516757015" calcext:value-type="float">
            <text:p>2.06952516757015</text:p>
          </table:table-cell>
          <table:table-cell/>
        </table:table-row>
        <table:table-row table:style-name="ro1">
          <table:table-cell office:value-type="float" office:value="0.12709" calcext:value-type="float">
            <text:p>0.12709</text:p>
          </table:table-cell>
          <table:table-cell office:value-type="float" office:value="0.0000000000325014" calcext:value-type="float">
            <text:p>3.25E-11</text:p>
          </table:table-cell>
          <table:table-cell table:formula="of:=[.B58]/(0.000000000008854*[.$B$12])" office:value-type="float" office:value="0.0986879813154916" calcext:value-type="float">
            <text:p>0.098687981315492</text:p>
          </table:table-cell>
          <table:table-cell table:formula="of:=0.1/(SQRT(1+2*0.1*[.A58]/0.951626293239012 ))" office:value-type="float" office:value="0.0986906683917405" calcext:value-type="float">
            <text:p>0.098690668391741</text:p>
          </table:table-cell>
          <table:table-cell/>
          <table:table-cell office:value-type="float" office:value="0.12709" calcext:value-type="float">
            <text:p>0.12709</text:p>
          </table:table-cell>
          <table:table-cell office:value-type="float" office:value="0.000000000674917" calcext:value-type="float">
            <text:p>6.75E-10</text:p>
          </table:table-cell>
          <table:table-cell table:formula="of:=[.G58]/(0.000000000008854*[.$B$12])" office:value-type="float" office:value="2.04933314520321" calcext:value-type="float">
            <text:p>2.04933314520321</text:p>
          </table:table-cell>
          <table:table-cell table:formula="of:=10/(SQRT(1+2*10*[.F58]/0.110742217058824  ))" office:value-type="float" office:value="2.04326856958971" calcext:value-type="float">
            <text:p>2.04326856958971</text:p>
          </table:table-cell>
          <table:table-cell/>
        </table:table-row>
        <table:table-row table:style-name="ro1">
          <table:table-cell office:value-type="float" office:value="0.130435" calcext:value-type="float">
            <text:p>0.130435</text:p>
          </table:table-cell>
          <table:table-cell office:value-type="float" office:value="0.0000000000324924" calcext:value-type="float">
            <text:p>3.25E-11</text:p>
          </table:table-cell>
          <table:table-cell table:formula="of:=[.B59]/(0.000000000008854*[.$B$12])" office:value-type="float" office:value="0.098660653513248" calcext:value-type="float">
            <text:p>0.098660653513248</text:p>
          </table:table-cell>
          <table:table-cell table:formula="of:=0.1/(SQRT(1+2*0.1*[.A59]/0.951626293239012 ))" office:value-type="float" office:value="0.098656898085194" calcext:value-type="float">
            <text:p>0.098656898085194</text:p>
          </table:table-cell>
          <table:table-cell/>
          <table:table-cell office:value-type="float" office:value="0.130435" calcext:value-type="float">
            <text:p>0.130435</text:p>
          </table:table-cell>
          <table:table-cell office:value-type="float" office:value="0.000000000668144" calcext:value-type="float">
            <text:p>6.68E-10</text:p>
          </table:table-cell>
          <table:table-cell table:formula="of:=[.G59]/(0.000000000008854*[.$B$12])" office:value-type="float" office:value="2.02876745580368" calcext:value-type="float">
            <text:p>2.02876745580368</text:p>
          </table:table-cell>
          <table:table-cell table:formula="of:=10/(SQRT(1+2*10*[.F59]/0.110742217058824  ))" office:value-type="float" office:value="2.01797921744557" calcext:value-type="float">
            <text:p>2.01797921744557</text:p>
          </table:table-cell>
          <table:table-cell/>
        </table:table-row>
        <table:table-row table:style-name="ro1">
          <table:table-cell office:value-type="float" office:value="0.133779" calcext:value-type="float">
            <text:p>0.133779</text:p>
          </table:table-cell>
          <table:table-cell office:value-type="float" office:value="0.0000000000324802" calcext:value-type="float">
            <text:p>3.25E-11</text:p>
          </table:table-cell>
          <table:table-cell table:formula="of:=[.B60]/(0.000000000008854*[.$B$12])" office:value-type="float" office:value="0.0986236091590957" calcext:value-type="float">
            <text:p>0.098623609159096</text:p>
          </table:table-cell>
          <table:table-cell table:formula="of:=0.1/(SQRT(1+2*0.1*[.A60]/0.951626293239012 ))" office:value-type="float" office:value="0.0986231725020816" calcext:value-type="float">
            <text:p>0.098623172502082</text:p>
          </table:table-cell>
          <table:table-cell/>
          <table:table-cell office:value-type="float" office:value="0.133779" calcext:value-type="float">
            <text:p>0.133779</text:p>
          </table:table-cell>
          <table:table-cell office:value-type="float" office:value="0.000000000659316" calcext:value-type="float">
            <text:p>6.59E-10</text:p>
          </table:table-cell>
          <table:table-cell table:formula="of:=[.G60]/(0.000000000008854*[.$B$12])" office:value-type="float" office:value="2.00196191822521" calcext:value-type="float">
            <text:p>2.00196191822521</text:p>
          </table:table-cell>
          <table:table-cell table:formula="of:=10/(SQRT(1+2*10*[.F60]/0.110742217058824  ))" office:value-type="float" office:value="1.99361337202306" calcext:value-type="float">
            <text:p>1.99361337202306</text:p>
          </table:table-cell>
          <table:table-cell/>
        </table:table-row>
        <table:table-row table:style-name="ro1">
          <table:table-cell office:value-type="float" office:value="0.137124" calcext:value-type="float">
            <text:p>0.137124</text:p>
          </table:table-cell>
          <table:table-cell office:value-type="float" office:value="0.0000000000324679" calcext:value-type="float">
            <text:p>3.25E-11</text:p>
          </table:table-cell>
          <table:table-cell table:formula="of:=[.B61]/(0.000000000008854*[.$B$12])" office:value-type="float" office:value="0.0985862611626961" calcext:value-type="float">
            <text:p>0.098586261162696</text:p>
          </table:table-cell>
          <table:table-cell table:formula="of:=0.1/(SQRT(1+2*0.1*[.A61]/0.951626293239012 ))" office:value-type="float" office:value="0.0985894714124242" calcext:value-type="float">
            <text:p>0.098589471412424</text:p>
          </table:table-cell>
          <table:table-cell/>
          <table:table-cell office:value-type="float" office:value="0.137124" calcext:value-type="float">
            <text:p>0.137124</text:p>
          </table:table-cell>
          <table:table-cell office:value-type="float" office:value="0.00000000065071" calcext:value-type="float">
            <text:p>6.51E-10</text:p>
          </table:table-cell>
          <table:table-cell table:formula="of:=[.G61]/(0.000000000008854*[.$B$12])" office:value-type="float" office:value="1.9758304664354" calcext:value-type="float">
            <text:p>1.9758304664354</text:p>
          </table:table-cell>
          <table:table-cell table:formula="of:=10/(SQRT(1+2*10*[.F61]/0.110742217058824  ))" office:value-type="float" office:value="1.97010243772881" calcext:value-type="float">
            <text:p>1.97010243772881</text:p>
          </table:table-cell>
          <table:table-cell/>
        </table:table-row>
        <table:table-row table:style-name="ro1">
          <table:table-cell office:value-type="float" office:value="0.140468" calcext:value-type="float">
            <text:p>0.140468</text:p>
          </table:table-cell>
          <table:table-cell office:value-type="float" office:value="0.0000000000324586" calcext:value-type="float">
            <text:p>3.25E-11</text:p>
          </table:table-cell>
          <table:table-cell table:formula="of:=[.B62]/(0.000000000008854*[.$B$12])" office:value-type="float" office:value="0.0985580224337111" calcext:value-type="float">
            <text:p>0.098558022433711</text:p>
          </table:table-cell>
          <table:table-cell table:formula="of:=0.1/(SQRT(1+2*0.1*[.A62]/0.951626293239012 ))" office:value-type="float" office:value="0.0985558149073392" calcext:value-type="float">
            <text:p>0.098555814907339</text:p>
          </table:table-cell>
          <table:table-cell/>
          <table:table-cell office:value-type="float" office:value="0.140468" calcext:value-type="float">
            <text:p>0.140468</text:p>
          </table:table-cell>
          <table:table-cell office:value-type="float" office:value="0.000000000644395" calcext:value-type="float">
            <text:p>6.44E-10</text:p>
          </table:table-cell>
          <table:table-cell table:formula="of:=[.G62]/(0.000000000008854*[.$B$12])" office:value-type="float" office:value="1.95665545852782" calcext:value-type="float">
            <text:p>1.95665545852782</text:p>
          </table:table-cell>
          <table:table-cell table:formula="of:=10/(SQRT(1+2*10*[.F62]/0.110742217058824  ))" office:value-type="float" office:value="1.94741082559097" calcext:value-type="float">
            <text:p>1.94741082559097</text:p>
          </table:table-cell>
          <table:table-cell/>
        </table:table-row>
        <table:table-row table:style-name="ro1">
          <table:table-cell office:value-type="float" office:value="0.143813" calcext:value-type="float">
            <text:p>0.143813</text:p>
          </table:table-cell>
          <table:table-cell office:value-type="float" office:value="0.000000000032446" calcext:value-type="float">
            <text:p>3.24E-11</text:p>
          </table:table-cell>
          <table:table-cell table:formula="of:=[.B63]/(0.000000000008854*[.$B$12])" office:value-type="float" office:value="0.09851976351057" calcext:value-type="float">
            <text:p>0.09851976351057</text:p>
          </table:table-cell>
          <table:table-cell table:formula="of:=0.1/(SQRT(1+2*0.1*[.A63]/0.951626293239012 ))" office:value-type="float" office:value="0.0985221827984445" calcext:value-type="float">
            <text:p>0.098522182798445</text:p>
          </table:table-cell>
          <table:table-cell/>
          <table:table-cell office:value-type="float" office:value="0.143813" calcext:value-type="float">
            <text:p>0.143813</text:p>
          </table:table-cell>
          <table:table-cell office:value-type="float" office:value="0.000000000636154" calcext:value-type="float">
            <text:p>6.36E-10</text:p>
          </table:table-cell>
          <table:table-cell table:formula="of:=[.G63]/(0.000000000008854*[.$B$12])" office:value-type="float" office:value="1.93163230094012" calcext:value-type="float">
            <text:p>1.93163230094012</text:p>
          </table:table-cell>
          <table:table-cell table:formula="of:=10/(SQRT(1+2*10*[.F63]/0.110742217058824  ))" office:value-type="float" office:value="1.9254792129751" calcext:value-type="float">
            <text:p>1.9254792129751</text:p>
          </table:table-cell>
          <table:table-cell/>
        </table:table-row>
        <table:table-row table:style-name="ro1">
          <table:table-cell office:value-type="float" office:value="0.147157" calcext:value-type="float">
            <text:p>0.147157</text:p>
          </table:table-cell>
          <table:table-cell office:value-type="float" office:value="0.0000000000324364" calcext:value-type="float">
            <text:p>3.24E-11</text:p>
          </table:table-cell>
          <table:table-cell table:formula="of:=[.B64]/(0.000000000008854*[.$B$12])" office:value-type="float" office:value="0.0984906138548436" calcext:value-type="float">
            <text:p>0.098490613854844</text:p>
          </table:table-cell>
          <table:table-cell table:formula="of:=0.1/(SQRT(1+2*0.1*[.A64]/0.951626293239012 ))" office:value-type="float" office:value="0.0984885951358947" calcext:value-type="float">
            <text:p>0.098488595135895</text:p>
          </table:table-cell>
          <table:table-cell/>
          <table:table-cell office:value-type="float" office:value="0.147157" calcext:value-type="float">
            <text:p>0.147157</text:p>
          </table:table-cell>
          <table:table-cell office:value-type="float" office:value="0.000000000630104" calcext:value-type="float">
            <text:p>6.30E-10</text:p>
          </table:table-cell>
          <table:table-cell table:formula="of:=[.G64]/(0.000000000008854*[.$B$12])" office:value-type="float" office:value="1.91326194498749" calcext:value-type="float">
            <text:p>1.91326194498749</text:p>
          </table:table-cell>
          <table:table-cell table:formula="of:=10/(SQRT(1+2*10*[.F64]/0.110742217058824  ))" office:value-type="float" office:value="1.90427850567622" calcext:value-type="float">
            <text:p>1.90427850567622</text:p>
          </table:table-cell>
          <table:table-cell/>
        </table:table-row>
        <table:table-row table:style-name="ro1">
          <table:table-cell office:value-type="float" office:value="0.150502" calcext:value-type="float">
            <text:p>0.150502</text:p>
          </table:table-cell>
          <table:table-cell office:value-type="float" office:value="0.0000000000324235" calcext:value-type="float">
            <text:p>3.24E-11</text:p>
          </table:table-cell>
          <table:table-cell table:formula="of:=[.B65]/(0.000000000008854*[.$B$12])" office:value-type="float" office:value="0.0984514440049611" calcext:value-type="float">
            <text:p>0.098451444004961</text:p>
          </table:table-cell>
          <table:table-cell table:formula="of:=0.1/(SQRT(1+2*0.1*[.A65]/0.951626293239012 ))" office:value-type="float" office:value="0.0984550317727621" calcext:value-type="float">
            <text:p>0.098455031772762</text:p>
          </table:table-cell>
          <table:table-cell/>
          <table:table-cell office:value-type="float" office:value="0.150502" calcext:value-type="float">
            <text:p>0.150502</text:p>
          </table:table-cell>
          <table:table-cell office:value-type="float" office:value="0.000000000622202" calcext:value-type="float">
            <text:p>6.22E-10</text:p>
          </table:table-cell>
          <table:table-cell table:formula="of:=[.G65]/(0.000000000008854*[.$B$12])" office:value-type="float" office:value="1.88926813461763" calcext:value-type="float">
            <text:p>1.88926813461763</text:p>
          </table:table-cell>
          <table:table-cell table:formula="of:=10/(SQRT(1+2*10*[.F65]/0.110742217058824  ))" office:value-type="float" office:value="1.88375698466244" calcext:value-type="float">
            <text:p>1.88375698466244</text:p>
          </table:table-cell>
          <table:table-cell/>
        </table:table-row>
        <table:table-row table:style-name="ro1">
          <table:table-cell office:value-type="float" office:value="0.153846" calcext:value-type="float">
            <text:p>0.153846</text:p>
          </table:table-cell>
          <table:table-cell office:value-type="float" office:value="0.0000000000324138" calcext:value-type="float">
            <text:p>3.24E-11</text:p>
          </table:table-cell>
          <table:table-cell table:formula="of:=[.B66]/(0.000000000008854*[.$B$12])" office:value-type="float" office:value="0.0984219907069875" calcext:value-type="float">
            <text:p>0.098421990706988</text:p>
          </table:table-cell>
          <table:table-cell table:formula="of:=0.1/(SQRT(1+2*0.1*[.A66]/0.951626293239012 ))" office:value-type="float" office:value="0.0984215127183777" calcext:value-type="float">
            <text:p>0.098421512718378</text:p>
          </table:table-cell>
          <table:table-cell/>
          <table:table-cell office:value-type="float" office:value="0.153846" calcext:value-type="float">
            <text:p>0.153846</text:p>
          </table:table-cell>
          <table:table-cell office:value-type="float" office:value="0.000000000616396" calcext:value-type="float">
            <text:p>6.16E-10</text:p>
          </table:table-cell>
          <table:table-cell table:formula="of:=[.G66]/(0.000000000008854*[.$B$12])" office:value-type="float" office:value="1.87163866574805" calcext:value-type="float">
            <text:p>1.87163866574805</text:p>
          </table:table-cell>
          <table:table-cell table:formula="of:=10/(SQRT(1+2*10*[.F66]/0.110742217058824  ))" office:value-type="float" office:value="1.86389077769795" calcext:value-type="float">
            <text:p>1.86389077769795</text:p>
          </table:table-cell>
          <table:table-cell/>
        </table:table-row>
        <table:table-row table:style-name="ro1">
          <table:table-cell office:value-type="float" office:value="0.157191" calcext:value-type="float">
            <text:p>0.157191</text:p>
          </table:table-cell>
          <table:table-cell office:value-type="float" office:value="0.0000000000324039" calcext:value-type="float">
            <text:p>3.24E-11</text:p>
          </table:table-cell>
          <table:table-cell table:formula="of:=[.B67]/(0.000000000008854*[.$B$12])" office:value-type="float" office:value="0.0983919301245195" calcext:value-type="float">
            <text:p>0.09839193012452</text:p>
          </table:table-cell>
          <table:table-cell table:formula="of:=0.1/(SQRT(1+2*0.1*[.A67]/0.951626293239012 ))" office:value-type="float" office:value="0.0983880178671263" calcext:value-type="float">
            <text:p>0.098388017867126</text:p>
          </table:table-cell>
          <table:table-cell/>
          <table:table-cell office:value-type="float" office:value="0.157191" calcext:value-type="float">
            <text:p>0.157191</text:p>
          </table:table-cell>
          <table:table-cell office:value-type="float" office:value="0.000000000610689" calcext:value-type="float">
            <text:p>6.11E-10</text:p>
          </table:table-cell>
          <table:table-cell table:formula="of:=[.G67]/(0.000000000008854*[.$B$12])" office:value-type="float" office:value="1.85430980270315" calcext:value-type="float">
            <text:p>1.85430980270315</text:p>
          </table:table-cell>
          <table:table-cell table:formula="of:=10/(SQRT(1+2*10*[.F67]/0.110742217058824  ))" office:value-type="float" office:value="1.84463446102012" calcext:value-type="float">
            <text:p>1.84463446102012</text:p>
          </table:table-cell>
          <table:table-cell/>
        </table:table-row>
        <table:table-row table:style-name="ro1">
          <table:table-cell office:value-type="float" office:value="0.160535" calcext:value-type="float">
            <text:p>0.160535</text:p>
          </table:table-cell>
          <table:table-cell office:value-type="float" office:value="0.0000000000323906" calcext:value-type="float">
            <text:p>3.24E-11</text:p>
          </table:table-cell>
          <table:table-cell table:formula="of:=[.B68]/(0.000000000008854*[.$B$12])" office:value-type="float" office:value="0.0983515457056485" calcext:value-type="float">
            <text:p>0.098351545705649</text:p>
          </table:table-cell>
          <table:table-cell table:formula="of:=0.1/(SQRT(1+2*0.1*[.A68]/0.951626293239012 ))" office:value-type="float" office:value="0.0983545671876531" calcext:value-type="float">
            <text:p>0.098354567187653</text:p>
          </table:table-cell>
          <table:table-cell/>
          <table:table-cell office:value-type="float" office:value="0.160535" calcext:value-type="float">
            <text:p>0.160535</text:p>
          </table:table-cell>
          <table:table-cell office:value-type="float" office:value="0.000000000603231" calcext:value-type="float">
            <text:p>6.03E-10</text:p>
          </table:table-cell>
          <table:table-cell table:formula="of:=[.G68]/(0.000000000008854*[.$B$12])" office:value-type="float" office:value="1.83166416391064" calcext:value-type="float">
            <text:p>1.83166416391064</text:p>
          </table:table-cell>
          <table:table-cell table:formula="of:=10/(SQRT(1+2*10*[.F68]/0.110742217058824  ))" office:value-type="float" office:value="1.82596839488035" calcext:value-type="float">
            <text:p>1.82596839488035</text:p>
          </table:table-cell>
          <table:table-cell/>
        </table:table-row>
        <table:table-row table:style-name="ro1">
          <table:table-cell office:value-type="float" office:value="0.16388" calcext:value-type="float">
            <text:p>0.16388</text:p>
          </table:table-cell>
          <table:table-cell office:value-type="float" office:value="0.0000000000323805" calcext:value-type="float">
            <text:p>3.24E-11</text:p>
          </table:table-cell>
          <table:table-cell table:formula="of:=[.B69]/(0.000000000008854*[.$B$12])" office:value-type="float" office:value="0.0983208778386862" calcext:value-type="float">
            <text:p>0.098320877838686</text:p>
          </table:table-cell>
          <table:table-cell table:formula="of:=0.1/(SQRT(1+2*0.1*[.A69]/0.951626293239012 ))" office:value-type="float" office:value="0.0983211406155142" calcext:value-type="float">
            <text:p>0.098321140615514</text:p>
          </table:table-cell>
          <table:table-cell/>
          <table:table-cell office:value-type="float" office:value="0.16388" calcext:value-type="float">
            <text:p>0.16388</text:p>
          </table:table-cell>
          <table:table-cell office:value-type="float" office:value="0.000000000597746" calcext:value-type="float">
            <text:p>5.98E-10</text:p>
          </table:table-cell>
          <table:table-cell table:formula="of:=[.G69]/(0.000000000008854*[.$B$12])" office:value-type="float" office:value="1.81500938665442" calcext:value-type="float">
            <text:p>1.81500938665442</text:p>
          </table:table-cell>
          <table:table-cell table:formula="of:=10/(SQRT(1+2*10*[.F69]/0.110742217058824  ))" office:value-type="float" office:value="1.80785241391454" calcext:value-type="float">
            <text:p>1.80785241391454</text:p>
          </table:table-cell>
          <table:table-cell/>
        </table:table-row>
        <table:table-row table:style-name="ro1">
          <table:table-cell office:value-type="float" office:value="0.167224" calcext:value-type="float">
            <text:p>0.167224</text:p>
          </table:table-cell>
          <table:table-cell office:value-type="float" office:value="0.0000000000323703" calcext:value-type="float">
            <text:p>3.24E-11</text:p>
          </table:table-cell>
          <table:table-cell table:formula="of:=[.B70]/(0.000000000008854*[.$B$12])" office:value-type="float" office:value="0.0982899063294768" calcext:value-type="float">
            <text:p>0.098289906329477</text:p>
          </table:table-cell>
          <table:table-cell table:formula="of:=0.1/(SQRT(1+2*0.1*[.A70]/0.951626293239012 ))" office:value-type="float" office:value="0.0982877580788066" calcext:value-type="float">
            <text:p>0.098287758078807</text:p>
          </table:table-cell>
          <table:table-cell/>
          <table:table-cell office:value-type="float" office:value="0.167224" calcext:value-type="float">
            <text:p>0.167224</text:p>
          </table:table-cell>
          <table:table-cell office:value-type="float" office:value="0.000000000592351" calcext:value-type="float">
            <text:p>5.92E-10</text:p>
          </table:table-cell>
          <table:table-cell table:formula="of:=[.G70]/(0.000000000008854*[.$B$12])" office:value-type="float" office:value="1.79862788742063" calcext:value-type="float">
            <text:p>1.79862788742063</text:p>
          </table:table-cell>
          <table:table-cell table:formula="of:=10/(SQRT(1+2*10*[.F70]/0.110742217058824  ))" office:value-type="float" office:value="1.79027033387242" calcext:value-type="float">
            <text:p>1.79027033387242</text:p>
          </table:table-cell>
          <table:table-cell/>
        </table:table-row>
        <table:table-row table:style-name="ro1">
          <table:table-cell office:value-type="float" office:value="0.170569" calcext:value-type="float">
            <text:p>0.170569</text:p>
          </table:table-cell>
          <table:table-cell office:value-type="float" office:value="0.00000000003236" calcext:value-type="float">
            <text:p>3.24E-11</text:p>
          </table:table-cell>
          <table:table-cell table:formula="of:=[.B71]/(0.000000000008854*[.$B$12])" office:value-type="float" office:value="0.0982586311780203" calcext:value-type="float">
            <text:p>0.09825863117802</text:p>
          </table:table-cell>
          <table:table-cell table:formula="of:=0.1/(SQRT(1+2*0.1*[.A71]/0.951626293239012 ))" office:value-type="float" office:value="0.0982543995541173" calcext:value-type="float">
            <text:p>0.098254399554117</text:p>
          </table:table-cell>
          <table:table-cell/>
          <table:table-cell office:value-type="float" office:value="0.170569" calcext:value-type="float">
            <text:p>0.170569</text:p>
          </table:table-cell>
          <table:table-cell office:value-type="float" office:value="0.000000000587044" calcext:value-type="float">
            <text:p>5.87E-10</text:p>
          </table:table-cell>
          <table:table-cell table:formula="of:=[.G71]/(0.000000000008854*[.$B$12])" office:value-type="float" office:value="1.78251359336433" calcext:value-type="float">
            <text:p>1.78251359336433</text:p>
          </table:table-cell>
          <table:table-cell table:formula="of:=10/(SQRT(1+2*10*[.F71]/0.110742217058824  ))" office:value-type="float" office:value="1.77318641761451" calcext:value-type="float">
            <text:p>1.77318641761451</text:p>
          </table:table-cell>
          <table:table-cell/>
        </table:table-row>
        <table:table-row table:style-name="ro1">
          <table:table-cell office:value-type="float" office:value="0.173913" calcext:value-type="float">
            <text:p>0.173913</text:p>
          </table:table-cell>
          <table:table-cell office:value-type="float" office:value="0.0000000000323461" calcext:value-type="float">
            <text:p>3.23E-11</text:p>
          </table:table-cell>
          <table:table-cell table:formula="of:=[.B72]/(0.000000000008854*[.$B$12])" office:value-type="float" office:value="0.0982164249056664" calcext:value-type="float">
            <text:p>0.098216424905666</text:p>
          </table:table-cell>
          <table:table-cell table:formula="of:=0.1/(SQRT(1+2*0.1*[.A72]/0.951626293239012 ))" office:value-type="float" office:value="0.0982210849291317" calcext:value-type="float">
            <text:p>0.098221084929132</text:p>
          </table:table-cell>
          <table:table-cell/>
          <table:table-cell office:value-type="float" office:value="0.173913" calcext:value-type="float">
            <text:p>0.173913</text:p>
          </table:table-cell>
          <table:table-cell office:value-type="float" office:value="0.0000000005801" calcext:value-type="float">
            <text:p>5.80E-10</text:p>
          </table:table-cell>
          <table:table-cell table:formula="of:=[.G72]/(0.000000000008854*[.$B$12])" office:value-type="float" office:value="1.76142867572218" calcext:value-type="float">
            <text:p>1.76142867572218</text:p>
          </table:table-cell>
          <table:table-cell table:formula="of:=10/(SQRT(1+2*10*[.F72]/0.110742217058824  ))" office:value-type="float" office:value="1.75658732063791" calcext:value-type="float">
            <text:p>1.75658732063791</text:p>
          </table:table-cell>
          <table:table-cell/>
        </table:table-row>
        <table:table-row table:style-name="ro1">
          <table:table-cell office:value-type="float" office:value="0.177258" calcext:value-type="float">
            <text:p>0.177258</text:p>
          </table:table-cell>
          <table:table-cell office:value-type="float" office:value="0.0000000000323355" calcext:value-type="float">
            <text:p>3.23E-11</text:p>
          </table:table-cell>
          <table:table-cell table:formula="of:=[.B73]/(0.000000000008854*[.$B$12])" office:value-type="float" office:value="0.0981842388274684" calcext:value-type="float">
            <text:p>0.098184238827468</text:p>
          </table:table-cell>
          <table:table-cell table:formula="of:=0.1/(SQRT(1+2*0.1*[.A73]/0.951626293239012 ))" office:value-type="float" office:value="0.0981877942213279" calcext:value-type="float">
            <text:p>0.098187794221328</text:p>
          </table:table-cell>
          <table:table-cell/>
          <table:table-cell office:value-type="float" office:value="0.177258" calcext:value-type="float">
            <text:p>0.177258</text:p>
          </table:table-cell>
          <table:table-cell office:value-type="float" office:value="0.000000000574989" calcext:value-type="float">
            <text:p>5.75E-10</text:p>
          </table:table-cell>
          <table:table-cell table:formula="of:=[.G73]/(0.000000000008854*[.$B$12])" office:value-type="float" office:value="1.74590952047029" calcext:value-type="float">
            <text:p>1.74590952047029</text:p>
          </table:table-cell>
          <table:table-cell table:formula="of:=10/(SQRT(1+2*10*[.F73]/0.110742217058824  ))" office:value-type="float" office:value="1.74044106306082" calcext:value-type="float">
            <text:p>1.74044106306082</text:p>
          </table:table-cell>
          <table:table-cell/>
        </table:table-row>
        <table:table-row table:style-name="ro1">
          <table:table-cell office:value-type="float" office:value="0.180602" calcext:value-type="float">
            <text:p>0.180602</text:p>
          </table:table-cell>
          <table:table-cell office:value-type="float" office:value="0.0000000000323249" calcext:value-type="float">
            <text:p>3.23E-11</text:p>
          </table:table-cell>
          <table:table-cell table:formula="of:=[.B74]/(0.000000000008854*[.$B$12])" office:value-type="float" office:value="0.0981520527492703" calcext:value-type="float">
            <text:p>0.09815205274927</text:p>
          </table:table-cell>
          <table:table-cell table:formula="of:=0.1/(SQRT(1+2*0.1*[.A74]/0.951626293239012 ))" office:value-type="float" office:value="0.098154547278116" calcext:value-type="float">
            <text:p>0.098154547278116</text:p>
          </table:table-cell>
          <table:table-cell/>
          <table:table-cell office:value-type="float" office:value="0.180602" calcext:value-type="float">
            <text:p>0.180602</text:p>
          </table:table-cell>
          <table:table-cell office:value-type="float" office:value="0.000000000569957" calcext:value-type="float">
            <text:p>5.70E-10</text:p>
          </table:table-cell>
          <table:table-cell table:formula="of:=[.G74]/(0.000000000008854*[.$B$12])" office:value-type="float" office:value="1.73063024259366" calcext:value-type="float">
            <text:p>1.73063024259366</text:p>
          </table:table-cell>
          <table:table-cell table:formula="of:=10/(SQRT(1+2*10*[.F74]/0.110742217058824  ))" office:value-type="float" office:value="1.72473664803483" calcext:value-type="float">
            <text:p>1.72473664803483</text:p>
          </table:table-cell>
          <table:table-cell/>
        </table:table-row>
        <table:table-row table:style-name="ro1">
          <table:table-cell office:value-type="float" office:value="0.183946" calcext:value-type="float">
            <text:p>0.183946</text:p>
          </table:table-cell>
          <table:table-cell office:value-type="float" office:value="0.0000000000323142" calcext:value-type="float">
            <text:p>3.23E-11</text:p>
          </table:table-cell>
          <table:table-cell table:formula="of:=[.B75]/(0.000000000008854*[.$B$12])" office:value-type="float" office:value="0.0981195630288252" calcext:value-type="float">
            <text:p>0.098119563028825</text:p>
          </table:table-cell>
          <table:table-cell table:formula="of:=0.1/(SQRT(1+2*0.1*[.A75]/0.951626293239012 ))" office:value-type="float" office:value="0.0981213340848588" calcext:value-type="float">
            <text:p>0.098121334084859</text:p>
          </table:table-cell>
          <table:table-cell/>
          <table:table-cell office:value-type="float" office:value="0.183946" calcext:value-type="float">
            <text:p>0.183946</text:p>
          </table:table-cell>
          <table:table-cell office:value-type="float" office:value="0.000000000565004" calcext:value-type="float">
            <text:p>5.65E-10</text:p>
          </table:table-cell>
          <table:table-cell table:formula="of:=[.G75]/(0.000000000008854*[.$B$12])" office:value-type="float" office:value="1.71559084209228" calcext:value-type="float">
            <text:p>1.71559084209228</text:p>
          </table:table-cell>
          <table:table-cell table:formula="of:=10/(SQRT(1+2*10*[.F75]/0.110742217058824  ))" office:value-type="float" office:value="1.70944981671236" calcext:value-type="float">
            <text:p>1.70944981671236</text:p>
          </table:table-cell>
          <table:table-cell/>
        </table:table-row>
        <table:table-row table:style-name="ro1">
          <table:table-cell office:value-type="float" office:value="0.187291" calcext:value-type="float">
            <text:p>0.187291</text:p>
          </table:table-cell>
          <table:table-cell office:value-type="float" office:value="0.0000000000323033" calcext:value-type="float">
            <text:p>3.23E-11</text:p>
          </table:table-cell>
          <table:table-cell table:formula="of:=[.B76]/(0.000000000008854*[.$B$12])" office:value-type="float" office:value="0.0980864660238858" calcext:value-type="float">
            <text:p>0.098086466023886</text:p>
          </table:table-cell>
          <table:table-cell table:formula="of:=0.1/(SQRT(1+2*0.1*[.A76]/0.951626293239012 ))" office:value-type="float" office:value="0.098088144667428" calcext:value-type="float">
            <text:p>0.098088144667428</text:p>
          </table:table-cell>
          <table:table-cell/>
          <table:table-cell office:value-type="float" office:value="0.187291" calcext:value-type="float">
            <text:p>0.187291</text:p>
          </table:table-cell>
          <table:table-cell office:value-type="float" office:value="0.000000000560126" calcext:value-type="float">
            <text:p>5.60E-10</text:p>
          </table:table-cell>
          <table:table-cell table:formula="of:=[.G76]/(0.000000000008854*[.$B$12])" office:value-type="float" office:value="1.70077917327626" calcext:value-type="float">
            <text:p>1.70077917327626</text:p>
          </table:table-cell>
          <table:table-cell table:formula="of:=10/(SQRT(1+2*10*[.F76]/0.110742217058824  ))" office:value-type="float" office:value="1.69455799116154" calcext:value-type="float">
            <text:p>1.69455799116154</text:p>
          </table:table-cell>
          <table:table-cell/>
        </table:table-row>
        <table:table-row table:style-name="ro1">
          <table:table-cell office:value-type="float" office:value="0.190635" calcext:value-type="float">
            <text:p>0.190635</text:p>
          </table:table-cell>
          <table:table-cell office:value-type="float" office:value="0.0000000000322923" calcext:value-type="float">
            <text:p>3.23E-11</text:p>
          </table:table-cell>
          <table:table-cell table:formula="of:=[.B77]/(0.000000000008854*[.$B$12])" office:value-type="float" office:value="0.0980530653766992" calcext:value-type="float">
            <text:p>0.098053065376699</text:p>
          </table:table-cell>
          <table:table-cell table:formula="of:=0.1/(SQRT(1+2*0.1*[.A77]/0.951626293239012 ))" office:value-type="float" office:value="0.098054998813078" calcext:value-type="float">
            <text:p>0.098054998813078</text:p>
          </table:table-cell>
          <table:table-cell/>
          <table:table-cell office:value-type="float" office:value="0.190635" calcext:value-type="float">
            <text:p>0.190635</text:p>
          </table:table-cell>
          <table:table-cell office:value-type="float" office:value="0.000000000555322" calcext:value-type="float">
            <text:p>5.55E-10</text:p>
          </table:table-cell>
          <table:table-cell table:formula="of:=[.G77]/(0.000000000008854*[.$B$12])" office:value-type="float" office:value="1.68619219972313" calcext:value-type="float">
            <text:p>1.68619219972313</text:p>
          </table:table-cell>
          <table:table-cell table:formula="of:=10/(SQRT(1+2*10*[.F77]/0.110742217058824  ))" office:value-type="float" office:value="1.68005297685268" calcext:value-type="float">
            <text:p>1.68005297685268</text:p>
          </table:table-cell>
          <table:table-cell/>
        </table:table-row>
        <table:table-row table:style-name="ro1">
          <table:table-cell office:value-type="float" office:value="0.19398" calcext:value-type="float">
            <text:p>0.19398</text:p>
          </table:table-cell>
          <table:table-cell office:value-type="float" office:value="0.0000000000322813" calcext:value-type="float">
            <text:p>3.23E-11</text:p>
          </table:table-cell>
          <table:table-cell table:formula="of:=[.B78]/(0.000000000008854*[.$B$12])" office:value-type="float" office:value="0.0980196647295126" calcext:value-type="float">
            <text:p>0.098019664729513</text:p>
          </table:table-cell>
          <table:table-cell table:formula="of:=0.1/(SQRT(1+2*0.1*[.A78]/0.951626293239012 ))" office:value-type="float" office:value="0.0980218766409035" calcext:value-type="float">
            <text:p>0.098021876640904</text:p>
          </table:table-cell>
          <table:table-cell/>
          <table:table-cell office:value-type="float" office:value="0.19398" calcext:value-type="float">
            <text:p>0.19398</text:p>
          </table:table-cell>
          <table:table-cell office:value-type="float" office:value="0.00000000055059" calcext:value-type="float">
            <text:p>5.51E-10</text:p>
          </table:table-cell>
          <table:table-cell table:formula="of:=[.G78]/(0.000000000008854*[.$B$12])" office:value-type="float" office:value="1.67182384858795" calcext:value-type="float">
            <text:p>1.67182384858795</text:p>
          </table:table-cell>
          <table:table-cell table:formula="of:=10/(SQRT(1+2*10*[.F78]/0.110742217058824  ))" office:value-type="float" office:value="1.66591000111122" calcext:value-type="float">
            <text:p>1.66591000111122</text:p>
          </table:table-cell>
          <table:table-cell/>
        </table:table-row>
        <table:table-row table:style-name="ro1">
          <table:table-cell office:value-type="float" office:value="0.197324" calcext:value-type="float">
            <text:p>0.197324</text:p>
          </table:table-cell>
          <table:table-cell office:value-type="float" office:value="0.0000000000322701" calcext:value-type="float">
            <text:p>3.23E-11</text:p>
          </table:table-cell>
          <table:table-cell table:formula="of:=[.B79]/(0.000000000008854*[.$B$12])" office:value-type="float" office:value="0.0979856567978317" calcext:value-type="float">
            <text:p>0.097985656797832</text:p>
          </table:table-cell>
          <table:table-cell table:formula="of:=0.1/(SQRT(1+2*0.1*[.A79]/0.951626293239012 ))" office:value-type="float" office:value="0.0979887978982213" calcext:value-type="float">
            <text:p>0.097988797898221</text:p>
          </table:table-cell>
          <table:table-cell/>
          <table:table-cell office:value-type="float" office:value="0.197324" calcext:value-type="float">
            <text:p>0.197324</text:p>
          </table:table-cell>
          <table:table-cell office:value-type="float" office:value="0.000000000545927" calcext:value-type="float">
            <text:p>5.46E-10</text:p>
          </table:table-cell>
          <table:table-cell table:formula="of:=[.G79]/(0.000000000008854*[.$B$12])" office:value-type="float" office:value="1.65766501060331" calcext:value-type="float">
            <text:p>1.65766501060331</text:p>
          </table:table-cell>
          <table:table-cell table:formula="of:=10/(SQRT(1+2*10*[.F79]/0.110742217058824  ))" office:value-type="float" office:value="1.65212236151143" calcext:value-type="float">
            <text:p>1.65212236151143</text:p>
          </table:table-cell>
          <table:table-cell/>
        </table:table-row>
        <table:table-row table:style-name="ro1">
          <table:table-cell office:value-type="float" office:value="0.200669" calcext:value-type="float">
            <text:p>0.200669</text:p>
          </table:table-cell>
          <table:table-cell office:value-type="float" office:value="0.0000000000322588" calcext:value-type="float">
            <text:p>3.23E-11</text:p>
          </table:table-cell>
          <table:table-cell table:formula="of:=[.B80]/(0.000000000008854*[.$B$12])" office:value-type="float" office:value="0.0979513452239037" calcext:value-type="float">
            <text:p>0.097951345223904</text:p>
          </table:table-cell>
          <table:table-cell table:formula="of:=0.1/(SQRT(1+2*0.1*[.A80]/0.951626293239012 ))" office:value-type="float" office:value="0.0979557427445329" calcext:value-type="float">
            <text:p>0.097955742744533</text:p>
          </table:table-cell>
          <table:table-cell/>
          <table:table-cell office:value-type="float" office:value="0.200669" calcext:value-type="float">
            <text:p>0.200669</text:p>
          </table:table-cell>
          <table:table-cell office:value-type="float" office:value="0.000000000541333" calcext:value-type="float">
            <text:p>5.41E-10</text:p>
          </table:table-cell>
          <table:table-cell table:formula="of:=[.G80]/(0.000000000008854*[.$B$12])" office:value-type="float" office:value="1.6437156857692" calcext:value-type="float">
            <text:p>1.6437156857692</text:p>
          </table:table-cell>
          <table:table-cell table:formula="of:=10/(SQRT(1+2*10*[.F80]/0.110742217058824  ))" office:value-type="float" office:value="1.63866751160331" calcext:value-type="float">
            <text:p>1.63866751160331</text:p>
          </table:table-cell>
          <table:table-cell/>
        </table:table-row>
        <table:table-row table:style-name="ro1">
          <table:table-cell office:value-type="float" office:value="0.204013" calcext:value-type="float">
            <text:p>0.204013</text:p>
          </table:table-cell>
          <table:table-cell office:value-type="float" office:value="0.0000000000322513" calcext:value-type="float">
            <text:p>3.23E-11</text:p>
          </table:table-cell>
          <table:table-cell table:formula="of:=[.B81]/(0.000000000008854*[.$B$12])" office:value-type="float" office:value="0.0979285720553673" calcext:value-type="float">
            <text:p>0.097928572055367</text:p>
          </table:table-cell>
          <table:table-cell table:formula="of:=0.1/(SQRT(1+2*0.1*[.A81]/0.951626293239012 ))" office:value-type="float" office:value="0.0979227308873513" calcext:value-type="float">
            <text:p>0.097922730887351</text:p>
          </table:table-cell>
          <table:table-cell/>
          <table:table-cell office:value-type="float" office:value="0.204013" calcext:value-type="float">
            <text:p>0.204013</text:p>
          </table:table-cell>
          <table:table-cell office:value-type="float" office:value="0.000000000538308" calcext:value-type="float">
            <text:p>5.38E-10</text:p>
          </table:table-cell>
          <table:table-cell table:formula="of:=[.G81]/(0.000000000008854*[.$B$12])" office:value-type="float" office:value="1.63453050779289" calcext:value-type="float">
            <text:p>1.63453050779289</text:p>
          </table:table-cell>
          <table:table-cell table:formula="of:=10/(SQRT(1+2*10*[.F81]/0.110742217058824  ))" office:value-type="float" office:value="1.62554000333749" calcext:value-type="float">
            <text:p>1.62554000333749</text:p>
          </table:table-cell>
          <table:table-cell/>
        </table:table-row>
        <table:table-row table:style-name="ro1">
          <table:table-cell office:value-type="float" office:value="0.207358" calcext:value-type="float">
            <text:p>0.207358</text:p>
          </table:table-cell>
          <table:table-cell office:value-type="float" office:value="0.0000000000322398" calcext:value-type="float">
            <text:p>3.22E-11</text:p>
          </table:table-cell>
          <table:table-cell table:formula="of:=[.B82]/(0.000000000008854*[.$B$12])" office:value-type="float" office:value="0.097893653196945" calcext:value-type="float">
            <text:p>0.097893653196945</text:p>
          </table:table-cell>
          <table:table-cell table:formula="of:=0.1/(SQRT(1+2*0.1*[.A82]/0.951626293239012 ))" office:value-type="float" office:value="0.0978897425264478" calcext:value-type="float">
            <text:p>0.097889742526448</text:p>
          </table:table-cell>
          <table:table-cell/>
          <table:table-cell office:value-type="float" office:value="0.207358" calcext:value-type="float">
            <text:p>0.207358</text:p>
          </table:table-cell>
          <table:table-cell office:value-type="float" office:value="0.000000000533823" calcext:value-type="float">
            <text:p>5.34E-10</text:p>
          </table:table-cell>
          <table:table-cell table:formula="of:=[.G82]/(0.000000000008854*[.$B$12])" office:value-type="float" office:value="1.62091215300817" calcext:value-type="float">
            <text:p>1.62091215300817</text:p>
          </table:table-cell>
          <table:table-cell table:formula="of:=10/(SQRT(1+2*10*[.F82]/0.110742217058824  ))" office:value-type="float" office:value="1.61271923229207" calcext:value-type="float">
            <text:p>1.61271923229207</text:p>
          </table:table-cell>
          <table:table-cell/>
        </table:table-row>
        <table:table-row table:style-name="ro1">
          <table:table-cell office:value-type="float" office:value="0.210702" calcext:value-type="float">
            <text:p>0.210702</text:p>
          </table:table-cell>
          <table:table-cell office:value-type="float" office:value="0.0000000000322282" calcext:value-type="float">
            <text:p>3.22E-11</text:p>
          </table:table-cell>
          <table:table-cell table:formula="of:=[.B83]/(0.000000000008854*[.$B$12])" office:value-type="float" office:value="0.0978584306962755" calcext:value-type="float">
            <text:p>0.097858430696276</text:p>
          </table:table-cell>
          <table:table-cell table:formula="of:=0.1/(SQRT(1+2*0.1*[.A83]/0.951626293239012 ))" office:value-type="float" office:value="0.0978567973296651" calcext:value-type="float">
            <text:p>0.097856797329665</text:p>
          </table:table-cell>
          <table:table-cell/>
          <table:table-cell office:value-type="float" office:value="0.210702" calcext:value-type="float">
            <text:p>0.210702</text:p>
          </table:table-cell>
          <table:table-cell office:value-type="float" office:value="0.000000000529403" calcext:value-type="float">
            <text:p>5.29E-10</text:p>
          </table:table-cell>
          <table:table-cell table:formula="of:=[.G83]/(0.000000000008854*[.$B$12])" office:value-type="float" office:value="1.6074911656841" calcext:value-type="float">
            <text:p>1.6074911656841</text:p>
          </table:table-cell>
          <table:table-cell table:formula="of:=10/(SQRT(1+2*10*[.F83]/0.110742217058824  ))" office:value-type="float" office:value="1.60020080894242" calcext:value-type="float">
            <text:p>1.60020080894242</text:p>
          </table:table-cell>
          <table:table-cell/>
        </table:table-row>
        <table:table-row table:style-name="ro1">
          <table:table-cell office:value-type="float" office:value="0.214047" calcext:value-type="float">
            <text:p>0.214047</text:p>
          </table:table-cell>
          <table:table-cell office:value-type="float" office:value="0.0000000000322165" calcext:value-type="float">
            <text:p>3.22E-11</text:p>
          </table:table-cell>
          <table:table-cell table:formula="of:=[.B84]/(0.000000000008854*[.$B$12])" office:value-type="float" office:value="0.0978229045533588" calcext:value-type="float">
            <text:p>0.097822904553359</text:p>
          </table:table-cell>
          <table:table-cell table:formula="of:=0.1/(SQRT(1+2*0.1*[.A84]/0.951626293239012 ))" office:value-type="float" office:value="0.0978238755369081" calcext:value-type="float">
            <text:p>0.097823875536908</text:p>
          </table:table-cell>
          <table:table-cell/>
          <table:table-cell office:value-type="float" office:value="0.214047" calcext:value-type="float">
            <text:p>0.214047</text:p>
          </table:table-cell>
          <table:table-cell office:value-type="float" office:value="0.000000000525044" calcext:value-type="float">
            <text:p>5.25E-10</text:p>
          </table:table-cell>
          <table:table-cell table:formula="of:=[.G84]/(0.000000000008854*[.$B$12])" office:value-type="float" office:value="1.59425540013079" calcext:value-type="float">
            <text:p>1.59425540013079</text:p>
          </table:table-cell>
          <table:table-cell table:formula="of:=10/(SQRT(1+2*10*[.F84]/0.110742217058824  ))" office:value-type="float" office:value="1.58796583161672" calcext:value-type="float">
            <text:p>1.58796583161672</text:p>
          </table:table-cell>
          <table:table-cell/>
        </table:table-row>
        <table:table-row table:style-name="ro1">
          <table:table-cell office:value-type="float" office:value="0.217391" calcext:value-type="float">
            <text:p>0.217391</text:p>
          </table:table-cell>
          <table:table-cell office:value-type="float" office:value="0.0000000000322048" calcext:value-type="float">
            <text:p>3.22E-11</text:p>
          </table:table-cell>
          <table:table-cell table:formula="of:=[.B85]/(0.000000000008854*[.$B$12])" office:value-type="float" office:value="0.0977873784104422" calcext:value-type="float">
            <text:p>0.097787378410442</text:p>
          </table:table-cell>
          <table:table-cell table:formula="of:=0.1/(SQRT(1+2*0.1*[.A85]/0.951626293239012 ))" office:value-type="float" office:value="0.0977909967764819" calcext:value-type="float">
            <text:p>0.097790996776482</text:p>
          </table:table-cell>
          <table:table-cell/>
          <table:table-cell office:value-type="float" office:value="0.217391" calcext:value-type="float">
            <text:p>0.217391</text:p>
          </table:table-cell>
          <table:table-cell office:value-type="float" office:value="0.000000000520747" calcext:value-type="float">
            <text:p>5.21E-10</text:p>
          </table:table-cell>
          <table:table-cell table:formula="of:=[.G85]/(0.000000000008854*[.$B$12])" office:value-type="float" office:value="1.58120789277072" calcext:value-type="float">
            <text:p>1.58120789277072</text:p>
          </table:table-cell>
          <table:table-cell table:formula="of:=10/(SQRT(1+2*10*[.F85]/0.110742217058824  ))" office:value-type="float" office:value="1.57601080708246" calcext:value-type="float">
            <text:p>1.57601080708246</text:p>
          </table:table-cell>
          <table:table-cell/>
        </table:table-row>
        <table:table-row table:style-name="ro1">
          <table:table-cell office:value-type="float" office:value="0.220736" calcext:value-type="float">
            <text:p>0.220736</text:p>
          </table:table-cell>
          <table:table-cell office:value-type="float" office:value="0.0000000000321968" calcext:value-type="float">
            <text:p>3.22E-11</text:p>
          </table:table-cell>
          <table:table-cell table:formula="of:=[.B86]/(0.000000000008854*[.$B$12])" office:value-type="float" office:value="0.0977630870306701" calcext:value-type="float">
            <text:p>0.09776308703067</text:p>
          </table:table-cell>
          <table:table-cell table:formula="of:=0.1/(SQRT(1+2*0.1*[.A86]/0.951626293239012 ))" office:value-type="float" office:value="0.0977581413282893" calcext:value-type="float">
            <text:p>0.097758141328289</text:p>
          </table:table-cell>
          <table:table-cell/>
          <table:table-cell office:value-type="float" office:value="0.220736" calcext:value-type="float">
            <text:p>0.220736</text:p>
          </table:table-cell>
          <table:table-cell office:value-type="float" office:value="0.000000000517915" calcext:value-type="float">
            <text:p>5.18E-10</text:p>
          </table:table-cell>
          <table:table-cell table:formula="of:=[.G86]/(0.000000000008854*[.$B$12])" office:value-type="float" office:value="1.57260874433141" calcext:value-type="float">
            <text:p>1.57260874433141</text:p>
          </table:table-cell>
          <table:table-cell table:formula="of:=10/(SQRT(1+2*10*[.F86]/0.110742217058824  ))" office:value-type="float" office:value="1.56431833376227" calcext:value-type="float">
            <text:p>1.56431833376227</text:p>
          </table:table-cell>
          <table:table-cell/>
        </table:table-row>
        <table:table-row table:style-name="ro1">
          <table:table-cell office:value-type="float" office:value="0.22408" calcext:value-type="float">
            <text:p>0.22408</text:p>
          </table:table-cell>
          <table:table-cell office:value-type="float" office:value="0.0000000000321848" calcext:value-type="float">
            <text:p>3.22E-11</text:p>
          </table:table-cell>
          <table:table-cell table:formula="of:=[.B87]/(0.000000000008854*[.$B$12])" office:value-type="float" office:value="0.097726649961012" calcext:value-type="float">
            <text:p>0.097726649961012</text:p>
          </table:table-cell>
          <table:table-cell table:formula="of:=0.1/(SQRT(1+2*0.1*[.A87]/0.951626293239012 ))" office:value-type="float" office:value="0.0977253287812298" calcext:value-type="float">
            <text:p>0.09772532878123</text:p>
          </table:table-cell>
          <table:table-cell/>
          <table:table-cell office:value-type="float" office:value="0.22408" calcext:value-type="float">
            <text:p>0.22408</text:p>
          </table:table-cell>
          <table:table-cell office:value-type="float" office:value="0.000000000513716" calcext:value-type="float">
            <text:p>5.14E-10</text:p>
          </table:table-cell>
          <table:table-cell table:formula="of:=[.G87]/(0.000000000008854*[.$B$12])" office:value-type="float" office:value="1.55985880637354" calcext:value-type="float">
            <text:p>1.55985880637354</text:p>
          </table:table-cell>
          <table:table-cell table:formula="of:=10/(SQRT(1+2*10*[.F87]/0.110742217058824  ))" office:value-type="float" office:value="1.55288567964977" calcext:value-type="float">
            <text:p>1.55288567964977</text:p>
          </table:table-cell>
          <table:table-cell/>
        </table:table-row>
        <table:table-row table:style-name="ro1">
          <table:table-cell office:value-type="float" office:value="0.227425" calcext:value-type="float">
            <text:p>0.227425</text:p>
          </table:table-cell>
          <table:table-cell office:value-type="float" office:value="0.0000000000321727" calcext:value-type="float">
            <text:p>3.22E-11</text:p>
          </table:table-cell>
          <table:table-cell table:formula="of:=[.B88]/(0.000000000008854*[.$B$12])" office:value-type="float" office:value="0.0976899092491067" calcext:value-type="float">
            <text:p>0.097689909249107</text:p>
          </table:table-cell>
          <table:table-cell table:formula="of:=0.1/(SQRT(1+2*0.1*[.A88]/0.951626293239012 ))" office:value-type="float" office:value="0.0976925394550694" calcext:value-type="float">
            <text:p>0.097692539455069</text:p>
          </table:table-cell>
          <table:table-cell/>
          <table:table-cell office:value-type="float" office:value="0.227425" calcext:value-type="float">
            <text:p>0.227425</text:p>
          </table:table-cell>
          <table:table-cell office:value-type="float" office:value="0.000000000509573" calcext:value-type="float">
            <text:p>5.10E-10</text:p>
          </table:table-cell>
          <table:table-cell table:formula="of:=[.G88]/(0.000000000008854*[.$B$12])" office:value-type="float" office:value="1.54727890807408" calcext:value-type="float">
            <text:p>1.54727890807408</text:p>
          </table:table-cell>
          <table:table-cell table:formula="of:=10/(SQRT(1+2*10*[.F88]/0.110742217058824  ))" office:value-type="float" office:value="1.54169677066626" calcext:value-type="float">
            <text:p>1.54169677066626</text:p>
          </table:table-cell>
          <table:table-cell/>
        </table:table-row>
        <table:table-row table:style-name="ro1">
          <table:table-cell office:value-type="float" office:value="0.230769" calcext:value-type="float">
            <text:p>0.230769</text:p>
          </table:table-cell>
          <table:table-cell office:value-type="float" office:value="0.0000000000321646" calcext:value-type="float">
            <text:p>3.22E-11</text:p>
          </table:table-cell>
          <table:table-cell table:formula="of:=[.B89]/(0.000000000008854*[.$B$12])" office:value-type="float" office:value="0.0976653142270875" calcext:value-type="float">
            <text:p>0.097665314227088</text:p>
          </table:table-cell>
          <table:table-cell table:formula="of:=0.1/(SQRT(1+2*0.1*[.A89]/0.951626293239012 ))" office:value-type="float" office:value="0.0976597928994334" calcext:value-type="float">
            <text:p>0.097659792899434</text:p>
          </table:table-cell>
          <table:table-cell/>
          <table:table-cell office:value-type="float" office:value="0.230769" calcext:value-type="float">
            <text:p>0.230769</text:p>
          </table:table-cell>
          <table:table-cell office:value-type="float" office:value="0.000000000506843" calcext:value-type="float">
            <text:p>5.07E-10</text:p>
          </table:table-cell>
          <table:table-cell table:formula="of:=[.G89]/(0.000000000008854*[.$B$12])" office:value-type="float" office:value="1.53898947472687" calcext:value-type="float">
            <text:p>1.53898947472687</text:p>
          </table:table-cell>
          <table:table-cell table:formula="of:=10/(SQRT(1+2*10*[.F89]/0.110742217058824  ))" office:value-type="float" office:value="1.53074952305256" calcext:value-type="float">
            <text:p>1.53074952305256</text:p>
          </table:table-cell>
          <table:table-cell/>
        </table:table-row>
        <table:table-row table:style-name="ro1">
          <table:table-cell office:value-type="float" office:value="0.234114" calcext:value-type="float">
            <text:p>0.234114</text:p>
          </table:table-cell>
          <table:table-cell office:value-type="float" office:value="0.0000000000321523" calcext:value-type="float">
            <text:p>3.22E-11</text:p>
          </table:table-cell>
          <table:table-cell table:formula="of:=[.B90]/(0.000000000008854*[.$B$12])" office:value-type="float" office:value="0.0976279662306879" calcext:value-type="float">
            <text:p>0.097627966230688</text:p>
          </table:table-cell>
          <table:table-cell table:formula="of:=0.1/(SQRT(1+2*0.1*[.A90]/0.951626293239012 ))" office:value-type="float" office:value="0.0976270694738165" calcext:value-type="float">
            <text:p>0.097627069473817</text:p>
          </table:table-cell>
          <table:table-cell/>
          <table:table-cell office:value-type="float" office:value="0.234114" calcext:value-type="float">
            <text:p>0.234114</text:p>
          </table:table-cell>
          <table:table-cell office:value-type="float" office:value="0.000000000502793" calcext:value-type="float">
            <text:p>5.03E-10</text:p>
          </table:table-cell>
          <table:table-cell table:formula="of:=[.G90]/(0.000000000008854*[.$B$12])" office:value-type="float" office:value="1.52669196371726" calcext:value-type="float">
            <text:p>1.52669196371726</text:p>
          </table:table-cell>
          <table:table-cell table:formula="of:=10/(SQRT(1+2*10*[.F90]/0.110742217058824  ))" office:value-type="float" office:value="1.52002904246224" calcext:value-type="float">
            <text:p>1.52002904246224</text:p>
          </table:table-cell>
          <table:table-cell/>
        </table:table-row>
        <table:table-row table:style-name="ro1">
          <table:table-cell office:value-type="float" office:value="0.237458" calcext:value-type="float">
            <text:p>0.237458</text:p>
          </table:table-cell>
          <table:table-cell office:value-type="float" office:value="0.0000000000321399" calcext:value-type="float">
            <text:p>3.21E-11</text:p>
          </table:table-cell>
          <table:table-cell table:formula="of:=[.B91]/(0.000000000008854*[.$B$12])" office:value-type="float" office:value="0.0975903145920413" calcext:value-type="float">
            <text:p>0.097590314592041</text:p>
          </table:table-cell>
          <table:table-cell table:formula="of:=0.1/(SQRT(1+2*0.1*[.A91]/0.951626293239012 ))" office:value-type="float" office:value="0.097594388688701" calcext:value-type="float">
            <text:p>0.097594388688701</text:p>
          </table:table-cell>
          <table:table-cell/>
          <table:table-cell office:value-type="float" office:value="0.237458" calcext:value-type="float">
            <text:p>0.237458</text:p>
          </table:table-cell>
          <table:table-cell office:value-type="float" office:value="0.000000000498796" calcext:value-type="float">
            <text:p>4.99E-10</text:p>
          </table:table-cell>
          <table:table-cell table:formula="of:=[.G91]/(0.000000000008854*[.$B$12])" office:value-type="float" office:value="1.51455538309864" calcext:value-type="float">
            <text:p>1.51455538309864</text:p>
          </table:table-cell>
          <table:table-cell table:formula="of:=10/(SQRT(1+2*10*[.F91]/0.110742217058824  ))" office:value-type="float" office:value="1.50953379846464" calcext:value-type="float">
            <text:p>1.50953379846464</text:p>
          </table:table-cell>
          <table:table-cell/>
        </table:table-row>
        <table:table-row table:style-name="ro1">
          <table:table-cell office:value-type="float" office:value="0.240803" calcext:value-type="float">
            <text:p>0.240803</text:p>
          </table:table-cell>
          <table:table-cell office:value-type="float" office:value="0.0000000000321316" calcext:value-type="float">
            <text:p>3.21E-11</text:p>
          </table:table-cell>
          <table:table-cell table:formula="of:=[.B92]/(0.000000000008854*[.$B$12])" office:value-type="float" office:value="0.0975651122855277" calcext:value-type="float">
            <text:p>0.097565112285528</text:p>
          </table:table-cell>
          <table:table-cell table:formula="of:=0.1/(SQRT(1+2*0.1*[.A92]/0.951626293239012 ))" office:value-type="float" office:value="0.0975617309431763" calcext:value-type="float">
            <text:p>0.097561730943176</text:p>
          </table:table-cell>
          <table:table-cell/>
          <table:table-cell office:value-type="float" office:value="0.240803" calcext:value-type="float">
            <text:p>0.240803</text:p>
          </table:table-cell>
          <table:table-cell office:value-type="float" office:value="0.000000000496161" calcext:value-type="float">
            <text:p>4.96E-10</text:p>
          </table:table-cell>
          <table:table-cell table:formula="of:=[.G92]/(0.000000000008854*[.$B$12])" office:value-type="float" office:value="1.50655440988621" calcext:value-type="float">
            <text:p>1.50655440988621</text:p>
          </table:table-cell>
          <table:table-cell table:formula="of:=10/(SQRT(1+2*10*[.F92]/0.110742217058824  ))" office:value-type="float" office:value="1.49924994931043" calcext:value-type="float">
            <text:p>1.49924994931043</text:p>
          </table:table-cell>
          <table:table-cell/>
        </table:table-row>
        <table:table-row table:style-name="ro1">
          <table:table-cell office:value-type="float" office:value="0.244147" calcext:value-type="float">
            <text:p>0.244147</text:p>
          </table:table-cell>
          <table:table-cell office:value-type="float" office:value="0.0000000000321189" calcext:value-type="float">
            <text:p>3.21E-11</text:p>
          </table:table-cell>
          <table:table-cell table:formula="of:=[.B93]/(0.000000000008854*[.$B$12])" office:value-type="float" office:value="0.0975265497201396" calcext:value-type="float">
            <text:p>0.09752654972014</text:p>
          </table:table-cell>
          <table:table-cell table:formula="of:=0.1/(SQRT(1+2*0.1*[.A93]/0.951626293239012 ))" office:value-type="float" office:value="0.0975291157087118" calcext:value-type="float">
            <text:p>0.097529115708712</text:p>
          </table:table-cell>
          <table:table-cell/>
          <table:table-cell office:value-type="float" office:value="0.244147" calcext:value-type="float">
            <text:p>0.244147</text:p>
          </table:table-cell>
          <table:table-cell office:value-type="float" office:value="0.000000000492251" calcext:value-type="float">
            <text:p>4.92E-10</text:p>
          </table:table-cell>
          <table:table-cell table:formula="of:=[.G93]/(0.000000000008854*[.$B$12])" office:value-type="float" office:value="1.49468199802261" calcext:value-type="float">
            <text:p>1.49468199802261</text:p>
          </table:table-cell>
          <table:table-cell table:formula="of:=10/(SQRT(1+2*10*[.F93]/0.110742217058824  ))" office:value-type="float" office:value="1.48917643782567" calcext:value-type="float">
            <text:p>1.48917643782567</text:p>
          </table:table-cell>
          <table:table-cell/>
        </table:table-row>
        <table:table-row table:style-name="ro1">
          <table:table-cell office:value-type="float" office:value="0.247492" calcext:value-type="float">
            <text:p>0.247492</text:p>
          </table:table-cell>
          <table:table-cell office:value-type="float" office:value="0.0000000000321105" calcext:value-type="float">
            <text:p>3.21E-11</text:p>
          </table:table-cell>
          <table:table-cell table:formula="of:=[.B94]/(0.000000000008854*[.$B$12])" office:value-type="float" office:value="0.0975010437713789" calcext:value-type="float">
            <text:p>0.097501043771379</text:p>
          </table:table-cell>
          <table:table-cell table:formula="of:=0.1/(SQRT(1+2*0.1*[.A94]/0.951626293239012 ))" office:value-type="float" office:value="0.0974965234238591" calcext:value-type="float">
            <text:p>0.097496523423859</text:p>
          </table:table-cell>
          <table:table-cell/>
          <table:table-cell office:value-type="float" office:value="0.247492" calcext:value-type="float">
            <text:p>0.247492</text:p>
          </table:table-cell>
          <table:table-cell office:value-type="float" office:value="0.000000000489672" calcext:value-type="float">
            <text:p>4.90E-10</text:p>
          </table:table-cell>
          <table:table-cell table:formula="of:=[.G94]/(0.000000000008854*[.$B$12])" office:value-type="float" office:value="1.48685106446859" calcext:value-type="float">
            <text:p>1.48685106446859</text:p>
          </table:table-cell>
          <table:table-cell table:formula="of:=10/(SQRT(1+2*10*[.F94]/0.110742217058824  ))" office:value-type="float" office:value="1.47930036496243" calcext:value-type="float">
            <text:p>1.47930036496243</text:p>
          </table:table-cell>
          <table:table-cell/>
        </table:table-row>
        <table:table-row table:style-name="ro1">
          <table:table-cell office:value-type="float" office:value="0.250836" calcext:value-type="float">
            <text:p>0.250836</text:p>
          </table:table-cell>
          <table:table-cell office:value-type="float" office:value="0.0000000000320977" calcext:value-type="float">
            <text:p>3.21E-11</text:p>
          </table:table-cell>
          <table:table-cell table:formula="of:=[.B95]/(0.000000000008854*[.$B$12])" office:value-type="float" office:value="0.0974621775637436" calcext:value-type="float">
            <text:p>0.097462177563744</text:p>
          </table:table-cell>
          <table:table-cell table:formula="of:=0.1/(SQRT(1+2*0.1*[.A95]/0.951626293239012 ))" office:value-type="float" office:value="0.0974639735212041" calcext:value-type="float">
            <text:p>0.097463973521204</text:p>
          </table:table-cell>
          <table:table-cell/>
          <table:table-cell office:value-type="float" office:value="0.250836" calcext:value-type="float">
            <text:p>0.250836</text:p>
          </table:table-cell>
          <table:table-cell office:value-type="float" office:value="0.000000000485846" calcext:value-type="float">
            <text:p>4.86E-10</text:p>
          </table:table-cell>
          <table:table-cell table:formula="of:=[.G95]/(0.000000000008854*[.$B$12])" office:value-type="float" office:value="1.4752337120926" calcext:value-type="float">
            <text:p>1.4752337120926</text:p>
          </table:table-cell>
          <table:table-cell table:formula="of:=10/(SQRT(1+2*10*[.F95]/0.110742217058824  ))" office:value-type="float" office:value="1.46962107899859" calcext:value-type="float">
            <text:p>1.46962107899859</text:p>
          </table:table-cell>
          <table:table-cell/>
        </table:table-row>
        <table:table-row table:style-name="ro1">
          <table:table-cell office:value-type="float" office:value="0.254181" calcext:value-type="float">
            <text:p>0.254181</text:p>
          </table:table-cell>
          <table:table-cell office:value-type="float" office:value="0.0000000000320891" calcext:value-type="float">
            <text:p>3.21E-11</text:p>
          </table:table-cell>
          <table:table-cell table:formula="of:=[.B96]/(0.000000000008854*[.$B$12])" office:value-type="float" office:value="0.0974360643304886" calcext:value-type="float">
            <text:p>0.097436064330489</text:p>
          </table:table-cell>
          <table:table-cell table:formula="of:=0.1/(SQRT(1+2*0.1*[.A96]/0.951626293239012 ))" office:value-type="float" office:value="0.0974314464786279" calcext:value-type="float">
            <text:p>0.097431446478628</text:p>
          </table:table-cell>
          <table:table-cell/>
          <table:table-cell office:value-type="float" office:value="0.254181" calcext:value-type="float">
            <text:p>0.254181</text:p>
          </table:table-cell>
          <table:table-cell office:value-type="float" office:value="0.000000000483322" calcext:value-type="float">
            <text:p>4.83E-10</text:p>
          </table:table-cell>
          <table:table-cell table:formula="of:=[.G96]/(0.000000000008854*[.$B$12])" office:value-type="float" office:value="1.46756978177451" calcext:value-type="float">
            <text:p>1.46756978177451</text:p>
          </table:table-cell>
          <table:table-cell table:formula="of:=10/(SQRT(1+2*10*[.F96]/0.110742217058824  ))" office:value-type="float" office:value="1.46012652817369" calcext:value-type="float">
            <text:p>1.46012652817369</text:p>
          </table:table-cell>
          <table:table-cell/>
        </table:table-row>
        <table:table-row table:style-name="ro1">
          <table:table-cell office:value-type="float" office:value="0.257525" calcext:value-type="float">
            <text:p>0.257525</text:p>
          </table:table-cell>
          <table:table-cell office:value-type="float" office:value="0.000000000032076" calcext:value-type="float">
            <text:p>3.21E-11</text:p>
          </table:table-cell>
          <table:table-cell table:formula="of:=[.B97]/(0.000000000008854*[.$B$12])" office:value-type="float" office:value="0.0973962871961118" calcext:value-type="float">
            <text:p>0.097396287196112</text:p>
          </table:table-cell>
          <table:table-cell table:formula="of:=0.1/(SQRT(1+2*0.1*[.A97]/0.951626293239012 ))" office:value-type="float" office:value="0.0973989616899623" calcext:value-type="float">
            <text:p>0.097398961689962</text:p>
          </table:table-cell>
          <table:table-cell/>
          <table:table-cell office:value-type="float" office:value="0.257525" calcext:value-type="float">
            <text:p>0.257525</text:p>
          </table:table-cell>
          <table:table-cell office:value-type="float" office:value="0.000000000479576" calcext:value-type="float">
            <text:p>4.80E-10</text:p>
          </table:table-cell>
          <table:table-cell table:formula="of:=[.G97]/(0.000000000008854*[.$B$12])" office:value-type="float" office:value="1.45619534319624" calcext:value-type="float">
            <text:p>1.45619534319624</text:p>
          </table:table-cell>
          <table:table-cell table:formula="of:=10/(SQRT(1+2*10*[.F97]/0.110742217058824  ))" office:value-type="float" office:value="1.45081640859597" calcext:value-type="float">
            <text:p>1.45081640859597</text:p>
          </table:table-cell>
          <table:table-cell/>
        </table:table-row>
        <table:table-row table:style-name="ro1">
          <table:table-cell office:value-type="float" office:value="0.26087" calcext:value-type="float">
            <text:p>0.26087</text:p>
          </table:table-cell>
          <table:table-cell office:value-type="float" office:value="0.0000000000320673" calcext:value-type="float">
            <text:p>3.21E-11</text:p>
          </table:table-cell>
          <table:table-cell table:formula="of:=[.B98]/(0.000000000008854*[.$B$12])" office:value-type="float" office:value="0.0973698703206097" calcext:value-type="float">
            <text:p>0.09736987032061</text:p>
          </table:table-cell>
          <table:table-cell table:formula="of:=0.1/(SQRT(1+2*0.1*[.A98]/0.951626293239012 ))" office:value-type="float" office:value="0.0973664996722859" calcext:value-type="float">
            <text:p>0.097366499672286</text:p>
          </table:table-cell>
          <table:table-cell/>
          <table:table-cell office:value-type="float" office:value="0.26087" calcext:value-type="float">
            <text:p>0.26087</text:p>
          </table:table-cell>
          <table:table-cell office:value-type="float" office:value="0.000000000477105" calcext:value-type="float">
            <text:p>4.77E-10</text:p>
          </table:table-cell>
          <table:table-cell table:formula="of:=[.G98]/(0.000000000008854*[.$B$12])" office:value-type="float" office:value="1.44869234326914" calcext:value-type="float">
            <text:p>1.44869234326914</text:p>
          </table:table-cell>
          <table:table-cell table:formula="of:=10/(SQRT(1+2*10*[.F98]/0.110742217058824  ))" office:value-type="float" office:value="1.44167943260488" calcext:value-type="float">
            <text:p>1.44167943260488</text:p>
          </table:table-cell>
          <table:table-cell/>
        </table:table-row>
        <table:table-row table:style-name="ro1">
          <table:table-cell office:value-type="float" office:value="0.264214" calcext:value-type="float">
            <text:p>0.264214</text:p>
          </table:table-cell>
          <table:table-cell office:value-type="float" office:value="0.0000000000320541" calcext:value-type="float">
            <text:p>3.21E-11</text:p>
          </table:table-cell>
          <table:table-cell table:formula="of:=[.B99]/(0.000000000008854*[.$B$12])" office:value-type="float" office:value="0.0973297895439858" calcext:value-type="float">
            <text:p>0.097329789543986</text:p>
          </table:table-cell>
          <table:table-cell table:formula="of:=0.1/(SQRT(1+2*0.1*[.A99]/0.951626293239012 ))" office:value-type="float" office:value="0.0973340797808049" calcext:value-type="float">
            <text:p>0.097334079780805</text:p>
          </table:table-cell>
          <table:table-cell/>
          <table:table-cell office:value-type="float" office:value="0.264214" calcext:value-type="float">
            <text:p>0.264214</text:p>
          </table:table-cell>
          <table:table-cell office:value-type="float" office:value="0.000000000473436" calcext:value-type="float">
            <text:p>4.73E-10</text:p>
          </table:table-cell>
          <table:table-cell table:formula="of:=[.G99]/(0.000000000008854*[.$B$12])" office:value-type="float" office:value="1.43755170922118" calcext:value-type="float">
            <text:p>1.43755170922118</text:p>
          </table:table-cell>
          <table:table-cell table:formula="of:=10/(SQRT(1+2*10*[.F99]/0.110742217058824  ))" office:value-type="float" office:value="1.43271559500913" calcext:value-type="float">
            <text:p>1.43271559500913</text:p>
          </table:table-cell>
          <table:table-cell/>
        </table:table-row>
        <table:table-row table:style-name="ro1">
          <table:table-cell office:value-type="float" office:value="0.267559" calcext:value-type="float">
            <text:p>0.267559</text:p>
          </table:table-cell>
          <table:table-cell office:value-type="float" office:value="0.0000000000320452" calcext:value-type="float">
            <text:p>3.20E-11</text:p>
          </table:table-cell>
          <table:table-cell table:formula="of:=[.B100]/(0.000000000008854*[.$B$12])" office:value-type="float" office:value="0.0973027653839894" calcext:value-type="float">
            <text:p>0.097302765383989</text:p>
          </table:table-cell>
          <table:table-cell table:formula="of:=0.1/(SQRT(1+2*0.1*[.A100]/0.951626293239012 ))" office:value-type="float" office:value="0.0973016825716643" calcext:value-type="float">
            <text:p>0.097301682571664</text:p>
          </table:table-cell>
          <table:table-cell/>
          <table:table-cell office:value-type="float" office:value="0.267559" calcext:value-type="float">
            <text:p>0.267559</text:p>
          </table:table-cell>
          <table:table-cell office:value-type="float" office:value="0.000000000471016" calcext:value-type="float">
            <text:p>4.71E-10</text:p>
          </table:table-cell>
          <table:table-cell table:formula="of:=[.G100]/(0.000000000008854*[.$B$12])" office:value-type="float" office:value="1.43020356684012" calcext:value-type="float">
            <text:p>1.43020356684012</text:p>
          </table:table-cell>
          <table:table-cell table:formula="of:=10/(SQRT(1+2*10*[.F100]/0.110742217058824  ))" office:value-type="float" office:value="1.42391429943214" calcext:value-type="float">
            <text:p>1.42391429943214</text:p>
          </table:table-cell>
          <table:table-cell/>
        </table:table-row>
        <table:table-row table:style-name="ro1">
          <table:table-cell office:value-type="float" office:value="0.270903" calcext:value-type="float">
            <text:p>0.270903</text:p>
          </table:table-cell>
          <table:table-cell office:value-type="float" office:value="0.0000000000320362" calcext:value-type="float">
            <text:p>3.20E-11</text:p>
          </table:table-cell>
          <table:table-cell table:formula="of:=[.B101]/(0.000000000008854*[.$B$12])" office:value-type="float" office:value="0.0972754375817458" calcext:value-type="float">
            <text:p>0.097275437581746</text:p>
          </table:table-cell>
          <table:table-cell table:formula="of:=0.1/(SQRT(1+2*0.1*[.A101]/0.951626293239012 ))" office:value-type="float" office:value="0.0972693273615724" calcext:value-type="float">
            <text:p>0.097269327361572</text:p>
          </table:table-cell>
          <table:table-cell/>
          <table:table-cell office:value-type="float" office:value="0.270903" calcext:value-type="float">
            <text:p>0.270903</text:p>
          </table:table-cell>
          <table:table-cell office:value-type="float" office:value="0.000000000468615" calcext:value-type="float">
            <text:p>4.69E-10</text:p>
          </table:table-cell>
          <table:table-cell table:formula="of:=[.G101]/(0.000000000008854*[.$B$12])" office:value-type="float" office:value="1.42291311648603" calcext:value-type="float">
            <text:p>1.42291311648603</text:p>
          </table:table-cell>
          <table:table-cell table:formula="of:=10/(SQRT(1+2*10*[.F101]/0.110742217058824  ))" office:value-type="float" office:value="1.4152757973639" calcext:value-type="float">
            <text:p>1.4152757973639</text:p>
          </table:table-cell>
          <table:table-cell/>
        </table:table-row>
        <table:table-row table:style-name="ro1">
          <table:table-cell office:value-type="float" office:value="0.274247" calcext:value-type="float">
            <text:p>0.274247</text:p>
          </table:table-cell>
          <table:table-cell office:value-type="float" office:value="0.0000000000320227" calcext:value-type="float">
            <text:p>3.20E-11</text:p>
          </table:table-cell>
          <table:table-cell table:formula="of:=[.B102]/(0.000000000008854*[.$B$12])" office:value-type="float" office:value="0.0972344458783804" calcext:value-type="float">
            <text:p>0.097234445878381</text:p>
          </table:table-cell>
          <table:table-cell table:formula="of:=0.1/(SQRT(1+2*0.1*[.A102]/0.951626293239012 ))" office:value-type="float" office:value="0.0972370044067466" calcext:value-type="float">
            <text:p>0.097237004406747</text:p>
          </table:table-cell>
          <table:table-cell/>
          <table:table-cell office:value-type="float" office:value="0.274247" calcext:value-type="float">
            <text:p>0.274247</text:p>
          </table:table-cell>
          <table:table-cell office:value-type="float" office:value="0.000000000465051" calcext:value-type="float">
            <text:p>4.65E-10</text:p>
          </table:table-cell>
          <table:table-cell table:formula="of:=[.G102]/(0.000000000008854*[.$B$12])" office:value-type="float" office:value="1.41209130679757" calcext:value-type="float">
            <text:p>1.41209130679757</text:p>
          </table:table-cell>
          <table:table-cell table:formula="of:=10/(SQRT(1+2*10*[.F102]/0.110742217058824  ))" office:value-type="float" office:value="1.40679263379507" calcext:value-type="float">
            <text:p>1.40679263379507</text:p>
          </table:table-cell>
          <table:table-cell/>
        </table:table-row>
        <table:table-row table:style-name="ro1">
          <table:table-cell office:value-type="float" office:value="0.277592" calcext:value-type="float">
            <text:p>0.277592</text:p>
          </table:table-cell>
          <table:table-cell office:value-type="float" office:value="0.0000000000320136" calcext:value-type="float">
            <text:p>3.20E-11</text:p>
          </table:table-cell>
          <table:table-cell table:formula="of:=[.B103]/(0.000000000008854*[.$B$12])" office:value-type="float" office:value="0.0972068144338897" calcext:value-type="float">
            <text:p>0.09720681443389</text:p>
          </table:table-cell>
          <table:table-cell table:formula="of:=0.1/(SQRT(1+2*0.1*[.A103]/0.951626293239012 ))" office:value-type="float" office:value="0.097204704002115" calcext:value-type="float">
            <text:p>0.097204704002115</text:p>
          </table:table-cell>
          <table:table-cell/>
          <table:table-cell office:value-type="float" office:value="0.277592" calcext:value-type="float">
            <text:p>0.277592</text:p>
          </table:table-cell>
          <table:table-cell office:value-type="float" office:value="0.000000000462699" calcext:value-type="float">
            <text:p>4.63E-10</text:p>
          </table:table-cell>
          <table:table-cell table:formula="of:=[.G103]/(0.000000000008854*[.$B$12])" office:value-type="float" office:value="1.40494964114459" calcext:value-type="float">
            <text:p>1.40494964114459</text:p>
          </table:table-cell>
          <table:table-cell table:formula="of:=10/(SQRT(1+2*10*[.F103]/0.110742217058824  ))" office:value-type="float" office:value="1.39845773867168" calcext:value-type="float">
            <text:p>1.39845773867168</text:p>
          </table:table-cell>
          <table:table-cell/>
        </table:table-row>
        <table:table-row table:style-name="ro1">
          <table:table-cell office:value-type="float" office:value="0.280936" calcext:value-type="float">
            <text:p>0.280936</text:p>
          </table:table-cell>
          <table:table-cell office:value-type="float" office:value="0.0000000000320045" calcext:value-type="float">
            <text:p>3.20E-11</text:p>
          </table:table-cell>
          <table:table-cell table:formula="of:=[.B104]/(0.000000000008854*[.$B$12])" office:value-type="float" office:value="0.097179182989399" calcext:value-type="float">
            <text:p>0.097179182989399</text:p>
          </table:table-cell>
          <table:table-cell table:formula="of:=0.1/(SQRT(1+2*0.1*[.A104]/0.951626293239012 ))" office:value-type="float" office:value="0.0971724454068802" calcext:value-type="float">
            <text:p>0.09717244540688</text:p>
          </table:table-cell>
          <table:table-cell/>
          <table:table-cell office:value-type="float" office:value="0.280936" calcext:value-type="float">
            <text:p>0.280936</text:p>
          </table:table-cell>
          <table:table-cell office:value-type="float" office:value="0.000000000460365" calcext:value-type="float">
            <text:p>4.60E-10</text:p>
          </table:table-cell>
          <table:table-cell table:formula="of:=[.G104]/(0.000000000008854*[.$B$12])" office:value-type="float" office:value="1.39786263109609" calcext:value-type="float">
            <text:p>1.39786263109609</text:p>
          </table:table-cell>
          <table:table-cell table:formula="of:=10/(SQRT(1+2*10*[.F104]/0.110742217058824  ))" office:value-type="float" office:value="1.39027168252281" calcext:value-type="float">
            <text:p>1.39027168252281</text:p>
          </table:table-cell>
          <table:table-cell/>
        </table:table-row>
        <table:table-row table:style-name="ro1">
          <table:table-cell office:value-type="float" office:value="0.284281" calcext:value-type="float">
            <text:p>0.284281</text:p>
          </table:table-cell>
          <table:table-cell office:value-type="float" office:value="0.0000000000319907" calcext:value-type="float">
            <text:p>3.20E-11</text:p>
          </table:table-cell>
          <table:table-cell table:formula="of:=[.B105]/(0.000000000008854*[.$B$12])" office:value-type="float" office:value="0.0971372803592922" calcext:value-type="float">
            <text:p>0.097137280359292</text:p>
          </table:table-cell>
          <table:table-cell table:formula="of:=0.1/(SQRT(1+2*0.1*[.A105]/0.951626293239012 ))" office:value-type="float" office:value="0.0971402092742808" calcext:value-type="float">
            <text:p>0.097140209274281</text:p>
          </table:table-cell>
          <table:table-cell/>
          <table:table-cell office:value-type="float" office:value="0.284281" calcext:value-type="float">
            <text:p>0.284281</text:p>
          </table:table-cell>
          <table:table-cell office:value-type="float" office:value="0.0000000004569" calcext:value-type="float">
            <text:p>4.57E-10</text:p>
          </table:table-cell>
          <table:table-cell table:formula="of:=[.G105]/(0.000000000008854*[.$B$12])" office:value-type="float" office:value="1.38734142723231" calcext:value-type="float">
            <text:p>1.38734142723231</text:p>
          </table:table-cell>
          <table:table-cell table:formula="of:=10/(SQRT(1+2*10*[.F105]/0.110742217058824  ))" office:value-type="float" office:value="1.38222533348767" calcext:value-type="float">
            <text:p>1.38222533348767</text:p>
          </table:table-cell>
          <table:table-cell/>
        </table:table-row>
        <table:table-row table:style-name="ro1">
          <table:table-cell office:value-type="float" office:value="0.287625" calcext:value-type="float">
            <text:p>0.287625</text:p>
          </table:table-cell>
          <table:table-cell office:value-type="float" office:value="0.0000000000319814" calcext:value-type="float">
            <text:p>3.20E-11</text:p>
          </table:table-cell>
          <table:table-cell table:formula="of:=[.B106]/(0.000000000008854*[.$B$12])" office:value-type="float" office:value="0.0971090416303071" calcext:value-type="float">
            <text:p>0.097109041630307</text:p>
          </table:table-cell>
          <table:table-cell table:formula="of:=0.1/(SQRT(1+2*0.1*[.A106]/0.951626293239012 ))" office:value-type="float" office:value="0.0971080148253384" calcext:value-type="float">
            <text:p>0.097108014825338</text:p>
          </table:table-cell>
          <table:table-cell/>
          <table:table-cell office:value-type="float" office:value="0.287625" calcext:value-type="float">
            <text:p>0.287625</text:p>
          </table:table-cell>
          <table:table-cell office:value-type="float" office:value="0.000000000454613" calcext:value-type="float">
            <text:p>4.55E-10</text:p>
          </table:table-cell>
          <table:table-cell table:formula="of:=[.G106]/(0.000000000008854*[.$B$12])" office:value-type="float" office:value="1.38039712903997" calcext:value-type="float">
            <text:p>1.38039712903997</text:p>
          </table:table-cell>
          <table:table-cell table:formula="of:=10/(SQRT(1+2*10*[.F106]/0.110742217058824  ))" office:value-type="float" office:value="1.37431943788805" calcext:value-type="float">
            <text:p>1.37431943788805</text:p>
          </table:table-cell>
          <table:table-cell/>
        </table:table-row>
        <table:table-row table:style-name="ro1">
          <table:table-cell office:value-type="float" office:value="0.29097" calcext:value-type="float">
            <text:p>0.29097</text:p>
          </table:table-cell>
          <table:table-cell office:value-type="float" office:value="0.000000000031972" calcext:value-type="float">
            <text:p>3.20E-11</text:p>
          </table:table-cell>
          <table:table-cell table:formula="of:=[.B107]/(0.000000000008854*[.$B$12])" office:value-type="float" office:value="0.0970804992590749" calcext:value-type="float">
            <text:p>0.097080499259075</text:p>
          </table:table-cell>
          <table:table-cell table:formula="of:=0.1/(SQRT(1+2*0.1*[.A107]/0.951626293239012 ))" office:value-type="float" office:value="0.0970758427519038" calcext:value-type="float">
            <text:p>0.097075842751904</text:p>
          </table:table-cell>
          <table:table-cell/>
          <table:table-cell office:value-type="float" office:value="0.29097" calcext:value-type="float">
            <text:p>0.29097</text:p>
          </table:table-cell>
          <table:table-cell office:value-type="float" office:value="0.000000000452343" calcext:value-type="float">
            <text:p>4.52E-10</text:p>
          </table:table-cell>
          <table:table-cell table:formula="of:=[.G107]/(0.000000000008854*[.$B$12])" office:value-type="float" office:value="1.37350445002964" calcext:value-type="float">
            <text:p>1.37350445002964</text:p>
          </table:table-cell>
          <table:table-cell table:formula="of:=10/(SQRT(1+2*10*[.F107]/0.110742217058824  ))" office:value-type="float" office:value="1.36654536203693" calcext:value-type="float">
            <text:p>1.36654536203693</text:p>
          </table:table-cell>
          <table:table-cell/>
        </table:table-row>
        <table:table-row table:style-name="ro1">
          <table:table-cell office:value-type="float" office:value="0.294314" calcext:value-type="float">
            <text:p>0.294314</text:p>
          </table:table-cell>
          <table:table-cell office:value-type="float" office:value="0.0000000000319579" calcext:value-type="float">
            <text:p>3.20E-11</text:p>
          </table:table-cell>
          <table:table-cell table:formula="of:=[.B108]/(0.000000000008854*[.$B$12])" office:value-type="float" office:value="0.0970376857022267" calcext:value-type="float">
            <text:p>0.097037685702227</text:p>
          </table:table-cell>
          <table:table-cell table:formula="of:=0.1/(SQRT(1+2*0.1*[.A108]/0.951626293239012 ))" office:value-type="float" office:value="0.0970437122369435" calcext:value-type="float">
            <text:p>0.097043712236944</text:p>
          </table:table-cell>
          <table:table-cell/>
          <table:table-cell office:value-type="float" office:value="0.294314" calcext:value-type="float">
            <text:p>0.294314</text:p>
          </table:table-cell>
          <table:table-cell office:value-type="float" office:value="0.000000000448973" calcext:value-type="float">
            <text:p>4.49E-10</text:p>
          </table:table-cell>
          <table:table-cell table:formula="of:=[.G108]/(0.000000000008854*[.$B$12])" office:value-type="float" office:value="1.36327170630066" calcext:value-type="float">
            <text:p>1.36327170630066</text:p>
          </table:table-cell>
          <table:table-cell table:formula="of:=10/(SQRT(1+2*10*[.F108]/0.110742217058824  ))" office:value-type="float" office:value="1.3589040032127" calcext:value-type="float">
            <text:p>1.3589040032127</text:p>
          </table:table-cell>
          <table:table-cell/>
        </table:table-row>
        <table:table-row table:style-name="ro1">
          <table:table-cell office:value-type="float" office:value="0.297659" calcext:value-type="float">
            <text:p>0.297659</text:p>
          </table:table-cell>
          <table:table-cell office:value-type="float" office:value="0.0000000000319484" calcext:value-type="float">
            <text:p>3.19E-11</text:p>
          </table:table-cell>
          <table:table-cell table:formula="of:=[.B109]/(0.000000000008854*[.$B$12])" office:value-type="float" office:value="0.0970088396887473" calcext:value-type="float">
            <text:p>0.097008839688747</text:p>
          </table:table-cell>
          <table:table-cell table:formula="of:=0.1/(SQRT(1+2*0.1*[.A109]/0.951626293239012 ))" office:value-type="float" office:value="0.097011604010792" calcext:value-type="float">
            <text:p>0.097011604010792</text:p>
          </table:table-cell>
          <table:table-cell/>
          <table:table-cell office:value-type="float" office:value="0.297659" calcext:value-type="float">
            <text:p>0.297659</text:p>
          </table:table-cell>
          <table:table-cell office:value-type="float" office:value="0.000000000446747" calcext:value-type="float">
            <text:p>4.47E-10</text:p>
          </table:table-cell>
          <table:table-cell table:formula="of:=[.G109]/(0.000000000008854*[.$B$12])" office:value-type="float" office:value="1.35651262987908" calcext:value-type="float">
            <text:p>1.35651262987908</text:p>
          </table:table-cell>
          <table:table-cell table:formula="of:=10/(SQRT(1+2*10*[.F109]/0.110742217058824  ))" office:value-type="float" office:value="1.35138718410644" calcext:value-type="float">
            <text:p>1.35138718410644</text:p>
          </table:table-cell>
          <table:table-cell/>
        </table:table-row>
        <table:table-row table:style-name="ro1">
          <table:table-cell office:value-type="float" office:value="0.301003" calcext:value-type="float">
            <text:p>0.301003</text:p>
          </table:table-cell>
          <table:table-cell office:value-type="float" office:value="0.0000000000319389" calcext:value-type="float">
            <text:p>3.19E-11</text:p>
          </table:table-cell>
          <table:table-cell table:formula="of:=[.B110]/(0.000000000008854*[.$B$12])" office:value-type="float" office:value="0.096979993675268" calcext:value-type="float">
            <text:p>0.096979993675268</text:p>
          </table:table-cell>
          <table:table-cell table:formula="of:=0.1/(SQRT(1+2*0.1*[.A110]/0.951626293239012 ))" office:value-type="float" office:value="0.096979537218486" calcext:value-type="float">
            <text:p>0.096979537218486</text:p>
          </table:table-cell>
          <table:table-cell/>
          <table:table-cell office:value-type="float" office:value="0.301003" calcext:value-type="float">
            <text:p>0.301003</text:p>
          </table:table-cell>
          <table:table-cell office:value-type="float" office:value="0.000000000444539" calcext:value-type="float">
            <text:p>4.45E-10</text:p>
          </table:table-cell>
          <table:table-cell table:formula="of:=[.G110]/(0.000000000008854*[.$B$12])" office:value-type="float" office:value="1.34980820906199" calcext:value-type="float">
            <text:p>1.34980820906199</text:p>
          </table:table-cell>
          <table:table-cell table:formula="of:=10/(SQRT(1+2*10*[.F110]/0.110742217058824  ))" office:value-type="float" office:value="1.34399593146757" calcext:value-type="float">
            <text:p>1.34399593146757</text:p>
          </table:table-cell>
          <table:table-cell/>
        </table:table-row>
        <table:table-row table:style-name="ro1">
          <table:table-cell office:value-type="float" office:value="0.304348" calcext:value-type="float">
            <text:p>0.304348</text:p>
          </table:table-cell>
          <table:table-cell office:value-type="float" office:value="0.0000000000319293" calcext:value-type="float">
            <text:p>3.19E-11</text:p>
          </table:table-cell>
          <table:table-cell table:formula="of:=[.B111]/(0.000000000008854*[.$B$12])" office:value-type="float" office:value="0.0969508440195415" calcext:value-type="float">
            <text:p>0.096950844019542</text:p>
          </table:table-cell>
          <table:table-cell table:formula="of:=0.1/(SQRT(1+2*0.1*[.A111]/0.951626293239012 ))" office:value-type="float" office:value="0.0969474926287158" calcext:value-type="float">
            <text:p>0.096947492628716</text:p>
          </table:table-cell>
          <table:table-cell/>
          <table:table-cell office:value-type="float" office:value="0.304348" calcext:value-type="float">
            <text:p>0.304348</text:p>
          </table:table-cell>
          <table:table-cell office:value-type="float" office:value="0.000000000442348" calcext:value-type="float">
            <text:p>4.42E-10</text:p>
          </table:table-cell>
          <table:table-cell table:formula="of:=[.G111]/(0.000000000008854*[.$B$12])" office:value-type="float" office:value="1.34315540742691" calcext:value-type="float">
            <text:p>1.34315540742691</text:p>
          </table:table-cell>
          <table:table-cell table:formula="of:=10/(SQRT(1+2*10*[.F111]/0.110742217058824  ))" office:value-type="float" office:value="1.33672248709291" calcext:value-type="float">
            <text:p>1.33672248709291</text:p>
          </table:table-cell>
          <table:table-cell/>
        </table:table-row>
        <table:table-row table:style-name="ro1">
          <table:table-cell office:value-type="float" office:value="0.307692" calcext:value-type="float">
            <text:p>0.307692</text:p>
          </table:table-cell>
          <table:table-cell office:value-type="float" office:value="0.0000000000319196" calcext:value-type="float">
            <text:p>3.19E-11</text:p>
          </table:table-cell>
          <table:table-cell table:formula="of:=[.B112]/(0.000000000008854*[.$B$12])" office:value-type="float" office:value="0.0969213907215679" calcext:value-type="float">
            <text:p>0.096921390721568</text:p>
          </table:table-cell>
          <table:table-cell table:formula="of:=0.1/(SQRT(1+2*0.1*[.A112]/0.951626293239012 ))" office:value-type="float" office:value="0.0969154893487129" calcext:value-type="float">
            <text:p>0.096915489348713</text:p>
          </table:table-cell>
          <table:table-cell/>
          <table:table-cell office:value-type="float" office:value="0.307692" calcext:value-type="float">
            <text:p>0.307692</text:p>
          </table:table-cell>
          <table:table-cell office:value-type="float" office:value="0.000000000440174" calcext:value-type="float">
            <text:p>4.40E-10</text:p>
          </table:table-cell>
          <table:table-cell table:formula="of:=[.G112]/(0.000000000008854*[.$B$12])" office:value-type="float" office:value="1.33655422497385" calcext:value-type="float">
            <text:p>1.33655422497385</text:p>
          </table:table-cell>
          <table:table-cell table:formula="of:=10/(SQRT(1+2*10*[.F112]/0.110742217058824  ))" office:value-type="float" office:value="1.32956798857769" calcext:value-type="float">
            <text:p>1.32956798857769</text:p>
          </table:table-cell>
          <table:table-cell/>
        </table:table-row>
        <table:table-row table:style-name="ro1">
          <table:table-cell office:value-type="float" office:value="0.311037" calcext:value-type="float">
            <text:p>0.311037</text:p>
          </table:table-cell>
          <table:table-cell office:value-type="float" office:value="0.000000000031905" calcext:value-type="float">
            <text:p>3.19E-11</text:p>
          </table:table-cell>
          <table:table-cell table:formula="of:=[.B113]/(0.000000000008854*[.$B$12])" office:value-type="float" office:value="0.0968770589534839" calcext:value-type="float">
            <text:p>0.096877058953484</text:p>
          </table:table-cell>
          <table:table-cell table:formula="of:=0.1/(SQRT(1+2*0.1*[.A113]/0.951626293239012 ))" office:value-type="float" office:value="0.0968835081853963" calcext:value-type="float">
            <text:p>0.096883508185396</text:p>
          </table:table-cell>
          <table:table-cell/>
          <table:table-cell office:value-type="float" office:value="0.311037" calcext:value-type="float">
            <text:p>0.311037</text:p>
          </table:table-cell>
          <table:table-cell office:value-type="float" office:value="0.000000000436943" calcext:value-type="float">
            <text:p>4.37E-10</text:p>
          </table:table-cell>
          <table:table-cell table:formula="of:=[.G113]/(0.000000000008854*[.$B$12])" office:value-type="float" office:value="1.32674354396841" calcext:value-type="float">
            <text:p>1.32674354396841</text:p>
          </table:table-cell>
          <table:table-cell table:formula="of:=10/(SQRT(1+2*10*[.F113]/0.110742217058824  ))" office:value-type="float" office:value="1.32252506348948" calcext:value-type="float">
            <text:p>1.32252506348948</text:p>
          </table:table-cell>
          <table:table-cell/>
        </table:table-row>
        <table:table-row table:style-name="ro1">
          <table:table-cell office:value-type="float" office:value="0.314381" calcext:value-type="float">
            <text:p>0.314381</text:p>
          </table:table-cell>
          <table:table-cell office:value-type="float" office:value="0.0000000000318951" calcext:value-type="float">
            <text:p>3.19E-11</text:p>
          </table:table-cell>
          <table:table-cell table:formula="of:=[.B114]/(0.000000000008854*[.$B$12])" office:value-type="float" office:value="0.0968469983710159" calcext:value-type="float">
            <text:p>0.096846998371016</text:p>
          </table:table-cell>
          <table:table-cell table:formula="of:=0.1/(SQRT(1+2*0.1*[.A114]/0.951626293239012 ))" office:value-type="float" office:value="0.0968515682083161" calcext:value-type="float">
            <text:p>0.096851568208316</text:p>
          </table:table-cell>
          <table:table-cell/>
          <table:table-cell office:value-type="float" office:value="0.314381" calcext:value-type="float">
            <text:p>0.314381</text:p>
          </table:table-cell>
          <table:table-cell office:value-type="float" office:value="0.00000000043481" calcext:value-type="float">
            <text:p>4.35E-10</text:p>
          </table:table-cell>
          <table:table-cell table:formula="of:=[.G114]/(0.000000000008854*[.$B$12])" office:value-type="float" office:value="1.32026685483668" calcext:value-type="float">
            <text:p>1.32026685483668</text:p>
          </table:table-cell>
          <table:table-cell table:formula="of:=10/(SQRT(1+2*10*[.F114]/0.110742217058824  ))" office:value-type="float" office:value="1.31559494409328" calcext:value-type="float">
            <text:p>1.31559494409328</text:p>
          </table:table-cell>
          <table:table-cell/>
        </table:table-row>
        <table:table-row table:style-name="ro1">
          <table:table-cell office:value-type="float" office:value="0.317726" calcext:value-type="float">
            <text:p>0.317726</text:p>
          </table:table-cell>
          <table:table-cell office:value-type="float" office:value="0.0000000000318853" calcext:value-type="float">
            <text:p>3.19E-11</text:p>
          </table:table-cell>
          <table:table-cell table:formula="of:=[.B115]/(0.000000000008854*[.$B$12])" office:value-type="float" office:value="0.0968172414307952" calcext:value-type="float">
            <text:p>0.096817241430795</text:p>
          </table:table-cell>
          <table:table-cell table:formula="of:=0.1/(SQRT(1+2*0.1*[.A115]/0.951626293239012 ))" office:value-type="float" office:value="0.0968196502624935" calcext:value-type="float">
            <text:p>0.096819650262494</text:p>
          </table:table-cell>
          <table:table-cell/>
          <table:table-cell office:value-type="float" office:value="0.317726" calcext:value-type="float">
            <text:p>0.317726</text:p>
          </table:table-cell>
          <table:table-cell office:value-type="float" office:value="0.000000000432692" calcext:value-type="float">
            <text:p>4.33E-10</text:p>
          </table:table-cell>
          <table:table-cell table:formula="of:=[.G115]/(0.000000000008854*[.$B$12])" office:value-type="float" office:value="1.31383571204203" calcext:value-type="float">
            <text:p>1.31383571204203</text:p>
          </table:table-cell>
          <table:table-cell table:formula="of:=10/(SQRT(1+2*10*[.F115]/0.110742217058824  ))" office:value-type="float" office:value="1.30877061383089" calcext:value-type="float">
            <text:p>1.30877061383089</text:p>
          </table:table-cell>
          <table:table-cell/>
        </table:table-row>
        <table:table-row table:style-name="ro1">
          <table:table-cell office:value-type="float" office:value="0.32107" calcext:value-type="float">
            <text:p>0.32107</text:p>
          </table:table-cell>
          <table:table-cell office:value-type="float" office:value="0.0000000000318753" calcext:value-type="float">
            <text:p>3.19E-11</text:p>
          </table:table-cell>
          <table:table-cell table:formula="of:=[.B116]/(0.000000000008854*[.$B$12])" office:value-type="float" office:value="0.0967868772060801" calcext:value-type="float">
            <text:p>0.09678687720608</text:p>
          </table:table-cell>
          <table:table-cell table:formula="of:=0.1/(SQRT(1+2*0.1*[.A116]/0.951626293239012 ))" office:value-type="float" office:value="0.0967877733799209" calcext:value-type="float">
            <text:p>0.096787773379921</text:p>
          </table:table-cell>
          <table:table-cell/>
          <table:table-cell office:value-type="float" office:value="0.32107" calcext:value-type="float">
            <text:p>0.32107</text:p>
          </table:table-cell>
          <table:table-cell office:value-type="float" office:value="0.00000000043059" calcext:value-type="float">
            <text:p>4.31E-10</text:p>
          </table:table-cell>
          <table:table-cell table:formula="of:=[.G116]/(0.000000000008854*[.$B$12])" office:value-type="float" office:value="1.30745315200692" calcext:value-type="float">
            <text:p>1.30745315200692</text:p>
          </table:table-cell>
          <table:table-cell table:formula="of:=10/(SQRT(1+2*10*[.F116]/0.110742217058824  ))" office:value-type="float" office:value="1.30205338556398" calcext:value-type="float">
            <text:p>1.30205338556398</text:p>
          </table:table-cell>
          <table:table-cell/>
        </table:table-row>
        <table:table-row table:style-name="ro1">
          <table:table-cell office:value-type="float" office:value="0.324415" calcext:value-type="float">
            <text:p>0.324415</text:p>
          </table:table-cell>
          <table:table-cell office:value-type="float" office:value="0.0000000000318653" calcext:value-type="float">
            <text:p>3.19E-11</text:p>
          </table:table-cell>
          <table:table-cell table:formula="of:=[.B117]/(0.000000000008854*[.$B$12])" office:value-type="float" office:value="0.096756512981365" calcext:value-type="float">
            <text:p>0.096756512981365</text:p>
          </table:table-cell>
          <table:table-cell table:formula="of:=0.1/(SQRT(1+2*0.1*[.A117]/0.951626293239012 ))" office:value-type="float" office:value="0.0967559184435952" calcext:value-type="float">
            <text:p>0.096755918443595</text:p>
          </table:table-cell>
          <table:table-cell/>
          <table:table-cell office:value-type="float" office:value="0.324415" calcext:value-type="float">
            <text:p>0.324415</text:p>
          </table:table-cell>
          <table:table-cell office:value-type="float" office:value="0.000000000428504" calcext:value-type="float">
            <text:p>4.29E-10</text:p>
          </table:table-cell>
          <table:table-cell table:formula="of:=[.G117]/(0.000000000008854*[.$B$12])" office:value-type="float" office:value="1.30111917473135" calcext:value-type="float">
            <text:p>1.30111917473135</text:p>
          </table:table-cell>
          <table:table-cell table:formula="of:=10/(SQRT(1+2*10*[.F117]/0.110742217058824  ))" office:value-type="float" office:value="1.29543657172463" calcext:value-type="float">
            <text:p>1.29543657172463</text:p>
          </table:table-cell>
          <table:table-cell/>
        </table:table-row>
        <table:table-row table:style-name="ro1">
          <table:table-cell office:value-type="float" office:value="0.327759" calcext:value-type="float">
            <text:p>0.327759</text:p>
          </table:table-cell>
          <table:table-cell office:value-type="float" office:value="0.0000000000318552" calcext:value-type="float">
            <text:p>3.19E-11</text:p>
          </table:table-cell>
          <table:table-cell table:formula="of:=[.B118]/(0.000000000008854*[.$B$12])" office:value-type="float" office:value="0.0967258451144027" calcext:value-type="float">
            <text:p>0.096725845114403</text:p>
          </table:table-cell>
          <table:table-cell table:formula="of:=0.1/(SQRT(1+2*0.1*[.A118]/0.951626293239012 ))" office:value-type="float" office:value="0.0967241044480744" calcext:value-type="float">
            <text:p>0.096724104448074</text:p>
          </table:table-cell>
          <table:table-cell/>
          <table:table-cell office:value-type="float" office:value="0.327759" calcext:value-type="float">
            <text:p>0.327759</text:p>
          </table:table-cell>
          <table:table-cell office:value-type="float" office:value="0.000000000426434" calcext:value-type="float">
            <text:p>4.26E-10</text:p>
          </table:table-cell>
          <table:table-cell table:formula="of:=[.G118]/(0.000000000008854*[.$B$12])" office:value-type="float" office:value="1.29483378021533" calcext:value-type="float">
            <text:p>1.29483378021533</text:p>
          </table:table-cell>
          <table:table-cell table:formula="of:=10/(SQRT(1+2*10*[.F118]/0.110742217058824  ))" office:value-type="float" office:value="1.2889215535084" calcext:value-type="float">
            <text:p>1.2889215535084</text:p>
          </table:table-cell>
          <table:table-cell/>
        </table:table-row>
        <table:table-row table:style-name="ro1">
          <table:table-cell office:value-type="float" office:value="0.331104" calcext:value-type="float">
            <text:p>0.331104</text:p>
          </table:table-cell>
          <table:table-cell office:value-type="float" office:value="0.0000000000318451" calcext:value-type="float">
            <text:p>3.18E-11</text:p>
          </table:table-cell>
          <table:table-cell table:formula="of:=[.B119]/(0.000000000008854*[.$B$12])" office:value-type="float" office:value="0.0966951772474405" calcext:value-type="float">
            <text:p>0.096695177247441</text:p>
          </table:table-cell>
          <table:table-cell table:formula="of:=0.1/(SQRT(1+2*0.1*[.A119]/0.951626293239012 ))" office:value-type="float" office:value="0.0966923123142055" calcext:value-type="float">
            <text:p>0.096692312314206</text:p>
          </table:table-cell>
          <table:table-cell/>
          <table:table-cell office:value-type="float" office:value="0.331104" calcext:value-type="float">
            <text:p>0.331104</text:p>
          </table:table-cell>
          <table:table-cell office:value-type="float" office:value="0.000000000424378" calcext:value-type="float">
            <text:p>4.24E-10</text:p>
          </table:table-cell>
          <table:table-cell table:formula="of:=[.G119]/(0.000000000008854*[.$B$12])" office:value-type="float" office:value="1.2885908956139" calcext:value-type="float">
            <text:p>1.2885908956139</text:p>
          </table:table-cell>
          <table:table-cell table:formula="of:=10/(SQRT(1+2*10*[.F119]/0.110742217058824  ))" office:value-type="float" office:value="1.28250194810107" calcext:value-type="float">
            <text:p>1.28250194810107</text:p>
          </table:table-cell>
          <table:table-cell/>
        </table:table-row>
        <table:table-row table:style-name="ro1">
          <table:table-cell office:value-type="float" office:value="0.334448" calcext:value-type="float">
            <text:p>0.334448</text:p>
          </table:table-cell>
          <table:table-cell office:value-type="float" office:value="0.0000000000318349" calcext:value-type="float">
            <text:p>3.18E-11</text:p>
          </table:table-cell>
          <table:table-cell table:formula="of:=[.B120]/(0.000000000008854*[.$B$12])" office:value-type="float" office:value="0.0966642057382311" calcext:value-type="float">
            <text:p>0.096664205738231</text:p>
          </table:table-cell>
          <table:table-cell table:formula="of:=0.1/(SQRT(1+2*0.1*[.A120]/0.951626293239012 ))" office:value-type="float" office:value="0.0966605609992342" calcext:value-type="float">
            <text:p>0.096660560999234</text:p>
          </table:table-cell>
          <table:table-cell/>
          <table:table-cell office:value-type="float" office:value="0.334448" calcext:value-type="float">
            <text:p>0.334448</text:p>
          </table:table-cell>
          <table:table-cell office:value-type="float" office:value="0.000000000422337" calcext:value-type="float">
            <text:p>4.22E-10</text:p>
          </table:table-cell>
          <table:table-cell table:formula="of:=[.G120]/(0.000000000008854*[.$B$12])" office:value-type="float" office:value="1.28239355734955" calcext:value-type="float">
            <text:p>1.28239355734955</text:p>
          </table:table-cell>
          <table:table-cell table:formula="of:=10/(SQRT(1+2*10*[.F120]/0.110742217058824  ))" office:value-type="float" office:value="1.27617919433173" calcext:value-type="float">
            <text:p>1.27617919433173</text:p>
          </table:table-cell>
          <table:table-cell/>
        </table:table-row>
        <table:table-row table:style-name="ro1">
          <table:table-cell office:value-type="float" office:value="0.337793" calcext:value-type="float">
            <text:p>0.337793</text:p>
          </table:table-cell>
          <table:table-cell office:value-type="float" office:value="0.0000000000318247" calcext:value-type="float">
            <text:p>3.18E-11</text:p>
          </table:table-cell>
          <table:table-cell table:formula="of:=[.B121]/(0.000000000008854*[.$B$12])" office:value-type="float" office:value="0.0966332342290217" calcext:value-type="float">
            <text:p>0.096633234229022</text:p>
          </table:table-cell>
          <table:table-cell table:formula="of:=0.1/(SQRT(1+2*0.1*[.A121]/0.951626293239012 ))" office:value-type="float" office:value="0.0966288314617331" calcext:value-type="float">
            <text:p>0.096628831461733</text:p>
          </table:table-cell>
          <table:table-cell/>
          <table:table-cell office:value-type="float" office:value="0.337793" calcext:value-type="float">
            <text:p>0.337793</text:p>
          </table:table-cell>
          <table:table-cell office:value-type="float" office:value="0.000000000420312" calcext:value-type="float">
            <text:p>4.20E-10</text:p>
          </table:table-cell>
          <table:table-cell table:formula="of:=[.G121]/(0.000000000008854*[.$B$12])" office:value-type="float" office:value="1.27624480184475" calcext:value-type="float">
            <text:p>1.27624480184475</text:p>
          </table:table-cell>
          <table:table-cell table:formula="of:=10/(SQRT(1+2*10*[.F121]/0.110742217058824  ))" office:value-type="float" office:value="1.26994719223654" calcext:value-type="float">
            <text:p>1.26994719223654</text:p>
          </table:table-cell>
          <table:table-cell/>
        </table:table-row>
        <table:table-row table:style-name="ro1">
          <table:table-cell office:value-type="float" office:value="0.341137" calcext:value-type="float">
            <text:p>0.341137</text:p>
          </table:table-cell>
          <table:table-cell office:value-type="float" office:value="0.0000000000318143" calcext:value-type="float">
            <text:p>3.18E-11</text:p>
          </table:table-cell>
          <table:table-cell table:formula="of:=[.B122]/(0.000000000008854*[.$B$12])" office:value-type="float" office:value="0.096601655435318" calcext:value-type="float">
            <text:p>0.096601655435318</text:p>
          </table:table-cell>
          <table:table-cell table:formula="of:=0.1/(SQRT(1+2*0.1*[.A122]/0.951626293239012 ))" office:value-type="float" office:value="0.0965971426217573" calcext:value-type="float">
            <text:p>0.096597142621757</text:p>
          </table:table-cell>
          <table:table-cell/>
          <table:table-cell office:value-type="float" office:value="0.341137" calcext:value-type="float">
            <text:p>0.341137</text:p>
          </table:table-cell>
          <table:table-cell office:value-type="float" office:value="0.000000000418301" calcext:value-type="float">
            <text:p>4.18E-10</text:p>
          </table:table-cell>
          <table:table-cell table:formula="of:=[.G122]/(0.000000000008854*[.$B$12])" office:value-type="float" office:value="1.27013855625455" calcext:value-type="float">
            <text:p>1.27013855625455</text:p>
          </table:table-cell>
          <table:table-cell table:formula="of:=10/(SQRT(1+2*10*[.F122]/0.110742217058824  ))" office:value-type="float" office:value="1.2638074289293" calcext:value-type="float">
            <text:p>1.2638074289293</text:p>
          </table:table-cell>
          <table:table-cell/>
        </table:table-row>
        <table:table-row table:style-name="ro1">
          <table:table-cell office:value-type="float" office:value="0.344482" calcext:value-type="float">
            <text:p>0.344482</text:p>
          </table:table-cell>
          <table:table-cell office:value-type="float" office:value="0.000000000031804" calcext:value-type="float">
            <text:p>3.18E-11</text:p>
          </table:table-cell>
          <table:table-cell table:formula="of:=[.B123]/(0.000000000008854*[.$B$12])" office:value-type="float" office:value="0.0965703802838615" calcext:value-type="float">
            <text:p>0.096570380283862</text:p>
          </table:table-cell>
          <table:table-cell table:formula="of:=0.1/(SQRT(1+2*0.1*[.A123]/0.951626293239012 ))" office:value-type="float" office:value="0.0965654754754807" calcext:value-type="float">
            <text:p>0.096565475475481</text:p>
          </table:table-cell>
          <table:table-cell/>
          <table:table-cell office:value-type="float" office:value="0.344482" calcext:value-type="float">
            <text:p>0.344482</text:p>
          </table:table-cell>
          <table:table-cell office:value-type="float" office:value="0.000000000416304" calcext:value-type="float">
            <text:p>4.16E-10</text:p>
          </table:table-cell>
          <table:table-cell table:formula="of:=[.G123]/(0.000000000008854*[.$B$12])" office:value-type="float" office:value="1.26407482057894" calcext:value-type="float">
            <text:p>1.26407482057894</text:p>
          </table:table-cell>
          <table:table-cell table:formula="of:=10/(SQRT(1+2*10*[.F123]/0.110742217058824  ))" office:value-type="float" office:value="1.25775406745543" calcext:value-type="float">
            <text:p>1.25775406745543</text:p>
          </table:table-cell>
          <table:table-cell/>
        </table:table-row>
        <table:table-row table:style-name="ro1">
          <table:table-cell office:value-type="float" office:value="0.347826" calcext:value-type="float">
            <text:p>0.347826</text:p>
          </table:table-cell>
          <table:table-cell office:value-type="float" office:value="0.0000000000317935" calcext:value-type="float">
            <text:p>3.18E-11</text:p>
          </table:table-cell>
          <table:table-cell table:formula="of:=[.B124]/(0.000000000008854*[.$B$12])" office:value-type="float" office:value="0.0965384978479107" calcext:value-type="float">
            <text:p>0.096538497847911</text:p>
          </table:table-cell>
          <table:table-cell table:formula="of:=0.1/(SQRT(1+2*0.1*[.A124]/0.951626293239012 ))" office:value-type="float" office:value="0.0965338489058888" calcext:value-type="float">
            <text:p>0.096533848905889</text:p>
          </table:table-cell>
          <table:table-cell/>
          <table:table-cell office:value-type="float" office:value="0.347826" calcext:value-type="float">
            <text:p>0.347826</text:p>
          </table:table-cell>
          <table:table-cell office:value-type="float" office:value="0.000000000414322" calcext:value-type="float">
            <text:p>4.14E-10</text:p>
          </table:table-cell>
          <table:table-cell table:formula="of:=[.G124]/(0.000000000008854*[.$B$12])" office:value-type="float" office:value="1.25805663124041" calcext:value-type="float">
            <text:p>1.25805663124041</text:p>
          </table:table-cell>
          <table:table-cell table:formula="of:=10/(SQRT(1+2*10*[.F124]/0.110742217058824  ))" office:value-type="float" office:value="1.25178863503654" calcext:value-type="float">
            <text:p>1.25178863503654</text:p>
          </table:table-cell>
          <table:table-cell/>
        </table:table-row>
        <table:table-row table:style-name="ro1">
          <table:table-cell office:value-type="float" office:value="0.351171" calcext:value-type="float">
            <text:p>0.351171</text:p>
          </table:table-cell>
          <table:table-cell office:value-type="float" office:value="0.000000000031783" calcext:value-type="float">
            <text:p>3.18E-11</text:p>
          </table:table-cell>
          <table:table-cell table:formula="of:=[.B125]/(0.000000000008854*[.$B$12])" office:value-type="float" office:value="0.0965066154119598" calcext:value-type="float">
            <text:p>0.09650661541196</text:p>
          </table:table-cell>
          <table:table-cell table:formula="of:=0.1/(SQRT(1+2*0.1*[.A125]/0.951626293239012 ))" office:value-type="float" office:value="0.0965022439466331" calcext:value-type="float">
            <text:p>0.096502243946633</text:p>
          </table:table-cell>
          <table:table-cell/>
          <table:table-cell office:value-type="float" office:value="0.351171" calcext:value-type="float">
            <text:p>0.351171</text:p>
          </table:table-cell>
          <table:table-cell office:value-type="float" office:value="0.000000000412354" calcext:value-type="float">
            <text:p>4.12E-10</text:p>
          </table:table-cell>
          <table:table-cell table:formula="of:=[.G125]/(0.000000000008854*[.$B$12])" office:value-type="float" office:value="1.25208095181648" calcext:value-type="float">
            <text:p>1.25208095181648</text:p>
          </table:table-cell>
          <table:table-cell table:formula="of:=10/(SQRT(1+2*10*[.F125]/0.110742217058824  ))" office:value-type="float" office:value="1.24590553971373" calcext:value-type="float">
            <text:p>1.24590553971373</text:p>
          </table:table-cell>
          <table:table-cell/>
        </table:table-row>
        <table:table-row table:style-name="ro1">
          <table:table-cell office:value-type="float" office:value="0.354515" calcext:value-type="float">
            <text:p>0.354515</text:p>
          </table:table-cell>
          <table:table-cell office:value-type="float" office:value="0.0000000000317724" calcext:value-type="float">
            <text:p>3.18E-11</text:p>
          </table:table-cell>
          <table:table-cell table:formula="of:=[.B126]/(0.000000000008854*[.$B$12])" office:value-type="float" office:value="0.0964744293337618" calcext:value-type="float">
            <text:p>0.096474429333762</text:p>
          </table:table-cell>
          <table:table-cell table:formula="of:=0.1/(SQRT(1+2*0.1*[.A126]/0.951626293239012 ))" office:value-type="float" office:value="0.0964706794437506" calcext:value-type="float">
            <text:p>0.096470679443751</text:p>
          </table:table-cell>
          <table:table-cell/>
          <table:table-cell office:value-type="float" office:value="0.354515" calcext:value-type="float">
            <text:p>0.354515</text:p>
          </table:table-cell>
          <table:table-cell office:value-type="float" office:value="0.0000000004104" calcext:value-type="float">
            <text:p>4.10E-10</text:p>
          </table:table-cell>
          <table:table-cell table:formula="of:=[.G126]/(0.000000000008854*[.$B$12])" office:value-type="float" office:value="1.24614778230716" calcext:value-type="float">
            <text:p>1.24614778230716</text:p>
          </table:table-cell>
          <table:table-cell table:formula="of:=10/(SQRT(1+2*10*[.F126]/0.110742217058824  ))" office:value-type="float" office:value="1.24010634165761" calcext:value-type="float">
            <text:p>1.24010634165761</text:p>
          </table:table-cell>
          <table:table-cell/>
        </table:table-row>
        <table:table-row table:style-name="ro1">
          <table:table-cell office:value-type="float" office:value="0.35786" calcext:value-type="float">
            <text:p>0.35786</text:p>
          </table:table-cell>
          <table:table-cell office:value-type="float" office:value="0.0000000000317618" calcext:value-type="float">
            <text:p>3.18E-11</text:p>
          </table:table-cell>
          <table:table-cell table:formula="of:=[.B127]/(0.000000000008854*[.$B$12])" office:value-type="float" office:value="0.0964422432555638" calcext:value-type="float">
            <text:p>0.096442243255564</text:p>
          </table:table-cell>
          <table:table-cell table:formula="of:=0.1/(SQRT(1+2*0.1*[.A127]/0.951626293239012 ))" office:value-type="float" office:value="0.0964391364682467" calcext:value-type="float">
            <text:p>0.096439136468247</text:p>
          </table:table-cell>
          <table:table-cell/>
          <table:table-cell office:value-type="float" office:value="0.35786" calcext:value-type="float">
            <text:p>0.35786</text:p>
          </table:table-cell>
          <table:table-cell office:value-type="float" office:value="0.00000000040846" calcext:value-type="float">
            <text:p>4.08E-10</text:p>
          </table:table-cell>
          <table:table-cell table:formula="of:=[.G127]/(0.000000000008854*[.$B$12])" office:value-type="float" office:value="1.24025712271243" calcext:value-type="float">
            <text:p>1.24025712271243</text:p>
          </table:table-cell>
          <table:table-cell table:formula="of:=10/(SQRT(1+2*10*[.F127]/0.110742217058824  ))" office:value-type="float" office:value="1.23438567751523" calcext:value-type="float">
            <text:p>1.23438567751523</text:p>
          </table:table-cell>
          <table:table-cell/>
        </table:table-row>
        <table:table-row table:style-name="ro1">
          <table:table-cell office:value-type="float" office:value="0.361204" calcext:value-type="float">
            <text:p>0.361204</text:p>
          </table:table-cell>
          <table:table-cell office:value-type="float" office:value="0.0000000000317511" calcext:value-type="float">
            <text:p>3.18E-11</text:p>
          </table:table-cell>
          <table:table-cell table:formula="of:=[.B128]/(0.000000000008854*[.$B$12])" office:value-type="float" office:value="0.0964097535351187" calcext:value-type="float">
            <text:p>0.096409753535119</text:p>
          </table:table-cell>
          <table:table-cell table:formula="of:=0.1/(SQRT(1+2*0.1*[.A128]/0.951626293239012 ))" office:value-type="float" office:value="0.0964076338293304" calcext:value-type="float">
            <text:p>0.09640763382933</text:p>
          </table:table-cell>
          <table:table-cell/>
          <table:table-cell office:value-type="float" office:value="0.361204" calcext:value-type="float">
            <text:p>0.361204</text:p>
          </table:table-cell>
          <table:table-cell office:value-type="float" office:value="0.000000000406534" calcext:value-type="float">
            <text:p>4.07E-10</text:p>
          </table:table-cell>
          <table:table-cell table:formula="of:=[.G128]/(0.000000000008854*[.$B$12])" office:value-type="float" office:value="1.2344089730323" calcext:value-type="float">
            <text:p>1.2344089730323</text:p>
          </table:table-cell>
          <table:table-cell table:formula="of:=10/(SQRT(1+2*10*[.F128]/0.110742217058824  ))" office:value-type="float" office:value="1.22874513413384" calcext:value-type="float">
            <text:p>1.22874513413384</text:p>
          </table:table-cell>
          <table:table-cell/>
        </table:table-row>
        <table:table-row table:style-name="ro1">
          <table:table-cell office:value-type="float" office:value="0.364548" calcext:value-type="float">
            <text:p>0.364548</text:p>
          </table:table-cell>
          <table:table-cell office:value-type="float" office:value="0.0000000000317403" calcext:value-type="float">
            <text:p>3.17E-11</text:p>
          </table:table-cell>
          <table:table-cell table:formula="of:=[.B129]/(0.000000000008854*[.$B$12])" office:value-type="float" office:value="0.0963769601724264" calcext:value-type="float">
            <text:p>0.096376960172426</text:p>
          </table:table-cell>
          <table:table-cell table:formula="of:=0.1/(SQRT(1+2*0.1*[.A129]/0.951626293239012 ))" office:value-type="float" office:value="0.0963761620420488" calcext:value-type="float">
            <text:p>0.096376162042049</text:p>
          </table:table-cell>
          <table:table-cell/>
          <table:table-cell office:value-type="float" office:value="0.364548" calcext:value-type="float">
            <text:p>0.364548</text:p>
          </table:table-cell>
          <table:table-cell office:value-type="float" office:value="0.000000000404621" calcext:value-type="float">
            <text:p>4.05E-10</text:p>
          </table:table-cell>
          <table:table-cell table:formula="of:=[.G129]/(0.000000000008854*[.$B$12])" office:value-type="float" office:value="1.22860029684431" calcext:value-type="float">
            <text:p>1.22860029684431</text:p>
          </table:table-cell>
          <table:table-cell table:formula="of:=10/(SQRT(1+2*10*[.F129]/0.110742217058824  ))" office:value-type="float" office:value="1.22318121438714" calcext:value-type="float">
            <text:p>1.22318121438714</text:p>
          </table:table-cell>
          <table:table-cell/>
        </table:table-row>
        <table:table-row table:style-name="ro1">
          <table:table-cell office:value-type="float" office:value="0.367893" calcext:value-type="float">
            <text:p>0.367893</text:p>
          </table:table-cell>
          <table:table-cell office:value-type="float" office:value="0.0000000000317295" calcext:value-type="float">
            <text:p>3.17E-11</text:p>
          </table:table-cell>
          <table:table-cell table:formula="of:=[.B130]/(0.000000000008854*[.$B$12])" office:value-type="float" office:value="0.0963441668097341" calcext:value-type="float">
            <text:p>0.096344166809734</text:p>
          </table:table-cell>
          <table:table-cell table:formula="of:=0.1/(SQRT(1+2*0.1*[.A130]/0.951626293239012 ))" office:value-type="float" office:value="0.096344711658471" calcext:value-type="float">
            <text:p>0.096344711658471</text:p>
          </table:table-cell>
          <table:table-cell/>
          <table:table-cell office:value-type="float" office:value="0.367893" calcext:value-type="float">
            <text:p>0.367893</text:p>
          </table:table-cell>
          <table:table-cell office:value-type="float" office:value="0.000000000402722" calcext:value-type="float">
            <text:p>4.03E-10</text:p>
          </table:table-cell>
          <table:table-cell table:formula="of:=[.G130]/(0.000000000008854*[.$B$12])" office:value-type="float" office:value="1.22283413057091" calcext:value-type="float">
            <text:p>1.22283413057091</text:p>
          </table:table-cell>
          <table:table-cell table:formula="of:=10/(SQRT(1+2*10*[.F130]/0.110742217058824  ))" office:value-type="float" office:value="1.21769056860758" calcext:value-type="float">
            <text:p>1.21769056860758</text:p>
          </table:table-cell>
          <table:table-cell/>
        </table:table-row>
        <table:table-row table:style-name="ro1">
          <table:table-cell office:value-type="float" office:value="0.371237" calcext:value-type="float">
            <text:p>0.371237</text:p>
          </table:table-cell>
          <table:table-cell office:value-type="float" office:value="0.0000000000317186" calcext:value-type="float">
            <text:p>3.17E-11</text:p>
          </table:table-cell>
          <table:table-cell table:formula="of:=[.B131]/(0.000000000008854*[.$B$12])" office:value-type="float" office:value="0.0963110698047947" calcext:value-type="float">
            <text:p>0.096311069804795</text:p>
          </table:table-cell>
          <table:table-cell table:formula="of:=0.1/(SQRT(1+2*0.1*[.A131]/0.951626293239012 ))" office:value-type="float" office:value="0.0963133014327903" calcext:value-type="float">
            <text:p>0.09631330143279</text:p>
          </table:table-cell>
          <table:table-cell/>
          <table:table-cell office:value-type="float" office:value="0.371237" calcext:value-type="float">
            <text:p>0.371237</text:p>
          </table:table-cell>
          <table:table-cell office:value-type="float" office:value="0.000000000400836" calcext:value-type="float">
            <text:p>4.01E-10</text:p>
          </table:table-cell>
          <table:table-cell table:formula="of:=[.G131]/(0.000000000008854*[.$B$12])" office:value-type="float" office:value="1.21710743778965" calcext:value-type="float">
            <text:p>1.21710743778965</text:p>
          </table:table-cell>
          <table:table-cell table:formula="of:=10/(SQRT(1+2*10*[.F131]/0.110742217058824  ))" office:value-type="float" office:value="1.21227481355987" calcext:value-type="float">
            <text:p>1.21227481355987</text:p>
          </table:table-cell>
          <table:table-cell/>
        </table:table-row>
        <table:table-row table:style-name="ro1">
          <table:table-cell office:value-type="float" office:value="0.374582" calcext:value-type="float">
            <text:p>0.374582</text:p>
          </table:table-cell>
          <table:table-cell office:value-type="float" office:value="0.0000000000317076" calcext:value-type="float">
            <text:p>3.17E-11</text:p>
          </table:table-cell>
          <table:table-cell table:formula="of:=[.B132]/(0.000000000008854*[.$B$12])" office:value-type="float" office:value="0.0962776691576081" calcext:value-type="float">
            <text:p>0.096277669157608</text:p>
          </table:table-cell>
          <table:table-cell table:formula="of:=0.1/(SQRT(1+2*0.1*[.A132]/0.951626293239012 ))" office:value-type="float" office:value="0.0962819125288594" calcext:value-type="float">
            <text:p>0.096281912528859</text:p>
          </table:table-cell>
          <table:table-cell/>
          <table:table-cell office:value-type="float" office:value="0.374582" calcext:value-type="float">
            <text:p>0.374582</text:p>
          </table:table-cell>
          <table:table-cell office:value-type="float" office:value="0.000000000398963" calcext:value-type="float">
            <text:p>3.99E-10</text:p>
          </table:table-cell>
          <table:table-cell table:formula="of:=[.G132]/(0.000000000008854*[.$B$12])" office:value-type="float" office:value="1.21142021850051" calcext:value-type="float">
            <text:p>1.21142021850051</text:p>
          </table:table-cell>
          <table:table-cell table:formula="of:=10/(SQRT(1+2*10*[.F132]/0.110742217058824  ))" office:value-type="float" office:value="1.20692909480191" calcext:value-type="float">
            <text:p>1.20692909480191</text:p>
          </table:table-cell>
          <table:table-cell/>
        </table:table-row>
        <table:table-row table:style-name="ro1">
          <table:table-cell office:value-type="float" office:value="0.377926" calcext:value-type="float">
            <text:p>0.377926</text:p>
          </table:table-cell>
          <table:table-cell office:value-type="float" office:value="0.0000000000316966" calcext:value-type="float">
            <text:p>3.17E-11</text:p>
          </table:table-cell>
          <table:table-cell table:formula="of:=[.B133]/(0.000000000008854*[.$B$12])" office:value-type="float" office:value="0.0962442685104215" calcext:value-type="float">
            <text:p>0.096244268510422</text:p>
          </table:table-cell>
          <table:table-cell table:formula="of:=0.1/(SQRT(1+2*0.1*[.A133]/0.951626293239012 ))" office:value-type="float" office:value="0.0962505636643411" calcext:value-type="float">
            <text:p>0.096250563664341</text:p>
          </table:table-cell>
          <table:table-cell/>
          <table:table-cell office:value-type="float" office:value="0.377926" calcext:value-type="float">
            <text:p>0.377926</text:p>
          </table:table-cell>
          <table:table-cell office:value-type="float" office:value="0.000000000397103" calcext:value-type="float">
            <text:p>3.97E-10</text:p>
          </table:table-cell>
          <table:table-cell table:formula="of:=[.G133]/(0.000000000008854*[.$B$12])" office:value-type="float" office:value="1.2057724727035" calcext:value-type="float">
            <text:p>1.2057724727035</text:p>
          </table:table-cell>
          <table:table-cell table:formula="of:=10/(SQRT(1+2*10*[.F133]/0.110742217058824  ))" office:value-type="float" office:value="1.20165504326754" calcext:value-type="float">
            <text:p>1.20165504326754</text:p>
          </table:table-cell>
          <table:table-cell/>
        </table:table-row>
        <table:table-row table:style-name="ro1">
          <table:table-cell office:value-type="float" office:value="0.381271" calcext:value-type="float">
            <text:p>0.381271</text:p>
          </table:table-cell>
          <table:table-cell office:value-type="float" office:value="0.000000000031691" calcext:value-type="float">
            <text:p>3.17E-11</text:p>
          </table:table-cell>
          <table:table-cell table:formula="of:=[.B134]/(0.000000000008854*[.$B$12])" office:value-type="float" office:value="0.096227264544581" calcext:value-type="float">
            <text:p>0.096227264544581</text:p>
          </table:table-cell>
          <table:table-cell table:formula="of:=0.1/(SQRT(1+2*0.1*[.A134]/0.951626293239012 ))" office:value-type="float" office:value="0.0962192360400156" calcext:value-type="float">
            <text:p>0.096219236040016</text:p>
          </table:table-cell>
          <table:table-cell/>
          <table:table-cell office:value-type="float" office:value="0.381271" calcext:value-type="float">
            <text:p>0.381271</text:p>
          </table:table-cell>
          <table:table-cell office:value-type="float" office:value="0.000000000396177" calcext:value-type="float">
            <text:p>3.96E-10</text:p>
          </table:table-cell>
          <table:table-cell table:formula="of:=[.G134]/(0.000000000008854*[.$B$12])" office:value-type="float" office:value="1.20296074549489" calcext:value-type="float">
            <text:p>1.20296074549489</text:p>
          </table:table-cell>
          <table:table-cell table:formula="of:=10/(SQRT(1+2*10*[.F134]/0.110742217058824  ))" office:value-type="float" office:value="1.19644798617732" calcext:value-type="float">
            <text:p>1.19644798617732</text:p>
          </table:table-cell>
          <table:table-cell/>
        </table:table-row>
        <table:table-row table:style-name="ro1">
          <table:table-cell office:value-type="float" office:value="0.384615" calcext:value-type="float">
            <text:p>0.384615</text:p>
          </table:table-cell>
          <table:table-cell office:value-type="float" office:value="0.0000000000316799" calcext:value-type="float">
            <text:p>3.17E-11</text:p>
          </table:table-cell>
          <table:table-cell table:formula="of:=[.B135]/(0.000000000008854*[.$B$12])" office:value-type="float" office:value="0.0961935602551473" calcext:value-type="float">
            <text:p>0.096193560255147</text:p>
          </table:table-cell>
          <table:table-cell table:formula="of:=0.1/(SQRT(1+2*0.1*[.A135]/0.951626293239012 ))" office:value-type="float" office:value="0.0961879483371335" calcext:value-type="float">
            <text:p>0.096187948337134</text:p>
          </table:table-cell>
          <table:table-cell/>
          <table:table-cell office:value-type="float" office:value="0.384615" calcext:value-type="float">
            <text:p>0.384615</text:p>
          </table:table-cell>
          <table:table-cell office:value-type="float" office:value="0.000000000394336" calcext:value-type="float">
            <text:p>3.94E-10</text:p>
          </table:table-cell>
          <table:table-cell table:formula="of:=[.G135]/(0.000000000008854*[.$B$12])" office:value-type="float" office:value="1.19737069172484" calcext:value-type="float">
            <text:p>1.19737069172484</text:p>
          </table:table-cell>
          <table:table-cell table:formula="of:=10/(SQRT(1+2*10*[.F135]/0.110742217058824  ))" office:value-type="float" office:value="1.19130956466983" calcext:value-type="float">
            <text:p>1.19130956466983</text:p>
          </table:table-cell>
          <table:table-cell/>
        </table:table-row>
        <table:table-row table:style-name="ro1">
          <table:table-cell office:value-type="float" office:value="0.38796" calcext:value-type="float">
            <text:p>0.38796</text:p>
          </table:table-cell>
          <table:table-cell office:value-type="float" office:value="0.0000000000316687" calcext:value-type="float">
            <text:p>3.17E-11</text:p>
          </table:table-cell>
          <table:table-cell table:formula="of:=[.B136]/(0.000000000008854*[.$B$12])" office:value-type="float" office:value="0.0961595523234664" calcext:value-type="float">
            <text:p>0.096159552323466</text:p>
          </table:table-cell>
          <table:table-cell table:formula="of:=0.1/(SQRT(1+2*0.1*[.A136]/0.951626293239012 ))" office:value-type="float" office:value="0.0961566817932821" calcext:value-type="float">
            <text:p>0.096156681793282</text:p>
          </table:table-cell>
          <table:table-cell/>
          <table:table-cell office:value-type="float" office:value="0.38796" calcext:value-type="float">
            <text:p>0.38796</text:p>
          </table:table-cell>
          <table:table-cell office:value-type="float" office:value="0.000000000392508" calcext:value-type="float">
            <text:p>3.93E-10</text:p>
          </table:table-cell>
          <table:table-cell table:formula="of:=[.G136]/(0.000000000008854*[.$B$12])" office:value-type="float" office:value="1.19182011144692" calcext:value-type="float">
            <text:p>1.19182011144692</text:p>
          </table:table-cell>
          <table:table-cell table:formula="of:=10/(SQRT(1+2*10*[.F136]/0.110742217058824  ))" office:value-type="float" office:value="1.18623527664676" calcext:value-type="float">
            <text:p>1.18623527664676</text:p>
          </table:table-cell>
          <table:table-cell/>
        </table:table-row>
        <table:table-row table:style-name="ro1">
          <table:table-cell office:value-type="float" office:value="0.391304" calcext:value-type="float">
            <text:p>0.391304</text:p>
          </table:table-cell>
          <table:table-cell office:value-type="float" office:value="0.0000000000316574" calcext:value-type="float">
            <text:p>3.17E-11</text:p>
          </table:table-cell>
          <table:table-cell table:formula="of:=[.B137]/(0.000000000008854*[.$B$12])" office:value-type="float" office:value="0.0961252407495383" calcext:value-type="float">
            <text:p>0.096125240749538</text:p>
          </table:table-cell>
          <table:table-cell table:formula="of:=0.1/(SQRT(1+2*0.1*[.A137]/0.951626293239012 ))" office:value-type="float" office:value="0.0961254550534175" calcext:value-type="float">
            <text:p>0.096125455053418</text:p>
          </table:table-cell>
          <table:table-cell/>
          <table:table-cell office:value-type="float" office:value="0.391304" calcext:value-type="float">
            <text:p>0.391304</text:p>
          </table:table-cell>
          <table:table-cell office:value-type="float" office:value="0.000000000390692" calcext:value-type="float">
            <text:p>3.91E-10</text:p>
          </table:table-cell>
          <table:table-cell table:formula="of:=[.G137]/(0.000000000008854*[.$B$12])" office:value-type="float" office:value="1.18630596823866" calcext:value-type="float">
            <text:p>1.18630596823866</text:p>
          </table:table-cell>
          <table:table-cell table:formula="of:=10/(SQRT(1+2*10*[.F137]/0.110742217058824  ))" office:value-type="float" office:value="1.18122676997278" calcext:value-type="float">
            <text:p>1.18122676997278</text:p>
          </table:table-cell>
          <table:table-cell/>
        </table:table-row>
        <table:table-row table:style-name="ro1">
          <table:table-cell office:value-type="float" office:value="0.394649" calcext:value-type="float">
            <text:p>0.394649</text:p>
          </table:table-cell>
          <table:table-cell office:value-type="float" office:value="0.000000000031646" calcext:value-type="float">
            <text:p>3.16E-11</text:p>
          </table:table-cell>
          <table:table-cell table:formula="of:=[.B138]/(0.000000000008854*[.$B$12])" office:value-type="float" office:value="0.0960906255333631" calcext:value-type="float">
            <text:p>0.096090625533363</text:p>
          </table:table-cell>
          <table:table-cell table:formula="of:=0.1/(SQRT(1+2*0.1*[.A138]/0.951626293239012 ))" office:value-type="float" office:value="0.0960942493918135" calcext:value-type="float">
            <text:p>0.096094249391814</text:p>
          </table:table-cell>
          <table:table-cell/>
          <table:table-cell office:value-type="float" office:value="0.394649" calcext:value-type="float">
            <text:p>0.394649</text:p>
          </table:table-cell>
          <table:table-cell office:value-type="float" office:value="0.000000000388888" calcext:value-type="float">
            <text:p>3.89E-10</text:p>
          </table:table-cell>
          <table:table-cell table:formula="of:=[.G138]/(0.000000000008854*[.$B$12])" office:value-type="float" office:value="1.18082826210006" calcext:value-type="float">
            <text:p>1.18082826210006</text:p>
          </table:table-cell>
          <table:table-cell table:formula="of:=10/(SQRT(1+2*10*[.F138]/0.110742217058824  ))" office:value-type="float" office:value="1.17627970313334" calcext:value-type="float">
            <text:p>1.17627970313334</text:p>
          </table:table-cell>
          <table:table-cell/>
        </table:table-row>
        <table:table-row table:style-name="ro1">
          <table:table-cell office:value-type="float" office:value="0.397993" calcext:value-type="float">
            <text:p>0.397993</text:p>
          </table:table-cell>
          <table:table-cell office:value-type="float" office:value="0.0000000000316346" calcext:value-type="float">
            <text:p>3.16E-11</text:p>
          </table:table-cell>
          <table:table-cell table:formula="of:=[.B139]/(0.000000000008854*[.$B$12])" office:value-type="float" office:value="0.0960560103171879" calcext:value-type="float">
            <text:p>0.096056010317188</text:p>
          </table:table-cell>
          <table:table-cell table:formula="of:=0.1/(SQRT(1+2*0.1*[.A139]/0.951626293239012 ))" office:value-type="float" office:value="0.0960630834172492" calcext:value-type="float">
            <text:p>0.096063083417249</text:p>
          </table:table-cell>
          <table:table-cell/>
          <table:table-cell office:value-type="float" office:value="0.397993" calcext:value-type="float">
            <text:p>0.397993</text:p>
          </table:table-cell>
          <table:table-cell office:value-type="float" office:value="0.000000000387096" calcext:value-type="float">
            <text:p>3.87E-10</text:p>
          </table:table-cell>
          <table:table-cell table:formula="of:=[.G139]/(0.000000000008854*[.$B$12])" office:value-type="float" office:value="1.17538699303112" calcext:value-type="float">
            <text:p>1.17538699303112</text:p>
          </table:table-cell>
          <table:table-cell table:formula="of:=10/(SQRT(1+2*10*[.F139]/0.110742217058824  ))" office:value-type="float" office:value="1.17139572766738" calcext:value-type="float">
            <text:p>1.17139572766738</text:p>
          </table:table-cell>
          <table:table-cell/>
        </table:table-row>
        <table:table-row table:style-name="ro1">
          <table:table-cell office:value-type="float" office:value="0.401338" calcext:value-type="float">
            <text:p>0.401338</text:p>
          </table:table-cell>
          <table:table-cell office:value-type="float" office:value="0.0000000000316289" calcext:value-type="float">
            <text:p>3.16E-11</text:p>
          </table:table-cell>
          <table:table-cell table:formula="of:=[.B140]/(0.000000000008854*[.$B$12])" office:value-type="float" office:value="0.0960387027091003" calcext:value-type="float">
            <text:p>0.0960387027091</text:p>
          </table:table-cell>
          <table:table-cell table:formula="of:=0.1/(SQRT(1+2*0.1*[.A140]/0.951626293239012 ))" office:value-type="float" office:value="0.0960319384405655" calcext:value-type="float">
            <text:p>0.096031938440566</text:p>
          </table:table-cell>
          <table:table-cell/>
          <table:table-cell office:value-type="float" office:value="0.401338" calcext:value-type="float">
            <text:p>0.401338</text:p>
          </table:table-cell>
          <table:table-cell office:value-type="float" office:value="0.000000000386204" calcext:value-type="float">
            <text:p>3.86E-10</text:p>
          </table:table-cell>
          <table:table-cell table:formula="of:=[.G140]/(0.000000000008854*[.$B$12])" office:value-type="float" office:value="1.17267850418653" calcext:value-type="float">
            <text:p>1.17267850418653</text:p>
          </table:table-cell>
          <table:table-cell table:formula="of:=10/(SQRT(1+2*10*[.F140]/0.110742217058824  ))" office:value-type="float" office:value="1.16657065334385" calcext:value-type="float">
            <text:p>1.16657065334385</text:p>
          </table:table-cell>
          <table:table-cell/>
        </table:table-row>
        <table:table-row table:style-name="ro1">
          <table:table-cell office:value-type="float" office:value="0.404682" calcext:value-type="float">
            <text:p>0.404682</text:p>
          </table:table-cell>
          <table:table-cell office:value-type="float" office:value="0.0000000000316174" calcext:value-type="float">
            <text:p>3.16E-11</text:p>
          </table:table-cell>
          <table:table-cell table:formula="of:=[.B141]/(0.000000000008854*[.$B$12])" office:value-type="float" office:value="0.096003783850678" calcext:value-type="float">
            <text:p>0.096003783850678</text:p>
          </table:table-cell>
          <table:table-cell table:formula="of:=0.1/(SQRT(1+2*0.1*[.A141]/0.951626293239012 ))" office:value-type="float" office:value="0.0960008330344811" calcext:value-type="float">
            <text:p>0.096000833034481</text:p>
          </table:table-cell>
          <table:table-cell/>
          <table:table-cell office:value-type="float" office:value="0.404682" calcext:value-type="float">
            <text:p>0.404682</text:p>
          </table:table-cell>
          <table:table-cell office:value-type="float" office:value="0.000000000384431" calcext:value-type="float">
            <text:p>3.84E-10</text:p>
          </table:table-cell>
          <table:table-cell table:formula="of:=[.G141]/(0.000000000008854*[.$B$12])" office:value-type="float" office:value="1.16729492714455" calcext:value-type="float">
            <text:p>1.16729492714455</text:p>
          </table:table-cell>
          <table:table-cell table:formula="of:=10/(SQRT(1+2*10*[.F141]/0.110742217058824  ))" office:value-type="float" office:value="1.1618061326997" calcext:value-type="float">
            <text:p>1.1618061326997</text:p>
          </table:table-cell>
          <table:table-cell/>
        </table:table-row>
        <table:table-row table:style-name="ro1">
          <table:table-cell office:value-type="float" office:value="0.408027" calcext:value-type="float">
            <text:p>0.408027</text:p>
          </table:table-cell>
          <table:table-cell office:value-type="float" office:value="0.0000000000316058" calcext:value-type="float">
            <text:p>3.16E-11</text:p>
          </table:table-cell>
          <table:table-cell table:formula="of:=[.B142]/(0.000000000008854*[.$B$12])" office:value-type="float" office:value="0.0959685613500085" calcext:value-type="float">
            <text:p>0.095968561350009</text:p>
          </table:table-cell>
          <table:table-cell table:formula="of:=0.1/(SQRT(1+2*0.1*[.A142]/0.951626293239012 ))" office:value-type="float" office:value="0.0959697485462848" calcext:value-type="float">
            <text:p>0.095969748546285</text:p>
          </table:table-cell>
          <table:table-cell/>
          <table:table-cell office:value-type="float" office:value="0.408027" calcext:value-type="float">
            <text:p>0.408027</text:p>
          </table:table-cell>
          <table:table-cell office:value-type="float" office:value="0.000000000382669" calcext:value-type="float">
            <text:p>3.83E-10</text:p>
          </table:table-cell>
          <table:table-cell table:formula="of:=[.G142]/(0.000000000008854*[.$B$12])" office:value-type="float" office:value="1.16194475074975" calcext:value-type="float">
            <text:p>1.16194475074975</text:p>
          </table:table-cell>
          <table:table-cell table:formula="of:=10/(SQRT(1+2*10*[.F142]/0.110742217058824  ))" office:value-type="float" office:value="1.15709811820735" calcext:value-type="float">
            <text:p>1.15709811820735</text:p>
          </table:table-cell>
          <table:table-cell/>
        </table:table-row>
        <table:table-row table:style-name="ro1">
          <table:table-cell office:value-type="float" office:value="0.411371" calcext:value-type="float">
            <text:p>0.411371</text:p>
          </table:table-cell>
          <table:table-cell office:value-type="float" office:value="0.0000000000315941" calcext:value-type="float">
            <text:p>3.16E-11</text:p>
          </table:table-cell>
          <table:table-cell table:formula="of:=[.B143]/(0.000000000008854*[.$B$12])" office:value-type="float" office:value="0.0959330352070918" calcext:value-type="float">
            <text:p>0.095933035207092</text:p>
          </table:table-cell>
          <table:table-cell table:formula="of:=0.1/(SQRT(1+2*0.1*[.A143]/0.951626293239012 ))" office:value-type="float" office:value="0.095938703512751" calcext:value-type="float">
            <text:p>0.095938703512751</text:p>
          </table:table-cell>
          <table:table-cell/>
          <table:table-cell office:value-type="float" office:value="0.411371" calcext:value-type="float">
            <text:p>0.411371</text:p>
          </table:table-cell>
          <table:table-cell office:value-type="float" office:value="0.000000000380918" calcext:value-type="float">
            <text:p>3.81E-10</text:p>
          </table:table-cell>
          <table:table-cell table:formula="of:=[.G143]/(0.000000000008854*[.$B$12])" office:value-type="float" office:value="1.15662797500214" calcext:value-type="float">
            <text:p>1.15662797500214</text:p>
          </table:table-cell>
          <table:table-cell table:formula="of:=10/(SQRT(1+2*10*[.F143]/0.110742217058824  ))" office:value-type="float" office:value="1.15244826105634" calcext:value-type="float">
            <text:p>1.15244826105634</text:p>
          </table:table-cell>
          <table:table-cell/>
        </table:table-row>
        <table:table-row table:style-name="ro1">
          <table:table-cell office:value-type="float" office:value="0.414716" calcext:value-type="float">
            <text:p>0.414716</text:p>
          </table:table-cell>
          <table:table-cell office:value-type="float" office:value="0.0000000000315883" calcext:value-type="float">
            <text:p>3.16E-11</text:p>
          </table:table-cell>
          <table:table-cell table:formula="of:=[.B144]/(0.000000000008854*[.$B$12])" office:value-type="float" office:value="0.0959154239567571" calcext:value-type="float">
            <text:p>0.095915423956757</text:p>
          </table:table-cell>
          <table:table-cell table:formula="of:=0.1/(SQRT(1+2*0.1*[.A144]/0.951626293239012 ))" office:value-type="float" office:value="0.0959076793174983" calcext:value-type="float">
            <text:p>0.095907679317498</text:p>
          </table:table-cell>
          <table:table-cell/>
          <table:table-cell office:value-type="float" office:value="0.414716" calcext:value-type="float">
            <text:p>0.414716</text:p>
          </table:table-cell>
          <table:table-cell office:value-type="float" office:value="0.000000000380047" calcext:value-type="float">
            <text:p>3.80E-10</text:p>
          </table:table-cell>
          <table:table-cell table:formula="of:=[.G144]/(0.000000000008854*[.$B$12])" office:value-type="float" office:value="1.15398325102945" calcext:value-type="float">
            <text:p>1.15398325102945</text:p>
          </table:table-cell>
          <table:table-cell table:formula="of:=10/(SQRT(1+2*10*[.F144]/0.110742217058824  ))" office:value-type="float" office:value="1.14785264849436" calcext:value-type="float">
            <text:p>1.14785264849436</text:p>
          </table:table-cell>
          <table:table-cell/>
        </table:table-row>
        <table:table-row table:style-name="ro1">
          <table:table-cell office:value-type="float" office:value="0.41806" calcext:value-type="float">
            <text:p>0.41806</text:p>
          </table:table-cell>
          <table:table-cell office:value-type="float" office:value="0.0000000000315765" calcext:value-type="float">
            <text:p>3.16E-11</text:p>
          </table:table-cell>
          <table:table-cell table:formula="of:=[.B145]/(0.000000000008854*[.$B$12])" office:value-type="float" office:value="0.0958795941715933" calcext:value-type="float">
            <text:p>0.095879594171593</text:p>
          </table:table-cell>
          <table:table-cell table:formula="of:=0.1/(SQRT(1+2*0.1*[.A145]/0.951626293239012 ))" office:value-type="float" office:value="0.0958766944614722" calcext:value-type="float">
            <text:p>0.095876694461472</text:p>
          </table:table-cell>
          <table:table-cell/>
          <table:table-cell office:value-type="float" office:value="0.41806" calcext:value-type="float">
            <text:p>0.41806</text:p>
          </table:table-cell>
          <table:table-cell office:value-type="float" office:value="0.000000000378314" calcext:value-type="float">
            <text:p>3.78E-10</text:p>
          </table:table-cell>
          <table:table-cell table:formula="of:=[.G145]/(0.000000000008854*[.$B$12])" office:value-type="float" office:value="1.14872113088633" calcext:value-type="float">
            <text:p>1.14872113088633</text:p>
          </table:table-cell>
          <table:table-cell table:formula="of:=10/(SQRT(1+2*10*[.F145]/0.110742217058824  ))" office:value-type="float" office:value="1.14331292830997" calcext:value-type="float">
            <text:p>1.14331292830997</text:p>
          </table:table-cell>
          <table:table-cell/>
        </table:table-row>
        <table:table-row table:style-name="ro1">
          <table:table-cell office:value-type="float" office:value="0.421405" calcext:value-type="float">
            <text:p>0.421405</text:p>
          </table:table-cell>
          <table:table-cell office:value-type="float" office:value="0.0000000000315647" calcext:value-type="float">
            <text:p>3.16E-11</text:p>
          </table:table-cell>
          <table:table-cell table:formula="of:=[.B146]/(0.000000000008854*[.$B$12])" office:value-type="float" office:value="0.0958437643864295" calcext:value-type="float">
            <text:p>0.09584376438643</text:p>
          </table:table-cell>
          <table:table-cell table:formula="of:=0.1/(SQRT(1+2*0.1*[.A146]/0.951626293239012 ))" office:value-type="float" office:value="0.095845730364503" calcext:value-type="float">
            <text:p>0.095845730364503</text:p>
          </table:table-cell>
          <table:table-cell/>
          <table:table-cell office:value-type="float" office:value="0.421405" calcext:value-type="float">
            <text:p>0.421405</text:p>
          </table:table-cell>
          <table:table-cell office:value-type="float" office:value="0.000000000376592" calcext:value-type="float">
            <text:p>3.77E-10</text:p>
          </table:table-cell>
          <table:table-cell table:formula="of:=[.G146]/(0.000000000008854*[.$B$12])" office:value-type="float" office:value="1.14349241139039" calcext:value-type="float">
            <text:p>1.14349241139039</text:p>
          </table:table-cell>
          <table:table-cell table:formula="of:=10/(SQRT(1+2*10*[.F146]/0.110742217058824  ))" office:value-type="float" office:value="1.13882531518905" calcext:value-type="float">
            <text:p>1.13882531518905</text:p>
          </table:table-cell>
          <table:table-cell/>
        </table:table-row>
        <table:table-row table:style-name="ro1">
          <table:table-cell office:value-type="float" office:value="0.424749" calcext:value-type="float">
            <text:p>0.424749</text:p>
          </table:table-cell>
          <table:table-cell office:value-type="float" office:value="0.0000000000315528" calcext:value-type="float">
            <text:p>3.16E-11</text:p>
          </table:table-cell>
          <table:table-cell table:formula="of:=[.B147]/(0.000000000008854*[.$B$12])" office:value-type="float" office:value="0.0958076309590185" calcext:value-type="float">
            <text:p>0.095807630959019</text:p>
          </table:table-cell>
          <table:table-cell table:formula="of:=0.1/(SQRT(1+2*0.1*[.A147]/0.951626293239012 ))" office:value-type="float" office:value="0.0958148054918226" calcext:value-type="float">
            <text:p>0.095814805491823</text:p>
          </table:table-cell>
          <table:table-cell/>
          <table:table-cell office:value-type="float" office:value="0.424749" calcext:value-type="float">
            <text:p>0.424749</text:p>
          </table:table-cell>
          <table:table-cell office:value-type="float" office:value="0.000000000374882" calcext:value-type="float">
            <text:p>3.75E-10</text:p>
          </table:table-cell>
          <table:table-cell table:formula="of:=[.G147]/(0.000000000008854*[.$B$12])" office:value-type="float" office:value="1.13830012896411" calcext:value-type="float">
            <text:p>1.13830012896411</text:p>
          </table:table-cell>
          <table:table-cell table:formula="of:=10/(SQRT(1+2*10*[.F147]/0.110742217058824  ))" office:value-type="float" office:value="1.13439145172333" calcext:value-type="float">
            <text:p>1.13439145172333</text:p>
          </table:table-cell>
          <table:table-cell/>
        </table:table-row>
        <table:table-row table:style-name="ro1">
          <table:table-cell office:value-type="float" office:value="0.428094" calcext:value-type="float">
            <text:p>0.428094</text:p>
          </table:table-cell>
          <table:table-cell office:value-type="float" office:value="0.0000000000315468" calcext:value-type="float">
            <text:p>3.15E-11</text:p>
          </table:table-cell>
          <table:table-cell table:formula="of:=[.B148]/(0.000000000008854*[.$B$12])" office:value-type="float" office:value="0.0957894124241895" calcext:value-type="float">
            <text:p>0.09578941242419</text:p>
          </table:table-cell>
          <table:table-cell table:formula="of:=0.1/(SQRT(1+2*0.1*[.A148]/0.951626293239012 ))" office:value-type="float" office:value="0.0957839012993556" calcext:value-type="float">
            <text:p>0.095783901299356</text:p>
          </table:table-cell>
          <table:table-cell/>
          <table:table-cell office:value-type="float" office:value="0.428094" calcext:value-type="float">
            <text:p>0.428094</text:p>
          </table:table-cell>
          <table:table-cell office:value-type="float" office:value="0.000000000374031" calcext:value-type="float">
            <text:p>3.74E-10</text:p>
          </table:table-cell>
          <table:table-cell table:formula="of:=[.G148]/(0.000000000008854*[.$B$12])" office:value-type="float" office:value="1.13571613344086" calcext:value-type="float">
            <text:p>1.13571613344086</text:p>
          </table:table-cell>
          <table:table-cell table:formula="of:=10/(SQRT(1+2*10*[.F148]/0.110742217058824  ))" office:value-type="float" office:value="1.13000767323678" calcext:value-type="float">
            <text:p>1.13000767323678</text:p>
          </table:table-cell>
          <table:table-cell/>
        </table:table-row>
        <table:table-row table:style-name="ro1">
          <table:table-cell office:value-type="float" office:value="0.431438" calcext:value-type="float">
            <text:p>0.431438</text:p>
          </table:table-cell>
          <table:table-cell office:value-type="float" office:value="0.0000000000315348" calcext:value-type="float">
            <text:p>3.15E-11</text:p>
          </table:table-cell>
          <table:table-cell table:formula="of:=[.B149]/(0.000000000008854*[.$B$12])" office:value-type="float" office:value="0.0957529753545314" calcext:value-type="float">
            <text:p>0.095752975354531</text:p>
          </table:table-cell>
          <table:table-cell table:formula="of:=0.1/(SQRT(1+2*0.1*[.A149]/0.951626293239012 ))" office:value-type="float" office:value="0.095753036216735" calcext:value-type="float">
            <text:p>0.095753036216735</text:p>
          </table:table-cell>
          <table:table-cell/>
          <table:table-cell office:value-type="float" office:value="0.431438" calcext:value-type="float">
            <text:p>0.431438</text:p>
          </table:table-cell>
          <table:table-cell office:value-type="float" office:value="0.000000000372337" calcext:value-type="float">
            <text:p>3.72E-10</text:p>
          </table:table-cell>
          <table:table-cell table:formula="of:=[.G149]/(0.000000000008854*[.$B$12])" office:value-type="float" office:value="1.13057243377412" calcext:value-type="float">
            <text:p>1.13057243377412</text:p>
          </table:table-cell>
          <table:table-cell table:formula="of:=10/(SQRT(1+2*10*[.F149]/0.110742217058824  ))" office:value-type="float" office:value="1.12567561555622" calcext:value-type="float">
            <text:p>1.12567561555622</text:p>
          </table:table-cell>
          <table:table-cell/>
        </table:table-row>
        <table:table-row table:style-name="ro1">
          <table:table-cell office:value-type="float" office:value="0.434783" calcext:value-type="float">
            <text:p>0.434783</text:p>
          </table:table-cell>
          <table:table-cell office:value-type="float" office:value="0.0000000000315227" calcext:value-type="float">
            <text:p>3.15E-11</text:p>
          </table:table-cell>
          <table:table-cell table:formula="of:=[.B150]/(0.000000000008854*[.$B$12])" office:value-type="float" office:value="0.0957162346426261" calcext:value-type="float">
            <text:p>0.095716234642626</text:p>
          </table:table-cell>
          <table:table-cell table:formula="of:=0.1/(SQRT(1+2*0.1*[.A150]/0.951626293239012 ))" office:value-type="float" office:value="0.0957221917358626" calcext:value-type="float">
            <text:p>0.095722191735863</text:p>
          </table:table-cell>
          <table:table-cell/>
          <table:table-cell office:value-type="float" office:value="0.434783" calcext:value-type="float">
            <text:p>0.434783</text:p>
          </table:table-cell>
          <table:table-cell office:value-type="float" office:value="0.000000000370654" calcext:value-type="float">
            <text:p>3.71E-10</text:p>
          </table:table-cell>
          <table:table-cell table:formula="of:=[.G150]/(0.000000000008854*[.$B$12])" office:value-type="float" office:value="1.12546213475457" calcext:value-type="float">
            <text:p>1.12546213475457</text:p>
          </table:table-cell>
          <table:table-cell table:formula="of:=10/(SQRT(1+2*10*[.F150]/0.110742217058824  ))" office:value-type="float" office:value="1.12139172833229" calcext:value-type="float">
            <text:p>1.12139172833229</text:p>
          </table:table-cell>
          <table:table-cell/>
        </table:table-row>
        <table:table-row table:style-name="ro1">
          <table:table-cell office:value-type="float" office:value="0.438127" calcext:value-type="float">
            <text:p>0.438127</text:p>
          </table:table-cell>
          <table:table-cell office:value-type="float" office:value="0.0000000000315166" calcext:value-type="float">
            <text:p>3.15E-11</text:p>
          </table:table-cell>
          <table:table-cell table:formula="of:=[.B151]/(0.000000000008854*[.$B$12])" office:value-type="float" office:value="0.0956977124655499" calcext:value-type="float">
            <text:p>0.09569771246555</text:p>
          </table:table-cell>
          <table:table-cell table:formula="of:=0.1/(SQRT(1+2*0.1*[.A151]/0.951626293239012 ))" office:value-type="float" office:value="0.0956913862508864" calcext:value-type="float">
            <text:p>0.095691386250887</text:p>
          </table:table-cell>
          <table:table-cell/>
          <table:table-cell office:value-type="float" office:value="0.438127" calcext:value-type="float">
            <text:p>0.438127</text:p>
          </table:table-cell>
          <table:table-cell office:value-type="float" office:value="0.000000000369816" calcext:value-type="float">
            <text:p>3.70E-10</text:p>
          </table:table-cell>
          <table:table-cell table:formula="of:=[.G151]/(0.000000000008854*[.$B$12])" office:value-type="float" office:value="1.12291761272345" calcext:value-type="float">
            <text:p>1.12291761272345</text:p>
          </table:table-cell>
          <table:table-cell table:formula="of:=10/(SQRT(1+2*10*[.F151]/0.110742217058824  ))" office:value-type="float" office:value="1.11715763926035" calcext:value-type="float">
            <text:p>1.11715763926035</text:p>
          </table:table-cell>
          <table:table-cell/>
        </table:table-row>
        <table:table-row table:style-name="ro1">
          <table:table-cell office:value-type="float" office:value="0.441472" calcext:value-type="float">
            <text:p>0.441472</text:p>
          </table:table-cell>
          <table:table-cell office:value-type="float" office:value="0.0000000000315044" calcext:value-type="float">
            <text:p>3.15E-11</text:p>
          </table:table-cell>
          <table:table-cell table:formula="of:=[.B152]/(0.000000000008854*[.$B$12])" office:value-type="float" office:value="0.0956606681113975" calcext:value-type="float">
            <text:p>0.095660668111398</text:p>
          </table:table-cell>
          <table:table-cell table:formula="of:=0.1/(SQRT(1+2*0.1*[.A152]/0.951626293239012 ))" office:value-type="float" office:value="0.0956606012895695" calcext:value-type="float">
            <text:p>0.09566060128957</text:p>
          </table:table-cell>
          <table:table-cell/>
          <table:table-cell office:value-type="float" office:value="0.441472" calcext:value-type="float">
            <text:p>0.441472</text:p>
          </table:table-cell>
          <table:table-cell office:value-type="float" office:value="0.000000000368149" calcext:value-type="float">
            <text:p>3.68E-10</text:p>
          </table:table-cell>
          <table:table-cell table:formula="of:=[.G152]/(0.000000000008854*[.$B$12])" office:value-type="float" office:value="1.11785589646344" calcext:value-type="float">
            <text:p>1.11785589646344</text:p>
          </table:table-cell>
          <table:table-cell table:formula="of:=10/(SQRT(1+2*10*[.F152]/0.110742217058824  ))" office:value-type="float" office:value="1.11296990645175" calcext:value-type="float">
            <text:p>1.11296990645175</text:p>
          </table:table-cell>
          <table:table-cell/>
        </table:table-row>
        <table:table-row table:style-name="ro1">
          <table:table-cell office:value-type="float" office:value="0.444816" calcext:value-type="float">
            <text:p>0.444816</text:p>
          </table:table-cell>
          <table:table-cell office:value-type="float" office:value="0.0000000000314921" calcext:value-type="float">
            <text:p>3.15E-11</text:p>
          </table:table-cell>
          <table:table-cell table:formula="of:=[.B153]/(0.000000000008854*[.$B$12])" office:value-type="float" office:value="0.0956233201149979" calcext:value-type="float">
            <text:p>0.095623320114998</text:p>
          </table:table-cell>
          <table:table-cell table:formula="of:=0.1/(SQRT(1+2*0.1*[.A153]/0.951626293239012 ))" office:value-type="float" office:value="0.0956298552106885" calcext:value-type="float">
            <text:p>0.095629855210689</text:p>
          </table:table-cell>
          <table:table-cell/>
          <table:table-cell office:value-type="float" office:value="0.444816" calcext:value-type="float">
            <text:p>0.444816</text:p>
          </table:table-cell>
          <table:table-cell office:value-type="float" office:value="0.000000000366493" calcext:value-type="float">
            <text:p>3.66E-10</text:p>
          </table:table-cell>
          <table:table-cell table:formula="of:=[.G153]/(0.000000000008854*[.$B$12])" office:value-type="float" office:value="1.11282758085062" calcext:value-type="float">
            <text:p>1.11282758085062</text:p>
          </table:table-cell>
          <table:table-cell table:formula="of:=10/(SQRT(1+2*10*[.F153]/0.110742217058824  ))" office:value-type="float" office:value="1.10883014828226" calcext:value-type="float">
            <text:p>1.10883014828226</text:p>
          </table:table-cell>
          <table:table-cell/>
        </table:table-row>
        <table:table-row table:style-name="ro1">
          <table:table-cell office:value-type="float" office:value="0.448161" calcext:value-type="float">
            <text:p>0.448161</text:p>
          </table:table-cell>
          <table:table-cell office:value-type="float" office:value="0.000000000031486" calcext:value-type="float">
            <text:p>3.15E-11</text:p>
          </table:table-cell>
          <table:table-cell table:formula="of:=[.B154]/(0.000000000008854*[.$B$12])" office:value-type="float" office:value="0.0956047979379217" calcext:value-type="float">
            <text:p>0.095604797937922</text:p>
          </table:table-cell>
          <table:table-cell table:formula="of:=0.1/(SQRT(1+2*0.1*[.A154]/0.951626293239012 ))" office:value-type="float" office:value="0.0955991295777515" calcext:value-type="float">
            <text:p>0.095599129577752</text:p>
          </table:table-cell>
          <table:table-cell/>
          <table:table-cell office:value-type="float" office:value="0.448161" calcext:value-type="float">
            <text:p>0.448161</text:p>
          </table:table-cell>
          <table:table-cell office:value-type="float" office:value="0.000000000365669" calcext:value-type="float">
            <text:p>3.66E-10</text:p>
          </table:table-cell>
          <table:table-cell table:formula="of:=[.G154]/(0.000000000008854*[.$B$12])" office:value-type="float" office:value="1.1103255687341" calcext:value-type="float">
            <text:p>1.1103255687341</text:p>
          </table:table-cell>
          <table:table-cell table:formula="of:=10/(SQRT(1+2*10*[.F154]/0.110742217058824  ))" office:value-type="float" office:value="1.10473502586467" calcext:value-type="float">
            <text:p>1.10473502586467</text:p>
          </table:table-cell>
          <table:table-cell/>
        </table:table-row>
        <table:table-row table:style-name="ro1">
          <table:table-cell office:value-type="float" office:value="0.451505" calcext:value-type="float">
            <text:p>0.451505</text:p>
          </table:table-cell>
          <table:table-cell office:value-type="float" office:value="0.0000000000314736" calcext:value-type="float">
            <text:p>3.15E-11</text:p>
          </table:table-cell>
          <table:table-cell table:formula="of:=[.B155]/(0.000000000008854*[.$B$12])" office:value-type="float" office:value="0.095567146299275" calcext:value-type="float">
            <text:p>0.095567146299275</text:p>
          </table:table-cell>
          <table:table-cell table:formula="of:=0.1/(SQRT(1+2*0.1*[.A155]/0.951626293239012 ))" office:value-type="float" office:value="0.095568442714277" calcext:value-type="float">
            <text:p>0.095568442714277</text:p>
          </table:table-cell>
          <table:table-cell/>
          <table:table-cell office:value-type="float" office:value="0.451505" calcext:value-type="float">
            <text:p>0.451505</text:p>
          </table:table-cell>
          <table:table-cell office:value-type="float" office:value="0.000000000364028" calcext:value-type="float">
            <text:p>3.64E-10</text:p>
          </table:table-cell>
          <table:table-cell table:formula="of:=[.G155]/(0.000000000008854*[.$B$12])" office:value-type="float" office:value="1.10534279945836" calcext:value-type="float">
            <text:p>1.10534279945836</text:p>
          </table:table-cell>
          <table:table-cell table:formula="of:=10/(SQRT(1+2*10*[.F155]/0.110742217058824  ))" office:value-type="float" office:value="1.10068614722519" calcext:value-type="float">
            <text:p>1.10068614722519</text:p>
          </table:table-cell>
          <table:table-cell/>
        </table:table-row>
        <table:table-row table:style-name="ro1">
          <table:table-cell office:value-type="float" office:value="0.454849" calcext:value-type="float">
            <text:p>0.454849</text:p>
          </table:table-cell>
          <table:table-cell office:value-type="float" office:value="0.0000000000314674" calcext:value-type="float">
            <text:p>3.15E-11</text:p>
          </table:table-cell>
          <table:table-cell table:formula="of:=[.B156]/(0.000000000008854*[.$B$12])" office:value-type="float" office:value="0.0955483204799517" calcext:value-type="float">
            <text:p>0.095548320479952</text:p>
          </table:table-cell>
          <table:table-cell table:formula="of:=0.1/(SQRT(1+2*0.1*[.A156]/0.951626293239012 ))" office:value-type="float" office:value="0.095537785382853" calcext:value-type="float">
            <text:p>0.095537785382853</text:p>
          </table:table-cell>
          <table:table-cell/>
          <table:table-cell office:value-type="float" office:value="0.454849" calcext:value-type="float">
            <text:p>0.454849</text:p>
          </table:table-cell>
          <table:table-cell office:value-type="float" office:value="0.000000000363212" calcext:value-type="float">
            <text:p>3.63E-10</text:p>
          </table:table-cell>
          <table:table-cell table:formula="of:=[.G156]/(0.000000000008854*[.$B$12])" office:value-type="float" office:value="1.1028650787216" calcext:value-type="float">
            <text:p>1.1028650787216</text:p>
          </table:table-cell>
          <table:table-cell table:formula="of:=10/(SQRT(1+2*10*[.F156]/0.110742217058824  ))" office:value-type="float" office:value="1.09668146243402" calcext:value-type="float">
            <text:p>1.09668146243402</text:p>
          </table:table-cell>
          <table:table-cell/>
        </table:table-row>
        <table:table-row table:style-name="ro1">
          <table:table-cell office:value-type="float" office:value="0.458194" calcext:value-type="float">
            <text:p>0.458194</text:p>
          </table:table-cell>
          <table:table-cell office:value-type="float" office:value="0.0000000000314549" calcext:value-type="float">
            <text:p>3.15E-11</text:p>
          </table:table-cell>
          <table:table-cell table:formula="of:=[.B157]/(0.000000000008854*[.$B$12])" office:value-type="float" office:value="0.0955103651990578" calcext:value-type="float">
            <text:p>0.095510365199058</text:p>
          </table:table-cell>
          <table:table-cell table:formula="of:=0.1/(SQRT(1+2*0.1*[.A157]/0.951626293239012 ))" office:value-type="float" office:value="0.0955071483815023" calcext:value-type="float">
            <text:p>0.095507148381502</text:p>
          </table:table-cell>
          <table:table-cell/>
          <table:table-cell office:value-type="float" office:value="0.458194" calcext:value-type="float">
            <text:p>0.458194</text:p>
          </table:table-cell>
          <table:table-cell office:value-type="float" office:value="0.000000000361587" calcext:value-type="float">
            <text:p>3.62E-10</text:p>
          </table:table-cell>
          <table:table-cell table:formula="of:=[.G157]/(0.000000000008854*[.$B$12])" office:value-type="float" office:value="1.0979308922054" calcext:value-type="float">
            <text:p>1.0979308922054</text:p>
          </table:table-cell>
          <table:table-cell table:formula="of:=10/(SQRT(1+2*10*[.F157]/0.110742217058824  ))" office:value-type="float" office:value="1.09271899514792" calcext:value-type="float">
            <text:p>1.09271899514792</text:p>
          </table:table-cell>
          <table:table-cell/>
        </table:table-row>
        <table:table-row table:style-name="ro1">
          <table:table-cell office:value-type="float" office:value="0.461538" calcext:value-type="float">
            <text:p>0.461538</text:p>
          </table:table-cell>
          <table:table-cell office:value-type="float" office:value="0.0000000000314423" calcext:value-type="float">
            <text:p>3.14E-11</text:p>
          </table:table-cell>
          <table:table-cell table:formula="of:=[.B158]/(0.000000000008854*[.$B$12])" office:value-type="float" office:value="0.0954721062759168" calcext:value-type="float">
            <text:p>0.095472106275917</text:p>
          </table:table-cell>
          <table:table-cell table:formula="of:=0.1/(SQRT(1+2*0.1*[.A158]/0.951626293239012 ))" office:value-type="float" office:value="0.0954765499810692" calcext:value-type="float">
            <text:p>0.095476549981069</text:p>
          </table:table-cell>
          <table:table-cell/>
          <table:table-cell office:value-type="float" office:value="0.461538" calcext:value-type="float">
            <text:p>0.461538</text:p>
          </table:table-cell>
          <table:table-cell office:value-type="float" office:value="0.000000000359972" calcext:value-type="float">
            <text:p>3.60E-10</text:p>
          </table:table-cell>
          <table:table-cell table:formula="of:=[.G158]/(0.000000000008854*[.$B$12])" office:value-type="float" office:value="1.09302706991392" calcext:value-type="float">
            <text:p>1.09302706991392</text:p>
          </table:table-cell>
          <table:table-cell table:formula="of:=10/(SQRT(1+2*10*[.F158]/0.110742217058824  ))" office:value-type="float" office:value="1.08880033624087" calcext:value-type="float">
            <text:p>1.08880033624087</text:p>
          </table:table-cell>
          <table:table-cell/>
        </table:table-row>
        <table:table-row table:style-name="ro1">
          <table:table-cell office:value-type="float" office:value="0.464883" calcext:value-type="float">
            <text:p>0.464883</text:p>
          </table:table-cell>
          <table:table-cell office:value-type="float" office:value="0.000000000031436" calcext:value-type="float">
            <text:p>3.14E-11</text:p>
          </table:table-cell>
          <table:table-cell table:formula="of:=[.B159]/(0.000000000008854*[.$B$12])" office:value-type="float" office:value="0.0954529768143463" calcext:value-type="float">
            <text:p>0.095452976814346</text:p>
          </table:table-cell>
          <table:table-cell table:formula="of:=0.1/(SQRT(1+2*0.1*[.A159]/0.951626293239012 ))" office:value-type="float" office:value="0.0954459718339191" calcext:value-type="float">
            <text:p>0.095445971833919</text:p>
          </table:table-cell>
          <table:table-cell/>
          <table:table-cell office:value-type="float" office:value="0.464883" calcext:value-type="float">
            <text:p>0.464883</text:p>
          </table:table-cell>
          <table:table-cell office:value-type="float" office:value="0.000000000359168" calcext:value-type="float">
            <text:p>3.59E-10</text:p>
          </table:table-cell>
          <table:table-cell table:formula="of:=[.G159]/(0.000000000008854*[.$B$12])" office:value-type="float" office:value="1.09058578624682" calcext:value-type="float">
            <text:p>1.09058578624682</text:p>
          </table:table-cell>
          <table:table-cell table:formula="of:=10/(SQRT(1+2*10*[.F159]/0.110742217058824  ))" office:value-type="float" office:value="1.08492238280247" calcext:value-type="float">
            <text:p>1.08492238280247</text:p>
          </table:table-cell>
          <table:table-cell/>
        </table:table-row>
        <table:table-row table:style-name="ro1">
          <table:table-cell office:value-type="float" office:value="0.468227" calcext:value-type="float">
            <text:p>0.468227</text:p>
          </table:table-cell>
          <table:table-cell office:value-type="float" office:value="0.0000000000314233" calcext:value-type="float">
            <text:p>3.14E-11</text:p>
          </table:table-cell>
          <table:table-cell table:formula="of:=[.B160]/(0.000000000008854*[.$B$12])" office:value-type="float" office:value="0.0954144142489582" calcext:value-type="float">
            <text:p>0.095414414248958</text:p>
          </table:table-cell>
          <table:table-cell table:formula="of:=0.1/(SQRT(1+2*0.1*[.A160]/0.951626293239012 ))" office:value-type="float" office:value="0.0954154321759186" calcext:value-type="float">
            <text:p>0.095415432175919</text:p>
          </table:table-cell>
          <table:table-cell/>
          <table:table-cell office:value-type="float" office:value="0.468227" calcext:value-type="float">
            <text:p>0.468227</text:p>
          </table:table-cell>
          <table:table-cell office:value-type="float" office:value="0.000000000357568" calcext:value-type="float">
            <text:p>3.58E-10</text:p>
          </table:table-cell>
          <table:table-cell table:formula="of:=[.G160]/(0.000000000008854*[.$B$12])" office:value-type="float" office:value="1.08572751029241" calcext:value-type="float">
            <text:p>1.08572751029241</text:p>
          </table:table-cell>
          <table:table-cell table:formula="of:=10/(SQRT(1+2*10*[.F160]/0.110742217058824  ))" office:value-type="float" office:value="1.08108671336171" calcext:value-type="float">
            <text:p>1.08108671336171</text:p>
          </table:table-cell>
          <table:table-cell/>
        </table:table-row>
        <table:table-row table:style-name="ro1">
          <table:table-cell office:value-type="float" office:value="0.471572" calcext:value-type="float">
            <text:p>0.471572</text:p>
          </table:table-cell>
          <table:table-cell office:value-type="float" office:value="0.000000000031417" calcext:value-type="float">
            <text:p>3.14E-11</text:p>
          </table:table-cell>
          <table:table-cell table:formula="of:=[.B161]/(0.000000000008854*[.$B$12])" office:value-type="float" office:value="0.0953952847873877" calcext:value-type="float">
            <text:p>0.095395284787388</text:p>
          </table:table-cell>
          <table:table-cell table:formula="of:=0.1/(SQRT(1+2*0.1*[.A161]/0.951626293239012 ))" office:value-type="float" office:value="0.095384912694777" calcext:value-type="float">
            <text:p>0.095384912694777</text:p>
          </table:table-cell>
          <table:table-cell/>
          <table:table-cell office:value-type="float" office:value="0.471572" calcext:value-type="float">
            <text:p>0.471572</text:p>
          </table:table-cell>
          <table:table-cell office:value-type="float" office:value="0.000000000356772" calcext:value-type="float">
            <text:p>3.57E-10</text:p>
          </table:table-cell>
          <table:table-cell table:formula="of:=[.G161]/(0.000000000008854*[.$B$12])" office:value-type="float" office:value="1.08331051800509" calcext:value-type="float">
            <text:p>1.08331051800509</text:p>
          </table:table-cell>
          <table:table-cell table:formula="of:=10/(SQRT(1+2*10*[.F161]/0.110742217058824  ))" office:value-type="float" office:value="1.07729031163317" calcext:value-type="float">
            <text:p>1.07729031163317</text:p>
          </table:table-cell>
          <table:table-cell/>
        </table:table-row>
        <table:table-row table:style-name="ro1">
          <table:table-cell office:value-type="float" office:value="0.474916" calcext:value-type="float">
            <text:p>0.474916</text:p>
          </table:table-cell>
          <table:table-cell office:value-type="float" office:value="0.0000000000314042" calcext:value-type="float">
            <text:p>3.14E-11</text:p>
          </table:table-cell>
          <table:table-cell table:formula="of:=[.B162]/(0.000000000008854*[.$B$12])" office:value-type="float" office:value="0.0953564185797523" calcext:value-type="float">
            <text:p>0.095356418579752</text:p>
          </table:table-cell>
          <table:table-cell table:formula="of:=0.1/(SQRT(1+2*0.1*[.A162]/0.951626293239012 ))" office:value-type="float" office:value="0.0953544315914943" calcext:value-type="float">
            <text:p>0.095354431591494</text:p>
          </table:table-cell>
          <table:table-cell/>
          <table:table-cell office:value-type="float" office:value="0.474916" calcext:value-type="float">
            <text:p>0.474916</text:p>
          </table:table-cell>
          <table:table-cell office:value-type="float" office:value="0.000000000355187" calcext:value-type="float">
            <text:p>3.55E-10</text:p>
          </table:table-cell>
          <table:table-cell table:formula="of:=[.G162]/(0.000000000008854*[.$B$12])" office:value-type="float" office:value="1.07849778838775" calcext:value-type="float">
            <text:p>1.07849778838775</text:p>
          </table:table-cell>
          <table:table-cell table:formula="of:=10/(SQRT(1+2*10*[.F162]/0.110742217058824  ))" office:value-type="float" office:value="1.07353474319647" calcext:value-type="float">
            <text:p>1.07353474319647</text:p>
          </table:table-cell>
          <table:table-cell/>
        </table:table-row>
        <table:table-row table:style-name="ro1">
          <table:table-cell office:value-type="float" office:value="0.478261" calcext:value-type="float">
            <text:p>0.478261</text:p>
          </table:table-cell>
          <table:table-cell office:value-type="float" office:value="0.0000000000313913" calcext:value-type="float">
            <text:p>3.14E-11</text:p>
          </table:table-cell>
          <table:table-cell table:formula="of:=[.B163]/(0.000000000008854*[.$B$12])" office:value-type="float" office:value="0.0953172487298699" calcext:value-type="float">
            <text:p>0.09531724872987</text:p>
          </table:table-cell>
          <table:table-cell table:formula="of:=0.1/(SQRT(1+2*0.1*[.A163]/0.951626293239012 ))" office:value-type="float" office:value="0.0953239705890104" calcext:value-type="float">
            <text:p>0.095323970589011</text:p>
          </table:table-cell>
          <table:table-cell/>
          <table:table-cell office:value-type="float" office:value="0.478261" calcext:value-type="float">
            <text:p>0.478261</text:p>
          </table:table-cell>
          <table:table-cell office:value-type="float" office:value="0.000000000353612" calcext:value-type="float">
            <text:p>3.54E-10</text:p>
          </table:table-cell>
          <table:table-cell table:formula="of:=[.G163]/(0.000000000008854*[.$B$12])" office:value-type="float" office:value="1.07371542299512" calcext:value-type="float">
            <text:p>1.07371542299512</text:p>
          </table:table-cell>
          <table:table-cell table:formula="of:=10/(SQRT(1+2*10*[.F163]/0.110742217058824  ))" office:value-type="float" office:value="1.06981707437838" calcext:value-type="float">
            <text:p>1.06981707437838</text:p>
          </table:table-cell>
          <table:table-cell/>
        </table:table-row>
        <table:table-row table:style-name="ro1">
          <table:table-cell office:value-type="float" office:value="0.481605" calcext:value-type="float">
            <text:p>0.481605</text:p>
          </table:table-cell>
          <table:table-cell office:value-type="float" office:value="0.0000000000313848" calcext:value-type="float">
            <text:p>3.14E-11</text:p>
          </table:table-cell>
          <table:table-cell table:formula="of:=[.B164]/(0.000000000008854*[.$B$12])" office:value-type="float" office:value="0.0952975119838051" calcext:value-type="float">
            <text:p>0.095297511983805</text:p>
          </table:table-cell>
          <table:table-cell table:formula="of:=0.1/(SQRT(1+2*0.1*[.A164]/0.951626293239012 ))" office:value-type="float" office:value="0.0952935478535696" calcext:value-type="float">
            <text:p>0.09529354785357</text:p>
          </table:table-cell>
          <table:table-cell/>
          <table:table-cell office:value-type="float" office:value="0.481605" calcext:value-type="float">
            <text:p>0.481605</text:p>
          </table:table-cell>
          <table:table-cell office:value-type="float" office:value="0.000000000352828" calcext:value-type="float">
            <text:p>3.53E-10</text:p>
          </table:table-cell>
          <table:table-cell table:formula="of:=[.G164]/(0.000000000008854*[.$B$12])" office:value-type="float" office:value="1.07133486777746" calcext:value-type="float">
            <text:p>1.07133486777746</text:p>
          </table:table-cell>
          <table:table-cell table:formula="of:=10/(SQRT(1+2*10*[.F164]/0.110742217058824  ))" office:value-type="float" office:value="1.06613885729716" calcext:value-type="float">
            <text:p>1.06613885729716</text:p>
          </table:table-cell>
          <table:table-cell/>
        </table:table-row>
        <table:table-row table:style-name="ro1">
          <table:table-cell office:value-type="float" office:value="0.48495" calcext:value-type="float">
            <text:p>0.48495</text:p>
          </table:table-cell>
          <table:table-cell office:value-type="float" office:value="0.0000000000313719" calcext:value-type="float">
            <text:p>3.14E-11</text:p>
          </table:table-cell>
          <table:table-cell table:formula="of:=[.B165]/(0.000000000008854*[.$B$12])" office:value-type="float" office:value="0.0952583421339226" calcext:value-type="float">
            <text:p>0.095258342133923</text:p>
          </table:table-cell>
          <table:table-cell table:formula="of:=0.1/(SQRT(1+2*0.1*[.A165]/0.951626293239012 ))" office:value-type="float" office:value="0.0952631451432292" calcext:value-type="float">
            <text:p>0.095263145143229</text:p>
          </table:table-cell>
          <table:table-cell/>
          <table:table-cell office:value-type="float" office:value="0.48495" calcext:value-type="float">
            <text:p>0.48495</text:p>
          </table:table-cell>
          <table:table-cell office:value-type="float" office:value="0.000000000351267" calcext:value-type="float">
            <text:p>3.51E-10</text:p>
          </table:table-cell>
          <table:table-cell table:formula="of:=[.G165]/(0.000000000008854*[.$B$12])" office:value-type="float" office:value="1.06659501229943" calcext:value-type="float">
            <text:p>1.06659501229943</text:p>
          </table:table-cell>
          <table:table-cell table:formula="of:=10/(SQRT(1+2*10*[.F165]/0.110742217058824  ))" office:value-type="float" office:value="1.06249723713222" calcext:value-type="float">
            <text:p>1.06249723713222</text:p>
          </table:table-cell>
          <table:table-cell/>
        </table:table-row>
        <table:table-row table:style-name="ro1">
          <table:table-cell office:value-type="float" office:value="0.488294" calcext:value-type="float">
            <text:p>0.488294</text:p>
          </table:table-cell>
          <table:table-cell office:value-type="float" office:value="0.0000000000313653" calcext:value-type="float">
            <text:p>3.14E-11</text:p>
          </table:table-cell>
          <table:table-cell table:formula="of:=[.B166]/(0.000000000008854*[.$B$12])" office:value-type="float" office:value="0.0952383017456106" calcext:value-type="float">
            <text:p>0.095238301745611</text:p>
          </table:table-cell>
          <table:table-cell table:formula="of:=0.1/(SQRT(1+2*0.1*[.A166]/0.951626293239012 ))" office:value-type="float" office:value="0.095232780589588" calcext:value-type="float">
            <text:p>0.095232780589588</text:p>
          </table:table-cell>
          <table:table-cell/>
          <table:table-cell office:value-type="float" office:value="0.488294" calcext:value-type="float">
            <text:p>0.488294</text:p>
          </table:table-cell>
          <table:table-cell office:value-type="float" office:value="0.000000000350491" calcext:value-type="float">
            <text:p>3.50E-10</text:p>
          </table:table-cell>
          <table:table-cell table:formula="of:=[.G166]/(0.000000000008854*[.$B$12])" office:value-type="float" office:value="1.06423874846154" calcext:value-type="float">
            <text:p>1.06423874846154</text:p>
          </table:table-cell>
          <table:table-cell table:formula="of:=10/(SQRT(1+2*10*[.F166]/0.110742217058824  ))" office:value-type="float" office:value="1.05889375211064" calcext:value-type="float">
            <text:p>1.05889375211064</text:p>
          </table:table-cell>
          <table:table-cell/>
        </table:table-row>
        <table:table-row table:style-name="ro1">
          <table:table-cell office:value-type="float" office:value="0.491639" calcext:value-type="float">
            <text:p>0.491639</text:p>
          </table:table-cell>
          <table:table-cell office:value-type="float" office:value="0.0000000000313522" calcext:value-type="float">
            <text:p>3.14E-11</text:p>
          </table:table-cell>
          <table:table-cell table:formula="of:=[.B167]/(0.000000000008854*[.$B$12])" office:value-type="float" office:value="0.0951985246112339" calcext:value-type="float">
            <text:p>0.095198524611234</text:p>
          </table:table-cell>
          <table:table-cell table:formula="of:=0.1/(SQRT(1+2*0.1*[.A167]/0.951626293239012 ))" office:value-type="float" office:value="0.0952024359857086" calcext:value-type="float">
            <text:p>0.095202435985709</text:p>
          </table:table-cell>
          <table:table-cell/>
          <table:table-cell office:value-type="float" office:value="0.491639" calcext:value-type="float">
            <text:p>0.491639</text:p>
          </table:table-cell>
          <table:table-cell office:value-type="float" office:value="0.000000000348944" calcext:value-type="float">
            <text:p>3.49E-10</text:p>
          </table:table-cell>
          <table:table-cell table:formula="of:=[.G167]/(0.000000000008854*[.$B$12])" office:value-type="float" office:value="1.05954140289812" calcext:value-type="float">
            <text:p>1.05954140289812</text:p>
          </table:table-cell>
          <table:table-cell table:formula="of:=10/(SQRT(1+2*10*[.F167]/0.110742217058824  ))" office:value-type="float" office:value="1.05532562273826" calcext:value-type="float">
            <text:p>1.05532562273826</text:p>
          </table:table-cell>
          <table:table-cell/>
        </table:table-row>
        <table:table-row table:style-name="ro1">
          <table:table-cell office:value-type="float" office:value="0.494983" calcext:value-type="float">
            <text:p>0.494983</text:p>
          </table:table-cell>
          <table:table-cell office:value-type="float" office:value="0.0000000000313457" calcext:value-type="float">
            <text:p>3.13E-11</text:p>
          </table:table-cell>
          <table:table-cell table:formula="of:=[.B168]/(0.000000000008854*[.$B$12])" office:value-type="float" office:value="0.0951787878651691" calcext:value-type="float">
            <text:p>0.095178787865169</text:p>
          </table:table-cell>
          <table:table-cell table:formula="of:=0.1/(SQRT(1+2*0.1*[.A168]/0.951626293239012 ))" office:value-type="float" office:value="0.0951721294286542" calcext:value-type="float">
            <text:p>0.095172129428654</text:p>
          </table:table-cell>
          <table:table-cell/>
          <table:table-cell office:value-type="float" office:value="0.494983" calcext:value-type="float">
            <text:p>0.494983</text:p>
          </table:table-cell>
          <table:table-cell office:value-type="float" office:value="0.000000000348175" calcext:value-type="float">
            <text:p>3.48E-10</text:p>
          </table:table-cell>
          <table:table-cell table:formula="of:=[.G168]/(0.000000000008854*[.$B$12])" office:value-type="float" office:value="1.05720639401753" calcext:value-type="float">
            <text:p>1.05720639401753</text:p>
          </table:table-cell>
          <table:table-cell table:formula="of:=10/(SQRT(1+2*10*[.F168]/0.110742217058824  ))" office:value-type="float" office:value="1.05179437299416" calcext:value-type="float">
            <text:p>1.05179437299416</text:p>
          </table:table-cell>
          <table:table-cell/>
        </table:table-row>
        <table:table-row table:style-name="ro1">
          <table:table-cell office:value-type="float" office:value="0.498328" calcext:value-type="float">
            <text:p>0.498328</text:p>
          </table:table-cell>
          <table:table-cell office:value-type="float" office:value="0.0000000000313324" calcext:value-type="float">
            <text:p>3.13E-11</text:p>
          </table:table-cell>
          <table:table-cell table:formula="of:=[.B169]/(0.000000000008854*[.$B$12])" office:value-type="float" office:value="0.095138403446298" calcext:value-type="float">
            <text:p>0.095138403446298</text:p>
          </table:table-cell>
          <table:table-cell table:formula="of:=0.1/(SQRT(1+2*0.1*[.A169]/0.951626293239012 ))" office:value-type="float" office:value="0.0951418427463803" calcext:value-type="float">
            <text:p>0.09514184274638</text:p>
          </table:table-cell>
          <table:table-cell/>
          <table:table-cell office:value-type="float" office:value="0.498328" calcext:value-type="float">
            <text:p>0.498328</text:p>
          </table:table-cell>
          <table:table-cell office:value-type="float" office:value="0.000000000346642" calcext:value-type="float">
            <text:p>3.47E-10</text:p>
          </table:table-cell>
          <table:table-cell table:formula="of:=[.G169]/(0.000000000008854*[.$B$12])" office:value-type="float" office:value="1.05255155836871" calcext:value-type="float">
            <text:p>1.05255155836871</text:p>
          </table:table-cell>
          <table:table-cell table:formula="of:=10/(SQRT(1+2*10*[.F169]/0.110742217058824  ))" office:value-type="float" office:value="1.04829729539981" calcext:value-type="float">
            <text:p>1.04829729539981</text:p>
          </table:table-cell>
          <table:table-cell/>
        </table:table-row>
        <table:table-row table:style-name="ro1">
          <table:table-cell office:value-type="float" office:value="0.501672" calcext:value-type="float">
            <text:p>0.501672</text:p>
          </table:table-cell>
          <table:table-cell office:value-type="float" office:value="0.0000000000313258" calcext:value-type="float">
            <text:p>3.13E-11</text:p>
          </table:table-cell>
          <table:table-cell table:formula="of:=[.B170]/(0.000000000008854*[.$B$12])" office:value-type="float" office:value="0.0951183630579861" calcext:value-type="float">
            <text:p>0.095118363057986</text:p>
          </table:table-cell>
          <table:table-cell table:formula="of:=0.1/(SQRT(1+2*0.1*[.A170]/0.951626293239012 ))" office:value-type="float" office:value="0.095111594001524" calcext:value-type="float">
            <text:p>0.095111594001524</text:p>
          </table:table-cell>
          <table:table-cell/>
          <table:table-cell office:value-type="float" office:value="0.501672" calcext:value-type="float">
            <text:p>0.501672</text:p>
          </table:table-cell>
          <table:table-cell office:value-type="float" office:value="0.000000000345881" calcext:value-type="float">
            <text:p>3.46E-10</text:p>
          </table:table-cell>
          <table:table-cell table:formula="of:=[.G170]/(0.000000000008854*[.$B$12])" office:value-type="float" office:value="1.05024084086789" calcext:value-type="float">
            <text:p>1.05024084086789</text:p>
          </table:table-cell>
          <table:table-cell table:formula="of:=10/(SQRT(1+2*10*[.F170]/0.110742217058824  ))" office:value-type="float" office:value="1.04483589939423" calcext:value-type="float">
            <text:p>1.04483589939423</text:p>
          </table:table-cell>
          <table:table-cell/>
        </table:table-row>
        <table:table-row table:style-name="ro1">
          <table:table-cell office:value-type="float" office:value="0.505017" calcext:value-type="float">
            <text:p>0.505017</text:p>
          </table:table-cell>
          <table:table-cell office:value-type="float" office:value="0.0000000000313126" calcext:value-type="float">
            <text:p>3.13E-11</text:p>
          </table:table-cell>
          <table:table-cell table:formula="of:=[.B171]/(0.000000000008854*[.$B$12])" office:value-type="float" office:value="0.0950782822813621" calcext:value-type="float">
            <text:p>0.095078282281362</text:p>
          </table:table-cell>
          <table:table-cell table:formula="of:=0.1/(SQRT(1+2*0.1*[.A171]/0.951626293239012 ))" office:value-type="float" office:value="0.0950813650568225" calcext:value-type="float">
            <text:p>0.095081365056823</text:p>
          </table:table-cell>
          <table:table-cell/>
          <table:table-cell office:value-type="float" office:value="0.505017" calcext:value-type="float">
            <text:p>0.505017</text:p>
          </table:table-cell>
          <table:table-cell office:value-type="float" office:value="0.000000000344379" calcext:value-type="float">
            <text:p>3.44E-10</text:p>
          </table:table-cell>
          <table:table-cell table:formula="of:=[.G171]/(0.000000000008854*[.$B$12])" office:value-type="float" office:value="1.04568013431568" calcext:value-type="float">
            <text:p>1.04568013431568</text:p>
          </table:table-cell>
          <table:table-cell table:formula="of:=10/(SQRT(1+2*10*[.F171]/0.110742217058824  ))" office:value-type="float" office:value="1.04140754640277" calcext:value-type="float">
            <text:p>1.04140754640277</text:p>
          </table:table-cell>
          <table:table-cell/>
        </table:table-row>
        <table:table-row table:style-name="ro1">
          <table:table-cell office:value-type="float" office:value="0.508361" calcext:value-type="float">
            <text:p>0.508361</text:p>
          </table:table-cell>
          <table:table-cell office:value-type="float" office:value="0.0000000000313061" calcext:value-type="float">
            <text:p>3.13E-11</text:p>
          </table:table-cell>
          <table:table-cell table:formula="of:=[.B172]/(0.000000000008854*[.$B$12])" office:value-type="float" office:value="0.0950585455352973" calcext:value-type="float">
            <text:p>0.095058545535297</text:p>
          </table:table-cell>
          <table:table-cell table:formula="of:=0.1/(SQRT(1+2*0.1*[.A172]/0.951626293239012 ))" office:value-type="float" office:value="0.0950511739405954" calcext:value-type="float">
            <text:p>0.095051173940596</text:p>
          </table:table-cell>
          <table:table-cell/>
          <table:table-cell office:value-type="float" office:value="0.508361" calcext:value-type="float">
            <text:p>0.508361</text:p>
          </table:table-cell>
          <table:table-cell office:value-type="float" office:value="0.000000000343639" calcext:value-type="float">
            <text:p>3.44E-10</text:p>
          </table:table-cell>
          <table:table-cell table:formula="of:=[.G172]/(0.000000000008854*[.$B$12])" office:value-type="float" office:value="1.04343318168677" calcext:value-type="float">
            <text:p>1.04343318168677</text:p>
          </table:table-cell>
          <table:table-cell table:formula="of:=10/(SQRT(1+2*10*[.F172]/0.110742217058824  ))" office:value-type="float" office:value="1.03801373109" calcext:value-type="float">
            <text:p>1.03801373109</text:p>
          </table:table-cell>
          <table:table-cell/>
        </table:table-row>
        <table:table-row table:style-name="ro1">
          <table:table-cell office:value-type="float" office:value="0.511706" calcext:value-type="float">
            <text:p>0.511706</text:p>
          </table:table-cell>
          <table:table-cell office:value-type="float" office:value="0.0000000000312931" calcext:value-type="float">
            <text:p>3.13E-11</text:p>
          </table:table-cell>
          <table:table-cell table:formula="of:=[.B173]/(0.000000000008854*[.$B$12])" office:value-type="float" office:value="0.0950190720431677" calcext:value-type="float">
            <text:p>0.095019072043168</text:p>
          </table:table-cell>
          <table:table-cell table:formula="of:=0.1/(SQRT(1+2*0.1*[.A173]/0.951626293239012 ))" office:value-type="float" office:value="0.0950210025502507" calcext:value-type="float">
            <text:p>0.095021002550251</text:p>
          </table:table-cell>
          <table:table-cell/>
          <table:table-cell office:value-type="float" office:value="0.511706" calcext:value-type="float">
            <text:p>0.511706</text:p>
          </table:table-cell>
          <table:table-cell office:value-type="float" office:value="0.000000000342181" calcext:value-type="float">
            <text:p>3.42E-10</text:p>
          </table:table-cell>
          <table:table-cell table:formula="of:=[.G173]/(0.000000000008854*[.$B$12])" office:value-type="float" office:value="1.03900607772331" calcext:value-type="float">
            <text:p>1.03900607772331</text:p>
          </table:table-cell>
          <table:table-cell table:formula="of:=10/(SQRT(1+2*10*[.F173]/0.110742217058824  ))" office:value-type="float" office:value="1.03465188085747" calcext:value-type="float">
            <text:p>1.03465188085747</text:p>
          </table:table-cell>
          <table:table-cell/>
        </table:table-row>
        <table:table-row table:style-name="ro1">
          <table:table-cell office:value-type="float" office:value="0.51505" calcext:value-type="float">
            <text:p>0.51505</text:p>
          </table:table-cell>
          <table:table-cell office:value-type="float" office:value="0.0000000000312866" calcext:value-type="float">
            <text:p>3.13E-11</text:p>
          </table:table-cell>
          <table:table-cell table:formula="of:=[.B174]/(0.000000000008854*[.$B$12])" office:value-type="float" office:value="0.0949993352971029" calcext:value-type="float">
            <text:p>0.094999335297103</text:p>
          </table:table-cell>
          <table:table-cell table:formula="of:=0.1/(SQRT(1+2*0.1*[.A174]/0.951626293239012 ))" office:value-type="float" office:value="0.0949908688798989" calcext:value-type="float">
            <text:p>0.094990868879899</text:p>
          </table:table-cell>
          <table:table-cell/>
          <table:table-cell office:value-type="float" office:value="0.51505" calcext:value-type="float">
            <text:p>0.51505</text:p>
          </table:table-cell>
          <table:table-cell office:value-type="float" office:value="0.000000000341463" calcext:value-type="float">
            <text:p>3.41E-10</text:p>
          </table:table-cell>
          <table:table-cell table:formula="of:=[.G174]/(0.000000000008854*[.$B$12])" office:value-type="float" office:value="1.03682592638876" calcext:value-type="float">
            <text:p>1.03682592638876</text:p>
          </table:table-cell>
          <table:table-cell table:formula="of:=10/(SQRT(1+2*10*[.F174]/0.110742217058824  ))" office:value-type="float" office:value="1.03132347541203" calcext:value-type="float">
            <text:p>1.03132347541203</text:p>
          </table:table-cell>
          <table:table-cell/>
        </table:table-row>
        <table:table-row table:style-name="ro1">
          <table:table-cell office:value-type="float" office:value="0.518395" calcext:value-type="float">
            <text:p>0.518395</text:p>
          </table:table-cell>
          <table:table-cell office:value-type="float" office:value="0.0000000000312737" calcext:value-type="float">
            <text:p>3.13E-11</text:p>
          </table:table-cell>
          <table:table-cell table:formula="of:=[.B175]/(0.000000000008854*[.$B$12])" office:value-type="float" office:value="0.0949601654472204" calcext:value-type="float">
            <text:p>0.094960165447221</text:p>
          </table:table-cell>
          <table:table-cell table:formula="of:=0.1/(SQRT(1+2*0.1*[.A175]/0.951626293239012 ))" office:value-type="float" office:value="0.0949607548615082" calcext:value-type="float">
            <text:p>0.094960754861508</text:p>
          </table:table-cell>
          <table:table-cell/>
          <table:table-cell office:value-type="float" office:value="0.518395" calcext:value-type="float">
            <text:p>0.518395</text:p>
          </table:table-cell>
          <table:table-cell office:value-type="float" office:value="0.000000000340048" calcext:value-type="float">
            <text:p>3.40E-10</text:p>
          </table:table-cell>
          <table:table-cell table:formula="of:=[.G175]/(0.000000000008854*[.$B$12])" office:value-type="float" office:value="1.03252938859158" calcext:value-type="float">
            <text:p>1.03252938859158</text:p>
          </table:table-cell>
          <table:table-cell table:formula="of:=10/(SQRT(1+2*10*[.F175]/0.110742217058824  ))" office:value-type="float" office:value="1.02802600537434" calcext:value-type="float">
            <text:p>1.02802600537434</text:p>
          </table:table-cell>
          <table:table-cell/>
        </table:table-row>
        <table:table-row table:style-name="ro1">
          <table:table-cell office:value-type="float" office:value="0.521739" calcext:value-type="float">
            <text:p>0.521739</text:p>
          </table:table-cell>
          <table:table-cell office:value-type="float" office:value="0.0000000000312673" calcext:value-type="float">
            <text:p>3.13E-11</text:p>
          </table:table-cell>
          <table:table-cell table:formula="of:=[.B176]/(0.000000000008854*[.$B$12])" office:value-type="float" office:value="0.0949407323434028" calcext:value-type="float">
            <text:p>0.094940732343403</text:p>
          </table:table-cell>
          <table:table-cell table:formula="of:=0.1/(SQRT(1+2*0.1*[.A176]/0.951626293239012 ))" office:value-type="float" office:value="0.0949306784550881" calcext:value-type="float">
            <text:p>0.094930678455088</text:p>
          </table:table-cell>
          <table:table-cell/>
          <table:table-cell office:value-type="float" office:value="0.521739" calcext:value-type="float">
            <text:p>0.521739</text:p>
          </table:table-cell>
          <table:table-cell office:value-type="float" office:value="0.00000000033935" calcext:value-type="float">
            <text:p>3.39E-10</text:p>
          </table:table-cell>
          <table:table-cell table:formula="of:=[.G176]/(0.000000000008854*[.$B$12])" office:value-type="float" office:value="1.03040996570646" calcext:value-type="float">
            <text:p>1.03040996570646</text:p>
          </table:table-cell>
          <table:table-cell table:formula="of:=10/(SQRT(1+2*10*[.F176]/0.110742217058824  ))" office:value-type="float" office:value="1.02476093535569" calcext:value-type="float">
            <text:p>1.02476093535569</text:p>
          </table:table-cell>
          <table:table-cell/>
        </table:table-row>
        <table:table-row table:style-name="ro1">
          <table:table-cell office:value-type="float" office:value="0.525084" calcext:value-type="float">
            <text:p>0.525084</text:p>
          </table:table-cell>
          <table:table-cell office:value-type="float" office:value="0.0000000000312546" calcext:value-type="float">
            <text:p>3.13E-11</text:p>
          </table:table-cell>
          <table:table-cell table:formula="of:=[.B177]/(0.000000000008854*[.$B$12])" office:value-type="float" office:value="0.0949021697780146" calcext:value-type="float">
            <text:p>0.094902169778015</text:p>
          </table:table-cell>
          <table:table-cell table:formula="of:=0.1/(SQRT(1+2*0.1*[.A177]/0.951626293239012 ))" office:value-type="float" office:value="0.0949006216270571" calcext:value-type="float">
            <text:p>0.094900621627057</text:p>
          </table:table-cell>
          <table:table-cell/>
          <table:table-cell office:value-type="float" office:value="0.525084" calcext:value-type="float">
            <text:p>0.525084</text:p>
          </table:table-cell>
          <table:table-cell office:value-type="float" office:value="0.000000000337976" calcext:value-type="float">
            <text:p>3.38E-10</text:p>
          </table:table-cell>
          <table:table-cell table:formula="of:=[.G177]/(0.000000000008854*[.$B$12])" office:value-type="float" office:value="1.02623792123061" calcext:value-type="float">
            <text:p>1.02623792123061</text:p>
          </table:table-cell>
          <table:table-cell table:formula="of:=10/(SQRT(1+2*10*[.F177]/0.110742217058824  ))" office:value-type="float" office:value="1.02152581659686" calcext:value-type="float">
            <text:p>1.02152581659686</text:p>
          </table:table-cell>
          <table:table-cell/>
        </table:table-row>
        <table:table-row table:style-name="ro1">
          <table:table-cell office:value-type="float" office:value="0.528428" calcext:value-type="float">
            <text:p>0.528428</text:p>
          </table:table-cell>
          <table:table-cell office:value-type="float" office:value="0.000000000031242" calcext:value-type="float">
            <text:p>3.12E-11</text:p>
          </table:table-cell>
          <table:table-cell table:formula="of:=[.B178]/(0.000000000008854*[.$B$12])" office:value-type="float" office:value="0.0948639108548736" calcext:value-type="float">
            <text:p>0.094863910854874</text:p>
          </table:table-cell>
          <table:table-cell table:formula="of:=0.1/(SQRT(1+2*0.1*[.A178]/0.951626293239012 ))" office:value-type="float" office:value="0.0948706023034309" calcext:value-type="float">
            <text:p>0.094870602303431</text:p>
          </table:table-cell>
          <table:table-cell/>
          <table:table-cell office:value-type="float" office:value="0.528428" calcext:value-type="float">
            <text:p>0.528428</text:p>
          </table:table-cell>
          <table:table-cell office:value-type="float" office:value="0.000000000336628" calcext:value-type="float">
            <text:p>3.37E-10</text:p>
          </table:table-cell>
          <table:table-cell table:formula="of:=[.G178]/(0.000000000008854*[.$B$12])" office:value-type="float" office:value="1.02214482373902" calcext:value-type="float">
            <text:p>1.02214482373902</text:p>
          </table:table-cell>
          <table:table-cell table:formula="of:=10/(SQRT(1+2*10*[.F178]/0.110742217058824  ))" office:value-type="float" office:value="1.01832209851611" calcext:value-type="float">
            <text:p>1.01832209851611</text:p>
          </table:table-cell>
          <table:table-cell/>
        </table:table-row>
        <table:table-row table:style-name="ro1">
          <table:table-cell office:value-type="float" office:value="0.531773" calcext:value-type="float">
            <text:p>0.531773</text:p>
          </table:table-cell>
          <table:table-cell office:value-type="float" office:value="0.0000000000312358" calcext:value-type="float">
            <text:p>3.12E-11</text:p>
          </table:table-cell>
          <table:table-cell table:formula="of:=[.B179]/(0.000000000008854*[.$B$12])" office:value-type="float" office:value="0.0948450850355503" calcext:value-type="float">
            <text:p>0.09484508503555</text:p>
          </table:table-cell>
          <table:table-cell table:formula="of:=0.1/(SQRT(1+2*0.1*[.A179]/0.951626293239012 ))" office:value-type="float" office:value="0.0948406024849688" calcext:value-type="float">
            <text:p>0.094840602484969</text:p>
          </table:table-cell>
          <table:table-cell/>
          <table:table-cell office:value-type="float" office:value="0.531773" calcext:value-type="float">
            <text:p>0.531773</text:p>
          </table:table-cell>
          <table:table-cell office:value-type="float" office:value="0.000000000335963" calcext:value-type="float">
            <text:p>3.36E-10</text:p>
          </table:table-cell>
          <table:table-cell table:formula="of:=[.G179]/(0.000000000008854*[.$B$12])" office:value-type="float" office:value="1.02012560279546" calcext:value-type="float">
            <text:p>1.02012560279546</text:p>
          </table:table-cell>
          <table:table-cell table:formula="of:=10/(SQRT(1+2*10*[.F179]/0.110742217058824  ))" office:value-type="float" office:value="1.01514739052217" calcext:value-type="float">
            <text:p>1.01514739052217</text:p>
          </table:table-cell>
          <table:table-cell/>
        </table:table-row>
        <table:table-row table:style-name="ro1">
          <table:table-cell office:value-type="float" office:value="0.535117" calcext:value-type="float">
            <text:p>0.535117</text:p>
          </table:table-cell>
          <table:table-cell office:value-type="float" office:value="0.0000000000312233" calcext:value-type="float">
            <text:p>3.12E-11</text:p>
          </table:table-cell>
          <table:table-cell table:formula="of:=[.B180]/(0.000000000008854*[.$B$12])" office:value-type="float" office:value="0.0948071297546564" calcext:value-type="float">
            <text:p>0.094807129754656</text:p>
          </table:table-cell>
          <table:table-cell table:formula="of:=0.1/(SQRT(1+2*0.1*[.A180]/0.951626293239012 ))" office:value-type="float" office:value="0.0948106400637998" calcext:value-type="float">
            <text:p>0.0948106400638</text:p>
          </table:table-cell>
          <table:table-cell/>
          <table:table-cell office:value-type="float" office:value="0.535117" calcext:value-type="float">
            <text:p>0.535117</text:p>
          </table:table-cell>
          <table:table-cell office:value-type="float" office:value="0.000000000334653" calcext:value-type="float">
            <text:p>3.35E-10</text:p>
          </table:table-cell>
          <table:table-cell table:formula="of:=[.G180]/(0.000000000008854*[.$B$12])" office:value-type="float" office:value="1.01614788935779" calcext:value-type="float">
            <text:p>1.01614788935779</text:p>
          </table:table-cell>
          <table:table-cell table:formula="of:=10/(SQRT(1+2*10*[.F180]/0.110742217058824  ))" office:value-type="float" office:value="1.01200312677852" calcext:value-type="float">
            <text:p>1.01200312677852</text:p>
          </table:table-cell>
          <table:table-cell/>
        </table:table-row>
        <table:table-row table:style-name="ro1">
          <table:table-cell office:value-type="float" office:value="0.538462" calcext:value-type="float">
            <text:p>0.538462</text:p>
          </table:table-cell>
          <table:table-cell office:value-type="float" office:value="0.0000000000312172" calcext:value-type="float">
            <text:p>3.12E-11</text:p>
          </table:table-cell>
          <table:table-cell table:formula="of:=[.B181]/(0.000000000008854*[.$B$12])" office:value-type="float" office:value="0.0947886075775802" calcext:value-type="float">
            <text:p>0.09478860757758</text:p>
          </table:table-cell>
          <table:table-cell table:formula="of:=0.1/(SQRT(1+2*0.1*[.A181]/0.951626293239012 ))" office:value-type="float" office:value="0.0947806970749149" calcext:value-type="float">
            <text:p>0.094780697074915</text:p>
          </table:table-cell>
          <table:table-cell/>
          <table:table-cell office:value-type="float" office:value="0.538462" calcext:value-type="float">
            <text:p>0.538462</text:p>
          </table:table-cell>
          <table:table-cell office:value-type="float" office:value="0.000000000334007" calcext:value-type="float">
            <text:p>3.34E-10</text:p>
          </table:table-cell>
          <table:table-cell table:formula="of:=[.G181]/(0.000000000008854*[.$B$12])" office:value-type="float" office:value="1.01418636044119" calcext:value-type="float">
            <text:p>1.01418636044119</text:p>
          </table:table-cell>
          <table:table-cell table:formula="of:=10/(SQRT(1+2*10*[.F181]/0.110742217058824  ))" office:value-type="float" office:value="1.00888697254611" calcext:value-type="float">
            <text:p>1.00888697254611</text:p>
          </table:table-cell>
          <table:table-cell/>
        </table:table-row>
        <table:table-row table:style-name="ro1">
          <table:table-cell office:value-type="float" office:value="0.541806" calcext:value-type="float">
            <text:p>0.541806</text:p>
          </table:table-cell>
          <table:table-cell office:value-type="float" office:value="0.0000000000312049" calcext:value-type="float">
            <text:p>3.12E-11</text:p>
          </table:table-cell>
          <table:table-cell table:formula="of:=[.B182]/(0.000000000008854*[.$B$12])" office:value-type="float" office:value="0.0947512595811807" calcext:value-type="float">
            <text:p>0.094751259581181</text:p>
          </table:table-cell>
          <table:table-cell table:formula="of:=0.1/(SQRT(1+2*0.1*[.A182]/0.951626293239012 ))" office:value-type="float" office:value="0.094750791376663" calcext:value-type="float">
            <text:p>0.094750791376663</text:p>
          </table:table-cell>
          <table:table-cell/>
          <table:table-cell office:value-type="float" office:value="0.541806" calcext:value-type="float">
            <text:p>0.541806</text:p>
          </table:table-cell>
          <table:table-cell office:value-type="float" office:value="0.000000000332733" calcext:value-type="float">
            <text:p>3.33E-10</text:p>
          </table:table-cell>
          <table:table-cell table:formula="of:=[.G182]/(0.000000000008854*[.$B$12])" office:value-type="float" office:value="1.01031795821249" calcext:value-type="float">
            <text:p>1.01031795821249</text:p>
          </table:table-cell>
          <table:table-cell table:formula="of:=10/(SQRT(1+2*10*[.F182]/0.110742217058824  ))" office:value-type="float" office:value="1.00580034670363" calcext:value-type="float">
            <text:p>1.00580034670363</text:p>
          </table:table-cell>
          <table:table-cell/>
        </table:table-row>
        <table:table-row table:style-name="ro1">
          <table:table-cell office:value-type="float" office:value="0.545151" calcext:value-type="float">
            <text:p>0.545151</text:p>
          </table:table-cell>
          <table:table-cell office:value-type="float" office:value="0.0000000000311927" calcext:value-type="float">
            <text:p>3.12E-11</text:p>
          </table:table-cell>
          <table:table-cell table:formula="of:=[.B183]/(0.000000000008854*[.$B$12])" office:value-type="float" office:value="0.0947142152270282" calcext:value-type="float">
            <text:p>0.094714215227028</text:p>
          </table:table-cell>
          <table:table-cell table:formula="of:=0.1/(SQRT(1+2*0.1*[.A183]/0.951626293239012 ))" office:value-type="float" office:value="0.0947209050381584" calcext:value-type="float">
            <text:p>0.094720905038159</text:p>
          </table:table-cell>
          <table:table-cell/>
          <table:table-cell office:value-type="float" office:value="0.545151" calcext:value-type="float">
            <text:p>0.545151</text:p>
          </table:table-cell>
          <table:table-cell office:value-type="float" office:value="0.000000000331482" calcext:value-type="float">
            <text:p>3.31E-10</text:p>
          </table:table-cell>
          <table:table-cell table:formula="of:=[.G183]/(0.000000000008854*[.$B$12])" office:value-type="float" office:value="1.00651939370063" calcext:value-type="float">
            <text:p>1.00651939370063</text:p>
          </table:table-cell>
          <table:table-cell table:formula="of:=10/(SQRT(1+2*10*[.F183]/0.110742217058824  ))" office:value-type="float" office:value="1.00274096817543" calcext:value-type="float">
            <text:p>1.00274096817543</text:p>
          </table:table-cell>
          <table:table-cell/>
        </table:table-row>
        <table:table-row table:style-name="ro1">
          <table:table-cell office:value-type="float" office:value="0.548495" calcext:value-type="float">
            <text:p>0.548495</text:p>
          </table:table-cell>
          <table:table-cell office:value-type="float" office:value="0.0000000000311866" calcext:value-type="float">
            <text:p>3.12E-11</text:p>
          </table:table-cell>
          <table:table-cell table:formula="of:=[.B184]/(0.000000000008854*[.$B$12])" office:value-type="float" office:value="0.0946956930499521" calcext:value-type="float">
            <text:p>0.094695693049952</text:p>
          </table:table-cell>
          <table:table-cell table:formula="of:=0.1/(SQRT(1+2*0.1*[.A184]/0.951626293239012 ))" office:value-type="float" office:value="0.0946910558840757" calcext:value-type="float">
            <text:p>0.094691055884076</text:p>
          </table:table-cell>
          <table:table-cell/>
          <table:table-cell office:value-type="float" office:value="0.548495" calcext:value-type="float">
            <text:p>0.548495</text:p>
          </table:table-cell>
          <table:table-cell office:value-type="float" office:value="0.000000000330865" calcext:value-type="float">
            <text:p>3.31E-10</text:p>
          </table:table-cell>
          <table:table-cell table:formula="of:=[.G184]/(0.000000000008854*[.$B$12])" office:value-type="float" office:value="1.00464592103571" calcext:value-type="float">
            <text:p>1.00464592103571</text:p>
          </table:table-cell>
          <table:table-cell table:formula="of:=10/(SQRT(1+2*10*[.F184]/0.110742217058824  ))" office:value-type="float" office:value="0.999710240553422" calcext:value-type="float">
            <text:p>0.999710240553422</text:p>
          </table:table-cell>
          <table:table-cell/>
        </table:table-row>
        <table:table-row table:style-name="ro1">
          <table:table-cell office:value-type="float" office:value="0.551839" calcext:value-type="float">
            <text:p>0.551839</text:p>
          </table:table-cell>
          <table:table-cell office:value-type="float" office:value="0.0000000000311746" calcext:value-type="float">
            <text:p>3.12E-11</text:p>
          </table:table-cell>
          <table:table-cell table:formula="of:=[.B185]/(0.000000000008854*[.$B$12])" office:value-type="float" office:value="0.0946592559802939" calcext:value-type="float">
            <text:p>0.094659255980294</text:p>
          </table:table-cell>
          <table:table-cell table:formula="of:=0.1/(SQRT(1+2*0.1*[.A185]/0.951626293239012 ))" office:value-type="float" office:value="0.09466123493108" calcext:value-type="float">
            <text:p>0.09466123493108</text:p>
          </table:table-cell>
          <table:table-cell/>
          <table:table-cell office:value-type="float" office:value="0.551839" calcext:value-type="float">
            <text:p>0.551839</text:p>
          </table:table-cell>
          <table:table-cell office:value-type="float" office:value="0.000000000329649" calcext:value-type="float">
            <text:p>3.30E-10</text:p>
          </table:table-cell>
          <table:table-cell table:formula="of:=[.G185]/(0.000000000008854*[.$B$12])" office:value-type="float" office:value="1.00095363131036" calcext:value-type="float">
            <text:p>1.00095363131036</text:p>
          </table:table-cell>
          <table:table-cell table:formula="of:=10/(SQRT(1+2*10*[.F185]/0.110742217058824  ))" office:value-type="float" office:value="0.996706828459776" calcext:value-type="float">
            <text:p>0.996706828459776</text:p>
          </table:table-cell>
          <table:table-cell/>
        </table:table-row>
        <table:table-row table:style-name="ro1">
          <table:table-cell office:value-type="float" office:value="0.555184" calcext:value-type="float">
            <text:p>0.555184</text:p>
          </table:table-cell>
          <table:table-cell office:value-type="float" office:value="0.0000000000311686" calcext:value-type="float">
            <text:p>3.12E-11</text:p>
          </table:table-cell>
          <table:table-cell table:formula="of:=[.B186]/(0.000000000008854*[.$B$12])" office:value-type="float" office:value="0.0946410374454649" calcext:value-type="float">
            <text:p>0.094641037445465</text:p>
          </table:table-cell>
          <table:table-cell table:formula="of:=0.1/(SQRT(1+2*0.1*[.A186]/0.951626293239012 ))" office:value-type="float" office:value="0.0946314332296703" calcext:value-type="float">
            <text:p>0.09463143322967</text:p>
          </table:table-cell>
          <table:table-cell/>
          <table:table-cell office:value-type="float" office:value="0.555184" calcext:value-type="float">
            <text:p>0.555184</text:p>
          </table:table-cell>
          <table:table-cell office:value-type="float" office:value="0.000000000329049" calcext:value-type="float">
            <text:p>3.29E-10</text:p>
          </table:table-cell>
          <table:table-cell table:formula="of:=[.G186]/(0.000000000008854*[.$B$12])" office:value-type="float" office:value="0.999131777827454" calcext:value-type="float">
            <text:p>0.999131777827454</text:p>
          </table:table-cell>
          <table:table-cell table:formula="of:=10/(SQRT(1+2*10*[.F186]/0.110742217058824  ))" office:value-type="float" office:value="0.993729437907571" calcext:value-type="float">
            <text:p>0.993729437907571</text:p>
          </table:table-cell>
          <table:table-cell/>
        </table:table-row>
        <table:table-row table:style-name="ro1">
          <table:table-cell office:value-type="float" office:value="0.558528" calcext:value-type="float">
            <text:p>0.558528</text:p>
          </table:table-cell>
          <table:table-cell office:value-type="float" office:value="0.0000000000311567" calcext:value-type="float">
            <text:p>3.12E-11</text:p>
          </table:table-cell>
          <table:table-cell table:formula="of:=[.B187]/(0.000000000008854*[.$B$12])" office:value-type="float" office:value="0.0946049040180539" calcext:value-type="float">
            <text:p>0.094604904018054</text:p>
          </table:table-cell>
          <table:table-cell table:formula="of:=0.1/(SQRT(1+2*0.1*[.A187]/0.951626293239012 ))" office:value-type="float" office:value="0.0946016685542103" calcext:value-type="float">
            <text:p>0.09460166855421</text:p>
          </table:table-cell>
          <table:table-cell/>
          <table:table-cell office:value-type="float" office:value="0.558528" calcext:value-type="float">
            <text:p>0.558528</text:p>
          </table:table-cell>
          <table:table-cell office:value-type="float" office:value="0.000000000327864" calcext:value-type="float">
            <text:p>3.28E-10</text:p>
          </table:table-cell>
          <table:table-cell table:formula="of:=[.G187]/(0.000000000008854*[.$B$12])" office:value-type="float" office:value="0.995533617198716" calcext:value-type="float">
            <text:p>0.995533617198716</text:p>
          </table:table-cell>
          <table:table-cell table:formula="of:=10/(SQRT(1+2*10*[.F187]/0.110742217058824  ))" office:value-type="float" office:value="0.990779449609422" calcext:value-type="float">
            <text:p>0.990779449609422</text:p>
          </table:table-cell>
          <table:table-cell/>
        </table:table-row>
        <table:table-row table:style-name="ro1">
          <table:table-cell office:value-type="float" office:value="0.561873" calcext:value-type="float">
            <text:p>0.561873</text:p>
          </table:table-cell>
          <table:table-cell office:value-type="float" office:value="0.000000000031145" calcext:value-type="float">
            <text:p>3.11E-11</text:p>
          </table:table-cell>
          <table:table-cell table:formula="of:=[.B188]/(0.000000000008854*[.$B$12])" office:value-type="float" office:value="0.0945693778751373" calcext:value-type="float">
            <text:p>0.094569377875137</text:p>
          </table:table-cell>
          <table:table-cell table:formula="of:=0.1/(SQRT(1+2*0.1*[.A188]/0.951626293239012 ))" office:value-type="float" office:value="0.0945719230586484" calcext:value-type="float">
            <text:p>0.094571923058648</text:p>
          </table:table-cell>
          <table:table-cell/>
          <table:table-cell office:value-type="float" office:value="0.561873" calcext:value-type="float">
            <text:p>0.561873</text:p>
          </table:table-cell>
          <table:table-cell office:value-type="float" office:value="0.000000000326701" calcext:value-type="float">
            <text:p>3.27E-10</text:p>
          </table:table-cell>
          <table:table-cell table:formula="of:=[.G188]/(0.000000000008854*[.$B$12])" office:value-type="float" office:value="0.992002257864352" calcext:value-type="float">
            <text:p>0.992002257864352</text:p>
          </table:table-cell>
          <table:table-cell table:formula="of:=10/(SQRT(1+2*10*[.F188]/0.110742217058824  ))" office:value-type="float" office:value="0.987854707825027" calcext:value-type="float">
            <text:p>0.987854707825027</text:p>
          </table:table-cell>
          <table:table-cell/>
        </table:table-row>
        <table:table-row table:style-name="ro1">
          <table:table-cell office:value-type="float" office:value="0.565217" calcext:value-type="float">
            <text:p>0.565217</text:p>
          </table:table-cell>
          <table:table-cell office:value-type="float" office:value="0.0000000000311391" calcext:value-type="float">
            <text:p>3.11E-11</text:p>
          </table:table-cell>
          <table:table-cell table:formula="of:=[.B189]/(0.000000000008854*[.$B$12])" office:value-type="float" office:value="0.0945514629825554" calcext:value-type="float">
            <text:p>0.094551462982555</text:p>
          </table:table-cell>
          <table:table-cell table:formula="of:=0.1/(SQRT(1+2*0.1*[.A189]/0.951626293239012 ))" office:value-type="float" office:value="0.0945422144839367" calcext:value-type="float">
            <text:p>0.094542214483937</text:p>
          </table:table-cell>
          <table:table-cell/>
          <table:table-cell office:value-type="float" office:value="0.565217" calcext:value-type="float">
            <text:p>0.565217</text:p>
          </table:table-cell>
          <table:table-cell office:value-type="float" office:value="0.000000000326127" calcext:value-type="float">
            <text:p>3.26E-10</text:p>
          </table:table-cell>
          <table:table-cell table:formula="of:=[.G189]/(0.000000000008854*[.$B$12])" office:value-type="float" office:value="0.990259351365705" calcext:value-type="float">
            <text:p>0.990259351365705</text:p>
          </table:table-cell>
          <table:table-cell table:formula="of:=10/(SQRT(1+2*10*[.F189]/0.110742217058824  ))" office:value-type="float" office:value="0.984956578077502" calcext:value-type="float">
            <text:p>0.984956578077502</text:p>
          </table:table-cell>
          <table:table-cell/>
        </table:table-row>
        <table:table-row table:style-name="ro1">
          <table:table-cell office:value-type="float" office:value="0.568562" calcext:value-type="float">
            <text:p>0.568562</text:p>
          </table:table-cell>
          <table:table-cell office:value-type="float" office:value="0.0000000000311275" calcext:value-type="float">
            <text:p>3.11E-11</text:p>
          </table:table-cell>
          <table:table-cell table:formula="of:=[.B190]/(0.000000000008854*[.$B$12])" office:value-type="float" office:value="0.0945162404818859" calcext:value-type="float">
            <text:p>0.094516240481886</text:p>
          </table:table-cell>
          <table:table-cell table:formula="of:=0.1/(SQRT(1+2*0.1*[.A190]/0.951626293239012 ))" office:value-type="float" office:value="0.0945125250177711" calcext:value-type="float">
            <text:p>0.094512525017771</text:p>
          </table:table-cell>
          <table:table-cell/>
          <table:table-cell office:value-type="float" office:value="0.568562" calcext:value-type="float">
            <text:p>0.568562</text:p>
          </table:table-cell>
          <table:table-cell office:value-type="float" office:value="0.000000000324995" calcext:value-type="float">
            <text:p>3.25E-10</text:p>
          </table:table-cell>
          <table:table-cell table:formula="of:=[.G190]/(0.000000000008854*[.$B$12])" office:value-type="float" office:value="0.986822121127958" calcext:value-type="float">
            <text:p>0.986822121127958</text:p>
          </table:table-cell>
          <table:table-cell table:formula="of:=10/(SQRT(1+2*10*[.F190]/0.110742217058824  ))" office:value-type="float" office:value="0.982082951509399" calcext:value-type="float">
            <text:p>0.982082951509399</text:p>
          </table:table-cell>
          <table:table-cell/>
        </table:table-row>
        <table:table-row table:style-name="ro1">
          <table:table-cell office:value-type="float" office:value="0.571906" calcext:value-type="float">
            <text:p>0.571906</text:p>
          </table:table-cell>
          <table:table-cell office:value-type="float" office:value="0.0000000000311159" calcext:value-type="float">
            <text:p>3.11E-11</text:p>
          </table:table-cell>
          <table:table-cell table:formula="of:=[.B191]/(0.000000000008854*[.$B$12])" office:value-type="float" office:value="0.0944810179812164" calcext:value-type="float">
            <text:p>0.094481017981216</text:p>
          </table:table-cell>
          <table:table-cell table:formula="of:=0.1/(SQRT(1+2*0.1*[.A191]/0.951626293239012 ))" office:value-type="float" office:value="0.0944828723677968" calcext:value-type="float">
            <text:p>0.094482872367797</text:p>
          </table:table-cell>
          <table:table-cell/>
          <table:table-cell office:value-type="float" office:value="0.571906" calcext:value-type="float">
            <text:p>0.571906</text:p>
          </table:table-cell>
          <table:table-cell office:value-type="float" office:value="0.000000000323882" calcext:value-type="float">
            <text:p>3.24E-10</text:p>
          </table:table-cell>
          <table:table-cell table:formula="of:=[.G191]/(0.000000000008854*[.$B$12])" office:value-type="float" office:value="0.983442582917169" calcext:value-type="float">
            <text:p>0.983442582917169</text:p>
          </table:table-cell>
          <table:table-cell table:formula="of:=10/(SQRT(1+2*10*[.F191]/0.110742217058824  ))" office:value-type="float" office:value="0.979235178527112" calcext:value-type="float">
            <text:p>0.979235178527112</text:p>
          </table:table-cell>
          <table:table-cell/>
        </table:table-row>
        <table:table-row table:style-name="ro1">
          <table:table-cell office:value-type="float" office:value="0.575251" calcext:value-type="float">
            <text:p>0.575251</text:p>
          </table:table-cell>
          <table:table-cell office:value-type="float" office:value="0.0000000000311102" calcext:value-type="float">
            <text:p>3.11E-11</text:p>
          </table:table-cell>
          <table:table-cell table:formula="of:=[.B192]/(0.000000000008854*[.$B$12])" office:value-type="float" office:value="0.0944637103731288" calcext:value-type="float">
            <text:p>0.094463710373129</text:p>
          </table:table-cell>
          <table:table-cell table:formula="of:=0.1/(SQRT(1+2*0.1*[.A192]/0.951626293239012 ))" office:value-type="float" office:value="0.0944532387553507" calcext:value-type="float">
            <text:p>0.094453238755351</text:p>
          </table:table-cell>
          <table:table-cell/>
          <table:table-cell office:value-type="float" office:value="0.575251" calcext:value-type="float">
            <text:p>0.575251</text:p>
          </table:table-cell>
          <table:table-cell office:value-type="float" office:value="0.000000000323332" calcext:value-type="float">
            <text:p>3.23E-10</text:p>
          </table:table-cell>
          <table:table-cell table:formula="of:=[.G192]/(0.000000000008854*[.$B$12])" office:value-type="float" office:value="0.981772550557839" calcext:value-type="float">
            <text:p>0.981772550557839</text:p>
          </table:table-cell>
          <table:table-cell table:formula="of:=10/(SQRT(1+2*10*[.F192]/0.110742217058824  ))" office:value-type="float" office:value="0.976411195440308" calcext:value-type="float">
            <text:p>0.976411195440308</text:p>
          </table:table-cell>
          <table:table-cell/>
        </table:table-row>
        <table:table-row table:style-name="ro1">
          <table:table-cell office:value-type="float" office:value="0.578595" calcext:value-type="float">
            <text:p>0.578595</text:p>
          </table:table-cell>
          <table:table-cell office:value-type="float" office:value="0.0000000000310988" calcext:value-type="float">
            <text:p>3.11E-11</text:p>
          </table:table-cell>
          <table:table-cell table:formula="of:=[.B193]/(0.000000000008854*[.$B$12])" office:value-type="float" office:value="0.0944290951569536" calcext:value-type="float">
            <text:p>0.094429095156954</text:p>
          </table:table-cell>
          <table:table-cell table:formula="of:=0.1/(SQRT(1+2*0.1*[.A193]/0.951626293239012 ))" office:value-type="float" office:value="0.0944236418548752" calcext:value-type="float">
            <text:p>0.094423641854875</text:p>
          </table:table-cell>
          <table:table-cell/>
          <table:table-cell office:value-type="float" office:value="0.578595" calcext:value-type="float">
            <text:p>0.578595</text:p>
          </table:table-cell>
          <table:table-cell office:value-type="float" office:value="0.000000000322248" calcext:value-type="float">
            <text:p>3.22E-10</text:p>
          </table:table-cell>
          <table:table-cell table:formula="of:=[.G193]/(0.000000000008854*[.$B$12])" office:value-type="float" office:value="0.978481068598724" calcext:value-type="float">
            <text:p>0.978481068598724</text:p>
          </table:table-cell>
          <table:table-cell table:formula="of:=10/(SQRT(1+2*10*[.F193]/0.110742217058824  ))" office:value-type="float" office:value="0.973612337627326" calcext:value-type="float">
            <text:p>0.973612337627326</text:p>
          </table:table-cell>
          <table:table-cell/>
        </table:table-row>
        <table:table-row table:style-name="ro1">
          <table:table-cell office:value-type="float" office:value="0.58194" calcext:value-type="float">
            <text:p>0.58194</text:p>
          </table:table-cell>
          <table:table-cell office:value-type="float" office:value="0.0000000000310875" calcext:value-type="float">
            <text:p>3.11E-11</text:p>
          </table:table-cell>
          <table:table-cell table:formula="of:=[.B194]/(0.000000000008854*[.$B$12])" office:value-type="float" office:value="0.0943947835830255" calcext:value-type="float">
            <text:p>0.094394783583026</text:p>
          </table:table-cell>
          <table:table-cell table:formula="of:=0.1/(SQRT(1+2*0.1*[.A194]/0.951626293239012 ))" office:value-type="float" office:value="0.0943940639212419" calcext:value-type="float">
            <text:p>0.094394063921242</text:p>
          </table:table-cell>
          <table:table-cell/>
          <table:table-cell office:value-type="float" office:value="0.58194" calcext:value-type="float">
            <text:p>0.58194</text:p>
          </table:table-cell>
          <table:table-cell office:value-type="float" office:value="0.000000000321182" calcext:value-type="float">
            <text:p>3.21E-10</text:p>
          </table:table-cell>
          <table:table-cell table:formula="of:=[.G194]/(0.000000000008854*[.$B$12])" office:value-type="float" office:value="0.975244242244095" calcext:value-type="float">
            <text:p>0.975244242244095</text:p>
          </table:table-cell>
          <table:table-cell table:formula="of:=10/(SQRT(1+2*10*[.F194]/0.110742217058824  ))" office:value-type="float" office:value="0.97083658493611" calcext:value-type="float">
            <text:p>0.97083658493611</text:p>
          </table:table-cell>
          <table:table-cell/>
        </table:table-row>
        <table:table-row table:style-name="ro1">
          <table:table-cell office:value-type="float" office:value="0.585284" calcext:value-type="float">
            <text:p>0.585284</text:p>
          </table:table-cell>
          <table:table-cell office:value-type="float" office:value="0.0000000000310762" calcext:value-type="float">
            <text:p>3.11E-11</text:p>
          </table:table-cell>
          <table:table-cell table:formula="of:=[.B195]/(0.000000000008854*[.$B$12])" office:value-type="float" office:value="0.0943604720090975" calcext:value-type="float">
            <text:p>0.094360472009098</text:p>
          </table:table-cell>
          <table:table-cell table:formula="of:=0.1/(SQRT(1+2*0.1*[.A195]/0.951626293239012 ))" office:value-type="float" office:value="0.0943645225957942" calcext:value-type="float">
            <text:p>0.094364522595794</text:p>
          </table:table-cell>
          <table:table-cell/>
          <table:table-cell office:value-type="float" office:value="0.585284" calcext:value-type="float">
            <text:p>0.585284</text:p>
          </table:table-cell>
          <table:table-cell office:value-type="float" office:value="0.000000000320133" calcext:value-type="float">
            <text:p>3.20E-10</text:p>
          </table:table-cell>
          <table:table-cell table:formula="of:=[.G195]/(0.000000000008854*[.$B$12])" office:value-type="float" office:value="0.972059035071483" calcext:value-type="float">
            <text:p>0.972059035071483</text:p>
          </table:table-cell>
          <table:table-cell table:formula="of:=10/(SQRT(1+2*10*[.F195]/0.110742217058824  ))" office:value-type="float" office:value="0.968085257819536" calcext:value-type="float">
            <text:p>0.968085257819536</text:p>
          </table:table-cell>
          <table:table-cell/>
        </table:table-row>
        <table:table-row table:style-name="ro1">
          <table:table-cell office:value-type="float" office:value="0.588629" calcext:value-type="float">
            <text:p>0.588629</text:p>
          </table:table-cell>
          <table:table-cell office:value-type="float" office:value="0.0000000000310707" calcext:value-type="float">
            <text:p>3.11E-11</text:p>
          </table:table-cell>
          <table:table-cell table:formula="of:=[.B196]/(0.000000000008854*[.$B$12])" office:value-type="float" office:value="0.0943437716855042" calcext:value-type="float">
            <text:p>0.094343771685504</text:p>
          </table:table-cell>
          <table:table-cell table:formula="of:=0.1/(SQRT(1+2*0.1*[.A196]/0.951626293239012 ))" office:value-type="float" office:value="0.0943350001668331" calcext:value-type="float">
            <text:p>0.094335000166833</text:p>
          </table:table-cell>
          <table:table-cell/>
          <table:table-cell office:value-type="float" office:value="0.588629" calcext:value-type="float">
            <text:p>0.588629</text:p>
          </table:table-cell>
          <table:table-cell office:value-type="float" office:value="0.000000000319616" calcext:value-type="float">
            <text:p>3.20E-10</text:p>
          </table:table-cell>
          <table:table-cell table:formula="of:=[.G196]/(0.000000000008854*[.$B$12])" office:value-type="float" office:value="0.970489204653713" calcext:value-type="float">
            <text:p>0.970489204653713</text:p>
          </table:table-cell>
          <table:table-cell table:formula="of:=10/(SQRT(1+2*10*[.F196]/0.110742217058824  ))" office:value-type="float" office:value="0.965356378116346" calcext:value-type="float">
            <text:p>0.965356378116346</text:p>
          </table:table-cell>
          <table:table-cell/>
        </table:table-row>
        <table:table-row table:style-name="ro1">
          <table:table-cell office:value-type="float" office:value="0.591973" calcext:value-type="float">
            <text:p>0.591973</text:p>
          </table:table-cell>
          <table:table-cell office:value-type="float" office:value="0.0000000000310596" calcext:value-type="float">
            <text:p>3.11E-11</text:p>
          </table:table-cell>
          <table:table-cell table:formula="of:=[.B197]/(0.000000000008854*[.$B$12])" office:value-type="float" office:value="0.0943100673960704" calcext:value-type="float">
            <text:p>0.094310067396071</text:p>
          </table:table-cell>
          <table:table-cell table:formula="of:=0.1/(SQRT(1+2*0.1*[.A197]/0.951626293239012 ))" office:value-type="float" office:value="0.0943055142427056" calcext:value-type="float">
            <text:p>0.094305514242706</text:p>
          </table:table-cell>
          <table:table-cell/>
          <table:table-cell office:value-type="float" office:value="0.591973" calcext:value-type="float">
            <text:p>0.591973</text:p>
          </table:table-cell>
          <table:table-cell office:value-type="float" office:value="0.000000000318594" calcext:value-type="float">
            <text:p>3.19E-10</text:p>
          </table:table-cell>
          <table:table-cell table:formula="of:=[.G197]/(0.000000000008854*[.$B$12])" office:value-type="float" office:value="0.967385980887831" calcext:value-type="float">
            <text:p>0.967385980887831</text:p>
          </table:table-cell>
          <table:table-cell table:formula="of:=10/(SQRT(1+2*10*[.F197]/0.110742217058824  ))" office:value-type="float" office:value="0.962651251468698" calcext:value-type="float">
            <text:p>0.962651251468698</text:p>
          </table:table-cell>
          <table:table-cell/>
        </table:table-row>
        <table:table-row table:style-name="ro1">
          <table:table-cell office:value-type="float" office:value="0.595318" calcext:value-type="float">
            <text:p>0.595318</text:p>
          </table:table-cell>
          <table:table-cell office:value-type="float" office:value="0.0000000000310486" calcext:value-type="float">
            <text:p>3.10E-11</text:p>
          </table:table-cell>
          <table:table-cell table:formula="of:=[.B198]/(0.000000000008854*[.$B$12])" office:value-type="float" office:value="0.0942766667488839" calcext:value-type="float">
            <text:p>0.094276666748884</text:p>
          </table:table-cell>
          <table:table-cell table:formula="of:=0.1/(SQRT(1+2*0.1*[.A198]/0.951626293239012 ))" office:value-type="float" office:value="0.0942760471450374" calcext:value-type="float">
            <text:p>0.094276047145038</text:p>
          </table:table-cell>
          <table:table-cell/>
          <table:table-cell office:value-type="float" office:value="0.595318" calcext:value-type="float">
            <text:p>0.595318</text:p>
          </table:table-cell>
          <table:table-cell office:value-type="float" office:value="0.000000000317589" calcext:value-type="float">
            <text:p>3.18E-10</text:p>
          </table:table-cell>
          <table:table-cell table:formula="of:=[.G198]/(0.000000000008854*[.$B$12])" office:value-type="float" office:value="0.964334376303964" calcext:value-type="float">
            <text:p>0.964334376303964</text:p>
          </table:table-cell>
          <table:table-cell table:formula="of:=10/(SQRT(1+2*10*[.F198]/0.110742217058824  ))" office:value-type="float" office:value="0.959967940234902" calcext:value-type="float">
            <text:p>0.959967940234902</text:p>
          </table:table-cell>
          <table:table-cell/>
        </table:table-row>
        <table:table-row table:style-name="ro1">
          <table:table-cell office:value-type="float" office:value="0.598662" calcext:value-type="float">
            <text:p>0.598662</text:p>
          </table:table-cell>
          <table:table-cell office:value-type="float" office:value="0.0000000000310377" calcext:value-type="float">
            <text:p>3.10E-11</text:p>
          </table:table-cell>
          <table:table-cell table:formula="of:=[.B199]/(0.000000000008854*[.$B$12])" office:value-type="float" office:value="0.0942435697439444" calcext:value-type="float">
            <text:p>0.094243569743944</text:p>
          </table:table-cell>
          <table:table-cell table:formula="of:=0.1/(SQRT(1+2*0.1*[.A199]/0.951626293239012 ))" office:value-type="float" office:value="0.0942466164492819" calcext:value-type="float">
            <text:p>0.094246616449282</text:p>
          </table:table-cell>
          <table:table-cell/>
          <table:table-cell office:value-type="float" office:value="0.598662" calcext:value-type="float">
            <text:p>0.598662</text:p>
          </table:table-cell>
          <table:table-cell office:value-type="float" office:value="0.0000000003166" calcext:value-type="float">
            <text:p>3.17E-10</text:p>
          </table:table-cell>
          <table:table-cell table:formula="of:=[.G199]/(0.000000000008854*[.$B$12])" office:value-type="float" office:value="0.961331354479642" calcext:value-type="float">
            <text:p>0.961331354479642</text:p>
          </table:table-cell>
          <table:table-cell table:formula="of:=10/(SQRT(1+2*10*[.F199]/0.110742217058824  ))" office:value-type="float" office:value="0.957307735371713" calcext:value-type="float">
            <text:p>0.957307735371713</text:p>
          </table:table-cell>
          <table:table-cell/>
        </table:table-row>
        <table:table-row table:style-name="ro1">
          <table:table-cell office:value-type="float" office:value="0.602007" calcext:value-type="float">
            <text:p>0.602007</text:p>
          </table:table-cell>
          <table:table-cell office:value-type="float" office:value="0.0000000000310323" calcext:value-type="float">
            <text:p>3.10E-11</text:p>
          </table:table-cell>
          <table:table-cell table:formula="of:=[.B200]/(0.000000000008854*[.$B$12])" office:value-type="float" office:value="0.0942271730625983" calcext:value-type="float">
            <text:p>0.094227173062598</text:p>
          </table:table-cell>
          <table:table-cell table:formula="of:=0.1/(SQRT(1+2*0.1*[.A200]/0.951626293239012 ))" office:value-type="float" office:value="0.0942172045102847" calcext:value-type="float">
            <text:p>0.094217204510285</text:p>
          </table:table-cell>
          <table:table-cell/>
          <table:table-cell office:value-type="float" office:value="0.602007" calcext:value-type="float">
            <text:p>0.602007</text:p>
          </table:table-cell>
          <table:table-cell office:value-type="float" office:value="0.000000000316112" calcext:value-type="float">
            <text:p>3.16E-10</text:p>
          </table:table-cell>
          <table:table-cell table:formula="of:=[.G200]/(0.000000000008854*[.$B$12])" office:value-type="float" office:value="0.959849580313546" calcext:value-type="float">
            <text:p>0.959849580313546</text:p>
          </table:table-cell>
          <table:table-cell table:formula="of:=10/(SQRT(1+2*10*[.F200]/0.110742217058824  ))" office:value-type="float" office:value="0.954668738357287" calcext:value-type="float">
            <text:p>0.954668738357287</text:p>
          </table:table-cell>
          <table:table-cell/>
        </table:table-row>
        <table:table-row table:style-name="ro1">
          <table:table-cell office:value-type="float" office:value="0.605351" calcext:value-type="float">
            <text:p>0.605351</text:p>
          </table:table-cell>
          <table:table-cell office:value-type="float" office:value="0.0000000000310215" calcext:value-type="float">
            <text:p>3.10E-11</text:p>
          </table:table-cell>
          <table:table-cell table:formula="of:=[.B201]/(0.000000000008854*[.$B$12])" office:value-type="float" office:value="0.094194379699906" calcext:value-type="float">
            <text:p>0.094194379699906</text:p>
          </table:table-cell>
          <table:table-cell table:formula="of:=0.1/(SQRT(1+2*0.1*[.A201]/0.951626293239012 ))" office:value-type="float" office:value="0.0941878288707076" calcext:value-type="float">
            <text:p>0.094187828870708</text:p>
          </table:table-cell>
          <table:table-cell/>
          <table:table-cell office:value-type="float" office:value="0.605351" calcext:value-type="float">
            <text:p>0.605351</text:p>
          </table:table-cell>
          <table:table-cell office:value-type="float" office:value="0.000000000315147" calcext:value-type="float">
            <text:p>3.15E-10</text:p>
          </table:table-cell>
          <table:table-cell table:formula="of:=[.G201]/(0.000000000008854*[.$B$12])" office:value-type="float" office:value="0.956919432628541" calcext:value-type="float">
            <text:p>0.956919432628541</text:p>
          </table:table-cell>
          <table:table-cell table:formula="of:=10/(SQRT(1+2*10*[.F201]/0.110742217058824  ))" office:value-type="float" office:value="0.952052225597443" calcext:value-type="float">
            <text:p>0.952052225597443</text:p>
          </table:table-cell>
          <table:table-cell/>
        </table:table-row>
        <table:table-row table:style-name="ro1">
          <table:table-cell office:value-type="float" office:value="0.608696" calcext:value-type="float">
            <text:p>0.608696</text:p>
          </table:table-cell>
          <table:table-cell office:value-type="float" office:value="0.0000000000310108" calcext:value-type="float">
            <text:p>3.10E-11</text:p>
          </table:table-cell>
          <table:table-cell table:formula="of:=[.B202]/(0.000000000008854*[.$B$12])" office:value-type="float" office:value="0.0941618899794608" calcext:value-type="float">
            <text:p>0.094161889979461</text:p>
          </table:table-cell>
          <table:table-cell table:formula="of:=0.1/(SQRT(1+2*0.1*[.A202]/0.951626293239012 ))" office:value-type="float" office:value="0.0941584719185126" calcext:value-type="float">
            <text:p>0.094158471918513</text:p>
          </table:table-cell>
          <table:table-cell/>
          <table:table-cell office:value-type="float" office:value="0.608696" calcext:value-type="float">
            <text:p>0.608696</text:p>
          </table:table-cell>
          <table:table-cell office:value-type="float" office:value="0.000000000314198" calcext:value-type="float">
            <text:p>3.14E-10</text:p>
          </table:table-cell>
          <table:table-cell table:formula="of:=[.G202]/(0.000000000008854*[.$B$12])" office:value-type="float" office:value="0.954037867703079" calcext:value-type="float">
            <text:p>0.954037867703079</text:p>
          </table:table-cell>
          <table:table-cell table:formula="of:=10/(SQRT(1+2*10*[.F202]/0.110742217058824  ))" office:value-type="float" office:value="0.949456336357591" calcext:value-type="float">
            <text:p>0.949456336357591</text:p>
          </table:table-cell>
          <table:table-cell/>
        </table:table-row>
        <table:table-row table:style-name="ro1">
          <table:table-cell office:value-type="float" office:value="0.61204" calcext:value-type="float">
            <text:p>0.61204</text:p>
          </table:table-cell>
          <table:table-cell office:value-type="float" office:value="0.0000000000310002" calcext:value-type="float">
            <text:p>3.10E-11</text:p>
          </table:table-cell>
          <table:table-cell table:formula="of:=[.B203]/(0.000000000008854*[.$B$12])" office:value-type="float" office:value="0.0941297039012628" calcext:value-type="float">
            <text:p>0.094129703901263</text:p>
          </table:table-cell>
          <table:table-cell table:formula="of:=0.1/(SQRT(1+2*0.1*[.A203]/0.951626293239012 ))" office:value-type="float" office:value="0.0941291511636713" calcext:value-type="float">
            <text:p>0.094129151163671</text:p>
          </table:table-cell>
          <table:table-cell/>
          <table:table-cell office:value-type="float" office:value="0.61204" calcext:value-type="float">
            <text:p>0.61204</text:p>
          </table:table-cell>
          <table:table-cell office:value-type="float" office:value="0.000000000313264" calcext:value-type="float">
            <text:p>3.13E-10</text:p>
          </table:table-cell>
          <table:table-cell table:formula="of:=[.G203]/(0.000000000008854*[.$B$12])" office:value-type="float" office:value="0.95120184911469" calcext:value-type="float">
            <text:p>0.95120184911469</text:p>
          </table:table-cell>
          <table:table-cell table:formula="of:=10/(SQRT(1+2*10*[.F203]/0.110742217058824  ))" office:value-type="float" office:value="0.946882332634958" calcext:value-type="float">
            <text:p>0.946882332634958</text:p>
          </table:table-cell>
          <table:table-cell/>
        </table:table-row>
        <table:table-row table:style-name="ro1">
          <table:table-cell office:value-type="float" office:value="0.615385" calcext:value-type="float">
            <text:p>0.615385</text:p>
          </table:table-cell>
          <table:table-cell office:value-type="float" office:value="0.0000000000309897" calcext:value-type="float">
            <text:p>3.10E-11</text:p>
          </table:table-cell>
          <table:table-cell table:formula="of:=[.B204]/(0.000000000008854*[.$B$12])" office:value-type="float" office:value="0.094097821465312" calcext:value-type="float">
            <text:p>0.094097821465312</text:p>
          </table:table-cell>
          <table:table-cell table:formula="of:=0.1/(SQRT(1+2*0.1*[.A204]/0.951626293239012 ))" office:value-type="float" office:value="0.0940998490271583" calcext:value-type="float">
            <text:p>0.094099849027158</text:p>
          </table:table-cell>
          <table:table-cell/>
          <table:table-cell office:value-type="float" office:value="0.615385" calcext:value-type="float">
            <text:p>0.615385</text:p>
          </table:table-cell>
          <table:table-cell office:value-type="float" office:value="0.000000000312344" calcext:value-type="float">
            <text:p>3.12E-10</text:p>
          </table:table-cell>
          <table:table-cell table:formula="of:=[.G204]/(0.000000000008854*[.$B$12])" office:value-type="float" office:value="0.948408340440902" calcext:value-type="float">
            <text:p>0.948408340440902</text:p>
          </table:table-cell>
          <table:table-cell table:formula="of:=10/(SQRT(1+2*10*[.F204]/0.110742217058824  ))" office:value-type="float" office:value="0.944328390212682" calcext:value-type="float">
            <text:p>0.944328390212682</text:p>
          </table:table-cell>
          <table:table-cell/>
        </table:table-row>
        <table:table-row table:style-name="ro1">
          <table:table-cell office:value-type="float" office:value="0.618729" calcext:value-type="float">
            <text:p>0.618729</text:p>
          </table:table-cell>
          <table:table-cell office:value-type="float" office:value="0.0000000000309793" calcext:value-type="float">
            <text:p>3.10E-11</text:p>
          </table:table-cell>
          <table:table-cell table:formula="of:=[.B205]/(0.000000000008854*[.$B$12])" office:value-type="float" office:value="0.0940662426716083" calcext:value-type="float">
            <text:p>0.094066242671608</text:p>
          </table:table-cell>
          <table:table-cell table:formula="of:=0.1/(SQRT(1+2*0.1*[.A205]/0.951626293239012 ))" office:value-type="float" office:value="0.0940705829863566" calcext:value-type="float">
            <text:p>0.094070582986357</text:p>
          </table:table-cell>
          <table:table-cell/>
          <table:table-cell office:value-type="float" office:value="0.618729" calcext:value-type="float">
            <text:p>0.618729</text:p>
          </table:table-cell>
          <table:table-cell office:value-type="float" office:value="0.00000000031144" calcext:value-type="float">
            <text:p>3.11E-10</text:p>
          </table:table-cell>
          <table:table-cell table:formula="of:=[.G205]/(0.000000000008854*[.$B$12])" office:value-type="float" office:value="0.945663414526658" calcext:value-type="float">
            <text:p>0.945663414526658</text:p>
          </table:table-cell>
          <table:table-cell table:formula="of:=10/(SQRT(1+2*10*[.F205]/0.110742217058824  ))" office:value-type="float" office:value="0.941795756828484" calcext:value-type="float">
            <text:p>0.941795756828484</text:p>
          </table:table-cell>
          <table:table-cell/>
        </table:table-row>
        <table:table-row table:style-name="ro1">
          <table:table-cell office:value-type="float" office:value="0.622074" calcext:value-type="float">
            <text:p>0.622074</text:p>
          </table:table-cell>
          <table:table-cell office:value-type="float" office:value="0.0000000000309741" calcext:value-type="float">
            <text:p>3.10E-11</text:p>
          </table:table-cell>
          <table:table-cell table:formula="of:=[.B206]/(0.000000000008854*[.$B$12])" office:value-type="float" office:value="0.0940504532747565" calcext:value-type="float">
            <text:p>0.094050453274757</text:p>
          </table:table-cell>
          <table:table-cell table:formula="of:=0.1/(SQRT(1+2*0.1*[.A206]/0.951626293239012 ))" office:value-type="float" office:value="0.0940413354951501" calcext:value-type="float">
            <text:p>0.09404133549515</text:p>
          </table:table-cell>
          <table:table-cell/>
          <table:table-cell office:value-type="float" office:value="0.622074" calcext:value-type="float">
            <text:p>0.622074</text:p>
          </table:table-cell>
          <table:table-cell office:value-type="float" office:value="0.000000000310992" calcext:value-type="float">
            <text:p>3.11E-10</text:p>
          </table:table-cell>
          <table:table-cell table:formula="of:=[.G206]/(0.000000000008854*[.$B$12])" office:value-type="float" office:value="0.944303097259422" calcext:value-type="float">
            <text:p>0.944303097259422</text:p>
          </table:table-cell>
          <table:table-cell table:formula="of:=10/(SQRT(1+2*10*[.F206]/0.110742217058824  ))" office:value-type="float" office:value="0.939282643573001" calcext:value-type="float">
            <text:p>0.939282643573001</text:p>
          </table:table-cell>
          <table:table-cell/>
        </table:table-row>
        <table:table-row table:style-name="ro1">
          <table:table-cell office:value-type="float" office:value="0.625418" calcext:value-type="float">
            <text:p>0.625418</text:p>
          </table:table-cell>
          <table:table-cell office:value-type="float" office:value="0.0000000000309638" calcext:value-type="float">
            <text:p>3.10E-11</text:p>
          </table:table-cell>
          <table:table-cell table:formula="of:=[.B207]/(0.000000000008854*[.$B$12])" office:value-type="float" office:value="0.0940191781232999" calcext:value-type="float">
            <text:p>0.0940191781233</text:p>
          </table:table-cell>
          <table:table-cell table:formula="of:=0.1/(SQRT(1+2*0.1*[.A207]/0.951626293239012 ))" office:value-type="float" office:value="0.094012123998434" calcext:value-type="float">
            <text:p>0.094012123998434</text:p>
          </table:table-cell>
          <table:table-cell/>
          <table:table-cell office:value-type="float" office:value="0.625418" calcext:value-type="float">
            <text:p>0.625418</text:p>
          </table:table-cell>
          <table:table-cell office:value-type="float" office:value="0.000000000310109" calcext:value-type="float">
            <text:p>3.10E-10</text:p>
          </table:table-cell>
          <table:table-cell table:formula="of:=[.G207]/(0.000000000008854*[.$B$12])" office:value-type="float" office:value="0.94162193621708" calcext:value-type="float">
            <text:p>0.94162193621708</text:p>
          </table:table-cell>
          <table:table-cell table:formula="of:=10/(SQRT(1+2*10*[.F207]/0.110742217058824  ))" office:value-type="float" office:value="0.936790284079248" calcext:value-type="float">
            <text:p>0.936790284079248</text:p>
          </table:table-cell>
          <table:table-cell/>
        </table:table-row>
        <table:table-row table:style-name="ro1">
          <table:table-cell office:value-type="float" office:value="0.628763" calcext:value-type="float">
            <text:p>0.628763</text:p>
          </table:table-cell>
          <table:table-cell office:value-type="float" office:value="0.0000000000309536" calcext:value-type="float">
            <text:p>3.10E-11</text:p>
          </table:table-cell>
          <table:table-cell table:formula="of:=[.B208]/(0.000000000008854*[.$B$12])" office:value-type="float" office:value="0.0939882066140905" calcext:value-type="float">
            <text:p>0.093988206614091</text:p>
          </table:table-cell>
          <table:table-cell table:formula="of:=0.1/(SQRT(1+2*0.1*[.A208]/0.951626293239012 ))" office:value-type="float" office:value="0.0939829309828989" calcext:value-type="float">
            <text:p>0.093982930982899</text:p>
          </table:table-cell>
          <table:table-cell/>
          <table:table-cell office:value-type="float" office:value="0.628763" calcext:value-type="float">
            <text:p>0.628763</text:p>
          </table:table-cell>
          <table:table-cell office:value-type="float" office:value="0.000000000309239" calcext:value-type="float">
            <text:p>3.09E-10</text:p>
          </table:table-cell>
          <table:table-cell table:formula="of:=[.G208]/(0.000000000008854*[.$B$12])" office:value-type="float" office:value="0.938980248666867" calcext:value-type="float">
            <text:p>0.938980248666867</text:p>
          </table:table-cell>
          <table:table-cell table:formula="of:=10/(SQRT(1+2*10*[.F208]/0.110742217058824  ))" office:value-type="float" office:value="0.934316923590933" calcext:value-type="float">
            <text:p>0.934316923590933</text:p>
          </table:table-cell>
          <table:table-cell/>
        </table:table-row>
        <table:table-row table:style-name="ro1">
          <table:table-cell office:value-type="float" office:value="0.632107" calcext:value-type="float">
            <text:p>0.632107</text:p>
          </table:table-cell>
          <table:table-cell office:value-type="float" office:value="0.0000000000309435" calcext:value-type="float">
            <text:p>3.09E-11</text:p>
          </table:table-cell>
          <table:table-cell table:formula="of:=[.B209]/(0.000000000008854*[.$B$12])" office:value-type="float" office:value="0.0939575387471283" calcext:value-type="float">
            <text:p>0.093957538747128</text:p>
          </table:table-cell>
          <table:table-cell table:formula="of:=0.1/(SQRT(1+2*0.1*[.A209]/0.951626293239012 ))" office:value-type="float" office:value="0.0939537738610527" calcext:value-type="float">
            <text:p>0.093953773861053</text:p>
          </table:table-cell>
          <table:table-cell/>
          <table:table-cell office:value-type="float" office:value="0.632107" calcext:value-type="float">
            <text:p>0.632107</text:p>
          </table:table-cell>
          <table:table-cell office:value-type="float" office:value="0.000000000308382" calcext:value-type="float">
            <text:p>3.08E-10</text:p>
          </table:table-cell>
          <table:table-cell table:formula="of:=[.G209]/(0.000000000008854*[.$B$12])" office:value-type="float" office:value="0.936378034608784" calcext:value-type="float">
            <text:p>0.936378034608784</text:p>
          </table:table-cell>
          <table:table-cell table:formula="of:=10/(SQRT(1+2*10*[.F209]/0.110742217058824  ))" office:value-type="float" office:value="0.931863781795966" calcext:value-type="float">
            <text:p>0.931863781795966</text:p>
          </table:table-cell>
          <table:table-cell/>
        </table:table-row>
        <table:table-row table:style-name="ro1">
          <table:table-cell office:value-type="float" office:value="0.635452" calcext:value-type="float">
            <text:p>0.635452</text:p>
          </table:table-cell>
          <table:table-cell office:value-type="float" office:value="0.0000000000309334" calcext:value-type="float">
            <text:p>3.09E-11</text:p>
          </table:table-cell>
          <table:table-cell table:formula="of:=[.B210]/(0.000000000008854*[.$B$12])" office:value-type="float" office:value="0.093926870880166" calcext:value-type="float">
            <text:p>0.093926870880166</text:p>
          </table:table-cell>
          <table:table-cell table:formula="of:=0.1/(SQRT(1+2*0.1*[.A210]/0.951626293239012 ))" office:value-type="float" office:value="0.0939246351522903" calcext:value-type="float">
            <text:p>0.09392463515229</text:p>
          </table:table-cell>
          <table:table-cell/>
          <table:table-cell office:value-type="float" office:value="0.635452" calcext:value-type="float">
            <text:p>0.635452</text:p>
          </table:table-cell>
          <table:table-cell office:value-type="float" office:value="0.000000000307538" calcext:value-type="float">
            <text:p>3.08E-10</text:p>
          </table:table-cell>
          <table:table-cell table:formula="of:=[.G210]/(0.000000000008854*[.$B$12])" office:value-type="float" office:value="0.933815294042831" calcext:value-type="float">
            <text:p>0.933815294042831</text:p>
          </table:table-cell>
          <table:table-cell table:formula="of:=10/(SQRT(1+2*10*[.F210]/0.110742217058824  ))" office:value-type="float" office:value="0.929429136989241" calcext:value-type="float">
            <text:p>0.929429136989241</text:p>
          </table:table-cell>
          <table:table-cell/>
        </table:table-row>
        <table:table-row table:style-name="ro1">
          <table:table-cell office:value-type="float" office:value="0.638796" calcext:value-type="float">
            <text:p>0.638796</text:p>
          </table:table-cell>
          <table:table-cell office:value-type="float" office:value="0.0000000000309235" calcext:value-type="float">
            <text:p>3.09E-11</text:p>
          </table:table-cell>
          <table:table-cell table:formula="of:=[.B211]/(0.000000000008854*[.$B$12])" office:value-type="float" office:value="0.0938968102976981" calcext:value-type="float">
            <text:p>0.093896810297698</text:p>
          </table:table-cell>
          <table:table-cell table:formula="of:=0.1/(SQRT(1+2*0.1*[.A211]/0.951626293239012 ))" office:value-type="float" office:value="0.0938955322368323" calcext:value-type="float">
            <text:p>0.093895532236832</text:p>
          </table:table-cell>
          <table:table-cell/>
          <table:table-cell office:value-type="float" office:value="0.638796" calcext:value-type="float">
            <text:p>0.638796</text:p>
          </table:table-cell>
          <table:table-cell office:value-type="float" office:value="0.000000000306707" calcext:value-type="float">
            <text:p>3.07E-10</text:p>
          </table:table-cell>
          <table:table-cell table:formula="of:=[.G211]/(0.000000000008854*[.$B$12])" office:value-type="float" office:value="0.931292026969008" calcext:value-type="float">
            <text:p>0.931292026969008</text:p>
          </table:table-cell>
          <table:table-cell table:formula="of:=10/(SQRT(1+2*10*[.F211]/0.110742217058824  ))" office:value-type="float" office:value="0.927014195077152" calcext:value-type="float">
            <text:p>0.927014195077152</text:p>
          </table:table-cell>
          <table:table-cell/>
        </table:table-row>
        <table:table-row table:style-name="ro1">
          <table:table-cell office:value-type="float" office:value="0.64214" calcext:value-type="float">
            <text:p>0.64214</text:p>
          </table:table-cell>
          <table:table-cell office:value-type="float" office:value="0.0000000000309136" calcext:value-type="float">
            <text:p>3.09E-11</text:p>
          </table:table-cell>
          <table:table-cell table:formula="of:=[.B212]/(0.000000000008854*[.$B$12])" office:value-type="float" office:value="0.0938667497152302" calcext:value-type="float">
            <text:p>0.09386674971523</text:p>
          </table:table-cell>
          <table:table-cell table:formula="of:=0.1/(SQRT(1+2*0.1*[.A212]/0.951626293239012 ))" office:value-type="float" office:value="0.0938664563575765" calcext:value-type="float">
            <text:p>0.093866456357577</text:p>
          </table:table-cell>
          <table:table-cell/>
          <table:table-cell office:value-type="float" office:value="0.64214" calcext:value-type="float">
            <text:p>0.64214</text:p>
          </table:table-cell>
          <table:table-cell office:value-type="float" office:value="0.000000000305889" calcext:value-type="float">
            <text:p>3.06E-10</text:p>
          </table:table-cell>
          <table:table-cell table:formula="of:=[.G212]/(0.000000000008854*[.$B$12])" office:value-type="float" office:value="0.928808233387313" calcext:value-type="float">
            <text:p>0.928808233387313</text:p>
          </table:table-cell>
          <table:table-cell table:formula="of:=10/(SQRT(1+2*10*[.F212]/0.110742217058824  ))" office:value-type="float" office:value="0.924617980148061" calcext:value-type="float">
            <text:p>0.924617980148061</text:p>
          </table:table-cell>
          <table:table-cell/>
        </table:table-row>
        <table:table-row table:style-name="ro1">
          <table:table-cell office:value-type="float" office:value="0.645485" calcext:value-type="float">
            <text:p>0.645485</text:p>
          </table:table-cell>
          <table:table-cell office:value-type="float" office:value="0.0000000000309038" calcext:value-type="float">
            <text:p>3.09E-11</text:p>
          </table:table-cell>
          <table:table-cell table:formula="of:=[.B213]/(0.000000000008854*[.$B$12])" office:value-type="float" office:value="0.0938369927750094" calcext:value-type="float">
            <text:p>0.093836992775009</text:p>
          </table:table-cell>
          <table:table-cell table:formula="of:=0.1/(SQRT(1+2*0.1*[.A213]/0.951626293239012 ))" office:value-type="float" office:value="0.0938373987898544" calcext:value-type="float">
            <text:p>0.093837398789855</text:p>
          </table:table-cell>
          <table:table-cell/>
          <table:table-cell office:value-type="float" office:value="0.645485" calcext:value-type="float">
            <text:p>0.645485</text:p>
          </table:table-cell>
          <table:table-cell office:value-type="float" office:value="0.000000000305083" calcext:value-type="float">
            <text:p>3.05E-10</text:p>
          </table:table-cell>
          <table:table-cell table:formula="of:=[.G213]/(0.000000000008854*[.$B$12])" office:value-type="float" office:value="0.926360876875277" calcext:value-type="float">
            <text:p>0.926360876875277</text:p>
          </table:table-cell>
          <table:table-cell table:formula="of:=10/(SQRT(1+2*10*[.F213]/0.110742217058824  ))" office:value-type="float" office:value="0.922239543109735" calcext:value-type="float">
            <text:p>0.922239543109735</text:p>
          </table:table-cell>
          <table:table-cell/>
        </table:table-row>
        <table:table-row table:style-name="ro1">
          <table:table-cell office:value-type="float" office:value="0.648829" calcext:value-type="float">
            <text:p>0.648829</text:p>
          </table:table-cell>
          <table:table-cell office:value-type="float" office:value="0.0000000000308941" calcext:value-type="float">
            <text:p>3.09E-11</text:p>
          </table:table-cell>
          <table:table-cell table:formula="of:=[.B214]/(0.000000000008854*[.$B$12])" office:value-type="float" office:value="0.0938075394770357" calcext:value-type="float">
            <text:p>0.093807539477036</text:p>
          </table:table-cell>
          <table:table-cell table:formula="of:=0.1/(SQRT(1+2*0.1*[.A214]/0.951626293239012 ))" office:value-type="float" office:value="0.0938083768656442" calcext:value-type="float">
            <text:p>0.093808376865644</text:p>
          </table:table-cell>
          <table:table-cell/>
          <table:table-cell office:value-type="float" office:value="0.648829" calcext:value-type="float">
            <text:p>0.648829</text:p>
          </table:table-cell>
          <table:table-cell office:value-type="float" office:value="0.000000000304288" calcext:value-type="float">
            <text:p>3.04E-10</text:p>
          </table:table-cell>
          <table:table-cell table:formula="of:=[.G214]/(0.000000000008854*[.$B$12])" office:value-type="float" office:value="0.923946921010428" calcext:value-type="float">
            <text:p>0.923946921010428</text:p>
          </table:table-cell>
          <table:table-cell table:formula="of:=10/(SQRT(1+2*10*[.F214]/0.110742217058824  ))" office:value-type="float" office:value="0.919880069510938" calcext:value-type="float">
            <text:p>0.919880069510938</text:p>
          </table:table-cell>
          <table:table-cell/>
        </table:table-row>
        <table:table-row table:style-name="ro1">
          <table:table-cell office:value-type="float" office:value="0.652174" calcext:value-type="float">
            <text:p>0.652174</text:p>
          </table:table-cell>
          <table:table-cell office:value-type="float" office:value="0.0000000000308844" calcext:value-type="float">
            <text:p>3.09E-11</text:p>
          </table:table-cell>
          <table:table-cell table:formula="of:=[.B215]/(0.000000000008854*[.$B$12])" office:value-type="float" office:value="0.0937780861790621" calcext:value-type="float">
            <text:p>0.093778086179062</text:p>
          </table:table-cell>
          <table:table-cell table:formula="of:=0.1/(SQRT(1+2*0.1*[.A215]/0.951626293239012 ))" office:value-type="float" office:value="0.093779373185655" calcext:value-type="float">
            <text:p>0.093779373185655</text:p>
          </table:table-cell>
          <table:table-cell/>
          <table:table-cell office:value-type="float" office:value="0.652174" calcext:value-type="float">
            <text:p>0.652174</text:p>
          </table:table-cell>
          <table:table-cell office:value-type="float" office:value="0.000000000303506" calcext:value-type="float">
            <text:p>3.04E-10</text:p>
          </table:table-cell>
          <table:table-cell table:formula="of:=[.G215]/(0.000000000008854*[.$B$12])" office:value-type="float" office:value="0.921572438637708" calcext:value-type="float">
            <text:p>0.921572438637708</text:p>
          </table:table-cell>
          <table:table-cell table:formula="of:=10/(SQRT(1+2*10*[.F215]/0.110742217058824  ))" office:value-type="float" office:value="0.917537915769635" calcext:value-type="float">
            <text:p>0.917537915769635</text:p>
          </table:table-cell>
          <table:table-cell/>
        </table:table-row>
        <table:table-row table:style-name="ro1">
          <table:table-cell office:value-type="float" office:value="0.655518" calcext:value-type="float">
            <text:p>0.655518</text:p>
          </table:table-cell>
          <table:table-cell office:value-type="float" office:value="0.0000000000308748" calcext:value-type="float">
            <text:p>3.09E-11</text:p>
          </table:table-cell>
          <table:table-cell table:formula="of:=[.B216]/(0.000000000008854*[.$B$12])" office:value-type="float" office:value="0.0937489365233356" calcext:value-type="float">
            <text:p>0.093748936523336</text:p>
          </table:table-cell>
          <table:table-cell table:formula="of:=0.1/(SQRT(1+2*0.1*[.A216]/0.951626293239012 ))" office:value-type="float" office:value="0.0937504050498257" calcext:value-type="float">
            <text:p>0.093750405049826</text:p>
          </table:table-cell>
          <table:table-cell/>
          <table:table-cell office:value-type="float" office:value="0.655518" calcext:value-type="float">
            <text:p>0.655518</text:p>
          </table:table-cell>
          <table:table-cell office:value-type="float" office:value="0.000000000302735" calcext:value-type="float">
            <text:p>3.03E-10</text:p>
          </table:table-cell>
          <table:table-cell table:formula="of:=[.G216]/(0.000000000008854*[.$B$12])" office:value-type="float" office:value="0.919231356912175" calcext:value-type="float">
            <text:p>0.919231356912175</text:p>
          </table:table-cell>
          <table:table-cell table:formula="of:=10/(SQRT(1+2*10*[.F216]/0.110742217058824  ))" office:value-type="float" office:value="0.915214254074818" calcext:value-type="float">
            <text:p>0.915214254074818</text:p>
          </table:table-cell>
          <table:table-cell/>
        </table:table-row>
        <table:table-row table:style-name="ro1">
          <table:table-cell office:value-type="float" office:value="0.658863" calcext:value-type="float">
            <text:p>0.658863</text:p>
          </table:table-cell>
          <table:table-cell office:value-type="float" office:value="0.0000000000308653" calcext:value-type="float">
            <text:p>3.09E-11</text:p>
          </table:table-cell>
          <table:table-cell table:formula="of:=[.B217]/(0.000000000008854*[.$B$12])" office:value-type="float" office:value="0.0937200905098563" calcext:value-type="float">
            <text:p>0.093720090509856</text:p>
          </table:table-cell>
          <table:table-cell table:formula="of:=0.1/(SQRT(1+2*0.1*[.A217]/0.951626293239012 ))" office:value-type="float" office:value="0.0937214550912157" calcext:value-type="float">
            <text:p>0.093721455091216</text:p>
          </table:table-cell>
          <table:table-cell/>
          <table:table-cell office:value-type="float" office:value="0.658863" calcext:value-type="float">
            <text:p>0.658863</text:p>
          </table:table-cell>
          <table:table-cell office:value-type="float" office:value="0.000000000301975" calcext:value-type="float">
            <text:p>3.02E-10</text:p>
          </table:table-cell>
          <table:table-cell table:formula="of:=[.G217]/(0.000000000008854*[.$B$12])" office:value-type="float" office:value="0.916923675833828" calcext:value-type="float">
            <text:p>0.916923675833828</text:p>
          </table:table-cell>
          <table:table-cell table:formula="of:=10/(SQRT(1+2*10*[.F217]/0.110742217058824  ))" office:value-type="float" office:value="0.91290747041106" calcext:value-type="float">
            <text:p>0.91290747041106</text:p>
          </table:table-cell>
          <table:table-cell/>
        </table:table-row>
        <table:table-row table:style-name="ro1">
          <table:table-cell office:value-type="float" office:value="0.662207" calcext:value-type="float">
            <text:p>0.662207</text:p>
          </table:table-cell>
          <table:table-cell office:value-type="float" office:value="0.0000000000308559" calcext:value-type="float">
            <text:p>3.09E-11</text:p>
          </table:table-cell>
          <table:table-cell table:formula="of:=[.B218]/(0.000000000008854*[.$B$12])" office:value-type="float" office:value="0.0936915481386241" calcext:value-type="float">
            <text:p>0.093691548138624</text:p>
          </table:table-cell>
          <table:table-cell table:formula="of:=0.1/(SQRT(1+2*0.1*[.A218]/0.951626293239012 ))" office:value-type="float" office:value="0.0936925405778227" calcext:value-type="float">
            <text:p>0.093692540577823</text:p>
          </table:table-cell>
          <table:table-cell/>
          <table:table-cell office:value-type="float" office:value="0.662207" calcext:value-type="float">
            <text:p>0.662207</text:p>
          </table:table-cell>
          <table:table-cell office:value-type="float" office:value="0.000000000301227" calcext:value-type="float">
            <text:p>3.01E-10</text:p>
          </table:table-cell>
          <table:table-cell table:formula="of:=[.G218]/(0.000000000008854*[.$B$12])" office:value-type="float" office:value="0.91465243182514" calcext:value-type="float">
            <text:p>0.91465243182514</text:p>
          </table:table-cell>
          <table:table-cell table:formula="of:=10/(SQRT(1+2*10*[.F218]/0.110742217058824  ))" office:value-type="float" office:value="0.910618723779812" calcext:value-type="float">
            <text:p>0.910618723779812</text:p>
          </table:table-cell>
          <table:table-cell/>
        </table:table-row>
        <table:table-row table:style-name="ro1">
          <table:table-cell office:value-type="float" office:value="0.665552" calcext:value-type="float">
            <text:p>0.665552</text:p>
          </table:table-cell>
          <table:table-cell office:value-type="float" office:value="0.0000000000308466" calcext:value-type="float">
            <text:p>3.08E-11</text:p>
          </table:table-cell>
          <table:table-cell table:formula="of:=[.B219]/(0.000000000008854*[.$B$12])" office:value-type="float" office:value="0.0936633094096391" calcext:value-type="float">
            <text:p>0.093663309409639</text:p>
          </table:table-cell>
          <table:table-cell table:formula="of:=0.1/(SQRT(1+2*0.1*[.A219]/0.951626293239012 ))" office:value-type="float" office:value="0.0936636441749561" calcext:value-type="float">
            <text:p>0.093663644174956</text:p>
          </table:table-cell>
          <table:table-cell/>
          <table:table-cell office:value-type="float" office:value="0.665552" calcext:value-type="float">
            <text:p>0.665552</text:p>
          </table:table-cell>
          <table:table-cell office:value-type="float" office:value="0.000000000300489" calcext:value-type="float">
            <text:p>3.00E-10</text:p>
          </table:table-cell>
          <table:table-cell table:formula="of:=[.G219]/(0.000000000008854*[.$B$12])" office:value-type="float" office:value="0.912411552041166" calcext:value-type="float">
            <text:p>0.912411552041166</text:p>
          </table:table-cell>
          <table:table-cell table:formula="of:=10/(SQRT(1+2*10*[.F219]/0.110742217058824  ))" office:value-type="float" office:value="0.908346428832249" calcext:value-type="float">
            <text:p>0.908346428832249</text:p>
          </table:table-cell>
          <table:table-cell/>
        </table:table-row>
        <table:table-row table:style-name="ro1">
          <table:table-cell office:value-type="float" office:value="0.668896" calcext:value-type="float">
            <text:p>0.668896</text:p>
          </table:table-cell>
          <table:table-cell office:value-type="float" office:value="0.0000000000308373" calcext:value-type="float">
            <text:p>3.08E-11</text:p>
          </table:table-cell>
          <table:table-cell table:formula="of:=[.B220]/(0.000000000008854*[.$B$12])" office:value-type="float" office:value="0.0936350706806541" calcext:value-type="float">
            <text:p>0.093635070680654</text:p>
          </table:table-cell>
          <table:table-cell table:formula="of:=0.1/(SQRT(1+2*0.1*[.A220]/0.951626293239012 ))" office:value-type="float" office:value="0.0936347831187707" calcext:value-type="float">
            <text:p>0.093634783118771</text:p>
          </table:table-cell>
          <table:table-cell/>
          <table:table-cell office:value-type="float" office:value="0.668896" calcext:value-type="float">
            <text:p>0.668896</text:p>
          </table:table-cell>
          <table:table-cell office:value-type="float" office:value="0.000000000299762" calcext:value-type="float">
            <text:p>3.00E-10</text:p>
          </table:table-cell>
          <table:table-cell table:formula="of:=[.G220]/(0.000000000008854*[.$B$12])" office:value-type="float" office:value="0.91020407290438" calcext:value-type="float">
            <text:p>0.91020407290438</text:p>
          </table:table-cell>
          <table:table-cell table:formula="of:=10/(SQRT(1+2*10*[.F220]/0.110742217058824  ))" office:value-type="float" office:value="0.906091731555751" calcext:value-type="float">
            <text:p>0.906091731555751</text:p>
          </table:table-cell>
          <table:table-cell/>
        </table:table-row>
        <table:table-row table:style-name="ro1">
          <table:table-cell office:value-type="float" office:value="0.672241" calcext:value-type="float">
            <text:p>0.672241</text:p>
          </table:table-cell>
          <table:table-cell office:value-type="float" office:value="0.0000000000308281" calcext:value-type="float">
            <text:p>3.08E-11</text:p>
          </table:table-cell>
          <table:table-cell table:formula="of:=[.B221]/(0.000000000008854*[.$B$12])" office:value-type="float" office:value="0.0936071355939162" calcext:value-type="float">
            <text:p>0.093607135593916</text:p>
          </table:table-cell>
          <table:table-cell table:formula="of:=0.1/(SQRT(1+2*0.1*[.A221]/0.951626293239012 ))" office:value-type="float" office:value="0.0936059401067259" calcext:value-type="float">
            <text:p>0.093605940106726</text:p>
          </table:table-cell>
          <table:table-cell/>
          <table:table-cell office:value-type="float" office:value="0.672241" calcext:value-type="float">
            <text:p>0.672241</text:p>
          </table:table-cell>
          <table:table-cell office:value-type="float" office:value="0.000000000299045" calcext:value-type="float">
            <text:p>2.99E-10</text:p>
          </table:table-cell>
          <table:table-cell table:formula="of:=[.G221]/(0.000000000008854*[.$B$12])" office:value-type="float" office:value="0.908026957992308" calcext:value-type="float">
            <text:p>0.908026957992308</text:p>
          </table:table-cell>
          <table:table-cell table:formula="of:=10/(SQRT(1+2*10*[.F221]/0.110742217058824  ))" office:value-type="float" office:value="0.903853074406341" calcext:value-type="float">
            <text:p>0.903853074406341</text:p>
          </table:table-cell>
          <table:table-cell/>
        </table:table-row>
        <table:table-row table:style-name="ro1">
          <table:table-cell office:value-type="float" office:value="0.675585" calcext:value-type="float">
            <text:p>0.675585</text:p>
          </table:table-cell>
          <table:table-cell office:value-type="float" office:value="0.000000000030819" calcext:value-type="float">
            <text:p>3.08E-11</text:p>
          </table:table-cell>
          <table:table-cell table:formula="of:=[.B222]/(0.000000000008854*[.$B$12])" office:value-type="float" office:value="0.0935795041494255" calcext:value-type="float">
            <text:p>0.093579504149426</text:p>
          </table:table-cell>
          <table:table-cell table:formula="of:=0.1/(SQRT(1+2*0.1*[.A222]/0.951626293239012 ))" office:value-type="float" office:value="0.0935771323432312" calcext:value-type="float">
            <text:p>0.093577132343231</text:p>
          </table:table-cell>
          <table:table-cell/>
          <table:table-cell office:value-type="float" office:value="0.675585" calcext:value-type="float">
            <text:p>0.675585</text:p>
          </table:table-cell>
          <table:table-cell office:value-type="float" office:value="0.000000000298338" calcext:value-type="float">
            <text:p>2.98E-10</text:p>
          </table:table-cell>
          <table:table-cell table:formula="of:=[.G222]/(0.000000000008854*[.$B$12])" office:value-type="float" office:value="0.905880207304951" calcext:value-type="float">
            <text:p>0.905880207304951</text:p>
          </table:table-cell>
          <table:table-cell table:formula="of:=10/(SQRT(1+2*10*[.F222]/0.110742217058824  ))" office:value-type="float" office:value="0.901631590531595" calcext:value-type="float">
            <text:p>0.901631590531595</text:p>
          </table:table-cell>
          <table:table-cell/>
        </table:table-row>
        <table:table-row table:style-name="ro1">
          <table:table-cell office:value-type="float" office:value="0.67893" calcext:value-type="float">
            <text:p>0.67893</text:p>
          </table:table-cell>
          <table:table-cell office:value-type="float" office:value="0.00000000003081" calcext:value-type="float">
            <text:p>3.08E-11</text:p>
          </table:table-cell>
          <table:table-cell table:formula="of:=[.B223]/(0.000000000008854*[.$B$12])" office:value-type="float" office:value="0.0935521763471819" calcext:value-type="float">
            <text:p>0.093552176347182</text:p>
          </table:table-cell>
          <table:table-cell table:formula="of:=0.1/(SQRT(1+2*0.1*[.A223]/0.951626293239012 ))" office:value-type="float" office:value="0.0935483425577967" calcext:value-type="float">
            <text:p>0.093548342557797</text:p>
          </table:table-cell>
          <table:table-cell/>
          <table:table-cell office:value-type="float" office:value="0.67893" calcext:value-type="float">
            <text:p>0.67893</text:p>
          </table:table-cell>
          <table:table-cell office:value-type="float" office:value="0.000000000297641" calcext:value-type="float">
            <text:p>2.98E-10</text:p>
          </table:table-cell>
          <table:table-cell table:formula="of:=[.G223]/(0.000000000008854*[.$B$12])" office:value-type="float" office:value="0.90376382084231" calcext:value-type="float">
            <text:p>0.90376382084231</text:p>
          </table:table-cell>
          <table:table-cell table:formula="of:=10/(SQRT(1+2*10*[.F223]/0.110742217058824  ))" office:value-type="float" office:value="0.899425749366825" calcext:value-type="float">
            <text:p>0.899425749366825</text:p>
          </table:table-cell>
          <table:table-cell/>
        </table:table-row>
        <table:table-row table:style-name="ro1">
          <table:table-cell office:value-type="float" office:value="0.682274" calcext:value-type="float">
            <text:p>0.682274</text:p>
          </table:table-cell>
          <table:table-cell office:value-type="float" office:value="0.000000000030801" calcext:value-type="float">
            <text:p>3.08E-11</text:p>
          </table:table-cell>
          <table:table-cell table:formula="of:=[.B224]/(0.000000000008854*[.$B$12])" office:value-type="float" office:value="0.0935248485449383" calcext:value-type="float">
            <text:p>0.093524848544938</text:p>
          </table:table-cell>
          <table:table-cell table:formula="of:=0.1/(SQRT(1+2*0.1*[.A224]/0.951626293239012 ))" office:value-type="float" office:value="0.0935195879231838" calcext:value-type="float">
            <text:p>0.093519587923184</text:p>
          </table:table-cell>
          <table:table-cell/>
          <table:table-cell office:value-type="float" office:value="0.682274" calcext:value-type="float">
            <text:p>0.682274</text:p>
          </table:table-cell>
          <table:table-cell office:value-type="float" office:value="0.000000000296954" calcext:value-type="float">
            <text:p>2.97E-10</text:p>
          </table:table-cell>
          <table:table-cell table:formula="of:=[.G224]/(0.000000000008854*[.$B$12])" office:value-type="float" office:value="0.901677798604383" calcext:value-type="float">
            <text:p>0.901677798604383</text:p>
          </table:table-cell>
          <table:table-cell table:formula="of:=10/(SQRT(1+2*10*[.F224]/0.110742217058824  ))" office:value-type="float" office:value="0.897236671394473" calcext:value-type="float">
            <text:p>0.897236671394473</text:p>
          </table:table-cell>
          <table:table-cell/>
        </table:table-row>
        <table:table-row table:style-name="ro1">
          <table:table-cell office:value-type="float" office:value="0.685619" calcext:value-type="float">
            <text:p>0.685619</text:p>
          </table:table-cell>
          <table:table-cell office:value-type="float" office:value="0.0000000000307921" calcext:value-type="float">
            <text:p>3.08E-11</text:p>
          </table:table-cell>
          <table:table-cell table:formula="of:=[.B225]/(0.000000000008854*[.$B$12])" office:value-type="float" office:value="0.0934978243849419" calcext:value-type="float">
            <text:p>0.093497824384942</text:p>
          </table:table-cell>
          <table:table-cell table:formula="of:=0.1/(SQRT(1+2*0.1*[.A225]/0.951626293239012 ))" office:value-type="float" office:value="0.0934908512008543" calcext:value-type="float">
            <text:p>0.093490851200854</text:p>
          </table:table-cell>
          <table:table-cell/>
          <table:table-cell office:value-type="float" office:value="0.685619" calcext:value-type="float">
            <text:p>0.685619</text:p>
          </table:table-cell>
          <table:table-cell office:value-type="float" office:value="0.000000000296276" calcext:value-type="float">
            <text:p>2.96E-10</text:p>
          </table:table-cell>
          <table:table-cell table:formula="of:=[.G225]/(0.000000000008854*[.$B$12])" office:value-type="float" office:value="0.899619104168701" calcext:value-type="float">
            <text:p>0.899619104168701</text:p>
          </table:table-cell>
          <table:table-cell table:formula="of:=10/(SQRT(1+2*10*[.F225]/0.110742217058824  ))" office:value-type="float" office:value="0.895062852237844" calcext:value-type="float">
            <text:p>0.895062852237844</text:p>
          </table:table-cell>
          <table:table-cell/>
        </table:table-row>
        <table:table-row table:style-name="ro1">
          <table:table-cell office:value-type="float" office:value="0.688963" calcext:value-type="float">
            <text:p>0.688963</text:p>
          </table:table-cell>
          <table:table-cell office:value-type="float" office:value="0.0000000000307833" calcext:value-type="float">
            <text:p>3.08E-11</text:p>
          </table:table-cell>
          <table:table-cell table:formula="of:=[.B226]/(0.000000000008854*[.$B$12])" office:value-type="float" office:value="0.0934711038671926" calcext:value-type="float">
            <text:p>0.093471103867193</text:p>
          </table:table-cell>
          <table:table-cell table:formula="of:=0.1/(SQRT(1+2*0.1*[.A226]/0.951626293239012 ))" office:value-type="float" office:value="0.0934621495320184" calcext:value-type="float">
            <text:p>0.093462149532018</text:p>
          </table:table-cell>
          <table:table-cell/>
          <table:table-cell office:value-type="float" office:value="0.688963" calcext:value-type="float">
            <text:p>0.688963</text:p>
          </table:table-cell>
          <table:table-cell office:value-type="float" office:value="0.000000000295608" calcext:value-type="float">
            <text:p>2.96E-10</text:p>
          </table:table-cell>
          <table:table-cell table:formula="of:=[.G226]/(0.000000000008854*[.$B$12])" office:value-type="float" office:value="0.897590773957733" calcext:value-type="float">
            <text:p>0.897590773957733</text:p>
          </table:table-cell>
          <table:table-cell table:formula="of:=10/(SQRT(1+2*10*[.F226]/0.110742217058824  ))" office:value-type="float" office:value="0.892905399888965" calcext:value-type="float">
            <text:p>0.892905399888965</text:p>
          </table:table-cell>
          <table:table-cell/>
        </table:table-row>
        <table:table-row table:style-name="ro1">
          <table:table-cell office:value-type="float" office:value="0.692308" calcext:value-type="float">
            <text:p>0.692308</text:p>
          </table:table-cell>
          <table:table-cell office:value-type="float" office:value="0.0000000000307702" calcext:value-type="float">
            <text:p>3.08E-11</text:p>
          </table:table-cell>
          <table:table-cell table:formula="of:=[.B227]/(0.000000000008854*[.$B$12])" office:value-type="float" office:value="0.0934313267328158" calcext:value-type="float">
            <text:p>0.093431326732816</text:p>
          </table:table-cell>
          <table:table-cell table:formula="of:=0.1/(SQRT(1+2*0.1*[.A227]/0.951626293239012 ))" office:value-type="float" office:value="0.0934334657099909" calcext:value-type="float">
            <text:p>0.093433465709991</text:p>
          </table:table-cell>
          <table:table-cell/>
          <table:table-cell office:value-type="float" office:value="0.692308" calcext:value-type="float">
            <text:p>0.692308</text:p>
          </table:table-cell>
          <table:table-cell office:value-type="float" office:value="0.000000000294623" calcext:value-type="float">
            <text:p>2.95E-10</text:p>
          </table:table-cell>
          <table:table-cell table:formula="of:=[.G227]/(0.000000000008854*[.$B$12])" office:value-type="float" office:value="0.894599897823297" calcext:value-type="float">
            <text:p>0.894599897823297</text:p>
          </table:table-cell>
          <table:table-cell table:formula="of:=10/(SQRT(1+2*10*[.F227]/0.110742217058824  ))" office:value-type="float" office:value="0.890762835400298" calcext:value-type="float">
            <text:p>0.890762835400298</text:p>
          </table:table-cell>
          <table:table-cell/>
        </table:table-row>
        <table:table-row table:style-name="ro1">
          <table:table-cell office:value-type="float" office:value="0.695652" calcext:value-type="float">
            <text:p>0.695652</text:p>
          </table:table-cell>
          <table:table-cell office:value-type="float" office:value="0.0000000000307615" calcext:value-type="float">
            <text:p>3.08E-11</text:p>
          </table:table-cell>
          <table:table-cell table:formula="of:=[.B228]/(0.000000000008854*[.$B$12])" office:value-type="float" office:value="0.0934049098573137" calcext:value-type="float">
            <text:p>0.093404909857314</text:p>
          </table:table-cell>
          <table:table-cell table:formula="of:=0.1/(SQRT(1+2*0.1*[.A228]/0.951626293239012 ))" office:value-type="float" office:value="0.0934048168445272" calcext:value-type="float">
            <text:p>0.093404816844527</text:p>
          </table:table-cell>
          <table:table-cell/>
          <table:table-cell office:value-type="float" office:value="0.695652" calcext:value-type="float">
            <text:p>0.695652</text:p>
          </table:table-cell>
          <table:table-cell office:value-type="float" office:value="0.000000000293978" calcext:value-type="float">
            <text:p>2.94E-10</text:p>
          </table:table-cell>
          <table:table-cell table:formula="of:=[.G228]/(0.000000000008854*[.$B$12])" office:value-type="float" office:value="0.892641405329174" calcext:value-type="float">
            <text:p>0.892641405329174</text:p>
          </table:table-cell>
          <table:table-cell table:formula="of:=10/(SQRT(1+2*10*[.F228]/0.110742217058824  ))" office:value-type="float" office:value="0.88863625444791" calcext:value-type="float">
            <text:p>0.88863625444791</text:p>
          </table:table-cell>
          <table:table-cell/>
        </table:table-row>
        <table:table-row table:style-name="ro1">
          <table:table-cell office:value-type="float" office:value="0.698997" calcext:value-type="float">
            <text:p>0.698997</text:p>
          </table:table-cell>
          <table:table-cell office:value-type="float" office:value="0.0000000000307529" calcext:value-type="float">
            <text:p>3.08E-11</text:p>
          </table:table-cell>
          <table:table-cell table:formula="of:=[.B229]/(0.000000000008854*[.$B$12])" office:value-type="float" office:value="0.0933787966240587" calcext:value-type="float">
            <text:p>0.093378796624059</text:p>
          </table:table-cell>
          <table:table-cell table:formula="of:=0.1/(SQRT(1+2*0.1*[.A229]/0.951626293239012 ))" office:value-type="float" office:value="0.0933761857606973" calcext:value-type="float">
            <text:p>0.093376185760697</text:p>
          </table:table-cell>
          <table:table-cell/>
          <table:table-cell office:value-type="float" office:value="0.698997" calcext:value-type="float">
            <text:p>0.698997</text:p>
          </table:table-cell>
          <table:table-cell office:value-type="float" office:value="0.000000000293341" calcext:value-type="float">
            <text:p>2.93E-10</text:p>
          </table:table-cell>
          <table:table-cell table:formula="of:=[.G229]/(0.000000000008854*[.$B$12])" office:value-type="float" office:value="0.890707204214823" calcext:value-type="float">
            <text:p>0.890707204214823</text:p>
          </table:table-cell>
          <table:table-cell table:formula="of:=10/(SQRT(1+2*10*[.F229]/0.110742217058824  ))" office:value-type="float" office:value="0.886524202785344" calcext:value-type="float">
            <text:p>0.886524202785344</text:p>
          </table:table-cell>
          <table:table-cell/>
        </table:table-row>
        <table:table-row table:style-name="ro1">
          <table:table-cell office:value-type="float" office:value="0.702341" calcext:value-type="float">
            <text:p>0.702341</text:p>
          </table:table-cell>
          <table:table-cell office:value-type="float" office:value="0.0000000000307444" calcext:value-type="float">
            <text:p>3.07E-11</text:p>
          </table:table-cell>
          <table:table-cell table:formula="of:=[.B230]/(0.000000000008854*[.$B$12])" office:value-type="float" office:value="0.0933529870330509" calcext:value-type="float">
            <text:p>0.093352987033051</text:p>
          </table:table-cell>
          <table:table-cell table:formula="of:=0.1/(SQRT(1+2*0.1*[.A230]/0.951626293239012 ))" office:value-type="float" office:value="0.0933475895368974" calcext:value-type="float">
            <text:p>0.093347589536898</text:p>
          </table:table-cell>
          <table:table-cell/>
          <table:table-cell office:value-type="float" office:value="0.702341" calcext:value-type="float">
            <text:p>0.702341</text:p>
          </table:table-cell>
          <table:table-cell office:value-type="float" office:value="0.000000000292712" calcext:value-type="float">
            <text:p>2.93E-10</text:p>
          </table:table-cell>
          <table:table-cell table:formula="of:=[.G230]/(0.000000000008854*[.$B$12])" office:value-type="float" office:value="0.888797294480244" calcext:value-type="float">
            <text:p>0.888797294480244</text:p>
          </table:table-cell>
          <table:table-cell table:formula="of:=10/(SQRT(1+2*10*[.F230]/0.110742217058824  ))" office:value-type="float" office:value="0.884427763946631" calcext:value-type="float">
            <text:p>0.884427763946631</text:p>
          </table:table-cell>
          <table:table-cell/>
        </table:table-row>
        <table:table-row table:style-name="ro1">
          <table:table-cell office:value-type="float" office:value="0.705686" calcext:value-type="float">
            <text:p>0.705686</text:p>
          </table:table-cell>
          <table:table-cell office:value-type="float" office:value="0.0000000000307359" calcext:value-type="float">
            <text:p>3.07E-11</text:p>
          </table:table-cell>
          <table:table-cell table:formula="of:=[.B231]/(0.000000000008854*[.$B$12])" office:value-type="float" office:value="0.0933271774420431" calcext:value-type="float">
            <text:p>0.093327177442043</text:p>
          </table:table-cell>
          <table:table-cell table:formula="of:=0.1/(SQRT(1+2*0.1*[.A231]/0.951626293239012 ))" office:value-type="float" office:value="0.0933190110298551" calcext:value-type="float">
            <text:p>0.093319011029855</text:p>
          </table:table-cell>
          <table:table-cell/>
          <table:table-cell office:value-type="float" office:value="0.705686" calcext:value-type="float">
            <text:p>0.705686</text:p>
          </table:table-cell>
          <table:table-cell office:value-type="float" office:value="0.000000000292093" calcext:value-type="float">
            <text:p>2.92E-10</text:p>
          </table:table-cell>
          <table:table-cell table:formula="of:=[.G231]/(0.000000000008854*[.$B$12])" office:value-type="float" office:value="0.88691774897038" calcext:value-type="float">
            <text:p>0.88691774897038</text:p>
          </table:table-cell>
          <table:table-cell table:formula="of:=10/(SQRT(1+2*10*[.F231]/0.110742217058824  ))" office:value-type="float" office:value="0.882345507687494" calcext:value-type="float">
            <text:p>0.882345507687494</text:p>
          </table:table-cell>
          <table:table-cell/>
        </table:table-row>
        <table:table-row table:style-name="ro1">
          <table:table-cell office:value-type="float" office:value="0.70903" calcext:value-type="float">
            <text:p>0.70903</text:p>
          </table:table-cell>
          <table:table-cell office:value-type="float" office:value="0.0000000000307234" calcext:value-type="float">
            <text:p>3.07E-11</text:p>
          </table:table-cell>
          <table:table-cell table:formula="of:=[.B232]/(0.000000000008854*[.$B$12])" office:value-type="float" office:value="0.0932892221611492" calcext:value-type="float">
            <text:p>0.093289222161149</text:p>
          </table:table-cell>
          <table:table-cell table:formula="of:=0.1/(SQRT(1+2*0.1*[.A232]/0.951626293239012 ))" office:value-type="float" office:value="0.0932904672867031" calcext:value-type="float">
            <text:p>0.093290467286703</text:p>
          </table:table-cell>
          <table:table-cell/>
          <table:table-cell office:value-type="float" office:value="0.70903" calcext:value-type="float">
            <text:p>0.70903</text:p>
          </table:table-cell>
          <table:table-cell office:value-type="float" office:value="0.000000000291178" calcext:value-type="float">
            <text:p>2.91E-10</text:p>
          </table:table-cell>
          <table:table-cell table:formula="of:=[.G232]/(0.000000000008854*[.$B$12])" office:value-type="float" office:value="0.88413942240895" calcext:value-type="float">
            <text:p>0.88413942240895</text:p>
          </table:table-cell>
          <table:table-cell table:formula="of:=10/(SQRT(1+2*10*[.F232]/0.110742217058824  ))" office:value-type="float" office:value="0.880278505573062" calcext:value-type="float">
            <text:p>0.880278505573062</text:p>
          </table:table-cell>
          <table:table-cell/>
        </table:table-row>
        <table:table-row table:style-name="ro1">
          <table:table-cell office:value-type="float" office:value="0.712375" calcext:value-type="float">
            <text:p>0.712375</text:p>
          </table:table-cell>
          <table:table-cell office:value-type="float" office:value="0.0000000000307151" calcext:value-type="float">
            <text:p>3.07E-11</text:p>
          </table:table-cell>
          <table:table-cell table:formula="of:=[.B233]/(0.000000000008854*[.$B$12])" office:value-type="float" office:value="0.0932640198546357" calcext:value-type="float">
            <text:p>0.093264019854636</text:p>
          </table:table-cell>
          <table:table-cell table:formula="of:=0.1/(SQRT(1+2*0.1*[.A233]/0.951626293239012 ))" office:value-type="float" office:value="0.0932619411957292" calcext:value-type="float">
            <text:p>0.093261941195729</text:p>
          </table:table-cell>
          <table:table-cell/>
          <table:table-cell office:value-type="float" office:value="0.712375" calcext:value-type="float">
            <text:p>0.712375</text:p>
          </table:table-cell>
          <table:table-cell office:value-type="float" office:value="0.000000000290578" calcext:value-type="float">
            <text:p>2.91E-10</text:p>
          </table:table-cell>
          <table:table-cell table:formula="of:=[.G233]/(0.000000000008854*[.$B$12])" office:value-type="float" office:value="0.882317568926044" calcext:value-type="float">
            <text:p>0.882317568926044</text:p>
          </table:table-cell>
          <table:table-cell table:formula="of:=10/(SQRT(1+2*10*[.F233]/0.110742217058824  ))" office:value-type="float" office:value="0.878225350690036" calcext:value-type="float">
            <text:p>0.878225350690036</text:p>
          </table:table-cell>
          <table:table-cell/>
        </table:table-row>
        <table:table-row table:style-name="ro1">
          <table:table-cell office:value-type="float" office:value="0.715719" calcext:value-type="float">
            <text:p>0.715719</text:p>
          </table:table-cell>
          <table:table-cell office:value-type="float" office:value="0.0000000000307069" calcext:value-type="float">
            <text:p>3.07E-11</text:p>
          </table:table-cell>
          <table:table-cell table:formula="of:=[.B234]/(0.000000000008854*[.$B$12])" office:value-type="float" office:value="0.0932391211903693" calcext:value-type="float">
            <text:p>0.093239121190369</text:p>
          </table:table-cell>
          <table:table-cell table:formula="of:=0.1/(SQRT(1+2*0.1*[.A234]/0.951626293239012 ))" office:value-type="float" office:value="0.0932334497728979" calcext:value-type="float">
            <text:p>0.093233449772898</text:p>
          </table:table-cell>
          <table:table-cell/>
          <table:table-cell office:value-type="float" office:value="0.715719" calcext:value-type="float">
            <text:p>0.715719</text:p>
          </table:table-cell>
          <table:table-cell office:value-type="float" office:value="0.000000000289987" calcext:value-type="float">
            <text:p>2.90E-10</text:p>
          </table:table-cell>
          <table:table-cell table:formula="of:=[.G234]/(0.000000000008854*[.$B$12])" office:value-type="float" office:value="0.880523043245383" calcext:value-type="float">
            <text:p>0.880523043245383</text:p>
          </table:table-cell>
          <table:table-cell table:formula="of:=10/(SQRT(1+2*10*[.F234]/0.110742217058824  ))" office:value-type="float" office:value="0.876187102806776" calcext:value-type="float">
            <text:p>0.876187102806776</text:p>
          </table:table-cell>
          <table:table-cell/>
        </table:table-row>
        <table:table-row table:style-name="ro1">
          <table:table-cell office:value-type="float" office:value="0.719064" calcext:value-type="float">
            <text:p>0.719064</text:p>
          </table:table-cell>
          <table:table-cell office:value-type="float" office:value="0.0000000000306947" calcext:value-type="float">
            <text:p>3.07E-11</text:p>
          </table:table-cell>
          <table:table-cell table:formula="of:=[.B235]/(0.000000000008854*[.$B$12])" office:value-type="float" office:value="0.0932020768362169" calcext:value-type="float">
            <text:p>0.093202076836217</text:p>
          </table:table-cell>
          <table:table-cell table:formula="of:=0.1/(SQRT(1+2*0.1*[.A235]/0.951626293239012 ))" office:value-type="float" office:value="0.0932049759379601" calcext:value-type="float">
            <text:p>0.09320497593796</text:p>
          </table:table-cell>
          <table:table-cell/>
          <table:table-cell office:value-type="float" office:value="0.719064" calcext:value-type="float">
            <text:p>0.719064</text:p>
          </table:table-cell>
          <table:table-cell office:value-type="float" office:value="0.000000000289114" calcext:value-type="float">
            <text:p>2.89E-10</text:p>
          </table:table-cell>
          <table:table-cell table:formula="of:=[.G235]/(0.000000000008854*[.$B$12])" office:value-type="float" office:value="0.877872246427756" calcext:value-type="float">
            <text:p>0.877872246427756</text:p>
          </table:table-cell>
          <table:table-cell table:formula="of:=10/(SQRT(1+2*10*[.F235]/0.110742217058824  ))" office:value-type="float" office:value="0.874162377696044" calcext:value-type="float">
            <text:p>0.874162377696044</text:p>
          </table:table-cell>
          <table:table-cell/>
        </table:table-row>
        <table:table-row table:style-name="ro1">
          <table:table-cell office:value-type="float" office:value="0.722408" calcext:value-type="float">
            <text:p>0.722408</text:p>
          </table:table-cell>
          <table:table-cell office:value-type="float" office:value="0.0000000000306866" calcext:value-type="float">
            <text:p>3.07E-11</text:p>
          </table:table-cell>
          <table:table-cell table:formula="of:=[.B236]/(0.000000000008854*[.$B$12])" office:value-type="float" office:value="0.0931774818141977" calcext:value-type="float">
            <text:p>0.093177481814198</text:p>
          </table:table-cell>
          <table:table-cell table:formula="of:=0.1/(SQRT(1+2*0.1*[.A236]/0.951626293239012 ))" office:value-type="float" office:value="0.0931765366758071" calcext:value-type="float">
            <text:p>0.093176536675807</text:p>
          </table:table-cell>
          <table:table-cell/>
          <table:table-cell office:value-type="float" office:value="0.722408" calcext:value-type="float">
            <text:p>0.722408</text:p>
          </table:table-cell>
          <table:table-cell office:value-type="float" office:value="0.000000000288541" calcext:value-type="float">
            <text:p>2.89E-10</text:p>
          </table:table-cell>
          <table:table-cell table:formula="of:=[.G236]/(0.000000000008854*[.$B$12])" office:value-type="float" office:value="0.876132376351581" calcext:value-type="float">
            <text:p>0.876132376351581</text:p>
          </table:table-cell>
          <table:table-cell table:formula="of:=10/(SQRT(1+2*10*[.F236]/0.110742217058824  ))" office:value-type="float" office:value="0.872152223500374" calcext:value-type="float">
            <text:p>0.872152223500374</text:p>
          </table:table-cell>
          <table:table-cell/>
        </table:table-row>
        <table:table-row table:style-name="ro1">
          <table:table-cell office:value-type="float" office:value="0.725753" calcext:value-type="float">
            <text:p>0.725753</text:p>
          </table:table-cell>
          <table:table-cell office:value-type="float" office:value="0.0000000000306786" calcext:value-type="float">
            <text:p>3.07E-11</text:p>
          </table:table-cell>
          <table:table-cell table:formula="of:=[.B237]/(0.000000000008854*[.$B$12])" office:value-type="float" office:value="0.0931531904344256" calcext:value-type="float">
            <text:p>0.093153190434426</text:p>
          </table:table-cell>
          <table:table-cell table:formula="of:=0.1/(SQRT(1+2*0.1*[.A237]/0.951626293239012 ))" office:value-type="float" office:value="0.0931481149375566" calcext:value-type="float">
            <text:p>0.093148114937557</text:p>
          </table:table-cell>
          <table:table-cell/>
          <table:table-cell office:value-type="float" office:value="0.725753" calcext:value-type="float">
            <text:p>0.725753</text:p>
          </table:table-cell>
          <table:table-cell office:value-type="float" office:value="0.000000000287976" calcext:value-type="float">
            <text:p>2.88E-10</text:p>
          </table:table-cell>
          <table:table-cell table:formula="of:=[.G237]/(0.000000000008854*[.$B$12])" office:value-type="float" office:value="0.874416797655179" calcext:value-type="float">
            <text:p>0.874416797655179</text:p>
          </table:table-cell>
          <table:table-cell table:formula="of:=10/(SQRT(1+2*10*[.F237]/0.110742217058824  ))" office:value-type="float" office:value="0.87015527805866" calcext:value-type="float">
            <text:p>0.87015527805866</text:p>
          </table:table-cell>
          <table:table-cell/>
        </table:table-row>
        <table:table-row table:style-name="ro1">
          <table:table-cell office:value-type="float" office:value="0.729097" calcext:value-type="float">
            <text:p>0.729097</text:p>
          </table:table-cell>
          <table:table-cell office:value-type="float" office:value="0.0000000000306668" calcext:value-type="float">
            <text:p>3.07E-11</text:p>
          </table:table-cell>
          <table:table-cell table:formula="of:=[.B238]/(0.000000000008854*[.$B$12])" office:value-type="float" office:value="0.0931173606492618" calcext:value-type="float">
            <text:p>0.093117360649262</text:p>
          </table:table-cell>
          <table:table-cell table:formula="of:=0.1/(SQRT(1+2*0.1*[.A238]/0.951626293239012 ))" office:value-type="float" office:value="0.0931197276771205" calcext:value-type="float">
            <text:p>0.093119727677121</text:p>
          </table:table-cell>
          <table:table-cell/>
          <table:table-cell office:value-type="float" office:value="0.729097" calcext:value-type="float">
            <text:p>0.729097</text:p>
          </table:table-cell>
          <table:table-cell office:value-type="float" office:value="0.000000000287141" calcext:value-type="float">
            <text:p>2.87E-10</text:p>
          </table:table-cell>
          <table:table-cell table:formula="of:=[.G238]/(0.000000000008854*[.$B$12])" office:value-type="float" office:value="0.871881384891469" calcext:value-type="float">
            <text:p>0.871881384891469</text:p>
          </table:table-cell>
          <table:table-cell table:formula="of:=10/(SQRT(1+2*10*[.F238]/0.110742217058824  ))" office:value-type="float" office:value="0.868172578057192" calcext:value-type="float">
            <text:p>0.868172578057192</text:p>
          </table:table-cell>
          <table:table-cell/>
        </table:table-row>
        <table:table-row table:style-name="ro1">
          <table:table-cell office:value-type="float" office:value="0.732441" calcext:value-type="float">
            <text:p>0.732441</text:p>
          </table:table-cell>
          <table:table-cell office:value-type="float" office:value="0.0000000000306589" calcext:value-type="float">
            <text:p>3.07E-11</text:p>
          </table:table-cell>
          <table:table-cell table:formula="of:=[.B239]/(0.000000000008854*[.$B$12])" office:value-type="float" office:value="0.0930933729117369" calcext:value-type="float">
            <text:p>0.093093372911737</text:p>
          </table:table-cell>
          <table:table-cell table:formula="of:=0.1/(SQRT(1+2*0.1*[.A239]/0.951626293239012 ))" office:value-type="float" office:value="0.093091366354269" calcext:value-type="float">
            <text:p>0.093091366354269</text:p>
          </table:table-cell>
          <table:table-cell/>
          <table:table-cell office:value-type="float" office:value="0.732441" calcext:value-type="float">
            <text:p>0.732441</text:p>
          </table:table-cell>
          <table:table-cell office:value-type="float" office:value="0.000000000286594" calcext:value-type="float">
            <text:p>2.87E-10</text:p>
          </table:table-cell>
          <table:table-cell table:formula="of:=[.G239]/(0.000000000008854*[.$B$12])" office:value-type="float" office:value="0.870220461799554" calcext:value-type="float">
            <text:p>0.870220461799554</text:p>
          </table:table-cell>
          <table:table-cell table:formula="of:=10/(SQRT(1+2*10*[.F239]/0.110742217058824  ))" office:value-type="float" office:value="0.866203369680273" calcext:value-type="float">
            <text:p>0.866203369680273</text:p>
          </table:table-cell>
          <table:table-cell/>
        </table:table-row>
        <table:table-row table:style-name="ro1">
          <table:table-cell office:value-type="float" office:value="0.735786" calcext:value-type="float">
            <text:p>0.735786</text:p>
          </table:table-cell>
          <table:table-cell office:value-type="float" office:value="0.0000000000306511" calcext:value-type="float">
            <text:p>3.07E-11</text:p>
          </table:table-cell>
          <table:table-cell table:formula="of:=[.B240]/(0.000000000008854*[.$B$12])" office:value-type="float" office:value="0.0930696888164592" calcext:value-type="float">
            <text:p>0.093069688816459</text:p>
          </table:table-cell>
          <table:table-cell table:formula="of:=0.1/(SQRT(1+2*0.1*[.A240]/0.951626293239012 ))" office:value-type="float" office:value="0.0930630224598847" calcext:value-type="float">
            <text:p>0.093063022459885</text:p>
          </table:table-cell>
          <table:table-cell/>
          <table:table-cell office:value-type="float" office:value="0.735786" calcext:value-type="float">
            <text:p>0.735786</text:p>
          </table:table-cell>
          <table:table-cell office:value-type="float" office:value="0.000000000286053" calcext:value-type="float">
            <text:p>2.86E-10</text:p>
          </table:table-cell>
          <table:table-cell table:formula="of:=[.G240]/(0.000000000008854*[.$B$12])" office:value-type="float" office:value="0.868577757242467" calcext:value-type="float">
            <text:p>0.868577757242467</text:p>
          </table:table-cell>
          <table:table-cell table:formula="of:=10/(SQRT(1+2*10*[.F240]/0.110742217058824  ))" office:value-type="float" office:value="0.864246917699637" calcext:value-type="float">
            <text:p>0.864246917699637</text:p>
          </table:table-cell>
          <table:table-cell/>
        </table:table-row>
        <table:table-row table:style-name="ro1">
          <table:table-cell office:value-type="float" office:value="0.73913" calcext:value-type="float">
            <text:p>0.73913</text:p>
          </table:table-cell>
          <table:table-cell office:value-type="float" office:value="0.0000000000306396" calcext:value-type="float">
            <text:p>3.06E-11</text:p>
          </table:table-cell>
          <table:table-cell table:formula="of:=[.B241]/(0.000000000008854*[.$B$12])" office:value-type="float" office:value="0.0930347699580368" calcext:value-type="float">
            <text:p>0.093034769958037</text:p>
          </table:table-cell>
          <table:table-cell table:formula="of:=0.1/(SQRT(1+2*0.1*[.A241]/0.951626293239012 ))" office:value-type="float" office:value="0.093034712901589" calcext:value-type="float">
            <text:p>0.093034712901589</text:p>
          </table:table-cell>
          <table:table-cell/>
          <table:table-cell office:value-type="float" office:value="0.73913" calcext:value-type="float">
            <text:p>0.73913</text:p>
          </table:table-cell>
          <table:table-cell office:value-type="float" office:value="0.000000000285256" calcext:value-type="float">
            <text:p>2.85E-10</text:p>
          </table:table-cell>
          <table:table-cell table:formula="of:=[.G241]/(0.000000000008854*[.$B$12])" office:value-type="float" office:value="0.866157728532675" calcext:value-type="float">
            <text:p>0.866157728532675</text:p>
          </table:table-cell>
          <table:table-cell table:formula="of:=10/(SQRT(1+2*10*[.F241]/0.110742217058824  ))" office:value-type="float" office:value="0.862304241932673" calcext:value-type="float">
            <text:p>0.862304241932673</text:p>
          </table:table-cell>
          <table:table-cell/>
        </table:table-row>
        <table:table-row table:style-name="ro1">
          <table:table-cell office:value-type="float" office:value="0.742475" calcext:value-type="float">
            <text:p>0.742475</text:p>
          </table:table-cell>
          <table:table-cell office:value-type="float" office:value="0.000000000030632" calcext:value-type="float">
            <text:p>3.06E-11</text:p>
          </table:table-cell>
          <table:table-cell table:formula="of:=[.B242]/(0.000000000008854*[.$B$12])" office:value-type="float" office:value="0.0930116931472533" calcext:value-type="float">
            <text:p>0.093011693147253</text:p>
          </table:table-cell>
          <table:table-cell table:formula="of:=0.1/(SQRT(1+2*0.1*[.A242]/0.951626293239012 ))" office:value-type="float" office:value="0.0930064207084956" calcext:value-type="float">
            <text:p>0.093006420708496</text:p>
          </table:table-cell>
          <table:table-cell/>
          <table:table-cell office:value-type="float" office:value="0.742475" calcext:value-type="float">
            <text:p>0.742475</text:p>
          </table:table-cell>
          <table:table-cell office:value-type="float" office:value="0.000000000284732" calcext:value-type="float">
            <text:p>2.85E-10</text:p>
          </table:table-cell>
          <table:table-cell table:formula="of:=[.G242]/(0.000000000008854*[.$B$12])" office:value-type="float" office:value="0.864566643157604" calcext:value-type="float">
            <text:p>0.864566643157604</text:p>
          </table:table-cell>
          <table:table-cell table:formula="of:=10/(SQRT(1+2*10*[.F242]/0.110742217058824  ))" office:value-type="float" office:value="0.860374032822895" calcext:value-type="float">
            <text:p>0.860374032822895</text:p>
          </table:table-cell>
          <table:table-cell/>
        </table:table-row>
        <table:table-row table:style-name="ro1">
          <table:table-cell office:value-type="float" office:value="0.745819" calcext:value-type="float">
            <text:p>0.745819</text:p>
          </table:table-cell>
          <table:table-cell office:value-type="float" office:value="0.0000000000306206" calcext:value-type="float">
            <text:p>3.06E-11</text:p>
          </table:table-cell>
          <table:table-cell table:formula="of:=[.B243]/(0.000000000008854*[.$B$12])" office:value-type="float" office:value="0.0929770779310781" calcext:value-type="float">
            <text:p>0.092977077931078</text:p>
          </table:table-cell>
          <table:table-cell table:formula="of:=0.1/(SQRT(1+2*0.1*[.A243]/0.951626293239012 ))" office:value-type="float" office:value="0.0929781627574809" calcext:value-type="float">
            <text:p>0.092978162757481</text:p>
          </table:table-cell>
          <table:table-cell/>
          <table:table-cell office:value-type="float" office:value="0.745819" calcext:value-type="float">
            <text:p>0.745819</text:p>
          </table:table-cell>
          <table:table-cell office:value-type="float" office:value="0.000000000283959" calcext:value-type="float">
            <text:p>2.84E-10</text:p>
          </table:table-cell>
          <table:table-cell table:formula="of:=[.G243]/(0.000000000008854*[.$B$12])" office:value-type="float" office:value="0.862219488587128" calcext:value-type="float">
            <text:p>0.862219488587128</text:p>
          </table:table-cell>
          <table:table-cell table:formula="of:=10/(SQRT(1+2*10*[.F243]/0.110742217058824  ))" office:value-type="float" office:value="0.858457299148524" calcext:value-type="float">
            <text:p>0.858457299148524</text:p>
          </table:table-cell>
          <table:table-cell/>
        </table:table-row>
        <table:table-row table:style-name="ro1">
          <table:table-cell office:value-type="float" office:value="0.749164" calcext:value-type="float">
            <text:p>0.749164</text:p>
          </table:table-cell>
          <table:table-cell office:value-type="float" office:value="0.0000000000306132" calcext:value-type="float">
            <text:p>3.06E-11</text:p>
          </table:table-cell>
          <table:table-cell table:formula="of:=[.B244]/(0.000000000008854*[.$B$12])" office:value-type="float" office:value="0.092954608404789" calcext:value-type="float">
            <text:p>0.092954608404789</text:p>
          </table:table-cell>
          <table:table-cell table:formula="of:=0.1/(SQRT(1+2*0.1*[.A244]/0.951626293239012 ))" office:value-type="float" office:value="0.0929499221086913" calcext:value-type="float">
            <text:p>0.092949922108691</text:p>
          </table:table-cell>
          <table:table-cell/>
          <table:table-cell office:value-type="float" office:value="0.749164" calcext:value-type="float">
            <text:p>0.749164</text:p>
          </table:table-cell>
          <table:table-cell office:value-type="float" office:value="0.000000000283451" calcext:value-type="float">
            <text:p>2.83E-10</text:p>
          </table:table-cell>
          <table:table-cell table:formula="of:=[.G244]/(0.000000000008854*[.$B$12])" office:value-type="float" office:value="0.860676985971602" calcext:value-type="float">
            <text:p>0.860676985971602</text:p>
          </table:table-cell>
          <table:table-cell table:formula="of:=10/(SQRT(1+2*10*[.F244]/0.110742217058824  ))" office:value-type="float" office:value="0.856552751429059" calcext:value-type="float">
            <text:p>0.856552751429059</text:p>
          </table:table-cell>
          <table:table-cell/>
        </table:table-row>
        <table:table-row table:style-name="ro1">
          <table:table-cell office:value-type="float" office:value="0.752508" calcext:value-type="float">
            <text:p>0.752508</text:p>
          </table:table-cell>
          <table:table-cell office:value-type="float" office:value="0.0000000000306021" calcext:value-type="float">
            <text:p>3.06E-11</text:p>
          </table:table-cell>
          <table:table-cell table:formula="of:=[.B245]/(0.000000000008854*[.$B$12])" office:value-type="float" office:value="0.0929209041153552" calcext:value-type="float">
            <text:p>0.092920904115355</text:p>
          </table:table-cell>
          <table:table-cell table:formula="of:=0.1/(SQRT(1+2*0.1*[.A245]/0.951626293239012 ))" office:value-type="float" office:value="0.092921715608351" calcext:value-type="float">
            <text:p>0.092921715608351</text:p>
          </table:table-cell>
          <table:table-cell/>
          <table:table-cell office:value-type="float" office:value="0.752508" calcext:value-type="float">
            <text:p>0.752508</text:p>
          </table:table-cell>
          <table:table-cell office:value-type="float" office:value="0.000000000282702" calcext:value-type="float">
            <text:p>2.83E-10</text:p>
          </table:table-cell>
          <table:table-cell table:formula="of:=[.G245]/(0.000000000008854*[.$B$12])" office:value-type="float" office:value="0.858402705540442" calcext:value-type="float">
            <text:p>0.858402705540442</text:p>
          </table:table-cell>
          <table:table-cell table:formula="of:=10/(SQRT(1+2*10*[.F245]/0.110742217058824  ))" office:value-type="float" office:value="0.854661387567343" calcext:value-type="float">
            <text:p>0.854661387567343</text:p>
          </table:table-cell>
          <table:table-cell/>
        </table:table-row>
        <table:table-row table:style-name="ro1">
          <table:table-cell office:value-type="float" office:value="0.755853" calcext:value-type="float">
            <text:p>0.755853</text:p>
          </table:table-cell>
          <table:table-cell office:value-type="float" office:value="0.0000000000305947" calcext:value-type="float">
            <text:p>3.06E-11</text:p>
          </table:table-cell>
          <table:table-cell table:formula="of:=[.B246]/(0.000000000008854*[.$B$12])" office:value-type="float" office:value="0.0928984345890661" calcext:value-type="float">
            <text:p>0.092898434589066</text:p>
          </table:table-cell>
          <table:table-cell table:formula="of:=0.1/(SQRT(1+2*0.1*[.A246]/0.951626293239012 ))" office:value-type="float" office:value="0.0928935263475445" calcext:value-type="float">
            <text:p>0.092893526347545</text:p>
          </table:table-cell>
          <table:table-cell/>
          <table:table-cell office:value-type="float" office:value="0.755853" calcext:value-type="float">
            <text:p>0.755853</text:p>
          </table:table-cell>
          <table:table-cell office:value-type="float" office:value="0.00000000028221" calcext:value-type="float">
            <text:p>2.82E-10</text:p>
          </table:table-cell>
          <table:table-cell table:formula="of:=[.G246]/(0.000000000008854*[.$B$12])" office:value-type="float" office:value="0.85690878568446" calcext:value-type="float">
            <text:p>0.85690878568446</text:p>
          </table:table-cell>
          <table:table-cell table:formula="of:=10/(SQRT(1+2*10*[.F246]/0.110742217058824  ))" office:value-type="float" office:value="0.852781937637098" calcext:value-type="float">
            <text:p>0.852781937637098</text:p>
          </table:table-cell>
          <table:table-cell/>
        </table:table-row>
        <table:table-row table:style-name="ro1">
          <table:table-cell office:value-type="float" office:value="0.759197" calcext:value-type="float">
            <text:p>0.759197</text:p>
          </table:table-cell>
          <table:table-cell office:value-type="float" office:value="0.0000000000305838" calcext:value-type="float">
            <text:p>3.06E-11</text:p>
          </table:table-cell>
          <table:table-cell table:formula="of:=[.B247]/(0.000000000008854*[.$B$12])" office:value-type="float" office:value="0.0928653375841266" calcext:value-type="float">
            <text:p>0.092865337584127</text:p>
          </table:table-cell>
          <table:table-cell table:formula="of:=0.1/(SQRT(1+2*0.1*[.A247]/0.951626293239012 ))" office:value-type="float" office:value="0.0928653711419365" calcext:value-type="float">
            <text:p>0.092865371141937</text:p>
          </table:table-cell>
          <table:table-cell/>
          <table:table-cell office:value-type="float" office:value="0.759197" calcext:value-type="float">
            <text:p>0.759197</text:p>
          </table:table-cell>
          <table:table-cell office:value-type="float" office:value="0.000000000281483" calcext:value-type="float">
            <text:p>2.81E-10</text:p>
          </table:table-cell>
          <table:table-cell table:formula="of:=[.G247]/(0.000000000008854*[.$B$12])" office:value-type="float" office:value="0.854701306547673" calcext:value-type="float">
            <text:p>0.854701306547673</text:p>
          </table:table-cell>
          <table:table-cell table:formula="of:=10/(SQRT(1+2*10*[.F247]/0.110742217058824  ))" office:value-type="float" office:value="0.85091538882769" calcext:value-type="float">
            <text:p>0.85091538882769</text:p>
          </table:table-cell>
          <table:table-cell/>
        </table:table-row>
        <table:table-row table:style-name="ro1">
          <table:table-cell office:value-type="float" office:value="0.762542" calcext:value-type="float">
            <text:p>0.762542</text:p>
          </table:table-cell>
          <table:table-cell office:value-type="float" office:value="0.0000000000305766" calcext:value-type="float">
            <text:p>3.06E-11</text:p>
          </table:table-cell>
          <table:table-cell table:formula="of:=[.B248]/(0.000000000008854*[.$B$12])" office:value-type="float" office:value="0.0928434753423318" calcext:value-type="float">
            <text:p>0.092843475342332</text:p>
          </table:table-cell>
          <table:table-cell table:formula="of:=0.1/(SQRT(1+2*0.1*[.A248]/0.951626293239012 ))" office:value-type="float" office:value="0.0928372331134554" calcext:value-type="float">
            <text:p>0.092837233113455</text:p>
          </table:table-cell>
          <table:table-cell/>
          <table:table-cell office:value-type="float" office:value="0.762542" calcext:value-type="float">
            <text:p>0.762542</text:p>
          </table:table-cell>
          <table:table-cell office:value-type="float" office:value="0.000000000281005" calcext:value-type="float">
            <text:p>2.81E-10</text:p>
          </table:table-cell>
          <table:table-cell table:formula="of:=[.G248]/(0.000000000008854*[.$B$12])" office:value-type="float" office:value="0.853249896606292" calcext:value-type="float">
            <text:p>0.853249896606292</text:p>
          </table:table-cell>
          <table:table-cell table:formula="of:=10/(SQRT(1+2*10*[.F248]/0.110742217058824  ))" office:value-type="float" office:value="0.849060490264344" calcext:value-type="float">
            <text:p>0.849060490264344</text:p>
          </table:table-cell>
          <table:table-cell/>
        </table:table-row>
        <table:table-row table:style-name="ro1">
          <table:table-cell office:value-type="float" office:value="0.765886" calcext:value-type="float">
            <text:p>0.765886</text:p>
          </table:table-cell>
          <table:table-cell office:value-type="float" office:value="0.000000000030566" calcext:value-type="float">
            <text:p>3.06E-11</text:p>
          </table:table-cell>
          <table:table-cell table:formula="of:=[.B249]/(0.000000000008854*[.$B$12])" office:value-type="float" office:value="0.0928112892641338" calcext:value-type="float">
            <text:p>0.092811289264134</text:p>
          </table:table-cell>
          <table:table-cell table:formula="of:=0.1/(SQRT(1+2*0.1*[.A249]/0.951626293239012 ))" office:value-type="float" office:value="0.0928091290472985" calcext:value-type="float">
            <text:p>0.092809129047299</text:p>
          </table:table-cell>
          <table:table-cell/>
          <table:table-cell office:value-type="float" office:value="0.765886" calcext:value-type="float">
            <text:p>0.765886</text:p>
          </table:table-cell>
          <table:table-cell office:value-type="float" office:value="0.0000000002803" calcext:value-type="float">
            <text:p>2.80E-10</text:p>
          </table:table-cell>
          <table:table-cell table:formula="of:=[.G249]/(0.000000000008854*[.$B$12])" office:value-type="float" office:value="0.851109218763878" calcext:value-type="float">
            <text:p>0.851109218763878</text:p>
          </table:table-cell>
          <table:table-cell table:formula="of:=10/(SQRT(1+2*10*[.F249]/0.110742217058824  ))" office:value-type="float" office:value="0.847218218582893" calcext:value-type="float">
            <text:p>0.847218218582893</text:p>
          </table:table-cell>
          <table:table-cell/>
        </table:table-row>
        <table:table-row table:style-name="ro1">
          <table:table-cell office:value-type="float" office:value="0.769231" calcext:value-type="float">
            <text:p>0.769231</text:p>
          </table:table-cell>
          <table:table-cell office:value-type="float" office:value="0.0000000000305554" calcext:value-type="float">
            <text:p>3.06E-11</text:p>
          </table:table-cell>
          <table:table-cell table:formula="of:=[.B250]/(0.000000000008854*[.$B$12])" office:value-type="float" office:value="0.0927791031859358" calcext:value-type="float">
            <text:p>0.092779103185936</text:p>
          </table:table-cell>
          <table:table-cell table:formula="of:=0.1/(SQRT(1+2*0.1*[.A250]/0.951626293239012 ))" office:value-type="float" office:value="0.0927810420961444" calcext:value-type="float">
            <text:p>0.092781042096144</text:p>
          </table:table-cell>
          <table:table-cell/>
          <table:table-cell office:value-type="float" office:value="0.769231" calcext:value-type="float">
            <text:p>0.769231</text:p>
          </table:table-cell>
          <table:table-cell office:value-type="float" office:value="0.000000000279608" calcext:value-type="float">
            <text:p>2.80E-10</text:p>
          </table:table-cell>
          <table:table-cell table:formula="of:=[.G250]/(0.000000000008854*[.$B$12])" office:value-type="float" office:value="0.849008014413594" calcext:value-type="float">
            <text:p>0.849008014413594</text:p>
          </table:table-cell>
          <table:table-cell table:formula="of:=10/(SQRT(1+2*10*[.F250]/0.110742217058824  ))" office:value-type="float" office:value="0.845387341475488" calcext:value-type="float">
            <text:p>0.845387341475488</text:p>
          </table:table-cell>
          <table:table-cell/>
        </table:table-row>
        <table:table-row table:style-name="ro1">
          <table:table-cell office:value-type="float" office:value="0.772575" calcext:value-type="float">
            <text:p>0.772575</text:p>
          </table:table-cell>
          <table:table-cell office:value-type="float" office:value="0.0000000000305484" calcext:value-type="float">
            <text:p>3.05E-11</text:p>
          </table:table-cell>
          <table:table-cell table:formula="of:=[.B251]/(0.000000000008854*[.$B$12])" office:value-type="float" office:value="0.0927578482286352" calcext:value-type="float">
            <text:p>0.092757848228635</text:p>
          </table:table-cell>
          <table:table-cell table:formula="of:=0.1/(SQRT(1+2*0.1*[.A251]/0.951626293239012 ))" office:value-type="float" office:value="0.0927529890148147" calcext:value-type="float">
            <text:p>0.092752989014815</text:p>
          </table:table-cell>
          <table:table-cell/>
          <table:table-cell office:value-type="float" office:value="0.772575" calcext:value-type="float">
            <text:p>0.772575</text:p>
          </table:table-cell>
          <table:table-cell office:value-type="float" office:value="0.000000000279153" calcext:value-type="float">
            <text:p>2.79E-10</text:p>
          </table:table-cell>
          <table:table-cell table:formula="of:=[.G251]/(0.000000000008854*[.$B$12])" office:value-type="float" office:value="0.847626442189057" calcext:value-type="float">
            <text:p>0.847626442189057</text:p>
          </table:table-cell>
          <table:table-cell table:formula="of:=10/(SQRT(1+2*10*[.F251]/0.110742217058824  ))" office:value-type="float" office:value="0.843568825182357" calcext:value-type="float">
            <text:p>0.843568825182357</text:p>
          </table:table-cell>
          <table:table-cell/>
        </table:table-row>
        <table:table-row table:style-name="ro1">
          <table:table-cell office:value-type="float" office:value="0.77592" calcext:value-type="float">
            <text:p>0.77592</text:p>
          </table:table-cell>
          <table:table-cell office:value-type="float" office:value="0.0000000000305381" calcext:value-type="float">
            <text:p>3.05E-11</text:p>
          </table:table-cell>
          <table:table-cell table:formula="of:=[.B252]/(0.000000000008854*[.$B$12])" office:value-type="float" office:value="0.0927265730771787" calcext:value-type="float">
            <text:p>0.092726573077179</text:p>
          </table:table-cell>
          <table:table-cell table:formula="of:=0.1/(SQRT(1+2*0.1*[.A252]/0.951626293239012 ))" office:value-type="float" office:value="0.0927249529866448" calcext:value-type="float">
            <text:p>0.092724952986645</text:p>
          </table:table-cell>
          <table:table-cell/>
          <table:table-cell office:value-type="float" office:value="0.77592" calcext:value-type="float">
            <text:p>0.77592</text:p>
          </table:table-cell>
          <table:table-cell office:value-type="float" office:value="0.000000000278481" calcext:value-type="float">
            <text:p>2.78E-10</text:p>
          </table:table-cell>
          <table:table-cell table:formula="of:=[.G252]/(0.000000000008854*[.$B$12])" office:value-type="float" office:value="0.845585966288204" calcext:value-type="float">
            <text:p>0.845585966288204</text:p>
          </table:table-cell>
          <table:table-cell table:formula="of:=10/(SQRT(1+2*10*[.F252]/0.110742217058824  ))" office:value-type="float" office:value="0.841761455495318" calcext:value-type="float">
            <text:p>0.841761455495318</text:p>
          </table:table-cell>
          <table:table-cell/>
        </table:table-row>
        <table:table-row table:style-name="ro1">
          <table:table-cell office:value-type="float" office:value="0.779264" calcext:value-type="float">
            <text:p>0.779264</text:p>
          </table:table-cell>
          <table:table-cell office:value-type="float" office:value="0.0000000000305279" calcext:value-type="float">
            <text:p>3.05E-11</text:p>
          </table:table-cell>
          <table:table-cell table:formula="of:=[.B253]/(0.000000000008854*[.$B$12])" office:value-type="float" office:value="0.0926956015679693" calcext:value-type="float">
            <text:p>0.092695601567969</text:p>
          </table:table-cell>
          <table:table-cell table:formula="of:=0.1/(SQRT(1+2*0.1*[.A253]/0.951626293239012 ))" office:value-type="float" office:value="0.0926969507361722" calcext:value-type="float">
            <text:p>0.092696950736172</text:p>
          </table:table-cell>
          <table:table-cell/>
          <table:table-cell office:value-type="float" office:value="0.779264" calcext:value-type="float">
            <text:p>0.779264</text:p>
          </table:table-cell>
          <table:table-cell office:value-type="float" office:value="0.00000000027782" calcext:value-type="float">
            <text:p>2.78E-10</text:p>
          </table:table-cell>
          <table:table-cell table:formula="of:=[.G253]/(0.000000000008854*[.$B$12])" office:value-type="float" office:value="0.843578891034537" calcext:value-type="float">
            <text:p>0.843578891034537</text:p>
          </table:table-cell>
          <table:table-cell table:formula="of:=10/(SQRT(1+2*10*[.F253]/0.110742217058824  ))" office:value-type="float" office:value="0.839966188414839" calcext:value-type="float">
            <text:p>0.839966188414839</text:p>
          </table:table-cell>
          <table:table-cell/>
        </table:table-row>
        <table:table-row table:style-name="ro1">
          <table:table-cell office:value-type="float" office:value="0.782609" calcext:value-type="float">
            <text:p>0.782609</text:p>
          </table:table-cell>
          <table:table-cell office:value-type="float" office:value="0.0000000000305211" calcext:value-type="float">
            <text:p>3.05E-11</text:p>
          </table:table-cell>
          <table:table-cell table:formula="of:=[.B254]/(0.000000000008854*[.$B$12])" office:value-type="float" office:value="0.092674953895163" calcext:value-type="float">
            <text:p>0.092674953895163</text:p>
          </table:table-cell>
          <table:table-cell table:formula="of:=0.1/(SQRT(1+2*0.1*[.A254]/0.951626293239012 ))" office:value-type="float" office:value="0.092668965477296" calcext:value-type="float">
            <text:p>0.092668965477296</text:p>
          </table:table-cell>
          <table:table-cell/>
          <table:table-cell office:value-type="float" office:value="0.782609" calcext:value-type="float">
            <text:p>0.782609</text:p>
          </table:table-cell>
          <table:table-cell office:value-type="float" office:value="0.000000000277387" calcext:value-type="float">
            <text:p>2.77E-10</text:p>
          </table:table-cell>
          <table:table-cell table:formula="of:=[.G254]/(0.000000000008854*[.$B$12])" office:value-type="float" office:value="0.842264120104373" calcext:value-type="float">
            <text:p>0.842264120104373</text:p>
          </table:table-cell>
          <table:table-cell table:formula="of:=10/(SQRT(1+2*10*[.F254]/0.110742217058824  ))" office:value-type="float" office:value="0.838181827381667" calcext:value-type="float">
            <text:p>0.838181827381667</text:p>
          </table:table-cell>
          <table:table-cell/>
        </table:table-row>
        <table:table-row table:style-name="ro1">
          <table:table-cell office:value-type="float" office:value="0.785953" calcext:value-type="float">
            <text:p>0.785953</text:p>
          </table:table-cell>
          <table:table-cell office:value-type="float" office:value="0.0000000000305111" calcext:value-type="float">
            <text:p>3.05E-11</text:p>
          </table:table-cell>
          <table:table-cell table:formula="of:=[.B255]/(0.000000000008854*[.$B$12])" office:value-type="float" office:value="0.0926445896704479" calcext:value-type="float">
            <text:p>0.092644589670448</text:p>
          </table:table-cell>
          <table:table-cell table:formula="of:=0.1/(SQRT(1+2*0.1*[.A255]/0.951626293239012 ))" office:value-type="float" office:value="0.0926410139043605" calcext:value-type="float">
            <text:p>0.092641013904361</text:p>
          </table:table-cell>
          <table:table-cell/>
          <table:table-cell office:value-type="float" office:value="0.785953" calcext:value-type="float">
            <text:p>0.785953</text:p>
          </table:table-cell>
          <table:table-cell office:value-type="float" office:value="0.000000000276745" calcext:value-type="float">
            <text:p>2.77E-10</text:p>
          </table:table-cell>
          <table:table-cell table:formula="of:=[.G255]/(0.000000000008854*[.$B$12])" office:value-type="float" office:value="0.840314736877665" calcext:value-type="float">
            <text:p>0.840314736877665</text:p>
          </table:table-cell>
          <table:table-cell table:formula="of:=10/(SQRT(1+2*10*[.F255]/0.110742217058824  ))" office:value-type="float" office:value="0.836409318310243" calcext:value-type="float">
            <text:p>0.836409318310243</text:p>
          </table:table-cell>
          <table:table-cell/>
        </table:table-row>
        <table:table-row table:style-name="ro1">
          <table:table-cell office:value-type="float" office:value="0.789298" calcext:value-type="float">
            <text:p>0.789298</text:p>
          </table:table-cell>
          <table:table-cell office:value-type="float" office:value="0.0000000000305012" calcext:value-type="float">
            <text:p>3.05E-11</text:p>
          </table:table-cell>
          <table:table-cell table:formula="of:=[.B256]/(0.000000000008854*[.$B$12])" office:value-type="float" office:value="0.09261452908798" calcext:value-type="float">
            <text:p>0.09261452908798</text:p>
          </table:table-cell>
          <table:table-cell table:formula="of:=0.1/(SQRT(1+2*0.1*[.A256]/0.951626293239012 ))" office:value-type="float" office:value="0.092613079261736" calcext:value-type="float">
            <text:p>0.092613079261736</text:p>
          </table:table-cell>
          <table:table-cell/>
          <table:table-cell office:value-type="float" office:value="0.789298" calcext:value-type="float">
            <text:p>0.789298</text:p>
          </table:table-cell>
          <table:table-cell office:value-type="float" office:value="0.000000000276115" calcext:value-type="float">
            <text:p>2.76E-10</text:p>
          </table:table-cell>
          <table:table-cell table:formula="of:=[.G256]/(0.000000000008854*[.$B$12])" office:value-type="float" office:value="0.838401790720614" calcext:value-type="float">
            <text:p>0.838401790720614</text:p>
          </table:table-cell>
          <table:table-cell table:formula="of:=10/(SQRT(1+2*10*[.F256]/0.110742217058824  ))" office:value-type="float" office:value="0.834647481855282" calcext:value-type="float">
            <text:p>0.834647481855282</text:p>
          </table:table-cell>
          <table:table-cell/>
        </table:table-row>
        <table:table-row table:style-name="ro1">
          <table:table-cell office:value-type="float" office:value="0.792642" calcext:value-type="float">
            <text:p>0.792642</text:p>
          </table:table-cell>
          <table:table-cell office:value-type="float" office:value="0.0000000000304914" calcext:value-type="float">
            <text:p>3.05E-11</text:p>
          </table:table-cell>
          <table:table-cell table:formula="of:=[.B257]/(0.000000000008854*[.$B$12])" office:value-type="float" office:value="0.0925847721477592" calcext:value-type="float">
            <text:p>0.092584772147759</text:p>
          </table:table-cell>
          <table:table-cell table:formula="of:=0.1/(SQRT(1+2*0.1*[.A257]/0.951626293239012 ))" office:value-type="float" office:value="0.0925851782136643" calcext:value-type="float">
            <text:p>0.092585178213664</text:p>
          </table:table-cell>
          <table:table-cell/>
          <table:table-cell office:value-type="float" office:value="0.792642" calcext:value-type="float">
            <text:p>0.792642</text:p>
          </table:table-cell>
          <table:table-cell office:value-type="float" office:value="0.000000000275496" calcext:value-type="float">
            <text:p>2.75E-10</text:p>
          </table:table-cell>
          <table:table-cell table:formula="of:=[.G257]/(0.000000000008854*[.$B$12])" office:value-type="float" office:value="0.83652224521075" calcext:value-type="float">
            <text:p>0.83652224521075</text:p>
          </table:table-cell>
          <table:table-cell table:formula="of:=10/(SQRT(1+2*10*[.F257]/0.110742217058824  ))" office:value-type="float" office:value="0.832897253996775" calcext:value-type="float">
            <text:p>0.832897253996775</text:p>
          </table:table-cell>
          <table:table-cell/>
        </table:table-row>
        <table:table-row table:style-name="ro1">
          <table:table-cell office:value-type="float" office:value="0.795987" calcext:value-type="float">
            <text:p>0.795987</text:p>
          </table:table-cell>
          <table:table-cell office:value-type="float" office:value="0.0000000000304817" calcext:value-type="float">
            <text:p>3.05E-11</text:p>
          </table:table-cell>
          <table:table-cell table:formula="of:=[.B258]/(0.000000000008854*[.$B$12])" office:value-type="float" office:value="0.0925553188497856" calcext:value-type="float">
            <text:p>0.092555318849786</text:p>
          </table:table-cell>
          <table:table-cell table:formula="of:=0.1/(SQRT(1+2*0.1*[.A258]/0.951626293239012 ))" office:value-type="float" office:value="0.0925572940348947" calcext:value-type="float">
            <text:p>0.092557294034895</text:p>
          </table:table-cell>
          <table:table-cell/>
          <table:table-cell office:value-type="float" office:value="0.795987" calcext:value-type="float">
            <text:p>0.795987</text:p>
          </table:table-cell>
          <table:table-cell office:value-type="float" office:value="0.000000000274888" calcext:value-type="float">
            <text:p>2.75E-10</text:p>
          </table:table-cell>
          <table:table-cell table:formula="of:=[.G258]/(0.000000000008854*[.$B$12])" office:value-type="float" office:value="0.834676100348073" calcext:value-type="float">
            <text:p>0.834676100348073</text:p>
          </table:table-cell>
          <table:table-cell table:formula="of:=10/(SQRT(1+2*10*[.F258]/0.110742217058824  ))" office:value-type="float" office:value="0.831157472183514" calcext:value-type="float">
            <text:p>0.831157472183514</text:p>
          </table:table-cell>
          <table:table-cell/>
        </table:table-row>
        <table:table-row table:style-name="ro1">
          <table:table-cell office:value-type="float" office:value="0.799331" calcext:value-type="float">
            <text:p>0.799331</text:p>
          </table:table-cell>
          <table:table-cell office:value-type="float" office:value="0.0000000000304753" calcext:value-type="float">
            <text:p>3.05E-11</text:p>
          </table:table-cell>
          <table:table-cell table:formula="of:=[.B259]/(0.000000000008854*[.$B$12])" office:value-type="float" office:value="0.0925358857459679" calcext:value-type="float">
            <text:p>0.092535885745968</text:p>
          </table:table-cell>
          <table:table-cell table:formula="of:=0.1/(SQRT(1+2*0.1*[.A259]/0.951626293239012 ))" office:value-type="float" office:value="0.0925294433596565" calcext:value-type="float">
            <text:p>0.092529443359657</text:p>
          </table:table-cell>
          <table:table-cell/>
          <table:table-cell office:value-type="float" office:value="0.799331" calcext:value-type="float">
            <text:p>0.799331</text:p>
          </table:table-cell>
          <table:table-cell office:value-type="float" office:value="0.000000000274488" calcext:value-type="float">
            <text:p>2.74E-10</text:p>
          </table:table-cell>
          <table:table-cell table:formula="of:=[.G259]/(0.000000000008854*[.$B$12])" office:value-type="float" office:value="0.83346153135947" calcext:value-type="float">
            <text:p>0.83346153135947</text:p>
          </table:table-cell>
          <table:table-cell table:formula="of:=10/(SQRT(1+2*10*[.F259]/0.110742217058824  ))" office:value-type="float" office:value="0.82942906261044" calcext:value-type="float">
            <text:p>0.82942906261044</text:p>
          </table:table-cell>
          <table:table-cell/>
        </table:table-row>
        <table:table-row table:style-name="ro1">
          <table:table-cell office:value-type="float" office:value="0.802676" calcext:value-type="float">
            <text:p>0.802676</text:p>
          </table:table-cell>
          <table:table-cell office:value-type="float" office:value="0.0000000000304658" calcext:value-type="float">
            <text:p>3.05E-11</text:p>
          </table:table-cell>
          <table:table-cell table:formula="of:=[.B260]/(0.000000000008854*[.$B$12])" office:value-type="float" office:value="0.0925070397324886" calcext:value-type="float">
            <text:p>0.092507039732489</text:p>
          </table:table-cell>
          <table:table-cell table:formula="of:=0.1/(SQRT(1+2*0.1*[.A260]/0.951626293239012 ))" office:value-type="float" office:value="0.0925016094929866" calcext:value-type="float">
            <text:p>0.092501609492987</text:p>
          </table:table-cell>
          <table:table-cell/>
          <table:table-cell office:value-type="float" office:value="0.802676" calcext:value-type="float">
            <text:p>0.802676</text:p>
          </table:table-cell>
          <table:table-cell office:value-type="float" office:value="0.000000000273897" calcext:value-type="float">
            <text:p>2.74E-10</text:p>
          </table:table-cell>
          <table:table-cell table:formula="of:=[.G260]/(0.000000000008854*[.$B$12])" office:value-type="float" office:value="0.831667005678808" calcext:value-type="float">
            <text:p>0.831667005678808</text:p>
          </table:table-cell>
          <table:table-cell table:formula="of:=10/(SQRT(1+2*10*[.F260]/0.110742217058824  ))" office:value-type="float" office:value="0.827710879114929" calcext:value-type="float">
            <text:p>0.827710879114929</text:p>
          </table:table-cell>
          <table:table-cell/>
        </table:table-row>
        <table:table-row table:style-name="ro1">
          <table:table-cell office:value-type="float" office:value="0.80602" calcext:value-type="float">
            <text:p>0.80602</text:p>
          </table:table-cell>
          <table:table-cell office:value-type="float" office:value="0.0000000000304564" calcext:value-type="float">
            <text:p>3.05E-11</text:p>
          </table:table-cell>
          <table:table-cell table:formula="of:=[.B261]/(0.000000000008854*[.$B$12])" office:value-type="float" office:value="0.0924784973612564" calcext:value-type="float">
            <text:p>0.092478497361257</text:p>
          </table:table-cell>
          <table:table-cell table:formula="of:=0.1/(SQRT(1+2*0.1*[.A261]/0.951626293239012 ))" office:value-type="float" office:value="0.0924738090391915" calcext:value-type="float">
            <text:p>0.092473809039192</text:p>
          </table:table-cell>
          <table:table-cell/>
          <table:table-cell office:value-type="float" office:value="0.80602" calcext:value-type="float">
            <text:p>0.80602</text:p>
          </table:table-cell>
          <table:table-cell office:value-type="float" office:value="0.000000000273315" calcext:value-type="float">
            <text:p>2.73E-10</text:p>
          </table:table-cell>
          <table:table-cell table:formula="of:=[.G261]/(0.000000000008854*[.$B$12])" office:value-type="float" office:value="0.82989980780039" calcext:value-type="float">
            <text:p>0.82989980780039</text:p>
          </table:table-cell>
          <table:table-cell table:formula="of:=10/(SQRT(1+2*10*[.F261]/0.110742217058824  ))" office:value-type="float" office:value="0.826003838254074" calcext:value-type="float">
            <text:p>0.826003838254074</text:p>
          </table:table-cell>
          <table:table-cell/>
        </table:table-row>
        <table:table-row table:style-name="ro1">
          <table:table-cell office:value-type="float" office:value="0.809365" calcext:value-type="float">
            <text:p>0.809365</text:p>
          </table:table-cell>
          <table:table-cell office:value-type="float" office:value="0.0000000000304471" calcext:value-type="float">
            <text:p>3.04E-11</text:p>
          </table:table-cell>
          <table:table-cell table:formula="of:=[.B262]/(0.000000000008854*[.$B$12])" office:value-type="float" office:value="0.0924502586322714" calcext:value-type="float">
            <text:p>0.092450258632271</text:p>
          </table:table-cell>
          <table:table-cell table:formula="of:=0.1/(SQRT(1+2*0.1*[.A262]/0.951626293239012 ))" office:value-type="float" office:value="0.092446025333504" calcext:value-type="float">
            <text:p>0.092446025333504</text:p>
          </table:table-cell>
          <table:table-cell/>
          <table:table-cell office:value-type="float" office:value="0.809365" calcext:value-type="float">
            <text:p>0.809365</text:p>
          </table:table-cell>
          <table:table-cell office:value-type="float" office:value="0.000000000272744" calcext:value-type="float">
            <text:p>2.73E-10</text:p>
          </table:table-cell>
          <table:table-cell table:formula="of:=[.G262]/(0.000000000008854*[.$B$12])" office:value-type="float" office:value="0.828166010569159" calcext:value-type="float">
            <text:p>0.828166010569159</text:p>
          </table:table-cell>
          <table:table-cell table:formula="of:=10/(SQRT(1+2*10*[.F262]/0.110742217058824  ))" office:value-type="float" office:value="0.824306809862112" calcext:value-type="float">
            <text:p>0.824306809862112</text:p>
          </table:table-cell>
          <table:table-cell/>
        </table:table-row>
        <table:table-row table:style-name="ro1">
          <table:table-cell office:value-type="float" office:value="0.812709" calcext:value-type="float">
            <text:p>0.812709</text:p>
          </table:table-cell>
          <table:table-cell office:value-type="float" office:value="0.0000000000304379" calcext:value-type="float">
            <text:p>3.04E-11</text:p>
          </table:table-cell>
          <table:table-cell table:formula="of:=[.B263]/(0.000000000008854*[.$B$12])" office:value-type="float" office:value="0.0924223235455335" calcext:value-type="float">
            <text:p>0.092422323545534</text:p>
          </table:table-cell>
          <table:table-cell table:formula="of:=0.1/(SQRT(1+2*0.1*[.A263]/0.951626293239012 ))" office:value-type="float" office:value="0.0924182749503978" calcext:value-type="float">
            <text:p>0.092418274950398</text:p>
          </table:table-cell>
          <table:table-cell/>
          <table:table-cell office:value-type="float" office:value="0.812709" calcext:value-type="float">
            <text:p>0.812709</text:p>
          </table:table-cell>
          <table:table-cell office:value-type="float" office:value="0.000000000272181" calcext:value-type="float">
            <text:p>2.72E-10</text:p>
          </table:table-cell>
          <table:table-cell table:formula="of:=[.G263]/(0.000000000008854*[.$B$12])" office:value-type="float" office:value="0.826456504717699" calcext:value-type="float">
            <text:p>0.826456504717699</text:p>
          </table:table-cell>
          <table:table-cell table:formula="of:=10/(SQRT(1+2*10*[.F263]/0.110742217058824  ))" office:value-type="float" office:value="0.822620701003276" calcext:value-type="float">
            <text:p>0.822620701003276</text:p>
          </table:table-cell>
          <table:table-cell/>
        </table:table-row>
        <table:table-row table:style-name="ro1">
          <table:table-cell office:value-type="float" office:value="0.816054" calcext:value-type="float">
            <text:p>0.816054</text:p>
          </table:table-cell>
          <table:table-cell office:value-type="float" office:value="0.0000000000304289" calcext:value-type="float">
            <text:p>3.04E-11</text:p>
          </table:table-cell>
          <table:table-cell table:formula="of:=[.B264]/(0.000000000008854*[.$B$12])" office:value-type="float" office:value="0.0923949957432899" calcext:value-type="float">
            <text:p>0.09239499574329</text:p>
          </table:table-cell>
          <table:table-cell table:formula="of:=0.1/(SQRT(1+2*0.1*[.A264]/0.951626293239012 ))" office:value-type="float" office:value="0.0923905412552104" calcext:value-type="float">
            <text:p>0.092390541255211</text:p>
          </table:table-cell>
          <table:table-cell/>
          <table:table-cell office:value-type="float" office:value="0.816054" calcext:value-type="float">
            <text:p>0.816054</text:p>
          </table:table-cell>
          <table:table-cell office:value-type="float" office:value="0.000000000271629" calcext:value-type="float">
            <text:p>2.72E-10</text:p>
          </table:table-cell>
          <table:table-cell table:formula="of:=[.G264]/(0.000000000008854*[.$B$12])" office:value-type="float" office:value="0.824780399513426" calcext:value-type="float">
            <text:p>0.824780399513426</text:p>
          </table:table-cell>
          <table:table-cell table:formula="of:=10/(SQRT(1+2*10*[.F264]/0.110742217058824  ))" office:value-type="float" office:value="0.820944397130119" calcext:value-type="float">
            <text:p>0.820944397130119</text:p>
          </table:table-cell>
          <table:table-cell/>
        </table:table-row>
        <table:table-row table:style-name="ro1">
          <table:table-cell office:value-type="float" office:value="0.819398" calcext:value-type="float">
            <text:p>0.819398</text:p>
          </table:table-cell>
          <table:table-cell office:value-type="float" office:value="0.0000000000304199" calcext:value-type="float">
            <text:p>3.04E-11</text:p>
          </table:table-cell>
          <table:table-cell table:formula="of:=[.B265]/(0.000000000008854*[.$B$12])" office:value-type="float" office:value="0.0923676679410464" calcext:value-type="float">
            <text:p>0.092367667941046</text:p>
          </table:table-cell>
          <table:table-cell table:formula="of:=0.1/(SQRT(1+2*0.1*[.A265]/0.951626293239012 ))" office:value-type="float" office:value="0.0923628407926716" calcext:value-type="float">
            <text:p>0.092362840792672</text:p>
          </table:table-cell>
          <table:table-cell/>
          <table:table-cell office:value-type="float" office:value="0.819398" calcext:value-type="float">
            <text:p>0.819398</text:p>
          </table:table-cell>
          <table:table-cell office:value-type="float" office:value="0.000000000271085" calcext:value-type="float">
            <text:p>2.71E-10</text:p>
          </table:table-cell>
          <table:table-cell table:formula="of:=[.G265]/(0.000000000008854*[.$B$12])" office:value-type="float" office:value="0.823128585688926" calcext:value-type="float">
            <text:p>0.823128585688926</text:p>
          </table:table-cell>
          <table:table-cell table:formula="of:=10/(SQRT(1+2*10*[.F265]/0.110742217058824  ))" office:value-type="float" office:value="0.819278795956775" calcext:value-type="float">
            <text:p>0.819278795956775</text:p>
          </table:table-cell>
          <table:table-cell/>
        </table:table-row>
        <table:table-row table:style-name="ro1">
          <table:table-cell office:value-type="float" office:value="0.822742" calcext:value-type="float">
            <text:p>0.822742</text:p>
          </table:table-cell>
          <table:table-cell office:value-type="float" office:value="0.000000000030411" calcext:value-type="float">
            <text:p>3.04E-11</text:p>
          </table:table-cell>
          <table:table-cell table:formula="of:=[.B266]/(0.000000000008854*[.$B$12])" office:value-type="float" office:value="0.0923406437810499" calcext:value-type="float">
            <text:p>0.09234064378105</text:p>
          </table:table-cell>
          <table:table-cell table:formula="of:=0.1/(SQRT(1+2*0.1*[.A266]/0.951626293239012 ))" office:value-type="float" office:value="0.0923351652305974" calcext:value-type="float">
            <text:p>0.092335165230597</text:p>
          </table:table-cell>
          <table:table-cell/>
          <table:table-cell office:value-type="float" office:value="0.822742" calcext:value-type="float">
            <text:p>0.822742</text:p>
          </table:table-cell>
          <table:table-cell office:value-type="float" office:value="0.00000000027055" calcext:value-type="float">
            <text:p>2.71E-10</text:p>
          </table:table-cell>
          <table:table-cell table:formula="of:=[.G266]/(0.000000000008854*[.$B$12])" office:value-type="float" office:value="0.821504099666669" calcext:value-type="float">
            <text:p>0.821504099666669</text:p>
          </table:table-cell>
          <table:table-cell table:formula="of:=10/(SQRT(1+2*10*[.F266]/0.110742217058824  ))" office:value-type="float" office:value="0.817623291755215" calcext:value-type="float">
            <text:p>0.817623291755215</text:p>
          </table:table-cell>
          <table:table-cell/>
        </table:table-row>
        <table:table-row table:style-name="ro1">
          <table:table-cell office:value-type="float" office:value="0.826087" calcext:value-type="float">
            <text:p>0.826087</text:p>
          </table:table-cell>
          <table:table-cell office:value-type="float" office:value="0.0000000000304023" calcext:value-type="float">
            <text:p>3.04E-11</text:p>
          </table:table-cell>
          <table:table-cell table:formula="of:=[.B267]/(0.000000000008854*[.$B$12])" office:value-type="float" office:value="0.0923142269055478" calcext:value-type="float">
            <text:p>0.092314226905548</text:p>
          </table:table-cell>
          <table:table-cell table:formula="of:=0.1/(SQRT(1+2*0.1*[.A267]/0.951626293239012 ))" office:value-type="float" office:value="0.0923075062666696" calcext:value-type="float">
            <text:p>0.09230750626667</text:p>
          </table:table-cell>
          <table:table-cell/>
          <table:table-cell office:value-type="float" office:value="0.826087" calcext:value-type="float">
            <text:p>0.826087</text:p>
          </table:table-cell>
          <table:table-cell office:value-type="float" office:value="0.000000000270024" calcext:value-type="float">
            <text:p>2.70E-10</text:p>
          </table:table-cell>
          <table:table-cell table:formula="of:=[.G267]/(0.000000000008854*[.$B$12])" office:value-type="float" office:value="0.819906941446655" calcext:value-type="float">
            <text:p>0.819906941446655</text:p>
          </table:table-cell>
          <table:table-cell table:formula="of:=10/(SQRT(1+2*10*[.F267]/0.110742217058824  ))" office:value-type="float" office:value="0.815977292328874" calcext:value-type="float">
            <text:p>0.815977292328874</text:p>
          </table:table-cell>
          <table:table-cell/>
        </table:table-row>
        <table:table-row table:style-name="ro1">
          <table:table-cell office:value-type="float" office:value="0.829431" calcext:value-type="float">
            <text:p>0.829431</text:p>
          </table:table-cell>
          <table:table-cell office:value-type="float" office:value="0.0000000000303907" calcext:value-type="float">
            <text:p>3.04E-11</text:p>
          </table:table-cell>
          <table:table-cell table:formula="of:=[.B268]/(0.000000000008854*[.$B$12])" office:value-type="float" office:value="0.0922790044048783" calcext:value-type="float">
            <text:p>0.092279004404878</text:p>
          </table:table-cell>
          <table:table-cell table:formula="of:=0.1/(SQRT(1+2*0.1*[.A268]/0.951626293239012 ))" office:value-type="float" office:value="0.0922798804011707" calcext:value-type="float">
            <text:p>0.092279880401171</text:p>
          </table:table-cell>
          <table:table-cell/>
          <table:table-cell office:value-type="float" office:value="0.829431" calcext:value-type="float">
            <text:p>0.829431</text:p>
          </table:table-cell>
          <table:table-cell office:value-type="float" office:value="0.000000000269336" calcext:value-type="float">
            <text:p>2.69E-10</text:p>
          </table:table-cell>
          <table:table-cell table:formula="of:=[.G268]/(0.000000000008854*[.$B$12])" office:value-type="float" office:value="0.817817882786257" calcext:value-type="float">
            <text:p>0.817817882786257</text:p>
          </table:table-cell>
          <table:table-cell table:formula="of:=10/(SQRT(1+2*10*[.F268]/0.110742217058824  ))" office:value-type="float" office:value="0.814341681630243" calcext:value-type="float">
            <text:p>0.814341681630243</text:p>
          </table:table-cell>
          <table:table-cell/>
        </table:table-row>
        <table:table-row table:style-name="ro1">
          <table:table-cell office:value-type="float" office:value="0.832776" calcext:value-type="float">
            <text:p>0.832776</text:p>
          </table:table-cell>
          <table:table-cell office:value-type="float" office:value="0.0000000000303822" calcext:value-type="float">
            <text:p>3.04E-11</text:p>
          </table:table-cell>
          <table:table-cell table:formula="of:=[.B269]/(0.000000000008854*[.$B$12])" office:value-type="float" office:value="0.0922531948138705" calcext:value-type="float">
            <text:p>0.092253194813871</text:p>
          </table:table-cell>
          <table:table-cell table:formula="of:=0.1/(SQRT(1+2*0.1*[.A269]/0.951626293239012 ))" office:value-type="float" office:value="0.0922522710743023" calcext:value-type="float">
            <text:p>0.092252271074302</text:p>
          </table:table-cell>
          <table:table-cell/>
          <table:table-cell office:value-type="float" office:value="0.832776" calcext:value-type="float">
            <text:p>0.832776</text:p>
          </table:table-cell>
          <table:table-cell office:value-type="float" office:value="0.000000000268829" calcext:value-type="float">
            <text:p>2.69E-10</text:p>
          </table:table-cell>
          <table:table-cell table:formula="of:=[.G269]/(0.000000000008854*[.$B$12])" office:value-type="float" office:value="0.816278416593202" calcext:value-type="float">
            <text:p>0.816278416593202</text:p>
          </table:table-cell>
          <table:table-cell table:formula="of:=10/(SQRT(1+2*10*[.F269]/0.110742217058824  ))" office:value-type="float" office:value="0.812715382581815" calcext:value-type="float">
            <text:p>0.812715382581815</text:p>
          </table:table-cell>
          <table:table-cell/>
        </table:table-row>
        <table:table-row table:style-name="ro1">
          <table:table-cell office:value-type="float" office:value="0.83612" calcext:value-type="float">
            <text:p>0.83612</text:p>
          </table:table-cell>
          <table:table-cell office:value-type="float" office:value="0.0000000000303738" calcext:value-type="float">
            <text:p>3.04E-11</text:p>
          </table:table-cell>
          <table:table-cell table:formula="of:=[.B270]/(0.000000000008854*[.$B$12])" office:value-type="float" office:value="0.0922276888651098" calcext:value-type="float">
            <text:p>0.09222768886511</text:p>
          </table:table-cell>
          <table:table-cell table:formula="of:=0.1/(SQRT(1+2*0.1*[.A270]/0.951626293239012 ))" office:value-type="float" office:value="0.0922246947568242" calcext:value-type="float">
            <text:p>0.092224694756824</text:p>
          </table:table-cell>
          <table:table-cell/>
          <table:table-cell office:value-type="float" office:value="0.83612" calcext:value-type="float">
            <text:p>0.83612</text:p>
          </table:table-cell>
          <table:table-cell office:value-type="float" office:value="0.00000000026833" calcext:value-type="float">
            <text:p>2.68E-10</text:p>
          </table:table-cell>
          <table:table-cell table:formula="of:=[.G270]/(0.000000000008854*[.$B$12])" office:value-type="float" office:value="0.814763241779919" calcext:value-type="float">
            <text:p>0.814763241779919</text:p>
          </table:table-cell>
          <table:table-cell table:formula="of:=10/(SQRT(1+2*10*[.F270]/0.110742217058824  ))" office:value-type="float" office:value="0.811099270133164" calcext:value-type="float">
            <text:p>0.811099270133164</text:p>
          </table:table-cell>
          <table:table-cell/>
        </table:table-row>
        <table:table-row table:style-name="ro1">
          <table:table-cell office:value-type="float" office:value="0.839465" calcext:value-type="float">
            <text:p>0.839465</text:p>
          </table:table-cell>
          <table:table-cell office:value-type="float" office:value="0.0000000000303654" calcext:value-type="float">
            <text:p>3.04E-11</text:p>
          </table:table-cell>
          <table:table-cell table:formula="of:=[.B271]/(0.000000000008854*[.$B$12])" office:value-type="float" office:value="0.0922021829163491" calcext:value-type="float">
            <text:p>0.092202182916349</text:p>
          </table:table-cell>
          <table:table-cell table:formula="of:=0.1/(SQRT(1+2*0.1*[.A271]/0.951626293239012 ))" office:value-type="float" office:value="0.0921971349187275" calcext:value-type="float">
            <text:p>0.092197134918728</text:p>
          </table:table-cell>
          <table:table-cell/>
          <table:table-cell office:value-type="float" office:value="0.839465" calcext:value-type="float">
            <text:p>0.839465</text:p>
          </table:table-cell>
          <table:table-cell office:value-type="float" office:value="0.00000000026784" calcext:value-type="float">
            <text:p>2.68E-10</text:p>
          </table:table-cell>
          <table:table-cell table:formula="of:=[.G271]/(0.000000000008854*[.$B$12])" office:value-type="float" office:value="0.81327539476888" calcext:value-type="float">
            <text:p>0.81327539476888</text:p>
          </table:table-cell>
          <table:table-cell table:formula="of:=10/(SQRT(1+2*10*[.F271]/0.110742217058824  ))" office:value-type="float" office:value="0.809492281595993" calcext:value-type="float">
            <text:p>0.809492281595993</text:p>
          </table:table-cell>
          <table:table-cell/>
        </table:table-row>
        <table:table-row table:style-name="ro1">
          <table:table-cell office:value-type="float" office:value="0.842809" calcext:value-type="float">
            <text:p>0.842809</text:p>
          </table:table-cell>
          <table:table-cell office:value-type="float" office:value="0.0000000000303545" calcext:value-type="float">
            <text:p>3.04E-11</text:p>
          </table:table-cell>
          <table:table-cell table:formula="of:=[.B272]/(0.000000000008854*[.$B$12])" office:value-type="float" office:value="0.0921690859114097" calcext:value-type="float">
            <text:p>0.09216908591141</text:p>
          </table:table-cell>
          <table:table-cell table:formula="of:=0.1/(SQRT(1+2*0.1*[.A272]/0.951626293239012 ))" office:value-type="float" office:value="0.0921696080013368" calcext:value-type="float">
            <text:p>0.092169608001337</text:p>
          </table:table-cell>
          <table:table-cell/>
          <table:table-cell office:value-type="float" office:value="0.842809" calcext:value-type="float">
            <text:p>0.842809</text:p>
          </table:table-cell>
          <table:table-cell office:value-type="float" office:value="0.000000000267198" calcext:value-type="float">
            <text:p>2.67E-10</text:p>
          </table:table-cell>
          <table:table-cell table:formula="of:=[.G272]/(0.000000000008854*[.$B$12])" office:value-type="float" office:value="0.811326011542172" calcext:value-type="float">
            <text:p>0.811326011542172</text:p>
          </table:table-cell>
          <table:table-cell table:formula="of:=10/(SQRT(1+2*10*[.F272]/0.110742217058824  ))" office:value-type="float" office:value="0.807895283051956" calcext:value-type="float">
            <text:p>0.807895283051956</text:p>
          </table:table-cell>
          <table:table-cell/>
        </table:table-row>
        <table:table-row table:style-name="ro1">
          <table:table-cell office:value-type="float" office:value="0.846154" calcext:value-type="float">
            <text:p>0.846154</text:p>
          </table:table-cell>
          <table:table-cell office:value-type="float" office:value="0.0000000000303464" calcext:value-type="float">
            <text:p>3.03E-11</text:p>
          </table:table-cell>
          <table:table-cell table:formula="of:=[.B273]/(0.000000000008854*[.$B$12])" office:value-type="float" office:value="0.0921444908893905" calcext:value-type="float">
            <text:p>0.092144490889391</text:p>
          </table:table-cell>
          <table:table-cell table:formula="of:=0.1/(SQRT(1+2*0.1*[.A273]/0.951626293239012 ))" office:value-type="float" office:value="0.0921420975043432" calcext:value-type="float">
            <text:p>0.092142097504343</text:p>
          </table:table-cell>
          <table:table-cell/>
          <table:table-cell office:value-type="float" office:value="0.846154" calcext:value-type="float">
            <text:p>0.846154</text:p>
          </table:table-cell>
          <table:table-cell office:value-type="float" office:value="0.000000000266725" calcext:value-type="float">
            <text:p>2.67E-10</text:p>
          </table:table-cell>
          <table:table-cell table:formula="of:=[.G273]/(0.000000000008854*[.$B$12])" office:value-type="float" office:value="0.809889783713148" calcext:value-type="float">
            <text:p>0.809889783713148</text:p>
          </table:table-cell>
          <table:table-cell table:formula="of:=10/(SQRT(1+2*10*[.F273]/0.110742217058824  ))" office:value-type="float" office:value="0.806307225876079" calcext:value-type="float">
            <text:p>0.806307225876079</text:p>
          </table:table-cell>
          <table:table-cell/>
        </table:table-row>
        <table:table-row table:style-name="ro1">
          <table:table-cell office:value-type="float" office:value="0.849498" calcext:value-type="float">
            <text:p>0.849498</text:p>
          </table:table-cell>
          <table:table-cell office:value-type="float" office:value="0.0000000000303384" calcext:value-type="float">
            <text:p>3.03E-11</text:p>
          </table:table-cell>
          <table:table-cell table:formula="of:=[.B274]/(0.000000000008854*[.$B$12])" office:value-type="float" office:value="0.0921201995096184" calcext:value-type="float">
            <text:p>0.092120199509618</text:p>
          </table:table-cell>
          <table:table-cell table:formula="of:=0.1/(SQRT(1+2*0.1*[.A274]/0.951626293239012 ))" office:value-type="float" office:value="0.092114619839724" calcext:value-type="float">
            <text:p>0.092114619839724</text:p>
          </table:table-cell>
          <table:table-cell/>
          <table:table-cell office:value-type="float" office:value="0.849498" calcext:value-type="float">
            <text:p>0.849498</text:p>
          </table:table-cell>
          <table:table-cell office:value-type="float" office:value="0.00000000026626" calcext:value-type="float">
            <text:p>2.66E-10</text:p>
          </table:table-cell>
          <table:table-cell table:formula="of:=[.G274]/(0.000000000008854*[.$B$12])" office:value-type="float" office:value="0.808477847263896" calcext:value-type="float">
            <text:p>0.808477847263896</text:p>
          </table:table-cell>
          <table:table-cell table:formula="of:=10/(SQRT(1+2*10*[.F274]/0.110742217058824  ))" office:value-type="float" office:value="0.804728967414889" calcext:value-type="float">
            <text:p>0.804728967414889</text:p>
          </table:table-cell>
          <table:table-cell/>
        </table:table-row>
        <table:table-row table:style-name="ro1">
          <table:table-cell office:value-type="float" office:value="0.852843" calcext:value-type="float">
            <text:p>0.852843</text:p>
          </table:table-cell>
          <table:table-cell office:value-type="float" office:value="0.0000000000303278" calcext:value-type="float">
            <text:p>3.03E-11</text:p>
          </table:table-cell>
          <table:table-cell table:formula="of:=[.B275]/(0.000000000008854*[.$B$12])" office:value-type="float" office:value="0.0920880134314204" calcext:value-type="float">
            <text:p>0.09208801343142</text:p>
          </table:table-cell>
          <table:table-cell table:formula="of:=0.1/(SQRT(1+2*0.1*[.A275]/0.951626293239012 ))" office:value-type="float" office:value="0.0920871585367813" calcext:value-type="float">
            <text:p>0.092087158536781</text:p>
          </table:table-cell>
          <table:table-cell/>
          <table:table-cell office:value-type="float" office:value="0.852843" calcext:value-type="float">
            <text:p>0.852843</text:p>
          </table:table-cell>
          <table:table-cell office:value-type="float" office:value="0.000000000265651" calcext:value-type="float">
            <text:p>2.66E-10</text:p>
          </table:table-cell>
          <table:table-cell table:formula="of:=[.G275]/(0.000000000008854*[.$B$12])" office:value-type="float" office:value="0.806628665978748" calcext:value-type="float">
            <text:p>0.806628665978748</text:p>
          </table:table-cell>
          <table:table-cell table:formula="of:=10/(SQRT(1+2*10*[.F275]/0.110742217058824  ))" office:value-type="float" office:value="0.803159472791241" calcext:value-type="float">
            <text:p>0.803159472791241</text:p>
          </table:table-cell>
          <table:table-cell/>
        </table:table-row>
        <table:table-row table:style-name="ro1">
          <table:table-cell office:value-type="float" office:value="0.856187" calcext:value-type="float">
            <text:p>0.856187</text:p>
          </table:table-cell>
          <table:table-cell office:value-type="float" office:value="0.00000000003032" calcext:value-type="float">
            <text:p>3.03E-11</text:p>
          </table:table-cell>
          <table:table-cell table:formula="of:=[.B276]/(0.000000000008854*[.$B$12])" office:value-type="float" office:value="0.0920643293361426" calcext:value-type="float">
            <text:p>0.092064329336143</text:p>
          </table:table-cell>
          <table:table-cell table:formula="of:=0.1/(SQRT(1+2*0.1*[.A276]/0.951626293239012 ))" office:value-type="float" office:value="0.0920597299782321" calcext:value-type="float">
            <text:p>0.092059729978232</text:p>
          </table:table-cell>
          <table:table-cell/>
          <table:table-cell office:value-type="float" office:value="0.856187" calcext:value-type="float">
            <text:p>0.856187</text:p>
          </table:table-cell>
          <table:table-cell office:value-type="float" office:value="0.000000000265203" calcext:value-type="float">
            <text:p>2.65E-10</text:p>
          </table:table-cell>
          <table:table-cell table:formula="of:=[.G276]/(0.000000000008854*[.$B$12])" office:value-type="float" office:value="0.805268348711512" calcext:value-type="float">
            <text:p>0.805268348711512</text:p>
          </table:table-cell>
          <table:table-cell table:formula="of:=10/(SQRT(1+2*10*[.F276]/0.110742217058824  ))" office:value-type="float" office:value="0.801599590747139" calcext:value-type="float">
            <text:p>0.801599590747139</text:p>
          </table:table-cell>
          <table:table-cell/>
        </table:table-row>
        <table:table-row table:style-name="ro1">
          <table:table-cell office:value-type="float" office:value="0.859532" calcext:value-type="float">
            <text:p>0.859532</text:p>
          </table:table-cell>
          <table:table-cell office:value-type="float" office:value="0.0000000000303097" calcext:value-type="float">
            <text:p>3.03E-11</text:p>
          </table:table-cell>
          <table:table-cell table:formula="of:=[.B277]/(0.000000000008854*[.$B$12])" office:value-type="float" office:value="0.0920330541846861" calcext:value-type="float">
            <text:p>0.092033054184686</text:p>
          </table:table-cell>
          <table:table-cell table:formula="of:=0.1/(SQRT(1+2*0.1*[.A277]/0.951626293239012 ))" office:value-type="float" office:value="0.0920323177229008" calcext:value-type="float">
            <text:p>0.092032317722901</text:p>
          </table:table-cell>
          <table:table-cell/>
          <table:table-cell office:value-type="float" office:value="0.859532" calcext:value-type="float">
            <text:p>0.859532</text:p>
          </table:table-cell>
          <table:table-cell office:value-type="float" office:value="0.000000000264616" calcext:value-type="float">
            <text:p>2.65E-10</text:p>
          </table:table-cell>
          <table:table-cell table:formula="of:=[.G277]/(0.000000000008854*[.$B$12])" office:value-type="float" office:value="0.803485968720736" calcext:value-type="float">
            <text:p>0.803485968720736</text:p>
          </table:table-cell>
          <table:table-cell table:formula="of:=10/(SQRT(1+2*10*[.F277]/0.110742217058824  ))" office:value-type="float" office:value="0.800048299847738" calcext:value-type="float">
            <text:p>0.800048299847738</text:p>
          </table:table-cell>
          <table:table-cell/>
        </table:table-row>
        <table:table-row table:style-name="ro1">
          <table:table-cell office:value-type="float" office:value="0.862876" calcext:value-type="float">
            <text:p>0.862876</text:p>
          </table:table-cell>
          <table:table-cell office:value-type="float" office:value="0.0000000000303021" calcext:value-type="float">
            <text:p>3.03E-11</text:p>
          </table:table-cell>
          <table:table-cell table:formula="of:=[.B278]/(0.000000000008854*[.$B$12])" office:value-type="float" office:value="0.0920099773739026" calcext:value-type="float">
            <text:p>0.092009977373903</text:p>
          </table:table-cell>
          <table:table-cell table:formula="of:=0.1/(SQRT(1+2*0.1*[.A278]/0.951626293239012 ))" office:value-type="float" office:value="0.092004938124331" calcext:value-type="float">
            <text:p>0.092004938124331</text:p>
          </table:table-cell>
          <table:table-cell/>
          <table:table-cell office:value-type="float" office:value="0.862876" calcext:value-type="float">
            <text:p>0.862876</text:p>
          </table:table-cell>
          <table:table-cell office:value-type="float" office:value="0.000000000264183" calcext:value-type="float">
            <text:p>2.64E-10</text:p>
          </table:table-cell>
          <table:table-cell table:formula="of:=[.G278]/(0.000000000008854*[.$B$12])" office:value-type="float" office:value="0.802171197790573" calcext:value-type="float">
            <text:p>0.802171197790573</text:p>
          </table:table-cell>
          <table:table-cell table:formula="of:=10/(SQRT(1+2*10*[.F278]/0.110742217058824  ))" office:value-type="float" office:value="0.79850644035895" calcext:value-type="float">
            <text:p>0.79850644035895</text:p>
          </table:table-cell>
          <table:table-cell/>
        </table:table-row>
        <table:table-row table:style-name="ro1">
          <table:table-cell office:value-type="float" office:value="0.866221" calcext:value-type="float">
            <text:p>0.866221</text:p>
          </table:table-cell>
          <table:table-cell office:value-type="float" office:value="0.0000000000302921" calcext:value-type="float">
            <text:p>3.03E-11</text:p>
          </table:table-cell>
          <table:table-cell table:formula="of:=[.B279]/(0.000000000008854*[.$B$12])" office:value-type="float" office:value="0.0919796131491875" calcext:value-type="float">
            <text:p>0.091979613149188</text:p>
          </table:table-cell>
          <table:table-cell table:formula="of:=0.1/(SQRT(1+2*0.1*[.A279]/0.951626293239012 ))" office:value-type="float" office:value="0.0919775747707813" calcext:value-type="float">
            <text:p>0.091977574770781</text:p>
          </table:table-cell>
          <table:table-cell/>
          <table:table-cell office:value-type="float" office:value="0.866221" calcext:value-type="float">
            <text:p>0.866221</text:p>
          </table:table-cell>
          <table:table-cell office:value-type="float" office:value="0.000000000263617" calcext:value-type="float">
            <text:p>2.64E-10</text:p>
          </table:table-cell>
          <table:table-cell table:formula="of:=[.G279]/(0.000000000008854*[.$B$12])" office:value-type="float" office:value="0.800452582671699" calcext:value-type="float">
            <text:p>0.800452582671699</text:p>
          </table:table-cell>
          <table:table-cell table:formula="of:=10/(SQRT(1+2*10*[.F279]/0.110742217058824  ))" office:value-type="float" office:value="0.796973003992268" calcext:value-type="float">
            <text:p>0.796973003992268</text:p>
          </table:table-cell>
          <table:table-cell/>
        </table:table-row>
        <table:table-row table:style-name="ro1">
          <table:table-cell office:value-type="float" office:value="0.869565" calcext:value-type="float">
            <text:p>0.869565</text:p>
          </table:table-cell>
          <table:table-cell office:value-type="float" office:value="0.0000000000302823" calcext:value-type="float">
            <text:p>3.03E-11</text:p>
          </table:table-cell>
          <table:table-cell table:formula="of:=[.B280]/(0.000000000008854*[.$B$12])" office:value-type="float" office:value="0.0919498562089668" calcext:value-type="float">
            <text:p>0.091949856208967</text:p>
          </table:table-cell>
          <table:table-cell table:formula="of:=0.1/(SQRT(1+2*0.1*[.A280]/0.951626293239012 ))" office:value-type="float" office:value="0.091950243986708" calcext:value-type="float">
            <text:p>0.091950243986708</text:p>
          </table:table-cell>
          <table:table-cell/>
          <table:table-cell office:value-type="float" office:value="0.869565" calcext:value-type="float">
            <text:p>0.869565</text:p>
          </table:table-cell>
          <table:table-cell office:value-type="float" office:value="0.000000000263063" calcext:value-type="float">
            <text:p>2.63E-10</text:p>
          </table:table-cell>
          <table:table-cell table:formula="of:=[.G280]/(0.000000000008854*[.$B$12])" office:value-type="float" office:value="0.798770404622483" calcext:value-type="float">
            <text:p>0.798770404622483</text:p>
          </table:table-cell>
          <table:table-cell table:formula="of:=10/(SQRT(1+2*10*[.F280]/0.110742217058824  ))" office:value-type="float" office:value="0.795448822663786" calcext:value-type="float">
            <text:p>0.795448822663786</text:p>
          </table:table-cell>
          <table:table-cell/>
        </table:table-row>
        <table:table-row table:style-name="ro1">
          <table:table-cell office:value-type="float" office:value="0.87291" calcext:value-type="float">
            <text:p>0.87291</text:p>
          </table:table-cell>
          <table:table-cell office:value-type="float" office:value="0.000000000030275" calcext:value-type="float">
            <text:p>3.03E-11</text:p>
          </table:table-cell>
          <table:table-cell table:formula="of:=[.B281]/(0.000000000008854*[.$B$12])" office:value-type="float" office:value="0.0919276903249247" calcext:value-type="float">
            <text:p>0.091927690324925</text:p>
          </table:table-cell>
          <table:table-cell table:formula="of:=0.1/(SQRT(1+2*0.1*[.A281]/0.951626293239012 ))" office:value-type="float" office:value="0.0919229293897163" calcext:value-type="float">
            <text:p>0.091922929389716</text:p>
          </table:table-cell>
          <table:table-cell/>
          <table:table-cell office:value-type="float" office:value="0.87291" calcext:value-type="float">
            <text:p>0.87291</text:p>
          </table:table-cell>
          <table:table-cell office:value-type="float" office:value="0.000000000262654" calcext:value-type="float">
            <text:p>2.63E-10</text:p>
          </table:table-cell>
          <table:table-cell table:formula="of:=[.G281]/(0.000000000008854*[.$B$12])" office:value-type="float" office:value="0.797528507831636" calcext:value-type="float">
            <text:p>0.797528507831636</text:p>
          </table:table-cell>
          <table:table-cell table:formula="of:=10/(SQRT(1+2*10*[.F281]/0.110742217058824  ))" office:value-type="float" office:value="0.793932900944552" calcext:value-type="float">
            <text:p>0.793932900944552</text:p>
          </table:table-cell>
          <table:table-cell/>
        </table:table-row>
        <table:table-row table:style-name="ro1">
          <table:table-cell office:value-type="float" office:value="0.876254" calcext:value-type="float">
            <text:p>0.876254</text:p>
          </table:table-cell>
          <table:table-cell office:value-type="float" office:value="0.0000000000302654" calcext:value-type="float">
            <text:p>3.03E-11</text:p>
          </table:table-cell>
          <table:table-cell table:formula="of:=[.B282]/(0.000000000008854*[.$B$12])" office:value-type="float" office:value="0.0918985406691983" calcext:value-type="float">
            <text:p>0.091898540669198</text:p>
          </table:table-cell>
          <table:table-cell table:formula="of:=0.1/(SQRT(1+2*0.1*[.A282]/0.951626293239012 ))" office:value-type="float" office:value="0.0918956472752613" calcext:value-type="float">
            <text:p>0.091895647275261</text:p>
          </table:table-cell>
          <table:table-cell/>
          <table:table-cell office:value-type="float" office:value="0.876254" calcext:value-type="float">
            <text:p>0.876254</text:p>
          </table:table-cell>
          <table:table-cell office:value-type="float" office:value="0.000000000262119" calcext:value-type="float">
            <text:p>2.62E-10</text:p>
          </table:table-cell>
          <table:table-cell table:formula="of:=[.G282]/(0.000000000008854*[.$B$12])" office:value-type="float" office:value="0.795904021809379" calcext:value-type="float">
            <text:p>0.795904021809379</text:p>
          </table:table-cell>
          <table:table-cell table:formula="of:=10/(SQRT(1+2*10*[.F282]/0.110742217058824  ))" office:value-type="float" office:value="0.792426062524982" calcext:value-type="float">
            <text:p>0.792426062524982</text:p>
          </table:table-cell>
          <table:table-cell/>
        </table:table-row>
        <table:table-row table:style-name="ro1">
          <table:table-cell office:value-type="float" office:value="0.879599" calcext:value-type="float">
            <text:p>0.879599</text:p>
          </table:table-cell>
          <table:table-cell office:value-type="float" office:value="0.0000000000302559" calcext:value-type="float">
            <text:p>3.03E-11</text:p>
          </table:table-cell>
          <table:table-cell table:formula="of:=[.B283]/(0.000000000008854*[.$B$12])" office:value-type="float" office:value="0.0918696946557189" calcext:value-type="float">
            <text:p>0.091869694655719</text:p>
          </table:table-cell>
          <table:table-cell table:formula="of:=0.1/(SQRT(1+2*0.1*[.A283]/0.951626293239012 ))" office:value-type="float" office:value="0.0918683812902071" calcext:value-type="float">
            <text:p>0.091868381290207</text:p>
          </table:table-cell>
          <table:table-cell/>
          <table:table-cell office:value-type="float" office:value="0.879599" calcext:value-type="float">
            <text:p>0.879599</text:p>
          </table:table-cell>
          <table:table-cell office:value-type="float" office:value="0.000000000261595" calcext:value-type="float">
            <text:p>2.62E-10</text:p>
          </table:table-cell>
          <table:table-cell table:formula="of:=[.G283]/(0.000000000008854*[.$B$12])" office:value-type="float" office:value="0.794312936434308" calcext:value-type="float">
            <text:p>0.794312936434308</text:p>
          </table:table-cell>
          <table:table-cell table:formula="of:=10/(SQRT(1+2*10*[.F283]/0.110742217058824  ))" office:value-type="float" office:value="0.790927324557709" calcext:value-type="float">
            <text:p>0.790927324557709</text:p>
          </table:table-cell>
          <table:table-cell/>
        </table:table-row>
        <table:table-row table:style-name="ro1">
          <table:table-cell office:value-type="float" office:value="0.882943" calcext:value-type="float">
            <text:p>0.882943</text:p>
          </table:table-cell>
          <table:table-cell office:value-type="float" office:value="0.0000000000302466" calcext:value-type="float">
            <text:p>3.02E-11</text:p>
          </table:table-cell>
          <table:table-cell table:formula="of:=[.B284]/(0.000000000008854*[.$B$12])" office:value-type="float" office:value="0.0918414559267339" calcext:value-type="float">
            <text:p>0.091841455926734</text:p>
          </table:table-cell>
          <table:table-cell table:formula="of:=0.1/(SQRT(1+2*0.1*[.A284]/0.951626293239012 ))" office:value-type="float" office:value="0.0918411477010933" calcext:value-type="float">
            <text:p>0.091841147701093</text:p>
          </table:table-cell>
          <table:table-cell/>
          <table:table-cell office:value-type="float" office:value="0.882943" calcext:value-type="float">
            <text:p>0.882943</text:p>
          </table:table-cell>
          <table:table-cell office:value-type="float" office:value="0.000000000261081" calcext:value-type="float">
            <text:p>2.61E-10</text:p>
          </table:table-cell>
          <table:table-cell table:formula="of:=[.G284]/(0.000000000008854*[.$B$12])" office:value-type="float" office:value="0.792752215283953" calcext:value-type="float">
            <text:p>0.792752215283953</text:p>
          </table:table-cell>
          <table:table-cell table:formula="of:=10/(SQRT(1+2*10*[.F284]/0.110742217058824  ))" office:value-type="float" office:value="0.7894375026295" calcext:value-type="float">
            <text:p>0.7894375026295</text:p>
          </table:table-cell>
          <table:table-cell/>
        </table:table-row>
        <table:table-row table:style-name="ro1">
          <table:table-cell office:value-type="float" office:value="0.886288" calcext:value-type="float">
            <text:p>0.886288</text:p>
          </table:table-cell>
          <table:table-cell office:value-type="float" office:value="0.0000000000302374" calcext:value-type="float">
            <text:p>3.02E-11</text:p>
          </table:table-cell>
          <table:table-cell table:formula="of:=[.B285]/(0.000000000008854*[.$B$12])" office:value-type="float" office:value="0.091813520839996" calcext:value-type="float">
            <text:p>0.091813520839996</text:p>
          </table:table-cell>
          <table:table-cell table:formula="of:=0.1/(SQRT(1+2*0.1*[.A285]/0.951626293239012 ))" office:value-type="float" office:value="0.0918139301839559" calcext:value-type="float">
            <text:p>0.091813930183956</text:p>
          </table:table-cell>
          <table:table-cell/>
          <table:table-cell office:value-type="float" office:value="0.886288" calcext:value-type="float">
            <text:p>0.886288</text:p>
          </table:table-cell>
          <table:table-cell office:value-type="float" office:value="0.000000000260578" calcext:value-type="float">
            <text:p>2.61E-10</text:p>
          </table:table-cell>
          <table:table-cell table:formula="of:=[.G285]/(0.000000000008854*[.$B$12])" office:value-type="float" office:value="0.791224894780784" calcext:value-type="float">
            <text:p>0.791224894780784</text:p>
          </table:table-cell>
          <table:table-cell table:formula="of:=10/(SQRT(1+2*10*[.F285]/0.110742217058824  ))" office:value-type="float" office:value="0.78795562620507" calcext:value-type="float">
            <text:p>0.78795562620507</text:p>
          </table:table-cell>
          <table:table-cell/>
        </table:table-row>
        <table:table-row table:style-name="ro1">
          <table:table-cell office:value-type="float" office:value="0.889632" calcext:value-type="float">
            <text:p>0.889632</text:p>
          </table:table-cell>
          <table:table-cell office:value-type="float" office:value="0.0000000000302284" calcext:value-type="float">
            <text:p>3.02E-11</text:p>
          </table:table-cell>
          <table:table-cell table:formula="of:=[.B286]/(0.000000000008854*[.$B$12])" office:value-type="float" office:value="0.0917861930377524" calcext:value-type="float">
            <text:p>0.091786193037753</text:p>
          </table:table-cell>
          <table:table-cell table:formula="of:=0.1/(SQRT(1+2*0.1*[.A286]/0.951626293239012 ))" office:value-type="float" office:value="0.0917867449765043" calcext:value-type="float">
            <text:p>0.091786744976504</text:p>
          </table:table-cell>
          <table:table-cell/>
          <table:table-cell office:value-type="float" office:value="0.889632" calcext:value-type="float">
            <text:p>0.889632</text:p>
          </table:table-cell>
          <table:table-cell office:value-type="float" office:value="0.000000000260085" calcext:value-type="float">
            <text:p>2.60E-10</text:p>
          </table:table-cell>
          <table:table-cell table:formula="of:=[.G286]/(0.000000000008854*[.$B$12])" office:value-type="float" office:value="0.78972793850233" calcext:value-type="float">
            <text:p>0.78972793850233</text:p>
          </table:table-cell>
          <table:table-cell table:formula="of:=10/(SQRT(1+2*10*[.F286]/0.110742217058824  ))" office:value-type="float" office:value="0.786482502887472" calcext:value-type="float">
            <text:p>0.786482502887472</text:p>
          </table:table-cell>
          <table:table-cell/>
        </table:table-row>
        <table:table-row table:style-name="ro1">
          <table:table-cell office:value-type="float" office:value="0.892977" calcext:value-type="float">
            <text:p>0.892977</text:p>
          </table:table-cell>
          <table:table-cell office:value-type="float" office:value="0.0000000000302195" calcext:value-type="float">
            <text:p>3.02E-11</text:p>
          </table:table-cell>
          <table:table-cell table:formula="of:=[.B287]/(0.000000000008854*[.$B$12])" office:value-type="float" office:value="0.091759168877756" calcext:value-type="float">
            <text:p>0.091759168877756</text:p>
          </table:table-cell>
          <table:table-cell table:formula="of:=0.1/(SQRT(1+2*0.1*[.A287]/0.951626293239012 ))" office:value-type="float" office:value="0.0917595757838596" calcext:value-type="float">
            <text:p>0.09175957578386</text:p>
          </table:table-cell>
          <table:table-cell/>
          <table:table-cell office:value-type="float" office:value="0.892977" calcext:value-type="float">
            <text:p>0.892977</text:p>
          </table:table-cell>
          <table:table-cell office:value-type="float" office:value="0.000000000259601" calcext:value-type="float">
            <text:p>2.60E-10</text:p>
          </table:table-cell>
          <table:table-cell table:formula="of:=[.G287]/(0.000000000008854*[.$B$12])" office:value-type="float" office:value="0.78825831002612" calcext:value-type="float">
            <text:p>0.78825831002612</text:p>
          </table:table-cell>
          <table:table-cell table:formula="of:=10/(SQRT(1+2*10*[.F287]/0.110742217058824  ))" office:value-type="float" office:value="0.785017174192139" calcext:value-type="float">
            <text:p>0.785017174192139</text:p>
          </table:table-cell>
          <table:table-cell/>
        </table:table-row>
        <table:table-row table:style-name="ro1">
          <table:table-cell office:value-type="float" office:value="0.896321" calcext:value-type="float">
            <text:p>0.896321</text:p>
          </table:table-cell>
          <table:table-cell office:value-type="float" office:value="0.0000000000302107" calcext:value-type="float">
            <text:p>3.02E-11</text:p>
          </table:table-cell>
          <table:table-cell table:formula="of:=[.B288]/(0.000000000008854*[.$B$12])" office:value-type="float" office:value="0.0917324483600067" calcext:value-type="float">
            <text:p>0.091732448360007</text:p>
          </table:table-cell>
          <table:table-cell table:formula="of:=0.1/(SQRT(1+2*0.1*[.A288]/0.951626293239012 ))" office:value-type="float" office:value="0.0917324388149861" calcext:value-type="float">
            <text:p>0.091732438814986</text:p>
          </table:table-cell>
          <table:table-cell/>
          <table:table-cell office:value-type="float" office:value="0.896321" calcext:value-type="float">
            <text:p>0.896321</text:p>
          </table:table-cell>
          <table:table-cell office:value-type="float" office:value="0.000000000259127" calcext:value-type="float">
            <text:p>2.59E-10</text:p>
          </table:table-cell>
          <table:table-cell table:formula="of:=[.G288]/(0.000000000008854*[.$B$12])" office:value-type="float" office:value="0.786819045774625" calcext:value-type="float">
            <text:p>0.786819045774625</text:p>
          </table:table-cell>
          <table:table-cell table:formula="of:=10/(SQRT(1+2*10*[.F288]/0.110742217058824  ))" office:value-type="float" office:value="0.783560439856282" calcext:value-type="float">
            <text:p>0.783560439856282</text:p>
          </table:table-cell>
          <table:table-cell/>
        </table:table-row>
        <table:table-row table:style-name="ro1">
          <table:table-cell office:value-type="float" office:value="0.899666" calcext:value-type="float">
            <text:p>0.899666</text:p>
          </table:table-cell>
          <table:table-cell office:value-type="float" office:value="0.0000000000302021" calcext:value-type="float">
            <text:p>3.02E-11</text:p>
          </table:table-cell>
          <table:table-cell table:formula="of:=[.B289]/(0.000000000008854*[.$B$12])" office:value-type="float" office:value="0.0917063351267518" calcext:value-type="float">
            <text:p>0.091706335126752</text:p>
          </table:table-cell>
          <table:table-cell table:formula="of:=0.1/(SQRT(1+2*0.1*[.A289]/0.951626293239012 ))" office:value-type="float" office:value="0.0917053178040038" calcext:value-type="float">
            <text:p>0.091705317804004</text:p>
          </table:table-cell>
          <table:table-cell/>
          <table:table-cell office:value-type="float" office:value="0.899666" calcext:value-type="float">
            <text:p>0.899666</text:p>
          </table:table-cell>
          <table:table-cell office:value-type="float" office:value="0.000000000258662" calcext:value-type="float">
            <text:p>2.59E-10</text:p>
          </table:table-cell>
          <table:table-cell table:formula="of:=[.G289]/(0.000000000008854*[.$B$12])" office:value-type="float" office:value="0.785407109325374" calcext:value-type="float">
            <text:p>0.785407109325374</text:p>
          </table:table-cell>
          <table:table-cell table:formula="of:=10/(SQRT(1+2*10*[.F289]/0.110742217058824  ))" office:value-type="float" office:value="0.782111353192506" calcext:value-type="float">
            <text:p>0.782111353192506</text:p>
          </table:table-cell>
          <table:table-cell/>
        </table:table-row>
        <table:table-row table:style-name="ro1">
          <table:table-cell office:value-type="float" office:value="0.90301" calcext:value-type="float">
            <text:p>0.90301</text:p>
          </table:table-cell>
          <table:table-cell office:value-type="float" office:value="0.0000000000301936" calcext:value-type="float">
            <text:p>3.02E-11</text:p>
          </table:table-cell>
          <table:table-cell table:formula="of:=[.B290]/(0.000000000008854*[.$B$12])" office:value-type="float" office:value="0.0916805255357439" calcext:value-type="float">
            <text:p>0.091680525535744</text:p>
          </table:table-cell>
          <table:table-cell table:formula="of:=0.1/(SQRT(1+2*0.1*[.A290]/0.951626293239012 ))" office:value-type="float" office:value="0.091678228931216" calcext:value-type="float">
            <text:p>0.091678228931216</text:p>
          </table:table-cell>
          <table:table-cell/>
          <table:table-cell office:value-type="float" office:value="0.90301" calcext:value-type="float">
            <text:p>0.90301</text:p>
          </table:table-cell>
          <table:table-cell office:value-type="float" office:value="0.000000000258207" calcext:value-type="float">
            <text:p>2.58E-10</text:p>
          </table:table-cell>
          <table:table-cell table:formula="of:=[.G290]/(0.000000000008854*[.$B$12])" office:value-type="float" office:value="0.784025537100837" calcext:value-type="float">
            <text:p>0.784025537100837</text:p>
          </table:table-cell>
          <table:table-cell table:formula="of:=10/(SQRT(1+2*10*[.F290]/0.110742217058824  ))" office:value-type="float" office:value="0.780670706188014" calcext:value-type="float">
            <text:p>0.780670706188014</text:p>
          </table:table-cell>
          <table:table-cell/>
        </table:table-row>
        <table:table-row table:style-name="ro1">
          <table:table-cell office:value-type="float" office:value="0.906355" calcext:value-type="float">
            <text:p>0.906355</text:p>
          </table:table-cell>
          <table:table-cell office:value-type="float" office:value="0.0000000000301852" calcext:value-type="float">
            <text:p>3.02E-11</text:p>
          </table:table-cell>
          <table:table-cell table:formula="of:=[.B291]/(0.000000000008854*[.$B$12])" office:value-type="float" office:value="0.0916550195869833" calcext:value-type="float">
            <text:p>0.091655019586983</text:p>
          </table:table-cell>
          <table:table-cell table:formula="of:=0.1/(SQRT(1+2*0.1*[.A291]/0.951626293239012 ))" office:value-type="float" office:value="0.0916511559596557" calcext:value-type="float">
            <text:p>0.091651155959656</text:p>
          </table:table-cell>
          <table:table-cell/>
          <table:table-cell office:value-type="float" office:value="0.906355" calcext:value-type="float">
            <text:p>0.906355</text:p>
          </table:table-cell>
          <table:table-cell office:value-type="float" office:value="0.00000000025776" calcext:value-type="float">
            <text:p>2.58E-10</text:p>
          </table:table-cell>
          <table:table-cell table:formula="of:=[.G291]/(0.000000000008854*[.$B$12])" office:value-type="float" office:value="0.782668256256073" calcext:value-type="float">
            <text:p>0.782668256256073</text:p>
          </table:table-cell>
          <table:table-cell table:formula="of:=10/(SQRT(1+2*10*[.F291]/0.110742217058824  ))" office:value-type="float" office:value="0.779237563706554" calcext:value-type="float">
            <text:p>0.779237563706554</text:p>
          </table:table-cell>
          <table:table-cell/>
        </table:table-row>
        <table:table-row table:style-name="ro1">
          <table:table-cell office:value-type="float" office:value="0.909699" calcext:value-type="float">
            <text:p>0.909699</text:p>
          </table:table-cell>
          <table:table-cell office:value-type="float" office:value="0.0000000000301749" calcext:value-type="float">
            <text:p>3.02E-11</text:p>
          </table:table-cell>
          <table:table-cell table:formula="of:=[.B292]/(0.000000000008854*[.$B$12])" office:value-type="float" office:value="0.0916237444355267" calcext:value-type="float">
            <text:p>0.091623744435527</text:p>
          </table:table-cell>
          <table:table-cell table:formula="of:=0.1/(SQRT(1+2*0.1*[.A292]/0.951626293239012 ))" office:value-type="float" office:value="0.0916241150410499" calcext:value-type="float">
            <text:p>0.09162411504105</text:p>
          </table:table-cell>
          <table:table-cell/>
          <table:table-cell office:value-type="float" office:value="0.909699" calcext:value-type="float">
            <text:p>0.909699</text:p>
          </table:table-cell>
          <table:table-cell office:value-type="float" office:value="0.000000000257214" calcext:value-type="float">
            <text:p>2.57E-10</text:p>
          </table:table-cell>
          <table:table-cell table:formula="of:=[.G292]/(0.000000000008854*[.$B$12])" office:value-type="float" office:value="0.781010369586629" calcext:value-type="float">
            <text:p>0.781010369586629</text:p>
          </table:table-cell>
          <table:table-cell table:formula="of:=10/(SQRT(1+2*10*[.F292]/0.110742217058824  ))" office:value-type="float" office:value="0.777812710099148" calcext:value-type="float">
            <text:p>0.777812710099148</text:p>
          </table:table-cell>
          <table:table-cell/>
        </table:table-row>
        <table:table-row table:style-name="ro1">
          <table:table-cell office:value-type="float" office:value="0.913043" calcext:value-type="float">
            <text:p>0.913043</text:p>
          </table:table-cell>
          <table:table-cell office:value-type="float" office:value="0.0000000000301668" calcext:value-type="float">
            <text:p>3.02E-11</text:p>
          </table:table-cell>
          <table:table-cell table:formula="of:=[.B293]/(0.000000000008854*[.$B$12])" office:value-type="float" office:value="0.0915991494135075" calcext:value-type="float">
            <text:p>0.091599149413508</text:p>
          </table:table-cell>
          <table:table-cell table:formula="of:=0.1/(SQRT(1+2*0.1*[.A293]/0.951626293239012 ))" office:value-type="float" office:value="0.0915970980429302" calcext:value-type="float">
            <text:p>0.09159709804293</text:p>
          </table:table-cell>
          <table:table-cell/>
          <table:table-cell office:value-type="float" office:value="0.913043" calcext:value-type="float">
            <text:p>0.913043</text:p>
          </table:table-cell>
          <table:table-cell office:value-type="float" office:value="0.000000000256786" calcext:value-type="float">
            <text:p>2.57E-10</text:p>
          </table:table-cell>
          <table:table-cell table:formula="of:=[.G293]/(0.000000000008854*[.$B$12])" office:value-type="float" office:value="0.779710780768823" calcext:value-type="float">
            <text:p>0.779710780768823</text:p>
          </table:table-cell>
          <table:table-cell table:formula="of:=10/(SQRT(1+2*10*[.F293]/0.110742217058824  ))" office:value-type="float" office:value="0.776395644147932" calcext:value-type="float">
            <text:p>0.776395644147932</text:p>
          </table:table-cell>
          <table:table-cell/>
        </table:table-row>
        <table:table-row table:style-name="ro1">
          <table:table-cell office:value-type="float" office:value="0.916388" calcext:value-type="float">
            <text:p>0.916388</text:p>
          </table:table-cell>
          <table:table-cell office:value-type="float" office:value="0.0000000000301589" calcext:value-type="float">
            <text:p>3.02E-11</text:p>
          </table:table-cell>
          <table:table-cell table:formula="of:=[.B294]/(0.000000000008854*[.$B$12])" office:value-type="float" office:value="0.0915751616759826" calcext:value-type="float">
            <text:p>0.091575161675983</text:p>
          </table:table-cell>
          <table:table-cell table:formula="of:=0.1/(SQRT(1+2*0.1*[.A294]/0.951626293239012 ))" office:value-type="float" office:value="0.0915700968615163" calcext:value-type="float">
            <text:p>0.091570096861516</text:p>
          </table:table-cell>
          <table:table-cell/>
          <table:table-cell office:value-type="float" office:value="0.916388" calcext:value-type="float">
            <text:p>0.916388</text:p>
          </table:table-cell>
          <table:table-cell office:value-type="float" office:value="0.000000000256367" calcext:value-type="float">
            <text:p>2.56E-10</text:p>
          </table:table-cell>
          <table:table-cell table:formula="of:=[.G294]/(0.000000000008854*[.$B$12])" office:value-type="float" office:value="0.778438519753261" calcext:value-type="float">
            <text:p>0.778438519753261</text:p>
          </table:table-cell>
          <table:table-cell table:formula="of:=10/(SQRT(1+2*10*[.F294]/0.110742217058824  ))" office:value-type="float" office:value="0.774985874861458" calcext:value-type="float">
            <text:p>0.774985874861458</text:p>
          </table:table-cell>
          <table:table-cell/>
        </table:table-row>
        <table:table-row table:style-name="ro1">
          <table:table-cell office:value-type="float" office:value="0.919732" calcext:value-type="float">
            <text:p>0.919732</text:p>
          </table:table-cell>
          <table:table-cell office:value-type="float" office:value="0.0000000000301491" calcext:value-type="float">
            <text:p>3.01E-11</text:p>
          </table:table-cell>
          <table:table-cell table:formula="of:=[.B295]/(0.000000000008854*[.$B$12])" office:value-type="float" office:value="0.0915454047357618" calcext:value-type="float">
            <text:p>0.091545404735762</text:p>
          </table:table-cell>
          <table:table-cell table:formula="of:=0.1/(SQRT(1+2*0.1*[.A295]/0.951626293239012 ))" office:value-type="float" office:value="0.0915431276058302" calcext:value-type="float">
            <text:p>0.09154312760583</text:p>
          </table:table-cell>
          <table:table-cell/>
          <table:table-cell office:value-type="float" office:value="0.919732" calcext:value-type="float">
            <text:p>0.919732</text:p>
          </table:table-cell>
          <table:table-cell office:value-type="float" office:value="0.000000000255854" calcext:value-type="float">
            <text:p>2.56E-10</text:p>
          </table:table-cell>
          <table:table-cell table:formula="of:=[.G295]/(0.000000000008854*[.$B$12])" office:value-type="float" office:value="0.776880835025377" calcext:value-type="float">
            <text:p>0.776880835025377</text:p>
          </table:table-cell>
          <table:table-cell table:formula="of:=10/(SQRT(1+2*10*[.F295]/0.110742217058824  ))" office:value-type="float" office:value="0.773584175346114" calcext:value-type="float">
            <text:p>0.773584175346114</text:p>
          </table:table-cell>
          <table:table-cell/>
        </table:table-row>
        <table:table-row table:style-name="ro1">
          <table:table-cell office:value-type="float" office:value="0.923077" calcext:value-type="float">
            <text:p>0.923077</text:p>
          </table:table-cell>
          <table:table-cell office:value-type="float" office:value="0.0000000000301394" calcext:value-type="float">
            <text:p>3.01E-11</text:p>
          </table:table-cell>
          <table:table-cell table:formula="of:=[.B296]/(0.000000000008854*[.$B$12])" office:value-type="float" office:value="0.0915159514377882" calcext:value-type="float">
            <text:p>0.091515951437788</text:p>
          </table:table-cell>
          <table:table-cell table:formula="of:=0.1/(SQRT(1+2*0.1*[.A296]/0.951626293239012 ))" office:value-type="float" office:value="0.0915161741108104" calcext:value-type="float">
            <text:p>0.091516174110811</text:p>
          </table:table-cell>
          <table:table-cell/>
          <table:table-cell office:value-type="float" office:value="0.923077" calcext:value-type="float">
            <text:p>0.923077</text:p>
          </table:table-cell>
          <table:table-cell office:value-type="float" office:value="0.000000000255354" calcext:value-type="float">
            <text:p>2.55E-10</text:p>
          </table:table-cell>
          <table:table-cell table:formula="of:=[.G296]/(0.000000000008854*[.$B$12])" office:value-type="float" office:value="0.775362623789623" calcext:value-type="float">
            <text:p>0.775362623789623</text:p>
          </table:table-cell>
          <table:table-cell table:formula="of:=10/(SQRT(1+2*10*[.F296]/0.110742217058824  ))" office:value-type="float" office:value="0.772189638313122" calcext:value-type="float">
            <text:p>0.772189638313122</text:p>
          </table:table-cell>
          <table:table-cell/>
        </table:table-row>
        <table:table-row table:style-name="ro1">
          <table:table-cell office:value-type="float" office:value="0.926421" calcext:value-type="float">
            <text:p>0.926421</text:p>
          </table:table-cell>
          <table:table-cell office:value-type="float" office:value="0.0000000000301319" calcext:value-type="float">
            <text:p>3.01E-11</text:p>
          </table:table-cell>
          <table:table-cell table:formula="of:=[.B297]/(0.000000000008854*[.$B$12])" office:value-type="float" office:value="0.0914931782692518" calcext:value-type="float">
            <text:p>0.091493178269252</text:p>
          </table:table-cell>
          <table:table-cell table:formula="of:=0.1/(SQRT(1+2*0.1*[.A297]/0.951626293239012 ))" office:value-type="float" office:value="0.0914892524571118" calcext:value-type="float">
            <text:p>0.091489252457112</text:p>
          </table:table-cell>
          <table:table-cell/>
          <table:table-cell office:value-type="float" office:value="0.926421" calcext:value-type="float">
            <text:p>0.926421</text:p>
          </table:table-cell>
          <table:table-cell office:value-type="float" office:value="0.000000000254962" calcext:value-type="float">
            <text:p>2.55E-10</text:p>
          </table:table-cell>
          <table:table-cell table:formula="of:=[.G297]/(0.000000000008854*[.$B$12])" office:value-type="float" office:value="0.774172346180792" calcext:value-type="float">
            <text:p>0.774172346180792</text:p>
          </table:table-cell>
          <table:table-cell table:formula="of:=10/(SQRT(1+2*10*[.F297]/0.110742217058824  ))" office:value-type="float" office:value="0.770803029508617" calcext:value-type="float">
            <text:p>0.770803029508617</text:p>
          </table:table-cell>
          <table:table-cell/>
        </table:table-row>
        <table:table-row table:style-name="ro1">
          <table:table-cell office:value-type="float" office:value="0.929766" calcext:value-type="float">
            <text:p>0.929766</text:p>
          </table:table-cell>
          <table:table-cell office:value-type="float" office:value="0.0000000000301226" calcext:value-type="float">
            <text:p>3.01E-11</text:p>
          </table:table-cell>
          <table:table-cell table:formula="of:=[.B298]/(0.000000000008854*[.$B$12])" office:value-type="float" office:value="0.0914649395402668" calcext:value-type="float">
            <text:p>0.091464939540267</text:p>
          </table:table-cell>
          <table:table-cell table:formula="of:=0.1/(SQRT(1+2*0.1*[.A298]/0.951626293239012 ))" office:value-type="float" office:value="0.0914623465082875" calcext:value-type="float">
            <text:p>0.091462346508288</text:p>
          </table:table-cell>
          <table:table-cell/>
          <table:table-cell office:value-type="float" office:value="0.929766" calcext:value-type="float">
            <text:p>0.929766</text:p>
          </table:table-cell>
          <table:table-cell office:value-type="float" office:value="0.000000000254482" calcext:value-type="float">
            <text:p>2.54E-10</text:p>
          </table:table-cell>
          <table:table-cell table:formula="of:=[.G298]/(0.000000000008854*[.$B$12])" office:value-type="float" office:value="0.772714863394467" calcext:value-type="float">
            <text:p>0.772714863394467</text:p>
          </table:table-cell>
          <table:table-cell table:formula="of:=10/(SQRT(1+2*10*[.F298]/0.110742217058824  ))" office:value-type="float" office:value="0.769423452389084" calcext:value-type="float">
            <text:p>0.769423452389084</text:p>
          </table:table-cell>
          <table:table-cell/>
        </table:table-row>
        <table:table-row table:style-name="ro1">
          <table:table-cell office:value-type="float" office:value="0.93311" calcext:value-type="float">
            <text:p>0.93311</text:p>
          </table:table-cell>
          <table:table-cell office:value-type="float" office:value="0.0000000000301135" calcext:value-type="float">
            <text:p>3.01E-11</text:p>
          </table:table-cell>
          <table:table-cell table:formula="of:=[.B299]/(0.000000000008854*[.$B$12])" office:value-type="float" office:value="0.0914373080957761" calcext:value-type="float">
            <text:p>0.091437308095776</text:p>
          </table:table-cell>
          <table:table-cell table:formula="of:=0.1/(SQRT(1+2*0.1*[.A299]/0.951626293239012 ))" office:value-type="float" office:value="0.0914354723167081" calcext:value-type="float">
            <text:p>0.091435472316708</text:p>
          </table:table-cell>
          <table:table-cell/>
          <table:table-cell office:value-type="float" office:value="0.93311" calcext:value-type="float">
            <text:p>0.93311</text:p>
          </table:table-cell>
          <table:table-cell office:value-type="float" office:value="0.000000000254014" calcext:value-type="float">
            <text:p>2.54E-10</text:p>
          </table:table-cell>
          <table:table-cell table:formula="of:=[.G299]/(0.000000000008854*[.$B$12])" office:value-type="float" office:value="0.771293817677802" calcext:value-type="float">
            <text:p>0.771293817677802</text:p>
          </table:table-cell>
          <table:table-cell table:formula="of:=10/(SQRT(1+2*10*[.F299]/0.110742217058824  ))" office:value-type="float" office:value="0.768051665447415" calcext:value-type="float">
            <text:p>0.768051665447415</text:p>
          </table:table-cell>
          <table:table-cell/>
        </table:table-row>
        <table:table-row table:style-name="ro1">
          <table:table-cell office:value-type="float" office:value="0.936455" calcext:value-type="float">
            <text:p>0.936455</text:p>
          </table:table-cell>
          <table:table-cell office:value-type="float" office:value="0.0000000000301044" calcext:value-type="float">
            <text:p>3.01E-11</text:p>
          </table:table-cell>
          <table:table-cell table:formula="of:=[.B300]/(0.000000000008854*[.$B$12])" office:value-type="float" office:value="0.0914096766512854" calcext:value-type="float">
            <text:p>0.091409676651285</text:p>
          </table:table-cell>
          <table:table-cell table:formula="of:=0.1/(SQRT(1+2*0.1*[.A300]/0.951626293239012 ))" office:value-type="float" office:value="0.091408613774457" calcext:value-type="float">
            <text:p>0.091408613774457</text:p>
          </table:table-cell>
          <table:table-cell/>
          <table:table-cell office:value-type="float" office:value="0.936455" calcext:value-type="float">
            <text:p>0.936455</text:p>
          </table:table-cell>
          <table:table-cell office:value-type="float" office:value="0.000000000253557" calcext:value-type="float">
            <text:p>2.54E-10</text:p>
          </table:table-cell>
          <table:table-cell table:formula="of:=[.G300]/(0.000000000008854*[.$B$12])" office:value-type="float" office:value="0.769906172608322" calcext:value-type="float">
            <text:p>0.769906172608322</text:p>
          </table:table-cell>
          <table:table-cell table:formula="of:=10/(SQRT(1+2*10*[.F300]/0.110742217058824  ))" office:value-type="float" office:value="0.766686782669808" calcext:value-type="float">
            <text:p>0.766686782669808</text:p>
          </table:table-cell>
          <table:table-cell/>
        </table:table-row>
        <table:table-row table:style-name="ro1">
          <table:table-cell office:value-type="float" office:value="0.939799" calcext:value-type="float">
            <text:p>0.939799</text:p>
          </table:table-cell>
          <table:table-cell office:value-type="float" office:value="0.0000000000300957" calcext:value-type="float">
            <text:p>3.01E-11</text:p>
          </table:table-cell>
          <table:table-cell table:formula="of:=[.B301]/(0.000000000008854*[.$B$12])" office:value-type="float" office:value="0.0913832597757832" calcext:value-type="float">
            <text:p>0.091383259775783</text:p>
          </table:table-cell>
          <table:table-cell table:formula="of:=0.1/(SQRT(1+2*0.1*[.A301]/0.951626293239012 ))" office:value-type="float" office:value="0.0913817869057032" calcext:value-type="float">
            <text:p>0.091381786905703</text:p>
          </table:table-cell>
          <table:table-cell/>
          <table:table-cell office:value-type="float" office:value="0.939799" calcext:value-type="float">
            <text:p>0.939799</text:p>
          </table:table-cell>
          <table:table-cell office:value-type="float" office:value="0.000000000253111" calcext:value-type="float">
            <text:p>2.53E-10</text:p>
          </table:table-cell>
          <table:table-cell table:formula="of:=[.G301]/(0.000000000008854*[.$B$12])" office:value-type="float" office:value="0.768551928186029" calcext:value-type="float">
            <text:p>0.768551928186029</text:p>
          </table:table-cell>
          <table:table-cell table:formula="of:=10/(SQRT(1+2*10*[.F301]/0.110742217058824  ))" office:value-type="float" office:value="0.765329555401029" calcext:value-type="float">
            <text:p>0.765329555401029</text:p>
          </table:table-cell>
          <table:table-cell/>
        </table:table-row>
        <table:table-row table:style-name="ro1">
          <table:table-cell office:value-type="float" office:value="0.943144" calcext:value-type="float">
            <text:p>0.943144</text:p>
          </table:table-cell>
          <table:table-cell office:value-type="float" office:value="0.000000000030087" calcext:value-type="float">
            <text:p>3.01E-11</text:p>
          </table:table-cell>
          <table:table-cell table:formula="of:=[.B302]/(0.000000000008854*[.$B$12])" office:value-type="float" office:value="0.0913568429002811" calcext:value-type="float">
            <text:p>0.091356842900281</text:p>
          </table:table-cell>
          <table:table-cell table:formula="of:=0.1/(SQRT(1+2*0.1*[.A302]/0.951626293239012 ))" office:value-type="float" office:value="0.0913549756309763" calcext:value-type="float">
            <text:p>0.091354975630976</text:p>
          </table:table-cell>
          <table:table-cell/>
          <table:table-cell office:value-type="float" office:value="0.943144" calcext:value-type="float">
            <text:p>0.943144</text:p>
          </table:table-cell>
          <table:table-cell office:value-type="float" office:value="0.000000000252676" calcext:value-type="float">
            <text:p>2.53E-10</text:p>
          </table:table-cell>
          <table:table-cell table:formula="of:=[.G302]/(0.000000000008854*[.$B$12])" office:value-type="float" office:value="0.767231084410923" calcext:value-type="float">
            <text:p>0.767231084410923</text:p>
          </table:table-cell>
          <table:table-cell table:formula="of:=10/(SQRT(1+2*10*[.F302]/0.110742217058824  ))" office:value-type="float" office:value="0.763979107947541" calcext:value-type="float">
            <text:p>0.763979107947541</text:p>
          </table:table-cell>
          <table:table-cell/>
        </table:table-row>
        <table:table-row table:style-name="ro1">
          <table:table-cell office:value-type="float" office:value="0.946488" calcext:value-type="float">
            <text:p>0.946488</text:p>
          </table:table-cell>
          <table:table-cell office:value-type="float" office:value="0.0000000000300785" calcext:value-type="float">
            <text:p>3.01E-11</text:p>
          </table:table-cell>
          <table:table-cell table:formula="of:=[.B303]/(0.000000000008854*[.$B$12])" office:value-type="float" office:value="0.0913310333092733" calcext:value-type="float">
            <text:p>0.091331033309273</text:p>
          </table:table-cell>
          <table:table-cell table:formula="of:=0.1/(SQRT(1+2*0.1*[.A303]/0.951626293239012 ))" office:value-type="float" office:value="0.0913281959463263" calcext:value-type="float">
            <text:p>0.091328195946326</text:p>
          </table:table-cell>
          <table:table-cell/>
          <table:table-cell office:value-type="float" office:value="0.946488" calcext:value-type="float">
            <text:p>0.946488</text:p>
          </table:table-cell>
          <table:table-cell office:value-type="float" office:value="0.00000000025225" calcext:value-type="float">
            <text:p>2.52E-10</text:p>
          </table:table-cell>
          <table:table-cell table:formula="of:=[.G303]/(0.000000000008854*[.$B$12])" office:value-type="float" office:value="0.76593756843806" calcext:value-type="float">
            <text:p>0.76593756843806</text:p>
          </table:table-cell>
          <table:table-cell table:formula="of:=10/(SQRT(1+2*10*[.F303]/0.110742217058824  ))" office:value-type="float" office:value="0.76263618460926" calcext:value-type="float">
            <text:p>0.76263618460926</text:p>
          </table:table-cell>
          <table:table-cell/>
        </table:table-row>
        <table:table-row table:style-name="ro1">
          <table:table-cell office:value-type="float" office:value="0.949833" calcext:value-type="float">
            <text:p>0.949833</text:p>
          </table:table-cell>
          <table:table-cell office:value-type="float" office:value="0.0000000000300686" calcext:value-type="float">
            <text:p>3.01E-11</text:p>
          </table:table-cell>
          <table:table-cell table:formula="of:=[.B304]/(0.000000000008854*[.$B$12])" office:value-type="float" office:value="0.0913009727268054" calcext:value-type="float">
            <text:p>0.091300972726805</text:p>
          </table:table-cell>
          <table:table-cell table:formula="of:=0.1/(SQRT(1+2*0.1*[.A304]/0.951626293239012 ))" office:value-type="float" office:value="0.091301431800645" calcext:value-type="float">
            <text:p>0.091301431800645</text:p>
          </table:table-cell>
          <table:table-cell/>
          <table:table-cell office:value-type="float" office:value="0.949833" calcext:value-type="float">
            <text:p>0.949833</text:p>
          </table:table-cell>
          <table:table-cell office:value-type="float" office:value="0.000000000251753" calcext:value-type="float">
            <text:p>2.52E-10</text:p>
          </table:table-cell>
          <table:table-cell table:formula="of:=[.G304]/(0.000000000008854*[.$B$12])" office:value-type="float" office:value="0.76442846646972" calcext:value-type="float">
            <text:p>0.76442846646972</text:p>
          </table:table-cell>
          <table:table-cell table:formula="of:=10/(SQRT(1+2*10*[.F304]/0.110742217058824  ))" office:value-type="float" office:value="0.761299919809332" calcext:value-type="float">
            <text:p>0.761299919809332</text:p>
          </table:table-cell>
          <table:table-cell/>
        </table:table-row>
        <table:table-row table:style-name="ro1">
          <table:table-cell office:value-type="float" office:value="0.953177" calcext:value-type="float">
            <text:p>0.953177</text:p>
          </table:table-cell>
          <table:table-cell office:value-type="float" office:value="0.0000000000300604" calcext:value-type="float">
            <text:p>3.01E-11</text:p>
          </table:table-cell>
          <table:table-cell table:formula="of:=[.B305]/(0.000000000008854*[.$B$12])" office:value-type="float" office:value="0.091276074062539" calcext:value-type="float">
            <text:p>0.091276074062539</text:p>
          </table:table-cell>
          <table:table-cell table:formula="of:=0.1/(SQRT(1+2*0.1*[.A305]/0.951626293239012 ))" office:value-type="float" office:value="0.0912746991619454" calcext:value-type="float">
            <text:p>0.091274699161945</text:p>
          </table:table-cell>
          <table:table-cell/>
          <table:table-cell office:value-type="float" office:value="0.953177" calcext:value-type="float">
            <text:p>0.953177</text:p>
          </table:table-cell>
          <table:table-cell office:value-type="float" office:value="0.00000000025135" calcext:value-type="float">
            <text:p>2.51E-10</text:p>
          </table:table-cell>
          <table:table-cell table:formula="of:=[.G305]/(0.000000000008854*[.$B$12])" office:value-type="float" office:value="0.763204788213702" calcext:value-type="float">
            <text:p>0.763204788213702</text:p>
          </table:table-cell>
          <table:table-cell table:formula="of:=10/(SQRT(1+2*10*[.F305]/0.110742217058824  ))" office:value-type="float" office:value="0.759971050904271" calcext:value-type="float">
            <text:p>0.759971050904271</text:p>
          </table:table-cell>
          <table:table-cell/>
        </table:table-row>
        <table:table-row table:style-name="ro1">
          <table:table-cell office:value-type="float" office:value="0.956522" calcext:value-type="float">
            <text:p>0.956522</text:p>
          </table:table-cell>
          <table:table-cell office:value-type="float" office:value="0.0000000000300509" calcext:value-type="float">
            <text:p>3.01E-11</text:p>
          </table:table-cell>
          <table:table-cell table:formula="of:=[.B306]/(0.000000000008854*[.$B$12])" office:value-type="float" office:value="0.0912472280490597" calcext:value-type="float">
            <text:p>0.09124722804906</text:p>
          </table:table-cell>
          <table:table-cell table:formula="of:=0.1/(SQRT(1+2*0.1*[.A306]/0.951626293239012 ))" office:value-type="float" office:value="0.0912479820073983" calcext:value-type="float">
            <text:p>0.091247982007398</text:p>
          </table:table-cell>
          <table:table-cell/>
          <table:table-cell office:value-type="float" office:value="0.956522" calcext:value-type="float">
            <text:p>0.956522</text:p>
          </table:table-cell>
          <table:table-cell office:value-type="float" office:value="0.000000000250878" calcext:value-type="float">
            <text:p>2.51E-10</text:p>
          </table:table-cell>
          <table:table-cell table:formula="of:=[.G306]/(0.000000000008854*[.$B$12])" office:value-type="float" office:value="0.76177159680715" calcext:value-type="float">
            <text:p>0.76177159680715</text:p>
          </table:table-cell>
          <table:table-cell table:formula="of:=10/(SQRT(1+2*10*[.F306]/0.110742217058824  ))" office:value-type="float" office:value="0.758648722236" calcext:value-type="float">
            <text:p>0.758648722236</text:p>
          </table:table-cell>
          <table:table-cell/>
        </table:table-row>
        <table:table-row table:style-name="ro1">
          <table:table-cell office:value-type="float" office:value="0.959866" calcext:value-type="float">
            <text:p>0.959866</text:p>
          </table:table-cell>
          <table:table-cell office:value-type="float" office:value="0.0000000000300431" calcext:value-type="float">
            <text:p>3.00E-11</text:p>
          </table:table-cell>
          <table:table-cell table:formula="of:=[.B307]/(0.000000000008854*[.$B$12])" office:value-type="float" office:value="0.0912235439537819" calcext:value-type="float">
            <text:p>0.091223543953782</text:p>
          </table:table-cell>
          <table:table-cell table:formula="of:=0.1/(SQRT(1+2*0.1*[.A307]/0.951626293239012 ))" office:value-type="float" office:value="0.0912212962770614" calcext:value-type="float">
            <text:p>0.091221296277062</text:p>
          </table:table-cell>
          <table:table-cell/>
          <table:table-cell office:value-type="float" office:value="0.959866" calcext:value-type="float">
            <text:p>0.959866</text:p>
          </table:table-cell>
          <table:table-cell office:value-type="float" office:value="0.000000000250495" calcext:value-type="float">
            <text:p>2.50E-10</text:p>
          </table:table-cell>
          <table:table-cell table:formula="of:=[.G307]/(0.000000000008854*[.$B$12])" office:value-type="float" office:value="0.760608647000562" calcext:value-type="float">
            <text:p>0.760608647000562</text:p>
          </table:table-cell>
          <table:table-cell table:formula="of:=10/(SQRT(1+2*10*[.F307]/0.110742217058824  ))" office:value-type="float" office:value="0.757333664317287" calcext:value-type="float">
            <text:p>0.757333664317287</text:p>
          </table:table-cell>
          <table:table-cell/>
        </table:table-row>
        <table:table-row table:style-name="ro1">
          <table:table-cell office:value-type="float" office:value="0.963211" calcext:value-type="float">
            <text:p>0.963211</text:p>
          </table:table-cell>
          <table:table-cell office:value-type="float" office:value="0.000000000030034" calcext:value-type="float">
            <text:p>3.00E-11</text:p>
          </table:table-cell>
          <table:table-cell table:formula="of:=[.B308]/(0.000000000008854*[.$B$12])" office:value-type="float" office:value="0.0911959125092912" calcext:value-type="float">
            <text:p>0.091195912509291</text:p>
          </table:table-cell>
          <table:table-cell table:formula="of:=0.1/(SQRT(1+2*0.1*[.A308]/0.951626293239012 ))" office:value-type="float" office:value="0.0911946259763016" calcext:value-type="float">
            <text:p>0.091194625976302</text:p>
          </table:table-cell>
          <table:table-cell/>
          <table:table-cell office:value-type="float" office:value="0.963211" calcext:value-type="float">
            <text:p>0.963211</text:p>
          </table:table-cell>
          <table:table-cell office:value-type="float" office:value="0.000000000250047" calcext:value-type="float">
            <text:p>2.50E-10</text:p>
          </table:table-cell>
          <table:table-cell table:formula="of:=[.G308]/(0.000000000008854*[.$B$12])" office:value-type="float" office:value="0.759248329733327" calcext:value-type="float">
            <text:p>0.759248329733327</text:p>
          </table:table-cell>
          <table:table-cell table:formula="of:=10/(SQRT(1+2*10*[.F308]/0.110742217058824  ))" office:value-type="float" office:value="0.75602503121638" calcext:value-type="float">
            <text:p>0.75602503121638</text:p>
          </table:table-cell>
          <table:table-cell/>
        </table:table-row>
        <table:table-row table:style-name="ro1">
          <table:table-cell office:value-type="float" office:value="0.966555" calcext:value-type="float">
            <text:p>0.966555</text:p>
          </table:table-cell>
          <table:table-cell office:value-type="float" office:value="0.000000000030025" calcext:value-type="float">
            <text:p>3.00E-11</text:p>
          </table:table-cell>
          <table:table-cell table:formula="of:=[.B309]/(0.000000000008854*[.$B$12])" office:value-type="float" office:value="0.0911685847070476" calcext:value-type="float">
            <text:p>0.091168584707048</text:p>
          </table:table-cell>
          <table:table-cell table:formula="of:=0.1/(SQRT(1+2*0.1*[.A309]/0.951626293239012 ))" office:value-type="float" office:value="0.0911679870173026" calcext:value-type="float">
            <text:p>0.091167987017303</text:p>
          </table:table-cell>
          <table:table-cell/>
          <table:table-cell office:value-type="float" office:value="0.966555" calcext:value-type="float">
            <text:p>0.966555</text:p>
          </table:table-cell>
          <table:table-cell office:value-type="float" office:value="0.000000000249612" calcext:value-type="float">
            <text:p>2.50E-10</text:p>
          </table:table-cell>
          <table:table-cell table:formula="of:=[.G309]/(0.000000000008854*[.$B$12])" office:value-type="float" office:value="0.75792748595822" calcext:value-type="float">
            <text:p>0.75792748595822</text:p>
          </table:table-cell>
          <table:table-cell table:formula="of:=10/(SQRT(1+2*10*[.F309]/0.110742217058824  ))" office:value-type="float" office:value="0.754723546700197" calcext:value-type="float">
            <text:p>0.754723546700197</text:p>
          </table:table-cell>
          <table:table-cell/>
        </table:table-row>
        <table:table-row table:style-name="ro1">
          <table:table-cell office:value-type="float" office:value="0.9699" calcext:value-type="float">
            <text:p>0.9699</text:p>
          </table:table-cell>
          <table:table-cell office:value-type="float" office:value="0.0000000000300161" calcext:value-type="float">
            <text:p>3.00E-11</text:p>
          </table:table-cell>
          <table:table-cell table:formula="of:=[.B310]/(0.000000000008854*[.$B$12])" office:value-type="float" office:value="0.0911415605470511" calcext:value-type="float">
            <text:p>0.091141560547051</text:p>
          </table:table-cell>
          <table:table-cell table:formula="of:=0.1/(SQRT(1+2*0.1*[.A310]/0.951626293239012 ))" office:value-type="float" office:value="0.0911413634335445" calcext:value-type="float">
            <text:p>0.091141363433545</text:p>
          </table:table-cell>
          <table:table-cell/>
          <table:table-cell office:value-type="float" office:value="0.9699" calcext:value-type="float">
            <text:p>0.9699</text:p>
          </table:table-cell>
          <table:table-cell office:value-type="float" office:value="0.000000000249189" calcext:value-type="float">
            <text:p>2.49E-10</text:p>
          </table:table-cell>
          <table:table-cell table:formula="of:=[.G310]/(0.000000000008854*[.$B$12])" office:value-type="float" office:value="0.756643079252772" calcext:value-type="float">
            <text:p>0.756643079252772</text:p>
          </table:table-cell>
          <table:table-cell table:formula="of:=10/(SQRT(1+2*10*[.F310]/0.110742217058824  ))" office:value-type="float" office:value="0.753428374376127" calcext:value-type="float">
            <text:p>0.753428374376127</text:p>
          </table:table-cell>
          <table:table-cell/>
        </table:table-row>
        <table:table-row table:style-name="ro1">
          <table:table-cell office:value-type="float" office:value="0.973244" calcext:value-type="float">
            <text:p>0.973244</text:p>
          </table:table-cell>
          <table:table-cell office:value-type="float" office:value="0.0000000000300076" calcext:value-type="float">
            <text:p>3.00E-11</text:p>
          </table:table-cell>
          <table:table-cell table:formula="of:=[.B311]/(0.000000000008854*[.$B$12])" office:value-type="float" office:value="0.0911157509560433" calcext:value-type="float">
            <text:p>0.091115750956043</text:p>
          </table:table-cell>
          <table:table-cell table:formula="of:=0.1/(SQRT(1+2*0.1*[.A311]/0.951626293239012 ))" office:value-type="float" office:value="0.091114771109418" calcext:value-type="float">
            <text:p>0.091114771109418</text:p>
          </table:table-cell>
          <table:table-cell/>
          <table:table-cell office:value-type="float" office:value="0.973244" calcext:value-type="float">
            <text:p>0.973244</text:p>
          </table:table-cell>
          <table:table-cell office:value-type="float" office:value="0.000000000248778" calcext:value-type="float">
            <text:p>2.49E-10</text:p>
          </table:table-cell>
          <table:table-cell table:formula="of:=[.G311]/(0.000000000008854*[.$B$12])" office:value-type="float" office:value="0.755395109616982" calcext:value-type="float">
            <text:p>0.755395109616982</text:p>
          </table:table-cell>
          <table:table-cell table:formula="of:=10/(SQRT(1+2*10*[.F311]/0.110742217058824  ))" office:value-type="float" office:value="0.752140231361405" calcext:value-type="float">
            <text:p>0.752140231361405</text:p>
          </table:table-cell>
          <table:table-cell/>
        </table:table-row>
        <table:table-row table:style-name="ro1">
          <table:table-cell office:value-type="float" office:value="0.976589" calcext:value-type="float">
            <text:p>0.976589</text:p>
          </table:table-cell>
          <table:table-cell office:value-type="float" office:value="0.0000000000299992" calcext:value-type="float">
            <text:p>3.00E-11</text:p>
          </table:table-cell>
          <table:table-cell table:formula="of:=[.B312]/(0.000000000008854*[.$B$12])" office:value-type="float" office:value="0.0910902450072827" calcext:value-type="float">
            <text:p>0.091090245007283</text:p>
          </table:table-cell>
          <table:table-cell table:formula="of:=0.1/(SQRT(1+2*0.1*[.A312]/0.951626293239012 ))" office:value-type="float" office:value="0.0910881941064342" calcext:value-type="float">
            <text:p>0.091088194106434</text:p>
          </table:table-cell>
          <table:table-cell/>
          <table:table-cell office:value-type="float" office:value="0.976589" calcext:value-type="float">
            <text:p>0.976589</text:p>
          </table:table-cell>
          <table:table-cell office:value-type="float" office:value="0.000000000248379" calcext:value-type="float">
            <text:p>2.48E-10</text:p>
          </table:table-cell>
          <table:table-cell table:formula="of:=[.G312]/(0.000000000008854*[.$B$12])" office:value-type="float" office:value="0.75418357705085" calcext:value-type="float">
            <text:p>0.75418357705085</text:p>
          </table:table-cell>
          <table:table-cell table:formula="of:=10/(SQRT(1+2*10*[.F312]/0.110742217058824  ))" office:value-type="float" office:value="0.75085829062046" calcext:value-type="float">
            <text:p>0.75085829062046</text:p>
          </table:table-cell>
          <table:table-cell/>
        </table:table-row>
        <table:table-row table:style-name="ro1">
          <table:table-cell office:value-type="float" office:value="0.979933" calcext:value-type="float">
            <text:p>0.979933</text:p>
          </table:table-cell>
          <table:table-cell office:value-type="float" office:value="0.0000000000299897" calcext:value-type="float">
            <text:p>3.00E-11</text:p>
          </table:table-cell>
          <table:table-cell table:formula="of:=[.B313]/(0.000000000008854*[.$B$12])" office:value-type="float" office:value="0.0910613989938033" calcext:value-type="float">
            <text:p>0.091061398993803</text:p>
          </table:table-cell>
          <table:table-cell table:formula="of:=0.1/(SQRT(1+2*0.1*[.A313]/0.951626293239012 ))" office:value-type="float" office:value="0.0910616482812719" calcext:value-type="float">
            <text:p>0.091061648281272</text:p>
          </table:table-cell>
          <table:table-cell/>
          <table:table-cell office:value-type="float" office:value="0.979933" calcext:value-type="float">
            <text:p>0.979933</text:p>
          </table:table-cell>
          <table:table-cell office:value-type="float" office:value="0.000000000247927" calcext:value-type="float">
            <text:p>2.48E-10</text:p>
          </table:table-cell>
          <table:table-cell table:formula="of:=[.G313]/(0.000000000008854*[.$B$12])" office:value-type="float" office:value="0.752811114093728" calcext:value-type="float">
            <text:p>0.752811114093728</text:p>
          </table:table-cell>
          <table:table-cell table:formula="of:=10/(SQRT(1+2*10*[.F313]/0.110742217058824  ))" office:value-type="float" office:value="0.749583262715304" calcext:value-type="float">
            <text:p>0.749583262715304</text:p>
          </table:table-cell>
          <table:table-cell/>
        </table:table-row>
        <table:table-row table:style-name="ro1">
          <table:table-cell office:value-type="float" office:value="0.983278" calcext:value-type="float">
            <text:p>0.983278</text:p>
          </table:table-cell>
          <table:table-cell office:value-type="float" office:value="0.0000000000299817" calcext:value-type="float">
            <text:p>3.00E-11</text:p>
          </table:table-cell>
          <table:table-cell table:formula="of:=[.B314]/(0.000000000008854*[.$B$12])" office:value-type="float" office:value="0.0910371076140313" calcext:value-type="float">
            <text:p>0.091037107614031</text:p>
          </table:table-cell>
          <table:table-cell table:formula="of:=0.1/(SQRT(1+2*0.1*[.A314]/0.951626293239012 ))" office:value-type="float" office:value="0.0910351177233908" calcext:value-type="float">
            <text:p>0.091035117723391</text:p>
          </table:table-cell>
          <table:table-cell/>
          <table:table-cell office:value-type="float" office:value="0.983278" calcext:value-type="float">
            <text:p>0.983278</text:p>
          </table:table-cell>
          <table:table-cell office:value-type="float" office:value="0.000000000247551" calcext:value-type="float">
            <text:p>2.48E-10</text:p>
          </table:table-cell>
          <table:table-cell table:formula="of:=[.G314]/(0.000000000008854*[.$B$12])" office:value-type="float" office:value="0.751669419244441" calcext:value-type="float">
            <text:p>0.751669419244441</text:p>
          </table:table-cell>
          <table:table-cell table:formula="of:=10/(SQRT(1+2*10*[.F314]/0.110742217058824  ))" office:value-type="float" office:value="0.748314329790211" calcext:value-type="float">
            <text:p>0.748314329790211</text:p>
          </table:table-cell>
          <table:table-cell/>
        </table:table-row>
        <table:table-row table:style-name="ro1">
          <table:table-cell office:value-type="float" office:value="0.986622" calcext:value-type="float">
            <text:p>0.986622</text:p>
          </table:table-cell>
          <table:table-cell office:value-type="float" office:value="0.0000000000299726" calcext:value-type="float">
            <text:p>3.00E-11</text:p>
          </table:table-cell>
          <table:table-cell table:formula="of:=[.B315]/(0.000000000008854*[.$B$12])" office:value-type="float" office:value="0.0910094761695405" calcext:value-type="float">
            <text:p>0.091009476169541</text:p>
          </table:table-cell>
          <table:table-cell table:formula="of:=0.1/(SQRT(1+2*0.1*[.A315]/0.951626293239012 ))" office:value-type="float" office:value="0.0910086182618379" calcext:value-type="float">
            <text:p>0.091008618261838</text:p>
          </table:table-cell>
          <table:table-cell/>
          <table:table-cell office:value-type="float" office:value="0.986622" calcext:value-type="float">
            <text:p>0.986622</text:p>
          </table:table-cell>
          <table:table-cell office:value-type="float" office:value="0.000000000247125" calcext:value-type="float">
            <text:p>2.47E-10</text:p>
          </table:table-cell>
          <table:table-cell table:formula="of:=[.G315]/(0.000000000008854*[.$B$12])" office:value-type="float" office:value="0.750375903271578" calcext:value-type="float">
            <text:p>0.750375903271578</text:p>
          </table:table-cell>
          <table:table-cell table:formula="of:=10/(SQRT(1+2*10*[.F315]/0.110742217058824  ))" office:value-type="float" office:value="0.747052195944763" calcext:value-type="float">
            <text:p>0.747052195944763</text:p>
          </table:table-cell>
          <table:table-cell/>
        </table:table-row>
        <table:table-row table:style-name="ro1">
          <table:table-cell office:value-type="float" office:value="0.989967" calcext:value-type="float">
            <text:p>0.989967</text:p>
          </table:table-cell>
          <table:table-cell office:value-type="float" office:value="0.0000000000299637" calcext:value-type="float">
            <text:p>3.00E-11</text:p>
          </table:table-cell>
          <table:table-cell table:formula="of:=[.B316]/(0.000000000008854*[.$B$12])" office:value-type="float" office:value="0.0909824520095441" calcext:value-type="float">
            <text:p>0.090982452009544</text:p>
          </table:table-cell>
          <table:table-cell table:formula="of:=0.1/(SQRT(1+2*0.1*[.A316]/0.951626293239012 ))" office:value-type="float" office:value="0.0909821340139403" calcext:value-type="float">
            <text:p>0.09098213401394</text:p>
          </table:table-cell>
          <table:table-cell/>
          <table:table-cell office:value-type="float" office:value="0.989967" calcext:value-type="float">
            <text:p>0.989967</text:p>
          </table:table-cell>
          <table:table-cell office:value-type="float" office:value="0.000000000246714" calcext:value-type="float">
            <text:p>2.47E-10</text:p>
          </table:table-cell>
          <table:table-cell table:formula="of:=[.G316]/(0.000000000008854*[.$B$12])" office:value-type="float" office:value="0.749127933635788" calcext:value-type="float">
            <text:p>0.749127933635788</text:p>
          </table:table-cell>
          <table:table-cell table:formula="of:=10/(SQRT(1+2*10*[.F316]/0.110742217058824  ))" office:value-type="float" office:value="0.745796052330614" calcext:value-type="float">
            <text:p>0.745796052330614</text:p>
          </table:table-cell>
          <table:table-cell/>
        </table:table-row>
        <table:table-row table:style-name="ro1">
          <table:table-cell office:value-type="float" office:value="0.993311" calcext:value-type="float">
            <text:p>0.993311</text:p>
          </table:table-cell>
          <table:table-cell office:value-type="float" office:value="0.000000000029955" calcext:value-type="float">
            <text:p>3.00E-11</text:p>
          </table:table-cell>
          <table:table-cell table:formula="of:=[.B317]/(0.000000000008854*[.$B$12])" office:value-type="float" office:value="0.090956035134042" calcext:value-type="float">
            <text:p>0.090956035134042</text:p>
          </table:table-cell>
          <table:table-cell table:formula="of:=0.1/(SQRT(1+2*0.1*[.A317]/0.951626293239012 ))" office:value-type="float" office:value="0.0909556807811933" calcext:value-type="float">
            <text:p>0.090955680781193</text:p>
          </table:table-cell>
          <table:table-cell/>
          <table:table-cell office:value-type="float" office:value="0.993311" calcext:value-type="float">
            <text:p>0.993311</text:p>
          </table:table-cell>
          <table:table-cell office:value-type="float" office:value="0.000000000246315" calcext:value-type="float">
            <text:p>2.46E-10</text:p>
          </table:table-cell>
          <table:table-cell table:formula="of:=[.G317]/(0.000000000008854*[.$B$12])" office:value-type="float" office:value="0.747916401069656" calcext:value-type="float">
            <text:p>0.747916401069656</text:p>
          </table:table-cell>
          <table:table-cell table:formula="of:=10/(SQRT(1+2*10*[.F317]/0.110742217058824  ))" office:value-type="float" office:value="0.744546596676069" calcext:value-type="float">
            <text:p>0.744546596676069</text:p>
          </table:table-cell>
          <table:table-cell/>
        </table:table-row>
        <table:table-row table:style-name="ro1">
          <table:table-cell office:value-type="float" office:value="0.996656" calcext:value-type="float">
            <text:p>0.996656</text:p>
          </table:table-cell>
          <table:table-cell office:value-type="float" office:value="0.0000000000299466" calcext:value-type="float">
            <text:p>2.99E-11</text:p>
          </table:table-cell>
          <table:table-cell table:formula="of:=[.B318]/(0.000000000008854*[.$B$12])" office:value-type="float" office:value="0.0909305291852813" calcext:value-type="float">
            <text:p>0.090930529185281</text:p>
          </table:table-cell>
          <table:table-cell table:formula="of:=0.1/(SQRT(1+2*0.1*[.A318]/0.951626293239012 ))" office:value-type="float" office:value="0.0909292427087098" calcext:value-type="float">
            <text:p>0.09092924270871</text:p>
          </table:table-cell>
          <table:table-cell/>
          <table:table-cell office:value-type="float" office:value="0.996656" calcext:value-type="float">
            <text:p>0.996656</text:p>
          </table:table-cell>
          <table:table-cell office:value-type="float" office:value="0.000000000245929" calcext:value-type="float">
            <text:p>2.46E-10</text:p>
          </table:table-cell>
          <table:table-cell table:formula="of:=[.G318]/(0.000000000008854*[.$B$12])" office:value-type="float" office:value="0.746744341995654" calcext:value-type="float">
            <text:p>0.746744341995654</text:p>
          </table:table-cell>
          <table:table-cell table:formula="of:=10/(SQRT(1+2*10*[.F318]/0.110742217058824  ))" office:value-type="float" office:value="0.743303028972271" calcext:value-type="float">
            <text:p>0.7433030289722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00299379" calcext:value-type="float">
            <text:p>2.99E-11</text:p>
          </table:table-cell>
          <table:table-cell table:formula="of:=[.B319]/(0.000000000008854*[.$B$12])" office:value-type="float" office:value="0.0909041123097792" calcext:value-type="float">
            <text:p>0.090904112309779</text:p>
          </table:table-cell>
          <table:table-cell table:formula="of:=0.1/(SQRT(1+2*0.1*[.A319]/0.951626293239012 ))" office:value-type="float" office:value="0.0909028355705131" calcext:value-type="float">
            <text:p>0.090902835570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0000245528" calcext:value-type="float">
            <text:p>2.46E-10</text:p>
          </table:table-cell>
          <table:table-cell table:formula="of:=[.G319]/(0.000000000008854*[.$B$12])" office:value-type="float" office:value="0.745526736584579" calcext:value-type="float">
            <text:p>0.745526736584579</text:p>
          </table:table-cell>
          <table:table-cell table:formula="of:=10/(SQRT(1+2*10*[.F319]/0.110742217058824  ))" office:value-type="float" office:value="0.742066040665784" calcext:value-type="float">
            <text:p>0.7420660406657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3T00:43:54.075422104</meta:creation-date>
    <dc:date>2025-10-24T10:05:33.916729271</dc:date>
    <meta:editing-duration>PT18H34M12S</meta:editing-duration>
    <meta:editing-cycles>10</meta:editing-cycles>
    <meta:generator>LibreOffice/6.4.7.2$Linux_X86_64 LibreOffice_project/40$Build-2</meta:generator>
    <meta:document-statistic meta:table-count="2" meta:cell-count="2498" meta:object-count="0"/>
  </office:meta>
</office:document-meta>
</file>